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3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107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2" table:default-cell-style-name="Default"/>
        <table:table-column table:style-name="co1" table:number-columns-repeated="6" table:default-cell-style-name="ce2"/>
        <table:table-column table:style-name="co1" table:number-columns-repeated="65" table:default-cell-style-name="Default"/>
        <table:table-row table:style-name="ro2">
          <table:table-cell office:value-type="string">
            <text:p>Box Middle CoG</text:p>
          </table:table-cell>
          <table:table-cell table:number-columns-repeated="11"/>
          <table:table-cell table:style-name="Default" office:value-type="string">
            <text:p>Average</text:p>
          </table:table-cell>
          <table:table-cell table:style-name="Default" table:number-columns-repeated="2"/>
          <table:table-cell table:style-name="Default" office:value-type="string">
            <text:p>Standard Error</text:p>
          </table:table-cell>
          <table:table-cell table:style-name="Default" table:number-columns-repeated="2"/>
          <table:table-cell table:number-columns-repeated="65"/>
        </table:table-row>
        <table:table-row table:style-name="ro2">
          <table:table-cell table:number-columns-repeated="3" office:value-type="float" office:value="0.333">
            <text:p>0.33</text:p>
          </table:table-cell>
          <table:table-cell/>
          <table:table-cell table:number-columns-repeated="3" office:value-type="float" office:value="0.333">
            <text:p>0.33</text:p>
          </table:table-cell>
          <table:table-cell/>
          <table:table-cell table:number-columns-repeated="3" office:value-type="float" office:value="0.333">
            <text:p>0.33</text:p>
          </table:table-cell>
          <table:table-cell/>
          <table:table-cell table:formula="of:=AVERAGE(INDIRECT(&quot;A&quot;&amp;ROW()); INDIRECT(&quot;E&quot;&amp;ROW()); INDIRECT(&quot;I&quot;&amp;ROW()))" office:value-type="float" office:value="0.333">
            <text:p>0.33300</text:p>
          </table:table-cell>
          <table:table-cell table:formula="of:=AVERAGE(INDIRECT(&quot;B&quot;&amp;ROW());INDIRECT(&quot;F&quot;&amp;ROW());INDIRECT(&quot;J&quot;&amp;ROW()))" office:value-type="float" office:value="0.333">
            <text:p>0.33300</text:p>
          </table:table-cell>
          <table:table-cell table:formula="of:=AVERAGE(INDIRECT(&quot;C&quot;&amp;ROW()); INDIRECT(&quot;G&quot;&amp;ROW()); INDIRECT(&quot;K&quot;&amp;ROW()))" office:value-type="float" office:value="0.333">
            <text:p>0.33300</text:p>
          </table:table-cell>
          <table:table-cell table:formula="of:=1.96*STDEV(INDIRECT(&quot;A&quot;&amp;ROW()); INDIRECT(&quot;E&quot;&amp;ROW()); INDIRECT(&quot;I&quot;&amp;ROW()))/SQRT(3)" office:value-type="float" office:value="0">
            <text:p>0.00000</text:p>
          </table:table-cell>
          <table:table-cell table:formula="of:=1.96*STDEV(INDIRECT(&quot;B&quot;&amp;ROW()); INDIRECT(&quot;F&quot;&amp;ROW()); INDIRECT(&quot;J&quot;&amp;ROW()))/SQRT(3)" office:value-type="float" office:value="0">
            <text:p>0.00000</text:p>
          </table:table-cell>
          <table:table-cell table:formula="of:=1.96*STDEV(INDIRECT(&quot;C&quot;&amp;ROW()); INDIRECT(&quot;G&quot;&amp;ROW()); INDIRECT(&quot;K&quot;&amp;ROW()))/SQRT(3)" office:value-type="float" office:value="0">
            <text:p>0.00000</text:p>
          </table:table-cell>
          <table:table-cell table:number-columns-repeated="65"/>
        </table:table-row>
        <table:table-row table:style-name="ro2">
          <table:table-cell office:value-type="float" office:value="0.582">
            <text:p>0.58</text:p>
          </table:table-cell>
          <table:table-cell office:value-type="float" office:value="0.0508">
            <text:p>0.05</text:p>
          </table:table-cell>
          <table:table-cell office:value-type="float" office:value="0.367">
            <text:p>0.37</text:p>
          </table:table-cell>
          <table:table-cell/>
          <table:table-cell office:value-type="float" office:value="0.582">
            <text:p>0.58</text:p>
          </table:table-cell>
          <table:table-cell office:value-type="float" office:value="0.0508">
            <text:p>0.05</text:p>
          </table:table-cell>
          <table:table-cell office:value-type="float" office:value="0.367">
            <text:p>0.37</text:p>
          </table:table-cell>
          <table:table-cell/>
          <table:table-cell office:value-type="float" office:value="0.582">
            <text:p>0.58</text:p>
          </table:table-cell>
          <table:table-cell office:value-type="float" office:value="0.0508">
            <text:p>0.05</text:p>
          </table:table-cell>
          <table:table-cell office:value-type="float" office:value="0.367">
            <text:p>0.37</text:p>
          </table:table-cell>
          <table:table-cell/>
          <table:table-cell table:formula="of:=AVERAGE(INDIRECT(&quot;A&quot;&amp;ROW()); INDIRECT(&quot;E&quot;&amp;ROW()); INDIRECT(&quot;I&quot;&amp;ROW()))" office:value-type="float" office:value="0.582">
            <text:p>0.58200</text:p>
          </table:table-cell>
          <table:table-cell table:formula="of:=AVERAGE(INDIRECT(&quot;B&quot;&amp;ROW());INDIRECT(&quot;F&quot;&amp;ROW());INDIRECT(&quot;J&quot;&amp;ROW()))" office:value-type="float" office:value="0.0508">
            <text:p>0.05080</text:p>
          </table:table-cell>
          <table:table-cell table:formula="of:=AVERAGE(INDIRECT(&quot;C&quot;&amp;ROW()); INDIRECT(&quot;G&quot;&amp;ROW()); INDIRECT(&quot;K&quot;&amp;ROW()))" office:value-type="float" office:value="0.367">
            <text:p>0.36700</text:p>
          </table:table-cell>
          <table:table-cell table:formula="of:=1.96*STDEV(INDIRECT(&quot;A&quot;&amp;ROW()); INDIRECT(&quot;E&quot;&amp;ROW()); INDIRECT(&quot;I&quot;&amp;ROW()))/SQRT(3)" office:value-type="float" office:value="0">
            <text:p>0.00000</text:p>
          </table:table-cell>
          <table:table-cell table:formula="of:=1.96*STDEV(INDIRECT(&quot;B&quot;&amp;ROW()); INDIRECT(&quot;F&quot;&amp;ROW()); INDIRECT(&quot;J&quot;&amp;ROW()))/SQRT(3)" office:value-type="float" office:value="0">
            <text:p>0.00000</text:p>
          </table:table-cell>
          <table:table-cell table:formula="of:=1.96*STDEV(INDIRECT(&quot;C&quot;&amp;ROW()); INDIRECT(&quot;G&quot;&amp;ROW()); INDIRECT(&quot;K&quot;&amp;ROW()))/SQRT(3)" office:value-type="float" office:value="0">
            <text:p>0.00000</text:p>
          </table:table-cell>
          <table:table-cell table:number-columns-repeated="65"/>
        </table:table-row>
        <table:table-row table:style-name="ro2">
          <table:table-cell office:value-type="float" office:value="0.888">
            <text:p>0.89</text:p>
          </table:table-cell>
          <table:table-cell office:value-type="float" office:value="0.0691">
            <text:p>0.07</text:p>
          </table:table-cell>
          <table:table-cell office:value-type="float" office:value="0.0431">
            <text:p>0.04</text:p>
          </table:table-cell>
          <table:table-cell/>
          <table:table-cell office:value-type="float" office:value="0.888">
            <text:p>0.89</text:p>
          </table:table-cell>
          <table:table-cell office:value-type="float" office:value="0.0691">
            <text:p>0.07</text:p>
          </table:table-cell>
          <table:table-cell office:value-type="float" office:value="0.0431">
            <text:p>0.04</text:p>
          </table:table-cell>
          <table:table-cell/>
          <table:table-cell office:value-type="float" office:value="0.888">
            <text:p>0.89</text:p>
          </table:table-cell>
          <table:table-cell office:value-type="float" office:value="0.0691">
            <text:p>0.07</text:p>
          </table:table-cell>
          <table:table-cell office:value-type="float" office:value="0.0431">
            <text:p>0.04</text:p>
          </table:table-cell>
          <table:table-cell/>
          <table:table-cell table:formula="of:=AVERAGE(INDIRECT(&quot;A&quot;&amp;ROW()); INDIRECT(&quot;E&quot;&amp;ROW()); INDIRECT(&quot;I&quot;&amp;ROW()))" office:value-type="float" office:value="0.888">
            <text:p>0.88800</text:p>
          </table:table-cell>
          <table:table-cell table:formula="of:=AVERAGE(INDIRECT(&quot;B&quot;&amp;ROW());INDIRECT(&quot;F&quot;&amp;ROW());INDIRECT(&quot;J&quot;&amp;ROW()))" office:value-type="float" office:value="0.0691">
            <text:p>0.06910</text:p>
          </table:table-cell>
          <table:table-cell table:formula="of:=AVERAGE(INDIRECT(&quot;C&quot;&amp;ROW()); INDIRECT(&quot;G&quot;&amp;ROW()); INDIRECT(&quot;K&quot;&amp;ROW()))" office:value-type="float" office:value="0.0431">
            <text:p>0.04310</text:p>
          </table:table-cell>
          <table:table-cell table:formula="of:=1.96*STDEV(INDIRECT(&quot;A&quot;&amp;ROW()); INDIRECT(&quot;E&quot;&amp;ROW()); INDIRECT(&quot;I&quot;&amp;ROW()))/SQRT(3)" office:value-type="float" office:value="0">
            <text:p>0.00000</text:p>
          </table:table-cell>
          <table:table-cell table:formula="of:=1.96*STDEV(INDIRECT(&quot;B&quot;&amp;ROW()); INDIRECT(&quot;F&quot;&amp;ROW()); INDIRECT(&quot;J&quot;&amp;ROW()))/SQRT(3)" office:value-type="float" office:value="0">
            <text:p>0.00000</text:p>
          </table:table-cell>
          <table:table-cell table:formula="of:=1.96*STDEV(INDIRECT(&quot;C&quot;&amp;ROW()); INDIRECT(&quot;G&quot;&amp;ROW()); INDIRECT(&quot;K&quot;&amp;ROW()))/SQRT(3)" office:value-type="float" office:value="0">
            <text:p>0.00000</text:p>
          </table:table-cell>
          <table:table-cell table:number-columns-repeated="65"/>
        </table:table-row>
        <table:table-row table:style-name="ro2">
          <table:table-cell office:value-type="float" office:value="0.964">
            <text:p>0.96</text:p>
          </table:table-cell>
          <table:table-cell office:value-type="float" office:value="0.00655">
            <text:p>0.01</text:p>
          </table:table-cell>
          <table:table-cell office:value-type="float" office:value="0.0295">
            <text:p>0.03</text:p>
          </table:table-cell>
          <table:table-cell/>
          <table:table-cell office:value-type="float" office:value="0.964">
            <text:p>0.96</text:p>
          </table:table-cell>
          <table:table-cell office:value-type="float" office:value="0.00655">
            <text:p>0.01</text:p>
          </table:table-cell>
          <table:table-cell office:value-type="float" office:value="0.0295">
            <text:p>0.03</text:p>
          </table:table-cell>
          <table:table-cell/>
          <table:table-cell office:value-type="float" office:value="0.964">
            <text:p>0.96</text:p>
          </table:table-cell>
          <table:table-cell office:value-type="float" office:value="0.00655">
            <text:p>0.01</text:p>
          </table:table-cell>
          <table:table-cell office:value-type="float" office:value="0.0295">
            <text:p>0.03</text:p>
          </table:table-cell>
          <table:table-cell/>
          <table:table-cell table:formula="of:=AVERAGE(INDIRECT(&quot;A&quot;&amp;ROW()); INDIRECT(&quot;E&quot;&amp;ROW()); INDIRECT(&quot;I&quot;&amp;ROW()))" office:value-type="float" office:value="0.964">
            <text:p>0.96400</text:p>
          </table:table-cell>
          <table:table-cell table:formula="of:=AVERAGE(INDIRECT(&quot;B&quot;&amp;ROW());INDIRECT(&quot;F&quot;&amp;ROW());INDIRECT(&quot;J&quot;&amp;ROW()))" office:value-type="float" office:value="0.00655">
            <text:p>0.00655</text:p>
          </table:table-cell>
          <table:table-cell table:formula="of:=AVERAGE(INDIRECT(&quot;C&quot;&amp;ROW()); INDIRECT(&quot;G&quot;&amp;ROW()); INDIRECT(&quot;K&quot;&amp;ROW()))" office:value-type="float" office:value="0.0295">
            <text:p>0.02950</text:p>
          </table:table-cell>
          <table:table-cell table:formula="of:=1.96*STDEV(INDIRECT(&quot;A&quot;&amp;ROW()); INDIRECT(&quot;E&quot;&amp;ROW()); INDIRECT(&quot;I&quot;&amp;ROW()))/SQRT(3)" office:value-type="float" office:value="0">
            <text:p>0.00000</text:p>
          </table:table-cell>
          <table:table-cell table:formula="of:=1.96*STDEV(INDIRECT(&quot;B&quot;&amp;ROW()); INDIRECT(&quot;F&quot;&amp;ROW()); INDIRECT(&quot;J&quot;&amp;ROW()))/SQRT(3)" office:value-type="float" office:value="0">
            <text:p>0.00000</text:p>
          </table:table-cell>
          <table:table-cell table:formula="of:=1.96*STDEV(INDIRECT(&quot;C&quot;&amp;ROW()); INDIRECT(&quot;G&quot;&amp;ROW()); INDIRECT(&quot;K&quot;&amp;ROW()))/SQRT(3)" office:value-type="float" office:value="0">
            <text:p>0.00000</text:p>
          </table:table-cell>
          <table:table-cell table:number-columns-repeated="65"/>
        </table:table-row>
        <table:table-row table:style-name="ro2">
          <table:table-cell office:value-type="float" office:value="0.99">
            <text:p>0.99</text:p>
          </table:table-cell>
          <table:table-cell office:value-type="float" office:value="0.00659">
            <text:p>0.01</text:p>
          </table:table-cell>
          <table:table-cell office:value-type="float" office:value="0.00337">
            <text:p>0.00</text:p>
          </table:table-cell>
          <table:table-cell/>
          <table:table-cell office:value-type="float" office:value="0.99">
            <text:p>0.99</text:p>
          </table:table-cell>
          <table:table-cell office:value-type="float" office:value="0.00659">
            <text:p>0.01</text:p>
          </table:table-cell>
          <table:table-cell office:value-type="float" office:value="0.00337">
            <text:p>0.00</text:p>
          </table:table-cell>
          <table:table-cell/>
          <table:table-cell office:value-type="float" office:value="0.99">
            <text:p>0.99</text:p>
          </table:table-cell>
          <table:table-cell office:value-type="float" office:value="0.00659">
            <text:p>0.01</text:p>
          </table:table-cell>
          <table:table-cell office:value-type="float" office:value="0.00337">
            <text:p>0.00</text:p>
          </table:table-cell>
          <table:table-cell/>
          <table:table-cell table:formula="of:=AVERAGE(INDIRECT(&quot;A&quot;&amp;ROW()); INDIRECT(&quot;E&quot;&amp;ROW()); INDIRECT(&quot;I&quot;&amp;ROW()))" office:value-type="float" office:value="0.99">
            <text:p>0.99000</text:p>
          </table:table-cell>
          <table:table-cell table:formula="of:=AVERAGE(INDIRECT(&quot;B&quot;&amp;ROW());INDIRECT(&quot;F&quot;&amp;ROW());INDIRECT(&quot;J&quot;&amp;ROW()))" office:value-type="float" office:value="0.00659">
            <text:p>0.00659</text:p>
          </table:table-cell>
          <table:table-cell table:formula="of:=AVERAGE(INDIRECT(&quot;C&quot;&amp;ROW()); INDIRECT(&quot;G&quot;&amp;ROW()); INDIRECT(&quot;K&quot;&amp;ROW()))" office:value-type="float" office:value="0.00337">
            <text:p>0.00337</text:p>
          </table:table-cell>
          <table:table-cell table:formula="of:=1.96*STDEV(INDIRECT(&quot;A&quot;&amp;ROW()); INDIRECT(&quot;E&quot;&amp;ROW()); INDIRECT(&quot;I&quot;&amp;ROW()))/SQRT(3)" office:value-type="float" office:value="0">
            <text:p>0.00000</text:p>
          </table:table-cell>
          <table:table-cell table:formula="of:=1.96*STDEV(INDIRECT(&quot;B&quot;&amp;ROW()); INDIRECT(&quot;F&quot;&amp;ROW()); INDIRECT(&quot;J&quot;&amp;ROW()))/SQRT(3)" office:value-type="float" office:value="0">
            <text:p>0.00000</text:p>
          </table:table-cell>
          <table:table-cell table:formula="of:=1.96*STDEV(INDIRECT(&quot;C&quot;&amp;ROW()); INDIRECT(&quot;G&quot;&amp;ROW()); INDIRECT(&quot;K&quot;&amp;ROW()))/SQRT(3)" office:value-type="float" office:value="0">
            <text:p>0.00000</text:p>
          </table:table-cell>
          <table:table-cell table:number-columns-repeated="65"/>
        </table:table-row>
        <table:table-row table:style-name="ro2">
          <table:table-cell office:value-type="float" office:value="0.997">
            <text:p>1.00</text:p>
          </table:table-cell>
          <table:table-cell office:value-type="float" office:value="0.00058">
            <text:p>0.00</text:p>
          </table:table-cell>
          <table:table-cell office:value-type="float" office:value="0.00214">
            <text:p>0.00</text:p>
          </table:table-cell>
          <table:table-cell/>
          <table:table-cell office:value-type="float" office:value="0.997">
            <text:p>1.00</text:p>
          </table:table-cell>
          <table:table-cell office:value-type="float" office:value="0.00058">
            <text:p>0.00</text:p>
          </table:table-cell>
          <table:table-cell office:value-type="float" office:value="0.00214">
            <text:p>0.00</text:p>
          </table:table-cell>
          <table:table-cell/>
          <table:table-cell office:value-type="float" office:value="0.997">
            <text:p>1.00</text:p>
          </table:table-cell>
          <table:table-cell office:value-type="float" office:value="0.00058">
            <text:p>0.00</text:p>
          </table:table-cell>
          <table:table-cell office:value-type="float" office:value="0.00214">
            <text:p>0.00</text:p>
          </table:table-cell>
          <table:table-cell/>
          <table:table-cell table:formula="of:=AVERAGE(INDIRECT(&quot;A&quot;&amp;ROW()); INDIRECT(&quot;E&quot;&amp;ROW()); INDIRECT(&quot;I&quot;&amp;ROW()))" office:value-type="float" office:value="0.997">
            <text:p>0.99700</text:p>
          </table:table-cell>
          <table:table-cell table:formula="of:=AVERAGE(INDIRECT(&quot;B&quot;&amp;ROW());INDIRECT(&quot;F&quot;&amp;ROW());INDIRECT(&quot;J&quot;&amp;ROW()))" office:value-type="float" office:value="0.00058">
            <text:p>0.00058</text:p>
          </table:table-cell>
          <table:table-cell table:formula="of:=AVERAGE(INDIRECT(&quot;C&quot;&amp;ROW()); INDIRECT(&quot;G&quot;&amp;ROW()); INDIRECT(&quot;K&quot;&amp;ROW()))" office:value-type="float" office:value="0.00214">
            <text:p>0.00214</text:p>
          </table:table-cell>
          <table:table-cell table:formula="of:=1.96*STDEV(INDIRECT(&quot;A&quot;&amp;ROW()); INDIRECT(&quot;E&quot;&amp;ROW()); INDIRECT(&quot;I&quot;&amp;ROW()))/SQRT(3)" office:value-type="float" office:value="0">
            <text:p>0.00000</text:p>
          </table:table-cell>
          <table:table-cell table:formula="of:=1.96*STDEV(INDIRECT(&quot;B&quot;&amp;ROW()); INDIRECT(&quot;F&quot;&amp;ROW()); INDIRECT(&quot;J&quot;&amp;ROW()))/SQRT(3)" office:value-type="float" office:value="0">
            <text:p>0.00000</text:p>
          </table:table-cell>
          <table:table-cell table:formula="of:=1.96*STDEV(INDIRECT(&quot;C&quot;&amp;ROW()); INDIRECT(&quot;G&quot;&amp;ROW()); INDIRECT(&quot;K&quot;&amp;ROW()))/SQRT(3)" office:value-type="float" office:value="0">
            <text:p>0.00000</text:p>
          </table:table-cell>
          <table:table-cell table:number-columns-repeated="65"/>
        </table:table-row>
        <table:table-row table:style-name="ro2">
          <table:table-cell office:value-type="float" office:value="0.999">
            <text:p>1.00</text:p>
          </table:table-cell>
          <table:table-cell office:value-type="float" office:value="0.00057">
            <text:p>0.00</text:p>
          </table:table-cell>
          <table:table-cell office:value-type="float" office:value="0.000238">
            <text:p>0.00</text:p>
          </table:table-cell>
          <table:table-cell/>
          <table:table-cell office:value-type="float" office:value="0.999">
            <text:p>1.00</text:p>
          </table:table-cell>
          <table:table-cell office:value-type="float" office:value="0.00057">
            <text:p>0.00</text:p>
          </table:table-cell>
          <table:table-cell office:value-type="float" office:value="0.000238">
            <text:p>0.00</text:p>
          </table:table-cell>
          <table:table-cell/>
          <table:table-cell office:value-type="float" office:value="0.999">
            <text:p>1.00</text:p>
          </table:table-cell>
          <table:table-cell office:value-type="float" office:value="0.00057">
            <text:p>0.00</text:p>
          </table:table-cell>
          <table:table-cell office:value-type="float" office:value="0.000238">
            <text:p>0.00</text:p>
          </table:table-cell>
          <table:table-cell/>
          <table:table-cell table:formula="of:=AVERAGE(INDIRECT(&quot;A&quot;&amp;ROW()); INDIRECT(&quot;E&quot;&amp;ROW()); INDIRECT(&quot;I&quot;&amp;ROW()))" office:value-type="float" office:value="0.999">
            <text:p>0.99900</text:p>
          </table:table-cell>
          <table:table-cell table:formula="of:=AVERAGE(INDIRECT(&quot;B&quot;&amp;ROW());INDIRECT(&quot;F&quot;&amp;ROW());INDIRECT(&quot;J&quot;&amp;ROW()))" office:value-type="float" office:value="0.00057">
            <text:p>0.00057</text:p>
          </table:table-cell>
          <table:table-cell table:formula="of:=AVERAGE(INDIRECT(&quot;C&quot;&amp;ROW()); INDIRECT(&quot;G&quot;&amp;ROW()); INDIRECT(&quot;K&quot;&amp;ROW()))" office:value-type="float" office:value="0.000238">
            <text:p>0.00024</text:p>
          </table:table-cell>
          <table:table-cell table:formula="of:=1.96*STDEV(INDIRECT(&quot;A&quot;&amp;ROW()); INDIRECT(&quot;E&quot;&amp;ROW()); INDIRECT(&quot;I&quot;&amp;ROW()))/SQRT(3)" office:value-type="float" office:value="0">
            <text:p>0.00000</text:p>
          </table:table-cell>
          <table:table-cell table:formula="of:=1.96*STDEV(INDIRECT(&quot;B&quot;&amp;ROW()); INDIRECT(&quot;F&quot;&amp;ROW()); INDIRECT(&quot;J&quot;&amp;ROW()))/SQRT(3)" office:value-type="float" office:value="0">
            <text:p>0.00000</text:p>
          </table:table-cell>
          <table:table-cell table:formula="of:=1.96*STDEV(INDIRECT(&quot;C&quot;&amp;ROW()); INDIRECT(&quot;G&quot;&amp;ROW()); INDIRECT(&quot;K&quot;&amp;ROW()))/SQRT(3)" office:value-type="float" office:value="0">
            <text:p>0.00000</text:p>
          </table:table-cell>
          <table:table-cell table:number-columns-repeated="65"/>
        </table:table-row>
        <table:table-row table:style-name="ro2">
          <table:table-cell office:value-type="float" office:value="1">
            <text:p>1</text:p>
          </table:table-cell>
          <table:table-cell table:style-name="ce1" office:value-type="float" office:value="0.0000498">
            <text:p>4.98E-005</text:p>
          </table:table-cell>
          <table:table-cell office:value-type="float" office:value="0.000151">
            <text:p>0.00</text:p>
          </table:table-cell>
          <table:table-cell/>
          <table:table-cell office:value-type="float" office:value="1">
            <text:p>1</text:p>
          </table:table-cell>
          <table:table-cell table:style-name="ce1" office:value-type="float" office:value="0.0000498">
            <text:p>4.98E-005</text:p>
          </table:table-cell>
          <table:table-cell office:value-type="float" office:value="0.000151">
            <text:p>0.00</text:p>
          </table:table-cell>
          <table:table-cell/>
          <table:table-cell office:value-type="float" office:value="1">
            <text:p>1</text:p>
          </table:table-cell>
          <table:table-cell table:style-name="ce1" office:value-type="float" office:value="0.0000498">
            <text:p>4.98E-005</text:p>
          </table:table-cell>
          <table:table-cell office:value-type="float" office:value="0.000151">
            <text:p>0.00</text:p>
          </table:table-cell>
          <table:table-cell/>
          <table:table-cell table:formula="of:=AVERAGE(INDIRECT(&quot;A&quot;&amp;ROW()); INDIRECT(&quot;E&quot;&amp;ROW()); INDIRECT(&quot;I&quot;&amp;ROW()))" office:value-type="float" office:value="1">
            <text:p>1.00000</text:p>
          </table:table-cell>
          <table:table-cell table:formula="of:=AVERAGE(INDIRECT(&quot;B&quot;&amp;ROW());INDIRECT(&quot;F&quot;&amp;ROW());INDIRECT(&quot;J&quot;&amp;ROW()))" office:value-type="float" office:value="0.0000498">
            <text:p>0.00005</text:p>
          </table:table-cell>
          <table:table-cell table:formula="of:=AVERAGE(INDIRECT(&quot;C&quot;&amp;ROW()); INDIRECT(&quot;G&quot;&amp;ROW()); INDIRECT(&quot;K&quot;&amp;ROW()))" office:value-type="float" office:value="0.000151">
            <text:p>0.00015</text:p>
          </table:table-cell>
          <table:table-cell table:formula="of:=1.96*STDEV(INDIRECT(&quot;A&quot;&amp;ROW()); INDIRECT(&quot;E&quot;&amp;ROW()); INDIRECT(&quot;I&quot;&amp;ROW()))/SQRT(3)" office:value-type="float" office:value="0">
            <text:p>0.00000</text:p>
          </table:table-cell>
          <table:table-cell table:formula="of:=1.96*STDEV(INDIRECT(&quot;B&quot;&amp;ROW()); INDIRECT(&quot;F&quot;&amp;ROW()); INDIRECT(&quot;J&quot;&amp;ROW()))/SQRT(3)" office:value-type="float" office:value="0">
            <text:p>0.00000</text:p>
          </table:table-cell>
          <table:table-cell table:formula="of:=1.96*STDEV(INDIRECT(&quot;C&quot;&amp;ROW()); INDIRECT(&quot;G&quot;&amp;ROW()); INDIRECT(&quot;K&quot;&amp;ROW()))/SQRT(3)" office:value-type="float" office:value="0">
            <text:p>0.00000</text:p>
          </table:table-cell>
          <table:table-cell table:number-columns-repeated="65"/>
        </table:table-row>
        <table:table-row table:style-name="ro2">
          <table:table-cell office:value-type="float" office:value="1">
            <text:p>1</text:p>
          </table:table-cell>
          <table:table-cell table:style-name="ce1" office:value-type="float" office:value="0.0000488">
            <text:p>4.88E-005</text:p>
          </table:table-cell>
          <table:table-cell table:style-name="ce1" office:value-type="float" office:value="0.0000167">
            <text:p>1.67E-005</text:p>
          </table:table-cell>
          <table:table-cell/>
          <table:table-cell office:value-type="float" office:value="1">
            <text:p>1</text:p>
          </table:table-cell>
          <table:table-cell table:style-name="ce1" office:value-type="float" office:value="0.0000488">
            <text:p>4.88E-005</text:p>
          </table:table-cell>
          <table:table-cell table:style-name="ce1" office:value-type="float" office:value="0.0000167">
            <text:p>1.67E-005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.000144">
            <text:p>0.00</text:p>
          </table:table-cell>
          <table:table-cell/>
          <table:table-cell table:formula="of:=AVERAGE(INDIRECT(&quot;A&quot;&amp;ROW()); INDIRECT(&quot;E&quot;&amp;ROW()); INDIRECT(&quot;I&quot;&amp;ROW()))" office:value-type="float" office:value="1">
            <text:p>1.00000</text:p>
          </table:table-cell>
          <table:table-cell table:formula="of:=AVERAGE(INDIRECT(&quot;B&quot;&amp;ROW());INDIRECT(&quot;F&quot;&amp;ROW());INDIRECT(&quot;J&quot;&amp;ROW()))" office:value-type="float" office:value="0.0000805333333333333">
            <text:p>0.00008</text:p>
          </table:table-cell>
          <table:table-cell table:formula="of:=AVERAGE(INDIRECT(&quot;C&quot;&amp;ROW()); INDIRECT(&quot;G&quot;&amp;ROW()); INDIRECT(&quot;K&quot;&amp;ROW()))" office:value-type="float" office:value="0.0000591333333333333">
            <text:p>0.00006</text:p>
          </table:table-cell>
          <table:table-cell table:formula="of:=1.96*STDEV(INDIRECT(&quot;A&quot;&amp;ROW()); INDIRECT(&quot;E&quot;&amp;ROW()); INDIRECT(&quot;I&quot;&amp;ROW()))/SQRT(3)" office:value-type="float" office:value="0">
            <text:p>0.00000</text:p>
          </table:table-cell>
          <table:table-cell table:formula="of:=1.96*STDEV(INDIRECT(&quot;B&quot;&amp;ROW()); INDIRECT(&quot;F&quot;&amp;ROW()); INDIRECT(&quot;J&quot;&amp;ROW()))/SQRT(3)" office:value-type="float" office:value="0.0000621973333333333">
            <text:p>0.00006</text:p>
          </table:table-cell>
          <table:table-cell table:formula="of:=1.96*STDEV(INDIRECT(&quot;C&quot;&amp;ROW()); INDIRECT(&quot;G&quot;&amp;ROW()); INDIRECT(&quot;K&quot;&amp;ROW()))/SQRT(3)" office:value-type="float" office:value="0.0000831693333333334">
            <text:p>0.00008</text:p>
          </table:table-cell>
          <table:table-cell table:number-columns-repeated="65"/>
        </table:table-row>
        <table:table-row table:style-name="ro2">
          <table:table-cell office:value-type="float" office:value="1">
            <text:p>1</text:p>
          </table:table-cell>
          <table:table-cell table:style-name="ce1" office:value-type="float" office:value="0.0000308">
            <text:p>3.08E-005</text:p>
          </table:table-cell>
          <table:table-cell table:style-name="ce1" office:value-type="float" office:value="0.0000126">
            <text:p>1.26E-005</text:p>
          </table:table-cell>
          <table:table-cell/>
          <table:table-cell office:value-type="float" office:value="1">
            <text:p>1</text:p>
          </table:table-cell>
          <table:table-cell table:style-name="ce1" office:value-type="float" office:value="0.0000308">
            <text:p>3.08E-005</text:p>
          </table:table-cell>
          <table:table-cell table:style-name="ce1" office:value-type="float" office:value="0.0000126">
            <text:p>1.26E-005</text:p>
          </table:table-cell>
          <table:table-cell/>
          <table:table-cell office:value-type="float" office:value="1">
            <text:p>1</text:p>
          </table:table-cell>
          <table:table-cell table:style-name="ce1" office:value-type="float" office:value="0.0000126">
            <text:p>1.26E-005</text:p>
          </table:table-cell>
          <table:table-cell table:style-name="ce1" office:value-type="float" office:value="0.0000912">
            <text:p>9.12E-005</text:p>
          </table:table-cell>
          <table:table-cell/>
          <table:table-cell table:formula="of:=AVERAGE(INDIRECT(&quot;A&quot;&amp;ROW()); INDIRECT(&quot;E&quot;&amp;ROW()); INDIRECT(&quot;I&quot;&amp;ROW()))" office:value-type="float" office:value="1">
            <text:p>1.00000</text:p>
          </table:table-cell>
          <table:table-cell table:formula="of:=AVERAGE(INDIRECT(&quot;B&quot;&amp;ROW());INDIRECT(&quot;F&quot;&amp;ROW());INDIRECT(&quot;J&quot;&amp;ROW()))" office:value-type="float" office:value="0.0000247333333333333">
            <text:p>0.00002</text:p>
          </table:table-cell>
          <table:table-cell table:formula="of:=AVERAGE(INDIRECT(&quot;C&quot;&amp;ROW()); INDIRECT(&quot;G&quot;&amp;ROW()); INDIRECT(&quot;K&quot;&amp;ROW()))" office:value-type="float" office:value="0.0000388">
            <text:p>0.00004</text:p>
          </table:table-cell>
          <table:table-cell table:formula="of:=1.96*STDEV(INDIRECT(&quot;A&quot;&amp;ROW()); INDIRECT(&quot;E&quot;&amp;ROW()); INDIRECT(&quot;I&quot;&amp;ROW()))/SQRT(3)" office:value-type="float" office:value="0">
            <text:p>0.00000</text:p>
          </table:table-cell>
          <table:table-cell table:formula="of:=1.96*STDEV(INDIRECT(&quot;B&quot;&amp;ROW()); INDIRECT(&quot;F&quot;&amp;ROW()); INDIRECT(&quot;J&quot;&amp;ROW()))/SQRT(3)" office:value-type="float" office:value="0.0000118906666666667">
            <text:p>0.00001</text:p>
          </table:table-cell>
          <table:table-cell table:formula="of:=1.96*STDEV(INDIRECT(&quot;C&quot;&amp;ROW()); INDIRECT(&quot;G&quot;&amp;ROW()); INDIRECT(&quot;K&quot;&amp;ROW()))/SQRT(3)" office:value-type="float" office:value="0.000051352">
            <text:p>0.00005</text:p>
          </table:table-cell>
          <table:table-cell table:number-columns-repeated="65"/>
        </table:table-row>
        <table:table-row table:style-name="ro2" table:number-rows-repeated="3">
          <table:table-cell table:number-columns-repeated="83"/>
        </table:table-row>
        <table:table-row table:style-name="ro2">
          <table:table-cell table:number-columns-repeated="3" office:value-type="float" office:value="0.333">
            <text:p>0.33</text:p>
          </table:table-cell>
          <table:table-cell/>
          <table:table-cell table:number-columns-repeated="3" office:value-type="float" office:value="0.333">
            <text:p>0.33</text:p>
          </table:table-cell>
          <table:table-cell/>
          <table:table-cell table:number-columns-repeated="3" office:value-type="float" office:value="0.333">
            <text:p>0.33</text:p>
          </table:table-cell>
          <table:table-cell/>
          <table:table-cell table:formula="of:=AVERAGE(INDIRECT(&quot;A&quot;&amp;ROW()); INDIRECT(&quot;E&quot;&amp;ROW()); INDIRECT(&quot;I&quot;&amp;ROW()))" office:value-type="float" office:value="0.333">
            <text:p>0.33300</text:p>
          </table:table-cell>
          <table:table-cell table:formula="of:=AVERAGE(INDIRECT(&quot;B&quot;&amp;ROW());INDIRECT(&quot;F&quot;&amp;ROW());INDIRECT(&quot;J&quot;&amp;ROW()))" office:value-type="float" office:value="0.333">
            <text:p>0.33300</text:p>
          </table:table-cell>
          <table:table-cell table:formula="of:=AVERAGE(INDIRECT(&quot;C&quot;&amp;ROW()); INDIRECT(&quot;G&quot;&amp;ROW()); INDIRECT(&quot;K&quot;&amp;ROW()))" office:value-type="float" office:value="0.333">
            <text:p>0.33300</text:p>
          </table:table-cell>
          <table:table-cell table:formula="of:=1.96*STDEV(INDIRECT(&quot;A&quot;&amp;ROW()); INDIRECT(&quot;E&quot;&amp;ROW()); INDIRECT(&quot;I&quot;&amp;ROW()))/SQRT(3)" office:value-type="float" office:value="0">
            <text:p>0.00000</text:p>
          </table:table-cell>
          <table:table-cell table:formula="of:=1.96*STDEV(INDIRECT(&quot;B&quot;&amp;ROW()); INDIRECT(&quot;F&quot;&amp;ROW()); INDIRECT(&quot;J&quot;&amp;ROW()))/SQRT(3)" office:value-type="float" office:value="0">
            <text:p>0.00000</text:p>
          </table:table-cell>
          <table:table-cell table:formula="of:=1.96*STDEV(INDIRECT(&quot;C&quot;&amp;ROW()); INDIRECT(&quot;G&quot;&amp;ROW()); INDIRECT(&quot;K&quot;&amp;ROW()))/SQRT(3)" office:value-type="float" office:value="0">
            <text:p>0.00000</text:p>
          </table:table-cell>
          <table:table-cell table:number-columns-repeated="65"/>
        </table:table-row>
        <table:table-row table:style-name="ro2">
          <table:table-cell office:value-type="float" office:value="0.272">
            <text:p>0.27</text:p>
          </table:table-cell>
          <table:table-cell office:value-type="float" office:value="0.695">
            <text:p>0.70</text:p>
          </table:table-cell>
          <table:table-cell office:value-type="float" office:value="0.0331">
            <text:p>0.03</text:p>
          </table:table-cell>
          <table:table-cell/>
          <table:table-cell office:value-type="float" office:value="0.338">
            <text:p>0.34</text:p>
          </table:table-cell>
          <table:table-cell office:value-type="float" office:value="0.325">
            <text:p>0.33</text:p>
          </table:table-cell>
          <table:table-cell office:value-type="float" office:value="0.338">
            <text:p>0.34</text:p>
          </table:table-cell>
          <table:table-cell/>
          <table:table-cell office:value-type="float" office:value="0.41">
            <text:p>0.41</text:p>
          </table:table-cell>
          <table:table-cell office:value-type="float" office:value="0.106">
            <text:p>0.11</text:p>
          </table:table-cell>
          <table:table-cell office:value-type="float" office:value="0.484">
            <text:p>0.48</text:p>
          </table:table-cell>
          <table:table-cell/>
          <table:table-cell table:formula="of:=AVERAGE(INDIRECT(&quot;A&quot;&amp;ROW()); INDIRECT(&quot;E&quot;&amp;ROW()); INDIRECT(&quot;I&quot;&amp;ROW()))" office:value-type="float" office:value="0.34">
            <text:p>0.34000</text:p>
          </table:table-cell>
          <table:table-cell table:formula="of:=AVERAGE(INDIRECT(&quot;B&quot;&amp;ROW());INDIRECT(&quot;F&quot;&amp;ROW());INDIRECT(&quot;J&quot;&amp;ROW()))" office:value-type="float" office:value="0.375333333333333">
            <text:p>0.37533</text:p>
          </table:table-cell>
          <table:table-cell table:formula="of:=AVERAGE(INDIRECT(&quot;C&quot;&amp;ROW()); INDIRECT(&quot;G&quot;&amp;ROW()); INDIRECT(&quot;K&quot;&amp;ROW()))" office:value-type="float" office:value="0.285033333333333">
            <text:p>0.28503</text:p>
          </table:table-cell>
          <table:table-cell table:formula="of:=1.96*STDEV(INDIRECT(&quot;A&quot;&amp;ROW()); INDIRECT(&quot;E&quot;&amp;ROW()); INDIRECT(&quot;I&quot;&amp;ROW()))/SQRT(3)" office:value-type="float" office:value="0.0781054466730714">
            <text:p>0.07811</text:p>
          </table:table-cell>
          <table:table-cell table:formula="of:=1.96*STDEV(INDIRECT(&quot;B&quot;&amp;ROW()); INDIRECT(&quot;F&quot;&amp;ROW()); INDIRECT(&quot;J&quot;&amp;ROW()))/SQRT(3)" office:value-type="float" office:value="0.336888848402226">
            <text:p>0.33689</text:p>
          </table:table-cell>
          <table:table-cell table:formula="of:=1.96*STDEV(INDIRECT(&quot;C&quot;&amp;ROW()); INDIRECT(&quot;G&quot;&amp;ROW()); INDIRECT(&quot;K&quot;&amp;ROW()))/SQRT(3)" office:value-type="float" office:value="0.260347726246606">
            <text:p>0.26035</text:p>
          </table:table-cell>
          <table:table-cell table:number-columns-repeated="65"/>
        </table:table-row>
        <table:table-row table:style-name="ro2">
          <table:table-cell office:value-type="float" office:value="0.272">
            <text:p>0.27</text:p>
          </table:table-cell>
          <table:table-cell office:value-type="float" office:value="0.695">
            <text:p>0.70</text:p>
          </table:table-cell>
          <table:table-cell office:value-type="float" office:value="0.0331">
            <text:p>0.03</text:p>
          </table:table-cell>
          <table:table-cell/>
          <table:table-cell office:value-type="float" office:value="0.344">
            <text:p>0.34</text:p>
          </table:table-cell>
          <table:table-cell office:value-type="float" office:value="0.258">
            <text:p>0.26</text:p>
          </table:table-cell>
          <table:table-cell office:value-type="float" office:value="0.397">
            <text:p>0.40</text:p>
          </table:table-cell>
          <table:table-cell/>
          <table:table-cell office:value-type="float" office:value="0.405">
            <text:p>0.41</text:p>
          </table:table-cell>
          <table:table-cell office:value-type="float" office:value="0.0787">
            <text:p>0.08</text:p>
          </table:table-cell>
          <table:table-cell office:value-type="float" office:value="0.517">
            <text:p>0.52</text:p>
          </table:table-cell>
          <table:table-cell/>
          <table:table-cell table:formula="of:=AVERAGE(INDIRECT(&quot;A&quot;&amp;ROW()); INDIRECT(&quot;E&quot;&amp;ROW()); INDIRECT(&quot;I&quot;&amp;ROW()))" office:value-type="float" office:value="0.340333333333333">
            <text:p>0.34033</text:p>
          </table:table-cell>
          <table:table-cell table:formula="of:=AVERAGE(INDIRECT(&quot;B&quot;&amp;ROW());INDIRECT(&quot;F&quot;&amp;ROW());INDIRECT(&quot;J&quot;&amp;ROW()))" office:value-type="float" office:value="0.3439">
            <text:p>0.34390</text:p>
          </table:table-cell>
          <table:table-cell table:formula="of:=AVERAGE(INDIRECT(&quot;C&quot;&amp;ROW()); INDIRECT(&quot;G&quot;&amp;ROW()); INDIRECT(&quot;K&quot;&amp;ROW()))" office:value-type="float" office:value="0.3157">
            <text:p>0.31570</text:p>
          </table:table-cell>
          <table:table-cell table:formula="of:=1.96*STDEV(INDIRECT(&quot;A&quot;&amp;ROW()); INDIRECT(&quot;E&quot;&amp;ROW()); INDIRECT(&quot;I&quot;&amp;ROW()))/SQRT(3)" office:value-type="float" office:value="0.0753375774615681">
            <text:p>0.07534</text:p>
          </table:table-cell>
          <table:table-cell table:formula="of:=1.96*STDEV(INDIRECT(&quot;B&quot;&amp;ROW()); INDIRECT(&quot;F&quot;&amp;ROW()); INDIRECT(&quot;J&quot;&amp;ROW()))/SQRT(3)" office:value-type="float" office:value="0.358722000091064">
            <text:p>0.35872</text:p>
          </table:table-cell>
          <table:table-cell table:formula="of:=1.96*STDEV(INDIRECT(&quot;C&quot;&amp;ROW()); INDIRECT(&quot;G&quot;&amp;ROW()); INDIRECT(&quot;K&quot;&amp;ROW()))/SQRT(3)" office:value-type="float" office:value="0.285149284943869">
            <text:p>0.28515</text:p>
          </table:table-cell>
          <table:table-cell table:number-columns-repeated="65"/>
        </table:table-row>
        <table:table-row table:style-name="ro2">
          <table:table-cell office:value-type="float" office:value="0.295">
            <text:p>0.30</text:p>
          </table:table-cell>
          <table:table-cell office:value-type="float" office:value="0.673">
            <text:p>0.67</text:p>
          </table:table-cell>
          <table:table-cell office:value-type="float" office:value="0.0321">
            <text:p>0.03</text:p>
          </table:table-cell>
          <table:table-cell/>
          <table:table-cell office:value-type="float" office:value="0.418">
            <text:p>0.42</text:p>
          </table:table-cell>
          <table:table-cell office:value-type="float" office:value="0.248">
            <text:p>0.25</text:p>
          </table:table-cell>
          <table:table-cell office:value-type="float" office:value="0.335">
            <text:p>0.34</text:p>
          </table:table-cell>
          <table:table-cell/>
          <table:table-cell office:value-type="float" office:value="0.395">
            <text:p>0.40</text:p>
          </table:table-cell>
          <table:table-cell office:value-type="float" office:value="0.0579">
            <text:p>0.06</text:p>
          </table:table-cell>
          <table:table-cell office:value-type="float" office:value="0.547">
            <text:p>0.55</text:p>
          </table:table-cell>
          <table:table-cell/>
          <table:table-cell table:formula="of:=AVERAGE(INDIRECT(&quot;A&quot;&amp;ROW()); INDIRECT(&quot;E&quot;&amp;ROW()); INDIRECT(&quot;I&quot;&amp;ROW()))" office:value-type="float" office:value="0.369333333333333">
            <text:p>0.36933</text:p>
          </table:table-cell>
          <table:table-cell table:formula="of:=AVERAGE(INDIRECT(&quot;B&quot;&amp;ROW());INDIRECT(&quot;F&quot;&amp;ROW());INDIRECT(&quot;J&quot;&amp;ROW()))" office:value-type="float" office:value="0.3263">
            <text:p>0.32630</text:p>
          </table:table-cell>
          <table:table-cell table:formula="of:=AVERAGE(INDIRECT(&quot;C&quot;&amp;ROW()); INDIRECT(&quot;G&quot;&amp;ROW()); INDIRECT(&quot;K&quot;&amp;ROW()))" office:value-type="float" office:value="0.3047">
            <text:p>0.30470</text:p>
          </table:table-cell>
          <table:table-cell table:formula="of:=1.96*STDEV(INDIRECT(&quot;A&quot;&amp;ROW()); INDIRECT(&quot;E&quot;&amp;ROW()); INDIRECT(&quot;I&quot;&amp;ROW()))/SQRT(3)" office:value-type="float" office:value="0.0739999147146656">
            <text:p>0.07400</text:p>
          </table:table-cell>
          <table:table-cell table:formula="of:=1.96*STDEV(INDIRECT(&quot;B&quot;&amp;ROW()); INDIRECT(&quot;F&quot;&amp;ROW()); INDIRECT(&quot;J&quot;&amp;ROW()))/SQRT(3)" office:value-type="float" office:value="0.356384506337373">
            <text:p>0.35638</text:p>
          </table:table-cell>
          <table:table-cell table:formula="of:=1.96*STDEV(INDIRECT(&quot;C&quot;&amp;ROW()); INDIRECT(&quot;G&quot;&amp;ROW()); INDIRECT(&quot;K&quot;&amp;ROW()))/SQRT(3)" office:value-type="float" office:value="0.292841469804625">
            <text:p>0.29284</text:p>
          </table:table-cell>
          <table:table-cell table:number-columns-repeated="65"/>
        </table:table-row>
        <table:table-row table:style-name="ro2">
          <table:table-cell office:value-type="float" office:value="0.295">
            <text:p>0.30</text:p>
          </table:table-cell>
          <table:table-cell office:value-type="float" office:value="0.673">
            <text:p>0.67</text:p>
          </table:table-cell>
          <table:table-cell office:value-type="float" office:value="0.0321">
            <text:p>0.03</text:p>
          </table:table-cell>
          <table:table-cell/>
          <table:table-cell office:value-type="float" office:value="0.418">
            <text:p>0.42</text:p>
          </table:table-cell>
          <table:table-cell office:value-type="float" office:value="0.248">
            <text:p>0.25</text:p>
          </table:table-cell>
          <table:table-cell office:value-type="float" office:value="0.335">
            <text:p>0.34</text:p>
          </table:table-cell>
          <table:table-cell/>
          <table:table-cell office:value-type="float" office:value="0.411">
            <text:p>0.41</text:p>
          </table:table-cell>
          <table:table-cell office:value-type="float" office:value="0.0201">
            <text:p>0.02</text:p>
          </table:table-cell>
          <table:table-cell office:value-type="float" office:value="0.569">
            <text:p>0.57</text:p>
          </table:table-cell>
          <table:table-cell/>
          <table:table-cell table:formula="of:=AVERAGE(INDIRECT(&quot;A&quot;&amp;ROW()); INDIRECT(&quot;E&quot;&amp;ROW()); INDIRECT(&quot;I&quot;&amp;ROW()))" office:value-type="float" office:value="0.374666666666667">
            <text:p>0.37467</text:p>
          </table:table-cell>
          <table:table-cell table:formula="of:=AVERAGE(INDIRECT(&quot;B&quot;&amp;ROW());INDIRECT(&quot;F&quot;&amp;ROW());INDIRECT(&quot;J&quot;&amp;ROW()))" office:value-type="float" office:value="0.3137">
            <text:p>0.31370</text:p>
          </table:table-cell>
          <table:table-cell table:formula="of:=AVERAGE(INDIRECT(&quot;C&quot;&amp;ROW()); INDIRECT(&quot;G&quot;&amp;ROW()); INDIRECT(&quot;K&quot;&amp;ROW()))" office:value-type="float" office:value="0.312033333333333">
            <text:p>0.31203</text:p>
          </table:table-cell>
          <table:table-cell table:formula="of:=1.96*STDEV(INDIRECT(&quot;A&quot;&amp;ROW()); INDIRECT(&quot;E&quot;&amp;ROW()); INDIRECT(&quot;I&quot;&amp;ROW()))/SQRT(3)" office:value-type="float" office:value="0.078173729034191">
            <text:p>0.07817</text:p>
          </table:table-cell>
          <table:table-cell table:formula="of:=1.96*STDEV(INDIRECT(&quot;B&quot;&amp;ROW()); INDIRECT(&quot;F&quot;&amp;ROW()); INDIRECT(&quot;J&quot;&amp;ROW()))/SQRT(3)" office:value-type="float" office:value="0.37498197999015">
            <text:p>0.37498</text:p>
          </table:table-cell>
          <table:table-cell table:formula="of:=1.96*STDEV(INDIRECT(&quot;C&quot;&amp;ROW()); INDIRECT(&quot;G&quot;&amp;ROW()); INDIRECT(&quot;K&quot;&amp;ROW()))/SQRT(3)" office:value-type="float" office:value="0.304612426100957">
            <text:p>0.30461</text:p>
          </table:table-cell>
          <table:table-cell table:number-columns-repeated="65"/>
        </table:table-row>
        <table:table-row table:style-name="ro2">
          <table:table-cell office:value-type="float" office:value="0.496">
            <text:p>0.50</text:p>
          </table:table-cell>
          <table:table-cell office:value-type="float" office:value="0.434">
            <text:p>0.43</text:p>
          </table:table-cell>
          <table:table-cell office:value-type="float" office:value="0.07">
            <text:p>0.07</text:p>
          </table:table-cell>
          <table:table-cell/>
          <table:table-cell office:value-type="float" office:value="0.446">
            <text:p>0.45</text:p>
          </table:table-cell>
          <table:table-cell office:value-type="float" office:value="0.264">
            <text:p>0.26</text:p>
          </table:table-cell>
          <table:table-cell office:value-type="float" office:value="0.29">
            <text:p>0.29</text:p>
          </table:table-cell>
          <table:table-cell/>
          <table:table-cell office:value-type="float" office:value="0.421">
            <text:p>0.42</text:p>
          </table:table-cell>
          <table:table-cell office:value-type="float" office:value="0.0201">
            <text:p>0.02</text:p>
          </table:table-cell>
          <table:table-cell office:value-type="float" office:value="0.559">
            <text:p>0.56</text:p>
          </table:table-cell>
          <table:table-cell/>
          <table:table-cell table:formula="of:=AVERAGE(INDIRECT(&quot;A&quot;&amp;ROW()); INDIRECT(&quot;E&quot;&amp;ROW()); INDIRECT(&quot;I&quot;&amp;ROW()))" office:value-type="float" office:value="0.454333333333333">
            <text:p>0.45433</text:p>
          </table:table-cell>
          <table:table-cell table:formula="of:=AVERAGE(INDIRECT(&quot;B&quot;&amp;ROW());INDIRECT(&quot;F&quot;&amp;ROW());INDIRECT(&quot;J&quot;&amp;ROW()))" office:value-type="float" office:value="0.239366666666667">
            <text:p>0.23937</text:p>
          </table:table-cell>
          <table:table-cell table:formula="of:=AVERAGE(INDIRECT(&quot;C&quot;&amp;ROW()); INDIRECT(&quot;G&quot;&amp;ROW()); INDIRECT(&quot;K&quot;&amp;ROW()))" office:value-type="float" office:value="0.306333333333333">
            <text:p>0.30633</text:p>
          </table:table-cell>
          <table:table-cell table:formula="of:=1.96*STDEV(INDIRECT(&quot;A&quot;&amp;ROW()); INDIRECT(&quot;E&quot;&amp;ROW()); INDIRECT(&quot;I&quot;&amp;ROW()))/SQRT(3)" office:value-type="float" office:value="0.0432139380807217">
            <text:p>0.04321</text:p>
          </table:table-cell>
          <table:table-cell table:formula="of:=1.96*STDEV(INDIRECT(&quot;B&quot;&amp;ROW()); INDIRECT(&quot;F&quot;&amp;ROW()); INDIRECT(&quot;J&quot;&amp;ROW()))/SQRT(3)" office:value-type="float" office:value="0.235426932929188">
            <text:p>0.23543</text:p>
          </table:table-cell>
          <table:table-cell table:formula="of:=1.96*STDEV(INDIRECT(&quot;C&quot;&amp;ROW()); INDIRECT(&quot;G&quot;&amp;ROW()); INDIRECT(&quot;K&quot;&amp;ROW()))/SQRT(3)" office:value-type="float" office:value="0.27714042681965">
            <text:p>0.27714</text:p>
          </table:table-cell>
          <table:table-cell table:number-columns-repeated="65"/>
        </table:table-row>
        <table:table-row table:style-name="ro2">
          <table:table-cell office:value-type="float" office:value="0.496">
            <text:p>0.50</text:p>
          </table:table-cell>
          <table:table-cell office:value-type="float" office:value="0.434">
            <text:p>0.43</text:p>
          </table:table-cell>
          <table:table-cell office:value-type="float" office:value="0.07">
            <text:p>0.07</text:p>
          </table:table-cell>
          <table:table-cell/>
          <table:table-cell office:value-type="float" office:value="0.569">
            <text:p>0.57</text:p>
          </table:table-cell>
          <table:table-cell office:value-type="float" office:value="0.0688">
            <text:p>0.07</text:p>
          </table:table-cell>
          <table:table-cell office:value-type="float" office:value="0.362">
            <text:p>0.36</text:p>
          </table:table-cell>
          <table:table-cell/>
          <table:table-cell office:value-type="float" office:value="0.421">
            <text:p>0.42</text:p>
          </table:table-cell>
          <table:table-cell office:value-type="float" office:value="0.0201">
            <text:p>0.02</text:p>
          </table:table-cell>
          <table:table-cell office:value-type="float" office:value="0.559">
            <text:p>0.56</text:p>
          </table:table-cell>
          <table:table-cell/>
          <table:table-cell table:formula="of:=AVERAGE(INDIRECT(&quot;A&quot;&amp;ROW()); INDIRECT(&quot;E&quot;&amp;ROW()); INDIRECT(&quot;I&quot;&amp;ROW()))" office:value-type="float" office:value="0.495333333333333">
            <text:p>0.49533</text:p>
          </table:table-cell>
          <table:table-cell table:formula="of:=AVERAGE(INDIRECT(&quot;B&quot;&amp;ROW());INDIRECT(&quot;F&quot;&amp;ROW());INDIRECT(&quot;J&quot;&amp;ROW()))" office:value-type="float" office:value="0.1743">
            <text:p>0.17430</text:p>
          </table:table-cell>
          <table:table-cell table:formula="of:=AVERAGE(INDIRECT(&quot;C&quot;&amp;ROW()); INDIRECT(&quot;G&quot;&amp;ROW()); INDIRECT(&quot;K&quot;&amp;ROW()))" office:value-type="float" office:value="0.330333333333333">
            <text:p>0.33033</text:p>
          </table:table-cell>
          <table:table-cell table:formula="of:=1.96*STDEV(INDIRECT(&quot;A&quot;&amp;ROW()); INDIRECT(&quot;E&quot;&amp;ROW()); INDIRECT(&quot;I&quot;&amp;ROW()))/SQRT(3)" office:value-type="float" office:value="0.0837414316678297">
            <text:p>0.08374</text:p>
          </table:table-cell>
          <table:table-cell table:formula="of:=1.96*STDEV(INDIRECT(&quot;B&quot;&amp;ROW()); INDIRECT(&quot;F&quot;&amp;ROW()); INDIRECT(&quot;J&quot;&amp;ROW()))/SQRT(3)" office:value-type="float" office:value="0.255993283234802">
            <text:p>0.25599</text:p>
          </table:table-cell>
          <table:table-cell table:formula="of:=1.96*STDEV(INDIRECT(&quot;C&quot;&amp;ROW()); INDIRECT(&quot;G&quot;&amp;ROW()); INDIRECT(&quot;K&quot;&amp;ROW()))/SQRT(3)" office:value-type="float" office:value="0.278412770141346">
            <text:p>0.27841</text:p>
          </table:table-cell>
          <table:table-cell table:number-columns-repeated="65"/>
        </table:table-row>
        <table:table-row table:style-name="ro2">
          <table:table-cell office:value-type="float" office:value="0.506">
            <text:p>0.51</text:p>
          </table:table-cell>
          <table:table-cell office:value-type="float" office:value="0.432">
            <text:p>0.43</text:p>
          </table:table-cell>
          <table:table-cell office:value-type="float" office:value="0.0624">
            <text:p>0.06</text:p>
          </table:table-cell>
          <table:table-cell/>
          <table:table-cell office:value-type="float" office:value="0.597">
            <text:p>0.60</text:p>
          </table:table-cell>
          <table:table-cell office:value-type="float" office:value="0.022">
            <text:p>0.02</text:p>
          </table:table-cell>
          <table:table-cell office:value-type="float" office:value="0.38">
            <text:p>0.38</text:p>
          </table:table-cell>
          <table:table-cell/>
          <table:table-cell office:value-type="float" office:value="0.337">
            <text:p>0.34</text:p>
          </table:table-cell>
          <table:table-cell office:value-type="float" office:value="0.0161">
            <text:p>0.02</text:p>
          </table:table-cell>
          <table:table-cell office:value-type="float" office:value="0.647">
            <text:p>0.65</text:p>
          </table:table-cell>
          <table:table-cell/>
          <table:table-cell table:formula="of:=AVERAGE(INDIRECT(&quot;A&quot;&amp;ROW()); INDIRECT(&quot;E&quot;&amp;ROW()); INDIRECT(&quot;I&quot;&amp;ROW()))" office:value-type="float" office:value="0.48">
            <text:p>0.48000</text:p>
          </table:table-cell>
          <table:table-cell table:formula="of:=AVERAGE(INDIRECT(&quot;B&quot;&amp;ROW());INDIRECT(&quot;F&quot;&amp;ROW());INDIRECT(&quot;J&quot;&amp;ROW()))" office:value-type="float" office:value="0.1567">
            <text:p>0.15670</text:p>
          </table:table-cell>
          <table:table-cell table:formula="of:=AVERAGE(INDIRECT(&quot;C&quot;&amp;ROW()); INDIRECT(&quot;G&quot;&amp;ROW()); INDIRECT(&quot;K&quot;&amp;ROW()))" office:value-type="float" office:value="0.363133333333333">
            <text:p>0.36313</text:p>
          </table:table-cell>
          <table:table-cell table:formula="of:=1.96*STDEV(INDIRECT(&quot;A&quot;&amp;ROW()); INDIRECT(&quot;E&quot;&amp;ROW()); INDIRECT(&quot;I&quot;&amp;ROW()))/SQRT(3)" office:value-type="float" office:value="0.149299175260057">
            <text:p>0.14930</text:p>
          </table:table-cell>
          <table:table-cell table:formula="of:=1.96*STDEV(INDIRECT(&quot;B&quot;&amp;ROW()); INDIRECT(&quot;F&quot;&amp;ROW()); INDIRECT(&quot;J&quot;&amp;ROW()))/SQRT(3)" office:value-type="float" office:value="0.269814651709898">
            <text:p>0.26981</text:p>
          </table:table-cell>
          <table:table-cell table:formula="of:=1.96*STDEV(INDIRECT(&quot;C&quot;&amp;ROW()); INDIRECT(&quot;G&quot;&amp;ROW()); INDIRECT(&quot;K&quot;&amp;ROW()))/SQRT(3)" office:value-type="float" office:value="0.331181336554127">
            <text:p>0.33118</text:p>
          </table:table-cell>
          <table:table-cell table:number-columns-repeated="65"/>
        </table:table-row>
        <table:table-row table:style-name="ro2">
          <table:table-cell office:value-type="float" office:value="0.648">
            <text:p>0.65</text:p>
          </table:table-cell>
          <table:table-cell office:value-type="float" office:value="0.307">
            <text:p>0.31</text:p>
          </table:table-cell>
          <table:table-cell office:value-type="float" office:value="0.0444">
            <text:p>0.04</text:p>
          </table:table-cell>
          <table:table-cell/>
          <table:table-cell office:value-type="float" office:value="0.597">
            <text:p>0.60</text:p>
          </table:table-cell>
          <table:table-cell office:value-type="float" office:value="0.022">
            <text:p>0.02</text:p>
          </table:table-cell>
          <table:table-cell office:value-type="float" office:value="0.38">
            <text:p>0.38</text:p>
          </table:table-cell>
          <table:table-cell/>
          <table:table-cell office:value-type="float" office:value="0.285">
            <text:p>0.29</text:p>
          </table:table-cell>
          <table:table-cell office:value-type="float" office:value="0.00522">
            <text:p>0.01</text:p>
          </table:table-cell>
          <table:table-cell office:value-type="float" office:value="0.71">
            <text:p>0.71</text:p>
          </table:table-cell>
          <table:table-cell/>
          <table:table-cell table:formula="of:=AVERAGE(INDIRECT(&quot;A&quot;&amp;ROW()); INDIRECT(&quot;E&quot;&amp;ROW()); INDIRECT(&quot;I&quot;&amp;ROW()))" office:value-type="float" office:value="0.51">
            <text:p>0.51000</text:p>
          </table:table-cell>
          <table:table-cell table:formula="of:=AVERAGE(INDIRECT(&quot;B&quot;&amp;ROW());INDIRECT(&quot;F&quot;&amp;ROW());INDIRECT(&quot;J&quot;&amp;ROW()))" office:value-type="float" office:value="0.111406666666667">
            <text:p>0.11141</text:p>
          </table:table-cell>
          <table:table-cell table:formula="of:=AVERAGE(INDIRECT(&quot;C&quot;&amp;ROW()); INDIRECT(&quot;G&quot;&amp;ROW()); INDIRECT(&quot;K&quot;&amp;ROW()))" office:value-type="float" office:value="0.378133333333333">
            <text:p>0.37813</text:p>
          </table:table-cell>
          <table:table-cell table:formula="of:=1.96*STDEV(INDIRECT(&quot;A&quot;&amp;ROW()); INDIRECT(&quot;E&quot;&amp;ROW()); INDIRECT(&quot;I&quot;&amp;ROW()))/SQRT(3)" office:value-type="float" office:value="0.222380117816319">
            <text:p>0.22238</text:p>
          </table:table-cell>
          <table:table-cell table:formula="of:=1.96*STDEV(INDIRECT(&quot;B&quot;&amp;ROW()); INDIRECT(&quot;F&quot;&amp;ROW()); INDIRECT(&quot;J&quot;&amp;ROW()))/SQRT(3)" office:value-type="float" office:value="0.191916450816333">
            <text:p>0.19192</text:p>
          </table:table-cell>
          <table:table-cell table:formula="of:=1.96*STDEV(INDIRECT(&quot;C&quot;&amp;ROW()); INDIRECT(&quot;G&quot;&amp;ROW()); INDIRECT(&quot;K&quot;&amp;ROW()))/SQRT(3)" office:value-type="float" office:value="0.376603095369353">
            <text:p>0.37660</text:p>
          </table:table-cell>
          <table:table-cell table:number-columns-repeated="65"/>
        </table:table-row>
        <table:table-row table:style-name="ro2">
          <table:table-cell office:value-type="float" office:value="0.649">
            <text:p>0.65</text:p>
          </table:table-cell>
          <table:table-cell office:value-type="float" office:value="0.307">
            <text:p>0.31</text:p>
          </table:table-cell>
          <table:table-cell office:value-type="float" office:value="0.0436">
            <text:p>0.04</text:p>
          </table:table-cell>
          <table:table-cell/>
          <table:table-cell office:value-type="float" office:value="0.672">
            <text:p>0.67</text:p>
          </table:table-cell>
          <table:table-cell office:value-type="float" office:value="0.0253">
            <text:p>0.03</text:p>
          </table:table-cell>
          <table:table-cell office:value-type="float" office:value="0.303">
            <text:p>0.30</text:p>
          </table:table-cell>
          <table:table-cell/>
          <table:table-cell office:value-type="float" office:value="0.625">
            <text:p>0.63</text:p>
          </table:table-cell>
          <table:table-cell office:value-type="float" office:value="0.00861">
            <text:p>0.01</text:p>
          </table:table-cell>
          <table:table-cell office:value-type="float" office:value="0.367">
            <text:p>0.37</text:p>
          </table:table-cell>
          <table:table-cell/>
          <table:table-cell table:formula="of:=AVERAGE(INDIRECT(&quot;A&quot;&amp;ROW()); INDIRECT(&quot;E&quot;&amp;ROW()); INDIRECT(&quot;I&quot;&amp;ROW()))" office:value-type="float" office:value="0.648666666666667">
            <text:p>0.64867</text:p>
          </table:table-cell>
          <table:table-cell table:formula="of:=AVERAGE(INDIRECT(&quot;B&quot;&amp;ROW());INDIRECT(&quot;F&quot;&amp;ROW());INDIRECT(&quot;J&quot;&amp;ROW()))" office:value-type="float" office:value="0.113636666666667">
            <text:p>0.11364</text:p>
          </table:table-cell>
          <table:table-cell table:formula="of:=AVERAGE(INDIRECT(&quot;C&quot;&amp;ROW()); INDIRECT(&quot;G&quot;&amp;ROW()); INDIRECT(&quot;K&quot;&amp;ROW()))" office:value-type="float" office:value="0.237866666666667">
            <text:p>0.23787</text:p>
          </table:table-cell>
          <table:table-cell table:formula="of:=1.96*STDEV(INDIRECT(&quot;A&quot;&amp;ROW()); INDIRECT(&quot;E&quot;&amp;ROW()); INDIRECT(&quot;I&quot;&amp;ROW()))/SQRT(3)" office:value-type="float" office:value="0.0265947597177422">
            <text:p>0.02659</text:p>
          </table:table-cell>
          <table:table-cell table:formula="of:=1.96*STDEV(INDIRECT(&quot;B&quot;&amp;ROW()); INDIRECT(&quot;F&quot;&amp;ROW()); INDIRECT(&quot;J&quot;&amp;ROW()))/SQRT(3)" office:value-type="float" office:value="0.189731216132062">
            <text:p>0.18973</text:p>
          </table:table-cell>
          <table:table-cell table:formula="of:=1.96*STDEV(INDIRECT(&quot;C&quot;&amp;ROW()); INDIRECT(&quot;G&quot;&amp;ROW()); INDIRECT(&quot;K&quot;&amp;ROW()))/SQRT(3)" office:value-type="float" office:value="0.193794525761465">
            <text:p>0.19379</text:p>
          </table:table-cell>
          <table:table-cell table:number-columns-repeated="65"/>
        </table:table-row>
        <table:table-row table:style-name="ro2" table:number-rows-repeated="2">
          <table:table-cell table:number-columns-repeated="83"/>
        </table:table-row>
        <table:table-row table:style-name="ro2">
          <table:table-cell office:value-type="string">
            <text:p>Cylinder Middle CoG</text:p>
          </table:table-cell>
          <table:table-cell table:number-columns-repeated="82"/>
        </table:table-row>
        <table:table-row table:style-name="ro2">
          <table:table-cell table:number-columns-repeated="3" office:value-type="float" office:value="0.333">
            <text:p>0.33</text:p>
          </table:table-cell>
          <table:table-cell/>
          <table:table-cell table:number-columns-repeated="3" office:value-type="float" office:value="0.333">
            <text:p>0.33</text:p>
          </table:table-cell>
          <table:table-cell/>
          <table:table-cell table:number-columns-repeated="3" office:value-type="float" office:value="0.333">
            <text:p>0.33</text:p>
          </table:table-cell>
          <table:table-cell/>
          <table:table-cell table:formula="of:=AVERAGE(INDIRECT(&quot;A&quot;&amp;ROW()); INDIRECT(&quot;E&quot;&amp;ROW()); INDIRECT(&quot;I&quot;&amp;ROW()))" office:value-type="float" office:value="0.333">
            <text:p>0.33300</text:p>
          </table:table-cell>
          <table:table-cell table:formula="of:=AVERAGE(INDIRECT(&quot;B&quot;&amp;ROW());INDIRECT(&quot;F&quot;&amp;ROW());INDIRECT(&quot;J&quot;&amp;ROW()))" office:value-type="float" office:value="0.333">
            <text:p>0.33300</text:p>
          </table:table-cell>
          <table:table-cell table:formula="of:=AVERAGE(INDIRECT(&quot;C&quot;&amp;ROW()); INDIRECT(&quot;G&quot;&amp;ROW()); INDIRECT(&quot;K&quot;&amp;ROW()))" office:value-type="float" office:value="0.333">
            <text:p>0.33300</text:p>
          </table:table-cell>
          <table:table-cell table:formula="of:=1.96*STDEV(INDIRECT(&quot;A&quot;&amp;ROW()); INDIRECT(&quot;E&quot;&amp;ROW()); INDIRECT(&quot;I&quot;&amp;ROW()))/SQRT(3)" office:value-type="float" office:value="0">
            <text:p>0.00000</text:p>
          </table:table-cell>
          <table:table-cell table:formula="of:=1.96*STDEV(INDIRECT(&quot;B&quot;&amp;ROW()); INDIRECT(&quot;F&quot;&amp;ROW()); INDIRECT(&quot;J&quot;&amp;ROW()))/SQRT(3)" office:value-type="float" office:value="0">
            <text:p>0.00000</text:p>
          </table:table-cell>
          <table:table-cell table:formula="of:=1.96*STDEV(INDIRECT(&quot;C&quot;&amp;ROW()); INDIRECT(&quot;G&quot;&amp;ROW()); INDIRECT(&quot;K&quot;&amp;ROW()))/SQRT(3)" office:value-type="float" office:value="0">
            <text:p>0.00000</text:p>
          </table:table-cell>
          <table:table-cell table:number-columns-repeated="65"/>
        </table:table-row>
        <table:table-row table:style-name="ro2">
          <table:table-cell office:value-type="float" office:value="0.463">
            <text:p>0.46</text:p>
          </table:table-cell>
          <table:table-cell office:value-type="float" office:value="0.0341">
            <text:p>0.03</text:p>
          </table:table-cell>
          <table:table-cell office:value-type="float" office:value="0.502">
            <text:p>0.50</text:p>
          </table:table-cell>
          <table:table-cell/>
          <table:table-cell office:value-type="float" office:value="0.463">
            <text:p>0.46</text:p>
          </table:table-cell>
          <table:table-cell office:value-type="float" office:value="0.0341">
            <text:p>0.03</text:p>
          </table:table-cell>
          <table:table-cell office:value-type="float" office:value="0.502">
            <text:p>0.50</text:p>
          </table:table-cell>
          <table:table-cell/>
          <table:table-cell office:value-type="float" office:value="0.463">
            <text:p>0.46</text:p>
          </table:table-cell>
          <table:table-cell office:value-type="float" office:value="0.0341">
            <text:p>0.03</text:p>
          </table:table-cell>
          <table:table-cell office:value-type="float" office:value="0.502">
            <text:p>0.50</text:p>
          </table:table-cell>
          <table:table-cell/>
          <table:table-cell table:formula="of:=AVERAGE(INDIRECT(&quot;A&quot;&amp;ROW()); INDIRECT(&quot;E&quot;&amp;ROW()); INDIRECT(&quot;I&quot;&amp;ROW()))" office:value-type="float" office:value="0.463">
            <text:p>0.46300</text:p>
          </table:table-cell>
          <table:table-cell table:formula="of:=AVERAGE(INDIRECT(&quot;B&quot;&amp;ROW());INDIRECT(&quot;F&quot;&amp;ROW());INDIRECT(&quot;J&quot;&amp;ROW()))" office:value-type="float" office:value="0.0341">
            <text:p>0.03410</text:p>
          </table:table-cell>
          <table:table-cell table:formula="of:=AVERAGE(INDIRECT(&quot;C&quot;&amp;ROW()); INDIRECT(&quot;G&quot;&amp;ROW()); INDIRECT(&quot;K&quot;&amp;ROW()))" office:value-type="float" office:value="0.502">
            <text:p>0.50200</text:p>
          </table:table-cell>
          <table:table-cell table:formula="of:=1.96*STDEV(INDIRECT(&quot;A&quot;&amp;ROW()); INDIRECT(&quot;E&quot;&amp;ROW()); INDIRECT(&quot;I&quot;&amp;ROW()))/SQRT(3)" office:value-type="float" office:value="0">
            <text:p>0.00000</text:p>
          </table:table-cell>
          <table:table-cell table:formula="of:=1.96*STDEV(INDIRECT(&quot;B&quot;&amp;ROW()); INDIRECT(&quot;F&quot;&amp;ROW()); INDIRECT(&quot;J&quot;&amp;ROW()))/SQRT(3)" office:value-type="float" office:value="0">
            <text:p>0.00000</text:p>
          </table:table-cell>
          <table:table-cell table:formula="of:=1.96*STDEV(INDIRECT(&quot;C&quot;&amp;ROW()); INDIRECT(&quot;G&quot;&amp;ROW()); INDIRECT(&quot;K&quot;&amp;ROW()))/SQRT(3)" office:value-type="float" office:value="0">
            <text:p>0.00000</text:p>
          </table:table-cell>
          <table:table-cell table:number-columns-repeated="65"/>
        </table:table-row>
        <table:table-row table:style-name="ro2">
          <table:table-cell office:value-type="float" office:value="0.828">
            <text:p>0.83</text:p>
          </table:table-cell>
          <table:table-cell office:value-type="float" office:value="0.0662">
            <text:p>0.07</text:p>
          </table:table-cell>
          <table:table-cell office:value-type="float" office:value="0.106">
            <text:p>0.11</text:p>
          </table:table-cell>
          <table:table-cell/>
          <table:table-cell office:value-type="float" office:value="0.828">
            <text:p>0.83</text:p>
          </table:table-cell>
          <table:table-cell office:value-type="float" office:value="0.0662">
            <text:p>0.07</text:p>
          </table:table-cell>
          <table:table-cell office:value-type="float" office:value="0.106">
            <text:p>0.11</text:p>
          </table:table-cell>
          <table:table-cell/>
          <table:table-cell office:value-type="float" office:value="0.136">
            <text:p>0.14</text:p>
          </table:table-cell>
          <table:table-cell office:value-type="float" office:value="0.00531">
            <text:p>0.01</text:p>
          </table:table-cell>
          <table:table-cell office:value-type="float" office:value="0.859">
            <text:p>0.86</text:p>
          </table:table-cell>
          <table:table-cell/>
          <table:table-cell table:formula="of:=AVERAGE(INDIRECT(&quot;A&quot;&amp;ROW()); INDIRECT(&quot;E&quot;&amp;ROW()); INDIRECT(&quot;I&quot;&amp;ROW()))" office:value-type="float" office:value="0.597333333333333">
            <text:p>0.59733</text:p>
          </table:table-cell>
          <table:table-cell table:formula="of:=AVERAGE(INDIRECT(&quot;B&quot;&amp;ROW());INDIRECT(&quot;F&quot;&amp;ROW());INDIRECT(&quot;J&quot;&amp;ROW()))" office:value-type="float" office:value="0.0459033333333333">
            <text:p>0.04590</text:p>
          </table:table-cell>
          <table:table-cell table:formula="of:=AVERAGE(INDIRECT(&quot;C&quot;&amp;ROW()); INDIRECT(&quot;G&quot;&amp;ROW()); INDIRECT(&quot;K&quot;&amp;ROW()))" office:value-type="float" office:value="0.357">
            <text:p>0.35700</text:p>
          </table:table-cell>
          <table:table-cell table:formula="of:=1.96*STDEV(INDIRECT(&quot;A&quot;&amp;ROW()); INDIRECT(&quot;E&quot;&amp;ROW()); INDIRECT(&quot;I&quot;&amp;ROW()))/SQRT(3)" office:value-type="float" office:value="0.452106666666667">
            <text:p>0.45211</text:p>
          </table:table-cell>
          <table:table-cell table:formula="of:=1.96*STDEV(INDIRECT(&quot;B&quot;&amp;ROW()); INDIRECT(&quot;F&quot;&amp;ROW()); INDIRECT(&quot;J&quot;&amp;ROW()))/SQRT(3)" office:value-type="float" office:value="0.0397814666666667">
            <text:p>0.03978</text:p>
          </table:table-cell>
          <table:table-cell table:formula="of:=1.96*STDEV(INDIRECT(&quot;C&quot;&amp;ROW()); INDIRECT(&quot;G&quot;&amp;ROW()); INDIRECT(&quot;K&quot;&amp;ROW()))/SQRT(3)" office:value-type="float" office:value="0.49196">
            <text:p>0.49196</text:p>
          </table:table-cell>
          <table:table-cell table:number-columns-repeated="65"/>
        </table:table-row>
        <table:table-row table:style-name="ro2">
          <table:table-cell office:value-type="float" office:value="0.907">
            <text:p>0.91</text:p>
          </table:table-cell>
          <table:table-cell office:value-type="float" office:value="0.0789">
            <text:p>0.08</text:p>
          </table:table-cell>
          <table:table-cell office:value-type="float" office:value="0.0138">
            <text:p>0.01</text:p>
          </table:table-cell>
          <table:table-cell/>
          <table:table-cell office:value-type="float" office:value="0.907">
            <text:p>0.91</text:p>
          </table:table-cell>
          <table:table-cell office:value-type="float" office:value="0.0789">
            <text:p>0.08</text:p>
          </table:table-cell>
          <table:table-cell office:value-type="float" office:value="0.0138">
            <text:p>0.01</text:p>
          </table:table-cell>
          <table:table-cell/>
          <table:table-cell office:value-type="float" office:value="0.559">
            <text:p>0.56</text:p>
          </table:table-cell>
          <table:table-cell office:value-type="float" office:value="0.0237">
            <text:p>0.02</text:p>
          </table:table-cell>
          <table:table-cell office:value-type="float" office:value="0.417">
            <text:p>0.42</text:p>
          </table:table-cell>
          <table:table-cell/>
          <table:table-cell table:formula="of:=AVERAGE(INDIRECT(&quot;A&quot;&amp;ROW()); INDIRECT(&quot;E&quot;&amp;ROW()); INDIRECT(&quot;I&quot;&amp;ROW()))" office:value-type="float" office:value="0.791">
            <text:p>0.79100</text:p>
          </table:table-cell>
          <table:table-cell table:formula="of:=AVERAGE(INDIRECT(&quot;B&quot;&amp;ROW());INDIRECT(&quot;F&quot;&amp;ROW());INDIRECT(&quot;J&quot;&amp;ROW()))" office:value-type="float" office:value="0.0605">
            <text:p>0.06050</text:p>
          </table:table-cell>
          <table:table-cell table:formula="of:=AVERAGE(INDIRECT(&quot;C&quot;&amp;ROW()); INDIRECT(&quot;G&quot;&amp;ROW()); INDIRECT(&quot;K&quot;&amp;ROW()))" office:value-type="float" office:value="0.1482">
            <text:p>0.14820</text:p>
          </table:table-cell>
          <table:table-cell table:formula="of:=1.96*STDEV(INDIRECT(&quot;A&quot;&amp;ROW()); INDIRECT(&quot;E&quot;&amp;ROW()); INDIRECT(&quot;I&quot;&amp;ROW()))/SQRT(3)" office:value-type="float" office:value="0.22736">
            <text:p>0.22736</text:p>
          </table:table-cell>
          <table:table-cell table:formula="of:=1.96*STDEV(INDIRECT(&quot;B&quot;&amp;ROW()); INDIRECT(&quot;F&quot;&amp;ROW()); INDIRECT(&quot;J&quot;&amp;ROW()))/SQRT(3)" office:value-type="float" office:value="0.036064">
            <text:p>0.03606</text:p>
          </table:table-cell>
          <table:table-cell table:formula="of:=1.96*STDEV(INDIRECT(&quot;C&quot;&amp;ROW()); INDIRECT(&quot;G&quot;&amp;ROW()); INDIRECT(&quot;K&quot;&amp;ROW()))/SQRT(3)" office:value-type="float" office:value="0.263424">
            <text:p>0.26342</text:p>
          </table:table-cell>
          <table:table-cell table:number-columns-repeated="65"/>
        </table:table-row>
        <table:table-row table:style-name="ro2">
          <table:table-cell office:value-type="float" office:value="0.974">
            <text:p>0.97</text:p>
          </table:table-cell>
          <table:table-cell office:value-type="float" office:value="0.0109">
            <text:p>0.01</text:p>
          </table:table-cell>
          <table:table-cell office:value-type="float" office:value="0.0148">
            <text:p>0.01</text:p>
          </table:table-cell>
          <table:table-cell/>
          <table:table-cell office:value-type="float" office:value="0.974">
            <text:p>0.97</text:p>
          </table:table-cell>
          <table:table-cell office:value-type="float" office:value="0.0109">
            <text:p>0.01</text:p>
          </table:table-cell>
          <table:table-cell office:value-type="float" office:value="0.0148">
            <text:p>0.01</text:p>
          </table:table-cell>
          <table:table-cell/>
          <table:table-cell office:value-type="float" office:value="0.882">
            <text:p>0.88</text:p>
          </table:table-cell>
          <table:table-cell office:value-type="float" office:value="0.0406">
            <text:p>0.04</text:p>
          </table:table-cell>
          <table:table-cell office:value-type="float" office:value="0.0779">
            <text:p>0.08</text:p>
          </table:table-cell>
          <table:table-cell/>
          <table:table-cell table:formula="of:=AVERAGE(INDIRECT(&quot;A&quot;&amp;ROW()); INDIRECT(&quot;E&quot;&amp;ROW()); INDIRECT(&quot;I&quot;&amp;ROW()))" office:value-type="float" office:value="0.943333333333333">
            <text:p>0.94333</text:p>
          </table:table-cell>
          <table:table-cell table:formula="of:=AVERAGE(INDIRECT(&quot;B&quot;&amp;ROW());INDIRECT(&quot;F&quot;&amp;ROW());INDIRECT(&quot;J&quot;&amp;ROW()))" office:value-type="float" office:value="0.0208">
            <text:p>0.02080</text:p>
          </table:table-cell>
          <table:table-cell table:formula="of:=AVERAGE(INDIRECT(&quot;C&quot;&amp;ROW()); INDIRECT(&quot;G&quot;&amp;ROW()); INDIRECT(&quot;K&quot;&amp;ROW()))" office:value-type="float" office:value="0.0358333333333333">
            <text:p>0.03583</text:p>
          </table:table-cell>
          <table:table-cell table:formula="of:=1.96*STDEV(INDIRECT(&quot;A&quot;&amp;ROW()); INDIRECT(&quot;E&quot;&amp;ROW()); INDIRECT(&quot;I&quot;&amp;ROW()))/SQRT(3)" office:value-type="float" office:value="0.0601066666666666">
            <text:p>0.06011</text:p>
          </table:table-cell>
          <table:table-cell table:formula="of:=1.96*STDEV(INDIRECT(&quot;B&quot;&amp;ROW()); INDIRECT(&quot;F&quot;&amp;ROW()); INDIRECT(&quot;J&quot;&amp;ROW()))/SQRT(3)" office:value-type="float" office:value="0.019404">
            <text:p>0.01940</text:p>
          </table:table-cell>
          <table:table-cell table:formula="of:=1.96*STDEV(INDIRECT(&quot;C&quot;&amp;ROW()); INDIRECT(&quot;G&quot;&amp;ROW()); INDIRECT(&quot;K&quot;&amp;ROW()))/SQRT(3)" office:value-type="float" office:value="0.0412253333333333">
            <text:p>0.04123</text:p>
          </table:table-cell>
          <table:table-cell table:number-columns-repeated="65"/>
        </table:table-row>
        <table:table-row table:style-name="ro2">
          <table:table-cell office:value-type="float" office:value="0.985">
            <text:p>0.99</text:p>
          </table:table-cell>
          <table:table-cell office:value-type="float" office:value="0.0115">
            <text:p>0.01</text:p>
          </table:table-cell>
          <table:table-cell office:value-type="float" office:value="0.00317">
            <text:p>0.00</text:p>
          </table:table-cell>
          <table:table-cell/>
          <table:table-cell office:value-type="float" office:value="0.985">
            <text:p>0.99</text:p>
          </table:table-cell>
          <table:table-cell office:value-type="float" office:value="0.0115">
            <text:p>0.01</text:p>
          </table:table-cell>
          <table:table-cell office:value-type="float" office:value="0.00317">
            <text:p>0.00</text:p>
          </table:table-cell>
          <table:table-cell/>
          <table:table-cell office:value-type="float" office:value="0.943">
            <text:p>0.94</text:p>
          </table:table-cell>
          <table:table-cell office:value-type="float" office:value="0.0471">
            <text:p>0.05</text:p>
          </table:table-cell>
          <table:table-cell office:value-type="float" office:value="0.00985">
            <text:p>0.01</text:p>
          </table:table-cell>
          <table:table-cell/>
          <table:table-cell table:formula="of:=AVERAGE(INDIRECT(&quot;A&quot;&amp;ROW()); INDIRECT(&quot;E&quot;&amp;ROW()); INDIRECT(&quot;I&quot;&amp;ROW()))" office:value-type="float" office:value="0.971">
            <text:p>0.97100</text:p>
          </table:table-cell>
          <table:table-cell table:formula="of:=AVERAGE(INDIRECT(&quot;B&quot;&amp;ROW());INDIRECT(&quot;F&quot;&amp;ROW());INDIRECT(&quot;J&quot;&amp;ROW()))" office:value-type="float" office:value="0.0233666666666667">
            <text:p>0.02337</text:p>
          </table:table-cell>
          <table:table-cell table:formula="of:=AVERAGE(INDIRECT(&quot;C&quot;&amp;ROW()); INDIRECT(&quot;G&quot;&amp;ROW()); INDIRECT(&quot;K&quot;&amp;ROW()))" office:value-type="float" office:value="0.00539666666666667">
            <text:p>0.00540</text:p>
          </table:table-cell>
          <table:table-cell table:formula="of:=1.96*STDEV(INDIRECT(&quot;A&quot;&amp;ROW()); INDIRECT(&quot;E&quot;&amp;ROW()); INDIRECT(&quot;I&quot;&amp;ROW()))/SQRT(3)" office:value-type="float" office:value="0.02744">
            <text:p>0.02744</text:p>
          </table:table-cell>
          <table:table-cell table:formula="of:=1.96*STDEV(INDIRECT(&quot;B&quot;&amp;ROW()); INDIRECT(&quot;F&quot;&amp;ROW()); INDIRECT(&quot;J&quot;&amp;ROW()))/SQRT(3)" office:value-type="float" office:value="0.0232586666666667">
            <text:p>0.02326</text:p>
          </table:table-cell>
          <table:table-cell table:formula="of:=1.96*STDEV(INDIRECT(&quot;C&quot;&amp;ROW()); INDIRECT(&quot;G&quot;&amp;ROW()); INDIRECT(&quot;K&quot;&amp;ROW()))/SQRT(3)" office:value-type="float" office:value="0.00436426666666667">
            <text:p>0.00436</text:p>
          </table:table-cell>
          <table:table-cell table:number-columns-repeated="65"/>
        </table:table-row>
        <table:table-row table:style-name="ro2">
          <table:table-cell office:value-type="float" office:value="0.995">
            <text:p>1.00</text:p>
          </table:table-cell>
          <table:table-cell office:value-type="float" office:value="0.00149">
            <text:p>0.00</text:p>
          </table:table-cell>
          <table:table-cell office:value-type="float" office:value="0.0032">
            <text:p>0.00</text:p>
          </table:table-cell>
          <table:table-cell/>
          <table:table-cell office:value-type="float" office:value="0.995">
            <text:p>1.00</text:p>
          </table:table-cell>
          <table:table-cell office:value-type="float" office:value="0.00149">
            <text:p>0.00</text:p>
          </table:table-cell>
          <table:table-cell office:value-type="float" office:value="0.0032">
            <text:p>0.00</text:p>
          </table:table-cell>
          <table:table-cell/>
          <table:table-cell office:value-type="float" office:value="0.983">
            <text:p>0.98</text:p>
          </table:table-cell>
          <table:table-cell office:value-type="float" office:value="0.00632">
            <text:p>0.01</text:p>
          </table:table-cell>
          <table:table-cell office:value-type="float" office:value="0.0103">
            <text:p>0.01</text:p>
          </table:table-cell>
          <table:table-cell/>
          <table:table-cell table:formula="of:=AVERAGE(INDIRECT(&quot;A&quot;&amp;ROW()); INDIRECT(&quot;E&quot;&amp;ROW()); INDIRECT(&quot;I&quot;&amp;ROW()))" office:value-type="float" office:value="0.991">
            <text:p>0.99100</text:p>
          </table:table-cell>
          <table:table-cell table:formula="of:=AVERAGE(INDIRECT(&quot;B&quot;&amp;ROW());INDIRECT(&quot;F&quot;&amp;ROW());INDIRECT(&quot;J&quot;&amp;ROW()))" office:value-type="float" office:value="0.0031">
            <text:p>0.00310</text:p>
          </table:table-cell>
          <table:table-cell table:formula="of:=AVERAGE(INDIRECT(&quot;C&quot;&amp;ROW()); INDIRECT(&quot;G&quot;&amp;ROW()); INDIRECT(&quot;K&quot;&amp;ROW()))" office:value-type="float" office:value="0.00556666666666667">
            <text:p>0.00557</text:p>
          </table:table-cell>
          <table:table-cell table:formula="of:=1.96*STDEV(INDIRECT(&quot;A&quot;&amp;ROW()); INDIRECT(&quot;E&quot;&amp;ROW()); INDIRECT(&quot;I&quot;&amp;ROW()))/SQRT(3)" office:value-type="float" office:value="0.00784000000000001">
            <text:p>0.00784</text:p>
          </table:table-cell>
          <table:table-cell table:formula="of:=1.96*STDEV(INDIRECT(&quot;B&quot;&amp;ROW()); INDIRECT(&quot;F&quot;&amp;ROW()); INDIRECT(&quot;J&quot;&amp;ROW()))/SQRT(3)" office:value-type="float" office:value="0.0031556">
            <text:p>0.00316</text:p>
          </table:table-cell>
          <table:table-cell table:formula="of:=1.96*STDEV(INDIRECT(&quot;C&quot;&amp;ROW()); INDIRECT(&quot;G&quot;&amp;ROW()); INDIRECT(&quot;K&quot;&amp;ROW()))/SQRT(3)" office:value-type="float" office:value="0.00463866666666667">
            <text:p>0.00464</text:p>
          </table:table-cell>
          <table:table-cell table:number-columns-repeated="65"/>
        </table:table-row>
        <table:table-row table:style-name="ro2">
          <table:table-cell office:value-type="float" office:value="0.998">
            <text:p>1.00</text:p>
          </table:table-cell>
          <table:table-cell office:value-type="float" office:value="0.00155">
            <text:p>0.00</text:p>
          </table:table-cell>
          <table:table-cell office:value-type="float" office:value="0.000681">
            <text:p>0.00</text:p>
          </table:table-cell>
          <table:table-cell/>
          <table:table-cell office:value-type="float" office:value="0.998">
            <text:p>1.00</text:p>
          </table:table-cell>
          <table:table-cell office:value-type="float" office:value="0.00155">
            <text:p>0.00</text:p>
          </table:table-cell>
          <table:table-cell office:value-type="float" office:value="0.000681">
            <text:p>0.00</text:p>
          </table:table-cell>
          <table:table-cell/>
          <table:table-cell office:value-type="float" office:value="0.991">
            <text:p>0.99</text:p>
          </table:table-cell>
          <table:table-cell office:value-type="float" office:value="0.00663">
            <text:p>0.01</text:p>
          </table:table-cell>
          <table:table-cell office:value-type="float" office:value="0.0022">
            <text:p>0.00</text:p>
          </table:table-cell>
          <table:table-cell/>
          <table:table-cell table:formula="of:=AVERAGE(INDIRECT(&quot;A&quot;&amp;ROW()); INDIRECT(&quot;E&quot;&amp;ROW()); INDIRECT(&quot;I&quot;&amp;ROW()))" office:value-type="float" office:value="0.995666666666667">
            <text:p>0.99567</text:p>
          </table:table-cell>
          <table:table-cell table:formula="of:=AVERAGE(INDIRECT(&quot;B&quot;&amp;ROW());INDIRECT(&quot;F&quot;&amp;ROW());INDIRECT(&quot;J&quot;&amp;ROW()))" office:value-type="float" office:value="0.00324333333333333">
            <text:p>0.00324</text:p>
          </table:table-cell>
          <table:table-cell table:formula="of:=AVERAGE(INDIRECT(&quot;C&quot;&amp;ROW()); INDIRECT(&quot;G&quot;&amp;ROW()); INDIRECT(&quot;K&quot;&amp;ROW()))" office:value-type="float" office:value="0.00118733333333333">
            <text:p>0.00119</text:p>
          </table:table-cell>
          <table:table-cell table:formula="of:=1.96*STDEV(INDIRECT(&quot;A&quot;&amp;ROW()); INDIRECT(&quot;E&quot;&amp;ROW()); INDIRECT(&quot;I&quot;&amp;ROW()))/SQRT(3)" office:value-type="float" office:value="0.00457333333333334">
            <text:p>0.00457</text:p>
          </table:table-cell>
          <table:table-cell table:formula="of:=1.96*STDEV(INDIRECT(&quot;B&quot;&amp;ROW()); INDIRECT(&quot;F&quot;&amp;ROW()); INDIRECT(&quot;J&quot;&amp;ROW()))/SQRT(3)" office:value-type="float" office:value="0.00331893333333333">
            <text:p>0.00332</text:p>
          </table:table-cell>
          <table:table-cell table:formula="of:=1.96*STDEV(INDIRECT(&quot;C&quot;&amp;ROW()); INDIRECT(&quot;G&quot;&amp;ROW()); INDIRECT(&quot;K&quot;&amp;ROW()))/SQRT(3)" office:value-type="float" office:value="0.000992413333333333">
            <text:p>0.00099</text:p>
          </table:table-cell>
          <table:table-cell table:number-columns-repeated="65"/>
        </table:table-row>
        <table:table-row table:style-name="ro2">
          <table:table-cell office:value-type="float" office:value="0.999">
            <text:p>1.00</text:p>
          </table:table-cell>
          <table:table-cell office:value-type="float" office:value="0.0002">
            <text:p>0.00</text:p>
          </table:table-cell>
          <table:table-cell office:value-type="float" office:value="0.000682">
            <text:p>0.00</text:p>
          </table:table-cell>
          <table:table-cell/>
          <table:table-cell office:value-type="float" office:value="0.999">
            <text:p>1.00</text:p>
          </table:table-cell>
          <table:table-cell office:value-type="float" office:value="0.0002">
            <text:p>0.00</text:p>
          </table:table-cell>
          <table:table-cell office:value-type="float" office:value="0.000682">
            <text:p>0.00</text:p>
          </table:table-cell>
          <table:table-cell/>
          <table:table-cell office:value-type="float" office:value="0.997">
            <text:p>1.00</text:p>
          </table:table-cell>
          <table:table-cell office:value-type="float" office:value="0.000859">
            <text:p>0.00</text:p>
          </table:table-cell>
          <table:table-cell office:value-type="float" office:value="0.00221">
            <text:p>0.00</text:p>
          </table:table-cell>
          <table:table-cell/>
          <table:table-cell table:formula="of:=AVERAGE(INDIRECT(&quot;A&quot;&amp;ROW()); INDIRECT(&quot;E&quot;&amp;ROW()); INDIRECT(&quot;I&quot;&amp;ROW()))" office:value-type="float" office:value="0.998333333333333">
            <text:p>0.99833</text:p>
          </table:table-cell>
          <table:table-cell table:formula="of:=AVERAGE(INDIRECT(&quot;B&quot;&amp;ROW());INDIRECT(&quot;F&quot;&amp;ROW());INDIRECT(&quot;J&quot;&amp;ROW()))" office:value-type="float" office:value="0.000419666666666667">
            <text:p>0.00042</text:p>
          </table:table-cell>
          <table:table-cell table:formula="of:=AVERAGE(INDIRECT(&quot;C&quot;&amp;ROW()); INDIRECT(&quot;G&quot;&amp;ROW()); INDIRECT(&quot;K&quot;&amp;ROW()))" office:value-type="float" office:value="0.00119133333333333">
            <text:p>0.00119</text:p>
          </table:table-cell>
          <table:table-cell table:formula="of:=1.96*STDEV(INDIRECT(&quot;A&quot;&amp;ROW()); INDIRECT(&quot;E&quot;&amp;ROW()); INDIRECT(&quot;I&quot;&amp;ROW()))/SQRT(3)" office:value-type="float" office:value="0.00130666666666667">
            <text:p>0.00131</text:p>
          </table:table-cell>
          <table:table-cell table:formula="of:=1.96*STDEV(INDIRECT(&quot;B&quot;&amp;ROW()); INDIRECT(&quot;F&quot;&amp;ROW()); INDIRECT(&quot;J&quot;&amp;ROW()))/SQRT(3)" office:value-type="float" office:value="0.000430546666666667">
            <text:p>0.00043</text:p>
          </table:table-cell>
          <table:table-cell table:formula="of:=1.96*STDEV(INDIRECT(&quot;C&quot;&amp;ROW()); INDIRECT(&quot;G&quot;&amp;ROW()); INDIRECT(&quot;K&quot;&amp;ROW()))/SQRT(3)" office:value-type="float" office:value="0.000998293333333334">
            <text:p>0.00100</text:p>
          </table:table-cell>
          <table:table-cell table:number-columns-repeated="3"/>
          <table:table-cell office:value-type="string">
            <text:p>|</text:p>
          </table:table-cell>
          <table:table-cell table:number-columns-repeated="61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00218">
            <text:p>0.00</text:p>
          </table:table-cell>
          <table:table-cell table:style-name="ce1" office:value-type="float" office:value="0.0000807">
            <text:p>8.07E-005</text:p>
          </table:table-cell>
          <table:table-cell/>
          <table:table-cell office:value-type="float" office:value="1">
            <text:p>1</text:p>
          </table:table-cell>
          <table:table-cell office:value-type="float" office:value="0.000218">
            <text:p>0.00</text:p>
          </table:table-cell>
          <table:table-cell table:style-name="ce1" office:value-type="float" office:value="0.0000807">
            <text:p>8.07E-005</text:p>
          </table:table-cell>
          <table:table-cell/>
          <table:table-cell office:value-type="float" office:value="0.999">
            <text:p>1.00</text:p>
          </table:table-cell>
          <table:table-cell office:value-type="float" office:value="0.000895">
            <text:p>0.00</text:p>
          </table:table-cell>
          <table:table-cell office:value-type="float" office:value="0.000469">
            <text:p>0.00</text:p>
          </table:table-cell>
          <table:table-cell/>
          <table:table-cell table:formula="of:=AVERAGE(INDIRECT(&quot;A&quot;&amp;ROW()); INDIRECT(&quot;E&quot;&amp;ROW()); INDIRECT(&quot;I&quot;&amp;ROW()))" office:value-type="float" office:value="0.999666666666667">
            <text:p>0.99967</text:p>
          </table:table-cell>
          <table:table-cell table:formula="of:=AVERAGE(INDIRECT(&quot;B&quot;&amp;ROW());INDIRECT(&quot;F&quot;&amp;ROW());INDIRECT(&quot;J&quot;&amp;ROW()))" office:value-type="float" office:value="0.000443666666666667">
            <text:p>0.00044</text:p>
          </table:table-cell>
          <table:table-cell table:formula="of:=AVERAGE(INDIRECT(&quot;C&quot;&amp;ROW()); INDIRECT(&quot;G&quot;&amp;ROW()); INDIRECT(&quot;K&quot;&amp;ROW()))" office:value-type="float" office:value="0.000210133333333333">
            <text:p>0.00021</text:p>
          </table:table-cell>
          <table:table-cell table:formula="of:=1.96*STDEV(INDIRECT(&quot;A&quot;&amp;ROW()); INDIRECT(&quot;E&quot;&amp;ROW()); INDIRECT(&quot;I&quot;&amp;ROW()))/SQRT(3)" office:value-type="float" office:value="0.000653333333333334">
            <text:p>0.00065</text:p>
          </table:table-cell>
          <table:table-cell table:formula="of:=1.96*STDEV(INDIRECT(&quot;B&quot;&amp;ROW()); INDIRECT(&quot;F&quot;&amp;ROW()); INDIRECT(&quot;J&quot;&amp;ROW()))/SQRT(3)" office:value-type="float" office:value="0.000442306666666667">
            <text:p>0.00044</text:p>
          </table:table-cell>
          <table:table-cell table:formula="of:=1.96*STDEV(INDIRECT(&quot;C&quot;&amp;ROW()); INDIRECT(&quot;G&quot;&amp;ROW()); INDIRECT(&quot;K&quot;&amp;ROW()))/SQRT(3)" office:value-type="float" office:value="0.000253689333333333">
            <text:p>0.00025</text:p>
          </table:table-cell>
          <table:table-cell table:number-columns-repeated="65"/>
        </table:table-row>
        <table:table-row table:style-name="ro2">
          <table:table-cell/>
          <table:table-cell table:style-name="ce1" table:number-columns-repeated="2"/>
          <table:table-cell table:number-columns-repeated="80"/>
        </table:table-row>
        <table:table-row table:style-name="ro2" table:number-rows-repeated="2">
          <table:table-cell table:number-columns-repeated="83"/>
        </table:table-row>
        <table:table-row table:style-name="ro2">
          <table:table-cell table:number-columns-repeated="3" office:value-type="float" office:value="0.333">
            <text:p>0.33</text:p>
          </table:table-cell>
          <table:table-cell/>
          <table:table-cell table:number-columns-repeated="3" office:value-type="float" office:value="0.333">
            <text:p>0.33</text:p>
          </table:table-cell>
          <table:table-cell/>
          <table:table-cell table:number-columns-repeated="3" office:value-type="float" office:value="0.333">
            <text:p>0.33</text:p>
          </table:table-cell>
          <table:table-cell/>
          <table:table-cell table:formula="of:=AVERAGE(INDIRECT(&quot;A&quot;&amp;ROW()); INDIRECT(&quot;E&quot;&amp;ROW()); INDIRECT(&quot;I&quot;&amp;ROW()))" office:value-type="float" office:value="0.333">
            <text:p>0.33300</text:p>
          </table:table-cell>
          <table:table-cell table:formula="of:=AVERAGE(INDIRECT(&quot;B&quot;&amp;ROW());INDIRECT(&quot;F&quot;&amp;ROW());INDIRECT(&quot;J&quot;&amp;ROW()))" office:value-type="float" office:value="0.333">
            <text:p>0.33300</text:p>
          </table:table-cell>
          <table:table-cell table:formula="of:=AVERAGE(INDIRECT(&quot;C&quot;&amp;ROW()); INDIRECT(&quot;G&quot;&amp;ROW()); INDIRECT(&quot;K&quot;&amp;ROW()))" office:value-type="float" office:value="0.333">
            <text:p>0.33300</text:p>
          </table:table-cell>
          <table:table-cell table:formula="of:=1.96*STDEV(INDIRECT(&quot;A&quot;&amp;ROW()); INDIRECT(&quot;E&quot;&amp;ROW()); INDIRECT(&quot;I&quot;&amp;ROW()))/SQRT(3)" office:value-type="float" office:value="0">
            <text:p>0.00000</text:p>
          </table:table-cell>
          <table:table-cell table:formula="of:=1.96*STDEV(INDIRECT(&quot;B&quot;&amp;ROW()); INDIRECT(&quot;F&quot;&amp;ROW()); INDIRECT(&quot;J&quot;&amp;ROW()))/SQRT(3)" office:value-type="float" office:value="0">
            <text:p>0.00000</text:p>
          </table:table-cell>
          <table:table-cell table:formula="of:=1.96*STDEV(INDIRECT(&quot;C&quot;&amp;ROW()); INDIRECT(&quot;G&quot;&amp;ROW()); INDIRECT(&quot;K&quot;&amp;ROW()))/SQRT(3)" office:value-type="float" office:value="0">
            <text:p>0.00000</text:p>
          </table:table-cell>
          <table:table-cell table:number-columns-repeated="65"/>
        </table:table-row>
        <table:table-row table:style-name="ro2">
          <table:table-cell table:number-columns-repeated="2" office:value-type="float" office:value="0.335">
            <text:p>0.34</text:p>
          </table:table-cell>
          <table:table-cell office:value-type="float" office:value="0.329">
            <text:p>0.33</text:p>
          </table:table-cell>
          <table:table-cell/>
          <table:table-cell table:number-columns-repeated="3" office:value-type="float" office:value="0.333">
            <text:p>0.33</text:p>
          </table:table-cell>
          <table:table-cell/>
          <table:table-cell office:value-type="float" office:value="0.38">
            <text:p>0.38</text:p>
          </table:table-cell>
          <table:table-cell office:value-type="float" office:value="0.387">
            <text:p>0.39</text:p>
          </table:table-cell>
          <table:table-cell office:value-type="float" office:value="0.232">
            <text:p>0.23</text:p>
          </table:table-cell>
          <table:table-cell/>
          <table:table-cell table:formula="of:=AVERAGE(INDIRECT(&quot;A&quot;&amp;ROW()); INDIRECT(&quot;E&quot;&amp;ROW()); INDIRECT(&quot;I&quot;&amp;ROW()))" office:value-type="float" office:value="0.349333333333333">
            <text:p>0.34933</text:p>
          </table:table-cell>
          <table:table-cell table:formula="of:=AVERAGE(INDIRECT(&quot;B&quot;&amp;ROW());INDIRECT(&quot;F&quot;&amp;ROW());INDIRECT(&quot;J&quot;&amp;ROW()))" office:value-type="float" office:value="0.351666666666667">
            <text:p>0.35167</text:p>
          </table:table-cell>
          <table:table-cell table:formula="of:=AVERAGE(INDIRECT(&quot;C&quot;&amp;ROW()); INDIRECT(&quot;G&quot;&amp;ROW()); INDIRECT(&quot;K&quot;&amp;ROW()))" office:value-type="float" office:value="0.298">
            <text:p>0.29800</text:p>
          </table:table-cell>
          <table:table-cell table:formula="of:=1.96*STDEV(INDIRECT(&quot;A&quot;&amp;ROW()); INDIRECT(&quot;E&quot;&amp;ROW()); INDIRECT(&quot;I&quot;&amp;ROW()))/SQRT(3)" office:value-type="float" office:value="0.0300746301353446">
            <text:p>0.03007</text:p>
          </table:table-cell>
          <table:table-cell table:formula="of:=1.96*STDEV(INDIRECT(&quot;B&quot;&amp;ROW()); INDIRECT(&quot;F&quot;&amp;ROW()); INDIRECT(&quot;J&quot;&amp;ROW()))/SQRT(3)" office:value-type="float" office:value="0.0346451522983776">
            <text:p>0.03465</text:p>
          </table:table-cell>
          <table:table-cell table:formula="of:=1.96*STDEV(INDIRECT(&quot;C&quot;&amp;ROW()); INDIRECT(&quot;G&quot;&amp;ROW()); INDIRECT(&quot;K&quot;&amp;ROW()))/SQRT(3)" office:value-type="float" office:value="0.0647195838470345">
            <text:p>0.06472</text:p>
          </table:table-cell>
          <table:table-cell table:number-columns-repeated="65"/>
        </table:table-row>
        <table:table-row table:style-name="ro2">
          <table:table-cell office:value-type="float" office:value="0.441">
            <text:p>0.44</text:p>
          </table:table-cell>
          <table:table-cell office:value-type="float" office:value="0.109">
            <text:p>0.11</text:p>
          </table:table-cell>
          <table:table-cell office:value-type="float" office:value="0.45">
            <text:p>0.45</text:p>
          </table:table-cell>
          <table:table-cell/>
          <table:table-cell table:number-columns-repeated="3" office:value-type="float" office:value="0.333">
            <text:p>0.33</text:p>
          </table:table-cell>
          <table:table-cell/>
          <table:table-cell office:value-type="float" office:value="0.382">
            <text:p>0.38</text:p>
          </table:table-cell>
          <table:table-cell office:value-type="float" office:value="0.389">
            <text:p>0.39</text:p>
          </table:table-cell>
          <table:table-cell office:value-type="float" office:value="0.229">
            <text:p>0.23</text:p>
          </table:table-cell>
          <table:table-cell/>
          <table:table-cell table:formula="of:=AVERAGE(INDIRECT(&quot;A&quot;&amp;ROW()); INDIRECT(&quot;E&quot;&amp;ROW()); INDIRECT(&quot;I&quot;&amp;ROW()))" office:value-type="float" office:value="0.385333333333333">
            <text:p>0.38533</text:p>
          </table:table-cell>
          <table:table-cell table:formula="of:=AVERAGE(INDIRECT(&quot;B&quot;&amp;ROW());INDIRECT(&quot;F&quot;&amp;ROW());INDIRECT(&quot;J&quot;&amp;ROW()))" office:value-type="float" office:value="0.277">
            <text:p>0.27700</text:p>
          </table:table-cell>
          <table:table-cell table:formula="of:=AVERAGE(INDIRECT(&quot;C&quot;&amp;ROW()); INDIRECT(&quot;G&quot;&amp;ROW()); INDIRECT(&quot;K&quot;&amp;ROW()))" office:value-type="float" office:value="0.337333333333333">
            <text:p>0.33733</text:p>
          </table:table-cell>
          <table:table-cell table:formula="of:=1.96*STDEV(INDIRECT(&quot;A&quot;&amp;ROW()); INDIRECT(&quot;E&quot;&amp;ROW()); INDIRECT(&quot;I&quot;&amp;ROW()))/SQRT(3)" office:value-type="float" office:value="0.0611940055161542">
            <text:p>0.06119</text:p>
          </table:table-cell>
          <table:table-cell table:formula="of:=1.96*STDEV(INDIRECT(&quot;B&quot;&amp;ROW()); INDIRECT(&quot;F&quot;&amp;ROW()); INDIRECT(&quot;J&quot;&amp;ROW()))/SQRT(3)" office:value-type="float" office:value="0.167661169426118">
            <text:p>0.16766</text:p>
          </table:table-cell>
          <table:table-cell table:formula="of:=1.96*STDEV(INDIRECT(&quot;C&quot;&amp;ROW()); INDIRECT(&quot;G&quot;&amp;ROW()); INDIRECT(&quot;K&quot;&amp;ROW()))/SQRT(3)" office:value-type="float" office:value="0.12511461270016">
            <text:p>0.12511</text:p>
          </table:table-cell>
          <table:table-cell table:number-columns-repeated="65"/>
        </table:table-row>
        <table:table-row table:style-name="ro2">
          <table:table-cell office:value-type="float" office:value="0.441">
            <text:p>0.44</text:p>
          </table:table-cell>
          <table:table-cell office:value-type="float" office:value="0.109">
            <text:p>0.11</text:p>
          </table:table-cell>
          <table:table-cell office:value-type="float" office:value="0.45">
            <text:p>0.45</text:p>
          </table:table-cell>
          <table:table-cell/>
          <table:table-cell office:value-type="float" office:value="0.338">
            <text:p>0.34</text:p>
          </table:table-cell>
          <table:table-cell office:value-type="float" office:value="0.325">
            <text:p>0.33</text:p>
          </table:table-cell>
          <table:table-cell office:value-type="float" office:value="0.338">
            <text:p>0.34</text:p>
          </table:table-cell>
          <table:table-cell/>
          <table:table-cell office:value-type="float" office:value="0.382">
            <text:p>0.38</text:p>
          </table:table-cell>
          <table:table-cell office:value-type="float" office:value="0.389">
            <text:p>0.39</text:p>
          </table:table-cell>
          <table:table-cell office:value-type="float" office:value="0.229">
            <text:p>0.23</text:p>
          </table:table-cell>
          <table:table-cell/>
          <table:table-cell table:formula="of:=AVERAGE(INDIRECT(&quot;A&quot;&amp;ROW()); INDIRECT(&quot;E&quot;&amp;ROW()); INDIRECT(&quot;I&quot;&amp;ROW()))" office:value-type="float" office:value="0.387">
            <text:p>0.38700</text:p>
          </table:table-cell>
          <table:table-cell table:formula="of:=AVERAGE(INDIRECT(&quot;B&quot;&amp;ROW());INDIRECT(&quot;F&quot;&amp;ROW());INDIRECT(&quot;J&quot;&amp;ROW()))" office:value-type="float" office:value="0.274333333333333">
            <text:p>0.27433</text:p>
          </table:table-cell>
          <table:table-cell table:formula="of:=AVERAGE(INDIRECT(&quot;C&quot;&amp;ROW()); INDIRECT(&quot;G&quot;&amp;ROW()); INDIRECT(&quot;K&quot;&amp;ROW()))" office:value-type="float" office:value="0.339">
            <text:p>0.33900</text:p>
          </table:table-cell>
          <table:table-cell table:formula="of:=1.96*STDEV(INDIRECT(&quot;A&quot;&amp;ROW()); INDIRECT(&quot;E&quot;&amp;ROW()); INDIRECT(&quot;I&quot;&amp;ROW()))/SQRT(3)" office:value-type="float" office:value="0.0584833697159571">
            <text:p>0.05848</text:p>
          </table:table-cell>
          <table:table-cell table:formula="of:=1.96*STDEV(INDIRECT(&quot;B&quot;&amp;ROW()); INDIRECT(&quot;F&quot;&amp;ROW()); INDIRECT(&quot;J&quot;&amp;ROW()))/SQRT(3)" office:value-type="float" office:value="0.166023814088354">
            <text:p>0.16602</text:p>
          </table:table-cell>
          <table:table-cell table:formula="of:=1.96*STDEV(INDIRECT(&quot;C&quot;&amp;ROW()); INDIRECT(&quot;G&quot;&amp;ROW()); INDIRECT(&quot;K&quot;&amp;ROW()))/SQRT(3)" office:value-type="float" office:value="0.125046361535765">
            <text:p>0.12505</text:p>
          </table:table-cell>
          <table:table-cell table:number-columns-repeated="65"/>
        </table:table-row>
        <table:table-row table:style-name="ro2">
          <table:table-cell office:value-type="float" office:value="0.445">
            <text:p>0.45</text:p>
          </table:table-cell>
          <table:table-cell office:value-type="float" office:value="0.11">
            <text:p>0.11</text:p>
          </table:table-cell>
          <table:table-cell office:value-type="float" office:value="0.445">
            <text:p>0.45</text:p>
          </table:table-cell>
          <table:table-cell/>
          <table:table-cell office:value-type="float" office:value="0.338">
            <text:p>0.34</text:p>
          </table:table-cell>
          <table:table-cell office:value-type="float" office:value="0.325">
            <text:p>0.33</text:p>
          </table:table-cell>
          <table:table-cell office:value-type="float" office:value="0.338">
            <text:p>0.34</text:p>
          </table:table-cell>
          <table:table-cell/>
          <table:table-cell office:value-type="float" office:value="0.382">
            <text:p>0.38</text:p>
          </table:table-cell>
          <table:table-cell office:value-type="float" office:value="0.389">
            <text:p>0.39</text:p>
          </table:table-cell>
          <table:table-cell office:value-type="float" office:value="0.229">
            <text:p>0.23</text:p>
          </table:table-cell>
          <table:table-cell/>
          <table:table-cell table:formula="of:=AVERAGE(INDIRECT(&quot;A&quot;&amp;ROW()); INDIRECT(&quot;E&quot;&amp;ROW()); INDIRECT(&quot;I&quot;&amp;ROW()))" office:value-type="float" office:value="0.388333333333333">
            <text:p>0.38833</text:p>
          </table:table-cell>
          <table:table-cell table:formula="of:=AVERAGE(INDIRECT(&quot;B&quot;&amp;ROW());INDIRECT(&quot;F&quot;&amp;ROW());INDIRECT(&quot;J&quot;&amp;ROW()))" office:value-type="float" office:value="0.274666666666667">
            <text:p>0.27467</text:p>
          </table:table-cell>
          <table:table-cell table:formula="of:=AVERAGE(INDIRECT(&quot;C&quot;&amp;ROW()); INDIRECT(&quot;G&quot;&amp;ROW()); INDIRECT(&quot;K&quot;&amp;ROW()))" office:value-type="float" office:value="0.337333333333333">
            <text:p>0.33733</text:p>
          </table:table-cell>
          <table:table-cell table:formula="of:=1.96*STDEV(INDIRECT(&quot;A&quot;&amp;ROW()); INDIRECT(&quot;E&quot;&amp;ROW()); INDIRECT(&quot;I&quot;&amp;ROW()))/SQRT(3)" office:value-type="float" office:value="0.0608582717832543">
            <text:p>0.06086</text:p>
          </table:table-cell>
          <table:table-cell table:formula="of:=1.96*STDEV(INDIRECT(&quot;B&quot;&amp;ROW()); INDIRECT(&quot;F&quot;&amp;ROW()); INDIRECT(&quot;J&quot;&amp;ROW()))/SQRT(3)" office:value-type="float" office:value="0.165386271632335">
            <text:p>0.16539</text:p>
          </table:table-cell>
          <table:table-cell table:formula="of:=1.96*STDEV(INDIRECT(&quot;C&quot;&amp;ROW()); INDIRECT(&quot;G&quot;&amp;ROW()); INDIRECT(&quot;K&quot;&amp;ROW()))/SQRT(3)" office:value-type="float" office:value="0.122215251275953">
            <text:p>0.12222</text:p>
          </table:table-cell>
          <table:table-cell table:number-columns-repeated="65"/>
        </table:table-row>
        <table:table-row table:style-name="ro2">
          <table:table-cell office:value-type="float" office:value="0.46">
            <text:p>0.46</text:p>
          </table:table-cell>
          <table:table-cell office:value-type="float" office:value="0.114">
            <text:p>0.11</text:p>
          </table:table-cell>
          <table:table-cell office:value-type="float" office:value="0.426">
            <text:p>0.43</text:p>
          </table:table-cell>
          <table:table-cell/>
          <table:table-cell office:value-type="float" office:value="0.338">
            <text:p>0.34</text:p>
          </table:table-cell>
          <table:table-cell office:value-type="float" office:value="0.325">
            <text:p>0.33</text:p>
          </table:table-cell>
          <table:table-cell office:value-type="float" office:value="0.338">
            <text:p>0.34</text:p>
          </table:table-cell>
          <table:table-cell/>
          <table:table-cell office:value-type="float" office:value="0.382">
            <text:p>0.38</text:p>
          </table:table-cell>
          <table:table-cell office:value-type="float" office:value="0.389">
            <text:p>0.39</text:p>
          </table:table-cell>
          <table:table-cell office:value-type="float" office:value="0.229">
            <text:p>0.23</text:p>
          </table:table-cell>
          <table:table-cell/>
          <table:table-cell table:formula="of:=AVERAGE(INDIRECT(&quot;A&quot;&amp;ROW()); INDIRECT(&quot;E&quot;&amp;ROW()); INDIRECT(&quot;I&quot;&amp;ROW()))" office:value-type="float" office:value="0.393333333333333">
            <text:p>0.39333</text:p>
          </table:table-cell>
          <table:table-cell table:formula="of:=AVERAGE(INDIRECT(&quot;B&quot;&amp;ROW());INDIRECT(&quot;F&quot;&amp;ROW());INDIRECT(&quot;J&quot;&amp;ROW()))" office:value-type="float" office:value="0.276">
            <text:p>0.27600</text:p>
          </table:table-cell>
          <table:table-cell table:formula="of:=AVERAGE(INDIRECT(&quot;C&quot;&amp;ROW()); INDIRECT(&quot;G&quot;&amp;ROW()); INDIRECT(&quot;K&quot;&amp;ROW()))" office:value-type="float" office:value="0.331">
            <text:p>0.33100</text:p>
          </table:table-cell>
          <table:table-cell table:formula="of:=1.96*STDEV(INDIRECT(&quot;A&quot;&amp;ROW()); INDIRECT(&quot;E&quot;&amp;ROW()); INDIRECT(&quot;I&quot;&amp;ROW()))/SQRT(3)" office:value-type="float" office:value="0.069915824945271">
            <text:p>0.06992</text:p>
          </table:table-cell>
          <table:table-cell table:formula="of:=1.96*STDEV(INDIRECT(&quot;B&quot;&amp;ROW()); INDIRECT(&quot;F&quot;&amp;ROW()); INDIRECT(&quot;J&quot;&amp;ROW()))/SQRT(3)" office:value-type="float" office:value="0.162837353618061">
            <text:p>0.16284</text:p>
          </table:table-cell>
          <table:table-cell table:formula="of:=1.96*STDEV(INDIRECT(&quot;C&quot;&amp;ROW()); INDIRECT(&quot;G&quot;&amp;ROW()); INDIRECT(&quot;K&quot;&amp;ROW()))/SQRT(3)" office:value-type="float" office:value="0.111674142635318">
            <text:p>0.11167</text:p>
          </table:table-cell>
          <table:table-cell table:number-columns-repeated="65"/>
        </table:table-row>
        <table:table-row table:style-name="ro2">
          <table:table-cell office:value-type="float" office:value="0.46">
            <text:p>0.46</text:p>
          </table:table-cell>
          <table:table-cell office:value-type="float" office:value="0.114">
            <text:p>0.11</text:p>
          </table:table-cell>
          <table:table-cell office:value-type="float" office:value="0.426">
            <text:p>0.43</text:p>
          </table:table-cell>
          <table:table-cell/>
          <table:table-cell office:value-type="float" office:value="0.439">
            <text:p>0.44</text:p>
          </table:table-cell>
          <table:table-cell office:value-type="float" office:value="0.105">
            <text:p>0.11</text:p>
          </table:table-cell>
          <table:table-cell office:value-type="float" office:value="0.456">
            <text:p>0.46</text:p>
          </table:table-cell>
          <table:table-cell/>
          <table:table-cell office:value-type="float" office:value="0.382">
            <text:p>0.38</text:p>
          </table:table-cell>
          <table:table-cell office:value-type="float" office:value="0.389">
            <text:p>0.39</text:p>
          </table:table-cell>
          <table:table-cell office:value-type="float" office:value="0.229">
            <text:p>0.23</text:p>
          </table:table-cell>
          <table:table-cell/>
          <table:table-cell table:formula="of:=AVERAGE(INDIRECT(&quot;A&quot;&amp;ROW()); INDIRECT(&quot;E&quot;&amp;ROW()); INDIRECT(&quot;I&quot;&amp;ROW()))" office:value-type="float" office:value="0.427">
            <text:p>0.42700</text:p>
          </table:table-cell>
          <table:table-cell table:formula="of:=AVERAGE(INDIRECT(&quot;B&quot;&amp;ROW());INDIRECT(&quot;F&quot;&amp;ROW());INDIRECT(&quot;J&quot;&amp;ROW()))" office:value-type="float" office:value="0.202666666666667">
            <text:p>0.20267</text:p>
          </table:table-cell>
          <table:table-cell table:formula="of:=AVERAGE(INDIRECT(&quot;C&quot;&amp;ROW()); INDIRECT(&quot;G&quot;&amp;ROW()); INDIRECT(&quot;K&quot;&amp;ROW()))" office:value-type="float" office:value="0.370333333333333">
            <text:p>0.37033</text:p>
          </table:table-cell>
          <table:table-cell table:formula="of:=1.96*STDEV(INDIRECT(&quot;A&quot;&amp;ROW()); INDIRECT(&quot;E&quot;&amp;ROW()); INDIRECT(&quot;I&quot;&amp;ROW()))/SQRT(3)" office:value-type="float" office:value="0.0456726263751057">
            <text:p>0.04567</text:p>
          </table:table-cell>
          <table:table-cell table:formula="of:=1.96*STDEV(INDIRECT(&quot;B&quot;&amp;ROW()); INDIRECT(&quot;F&quot;&amp;ROW()); INDIRECT(&quot;J&quot;&amp;ROW()))/SQRT(3)" office:value-type="float" office:value="0.182677654657353">
            <text:p>0.18268</text:p>
          </table:table-cell>
          <table:table-cell table:formula="of:=1.96*STDEV(INDIRECT(&quot;C&quot;&amp;ROW()); INDIRECT(&quot;G&quot;&amp;ROW()); INDIRECT(&quot;K&quot;&amp;ROW()))/SQRT(3)" office:value-type="float" office:value="0.139542884845882">
            <text:p>0.13954</text:p>
          </table:table-cell>
          <table:table-cell table:number-columns-repeated="65"/>
        </table:table-row>
        <table:table-row table:style-name="ro2">
          <table:table-cell office:value-type="float" office:value="0.46">
            <text:p>0.46</text:p>
          </table:table-cell>
          <table:table-cell office:value-type="float" office:value="0.114">
            <text:p>0.11</text:p>
          </table:table-cell>
          <table:table-cell office:value-type="float" office:value="0.426">
            <text:p>0.43</text:p>
          </table:table-cell>
          <table:table-cell/>
          <table:table-cell office:value-type="float" office:value="0.445">
            <text:p>0.45</text:p>
          </table:table-cell>
          <table:table-cell office:value-type="float" office:value="0.0919">
            <text:p>0.09</text:p>
          </table:table-cell>
          <table:table-cell office:value-type="float" office:value="0.463">
            <text:p>0.46</text:p>
          </table:table-cell>
          <table:table-cell/>
          <table:table-cell office:value-type="float" office:value="0.382">
            <text:p>0.38</text:p>
          </table:table-cell>
          <table:table-cell office:value-type="float" office:value="0.389">
            <text:p>0.39</text:p>
          </table:table-cell>
          <table:table-cell office:value-type="float" office:value="0.229">
            <text:p>0.23</text:p>
          </table:table-cell>
          <table:table-cell/>
          <table:table-cell table:formula="of:=AVERAGE(INDIRECT(&quot;A&quot;&amp;ROW()); INDIRECT(&quot;E&quot;&amp;ROW()); INDIRECT(&quot;I&quot;&amp;ROW()))" office:value-type="float" office:value="0.429">
            <text:p>0.42900</text:p>
          </table:table-cell>
          <table:table-cell table:formula="of:=AVERAGE(INDIRECT(&quot;B&quot;&amp;ROW());INDIRECT(&quot;F&quot;&amp;ROW());INDIRECT(&quot;J&quot;&amp;ROW()))" office:value-type="float" office:value="0.1983">
            <text:p>0.19830</text:p>
          </table:table-cell>
          <table:table-cell table:formula="of:=AVERAGE(INDIRECT(&quot;C&quot;&amp;ROW()); INDIRECT(&quot;G&quot;&amp;ROW()); INDIRECT(&quot;K&quot;&amp;ROW()))" office:value-type="float" office:value="0.372666666666667">
            <text:p>0.37267</text:p>
          </table:table-cell>
          <table:table-cell table:formula="of:=1.96*STDEV(INDIRECT(&quot;A&quot;&amp;ROW()); INDIRECT(&quot;E&quot;&amp;ROW()); INDIRECT(&quot;I&quot;&amp;ROW()))/SQRT(3)" office:value-type="float" office:value="0.0468353883297662">
            <text:p>0.04684</text:p>
          </table:table-cell>
          <table:table-cell table:formula="of:=1.96*STDEV(INDIRECT(&quot;B&quot;&amp;ROW()); INDIRECT(&quot;F&quot;&amp;ROW()); INDIRECT(&quot;J&quot;&amp;ROW()))/SQRT(3)" office:value-type="float" office:value="0.187303852916413">
            <text:p>0.18730</text:p>
          </table:table-cell>
          <table:table-cell table:formula="of:=1.96*STDEV(INDIRECT(&quot;C&quot;&amp;ROW()); INDIRECT(&quot;G&quot;&amp;ROW()); INDIRECT(&quot;K&quot;&amp;ROW()))/SQRT(3)" office:value-type="float" office:value="0.142341228196347">
            <text:p>0.14234</text:p>
          </table:table-cell>
          <table:table-cell table:number-columns-repeated="65"/>
        </table:table-row>
        <table:table-row table:style-name="ro2">
          <table:table-cell office:value-type="float" office:value="0.469">
            <text:p>0.47</text:p>
          </table:table-cell>
          <table:table-cell office:value-type="float" office:value="0.0983">
            <text:p>0.10</text:p>
          </table:table-cell>
          <table:table-cell office:value-type="float" office:value="0.433">
            <text:p>0.43</text:p>
          </table:table-cell>
          <table:table-cell/>
          <table:table-cell office:value-type="float" office:value="0.445">
            <text:p>0.45</text:p>
          </table:table-cell>
          <table:table-cell office:value-type="float" office:value="0.0919">
            <text:p>0.09</text:p>
          </table:table-cell>
          <table:table-cell office:value-type="float" office:value="0.463">
            <text:p>0.46</text:p>
          </table:table-cell>
          <table:table-cell/>
          <table:table-cell office:value-type="float" office:value="0.382">
            <text:p>0.38</text:p>
          </table:table-cell>
          <table:table-cell office:value-type="float" office:value="0.389">
            <text:p>0.39</text:p>
          </table:table-cell>
          <table:table-cell office:value-type="float" office:value="0.229">
            <text:p>0.23</text:p>
          </table:table-cell>
          <table:table-cell/>
          <table:table-cell table:formula="of:=AVERAGE(INDIRECT(&quot;A&quot;&amp;ROW()); INDIRECT(&quot;E&quot;&amp;ROW()); INDIRECT(&quot;I&quot;&amp;ROW()))" office:value-type="float" office:value="0.432">
            <text:p>0.43200</text:p>
          </table:table-cell>
          <table:table-cell table:formula="of:=AVERAGE(INDIRECT(&quot;B&quot;&amp;ROW());INDIRECT(&quot;F&quot;&amp;ROW());INDIRECT(&quot;J&quot;&amp;ROW()))" office:value-type="float" office:value="0.193066666666667">
            <text:p>0.19307</text:p>
          </table:table-cell>
          <table:table-cell table:formula="of:=AVERAGE(INDIRECT(&quot;C&quot;&amp;ROW()); INDIRECT(&quot;G&quot;&amp;ROW()); INDIRECT(&quot;K&quot;&amp;ROW()))" office:value-type="float" office:value="0.375">
            <text:p>0.37500</text:p>
          </table:table-cell>
          <table:table-cell table:formula="of:=1.96*STDEV(INDIRECT(&quot;A&quot;&amp;ROW()); INDIRECT(&quot;E&quot;&amp;ROW()); INDIRECT(&quot;I&quot;&amp;ROW()))/SQRT(3)" office:value-type="float" office:value="0.0508467973426056">
            <text:p>0.05085</text:p>
          </table:table-cell>
          <table:table-cell table:formula="of:=1.96*STDEV(INDIRECT(&quot;B&quot;&amp;ROW()); INDIRECT(&quot;F&quot;&amp;ROW()); INDIRECT(&quot;J&quot;&amp;ROW()))/SQRT(3)" office:value-type="float" office:value="0.19204880857856">
            <text:p>0.19205</text:p>
          </table:table-cell>
          <table:table-cell table:formula="of:=1.96*STDEV(INDIRECT(&quot;C&quot;&amp;ROW()); INDIRECT(&quot;G&quot;&amp;ROW()); INDIRECT(&quot;K&quot;&amp;ROW()))/SQRT(3)" office:value-type="float" office:value="0.144083331443995">
            <text:p>0.14408</text:p>
          </table:table-cell>
          <table:table-cell table:number-columns-repeated="65"/>
        </table:table-row>
        <table:table-row table:style-name="ro2">
          <table:table-cell office:value-type="float" office:value="0.469">
            <text:p>0.47</text:p>
          </table:table-cell>
          <table:table-cell office:value-type="float" office:value="0.0983">
            <text:p>0.10</text:p>
          </table:table-cell>
          <table:table-cell office:value-type="float" office:value="0.433">
            <text:p>0.43</text:p>
          </table:table-cell>
          <table:table-cell/>
          <table:table-cell office:value-type="float" office:value="0.445">
            <text:p>0.45</text:p>
          </table:table-cell>
          <table:table-cell office:value-type="float" office:value="0.0919">
            <text:p>0.09</text:p>
          </table:table-cell>
          <table:table-cell office:value-type="float" office:value="0.463">
            <text:p>0.46</text:p>
          </table:table-cell>
          <table:table-cell/>
          <table:table-cell office:value-type="float" office:value="0.383">
            <text:p>0.38</text:p>
          </table:table-cell>
          <table:table-cell office:value-type="float" office:value="0.391">
            <text:p>0.39</text:p>
          </table:table-cell>
          <table:table-cell office:value-type="float" office:value="0.226">
            <text:p>0.23</text:p>
          </table:table-cell>
          <table:table-cell/>
          <table:table-cell table:formula="of:=AVERAGE(INDIRECT(&quot;A&quot;&amp;ROW()); INDIRECT(&quot;E&quot;&amp;ROW()); INDIRECT(&quot;I&quot;&amp;ROW()))" office:value-type="float" office:value="0.432333333333333">
            <text:p>0.43233</text:p>
          </table:table-cell>
          <table:table-cell table:formula="of:=AVERAGE(INDIRECT(&quot;B&quot;&amp;ROW());INDIRECT(&quot;F&quot;&amp;ROW());INDIRECT(&quot;J&quot;&amp;ROW()))" office:value-type="float" office:value="0.193733333333333">
            <text:p>0.19373</text:p>
          </table:table-cell>
          <table:table-cell table:formula="of:=AVERAGE(INDIRECT(&quot;C&quot;&amp;ROW()); INDIRECT(&quot;G&quot;&amp;ROW()); INDIRECT(&quot;K&quot;&amp;ROW()))" office:value-type="float" office:value="0.374">
            <text:p>0.37400</text:p>
          </table:table-cell>
          <table:table-cell table:formula="of:=1.96*STDEV(INDIRECT(&quot;A&quot;&amp;ROW()); INDIRECT(&quot;E&quot;&amp;ROW()); INDIRECT(&quot;I&quot;&amp;ROW()))/SQRT(3)" office:value-type="float" office:value="0.0502174967295043">
            <text:p>0.05022</text:p>
          </table:table-cell>
          <table:table-cell table:formula="of:=1.96*STDEV(INDIRECT(&quot;B&quot;&amp;ROW()); INDIRECT(&quot;F&quot;&amp;ROW()); INDIRECT(&quot;J&quot;&amp;ROW()))/SQRT(3)" office:value-type="float" office:value="0.193355244519281">
            <text:p>0.19336</text:p>
          </table:table-cell>
          <table:table-cell table:formula="of:=1.96*STDEV(INDIRECT(&quot;C&quot;&amp;ROW()); INDIRECT(&quot;G&quot;&amp;ROW()); INDIRECT(&quot;K&quot;&amp;ROW()))/SQRT(3)" office:value-type="float" office:value="0.146029865438547">
            <text:p>0.14603</text:p>
          </table:table-cell>
          <table:table-cell table:number-columns-repeated="65"/>
        </table:table-row>
        <table:table-row table:style-name="ro2" table:number-rows-repeated="3">
          <table:table-cell table:number-columns-repeated="12"/>
          <table:table-cell table:style-name="Default" table:number-columns-repeated="6"/>
          <table:table-cell table:number-columns-repeated="65"/>
        </table:table-row>
        <table:table-row table:style-name="ro2">
          <table:table-cell office:value-type="string">
            <text:p>Cart</text:p>
          </table:table-cell>
          <table:table-cell table:number-columns-repeated="11"/>
          <table:table-cell table:style-name="Default" table:number-columns-repeated="6"/>
          <table:table-cell table:number-columns-repeated="3"/>
          <table:table-cell office:value-type="string">
            <text:p>Average</text:p>
          </table:table-cell>
          <table:table-cell table:number-columns-repeated="5"/>
          <table:table-cell office:value-type="string">
            <text:p>Standard Error</text:p>
          </table:table-cell>
          <table:table-cell table:number-columns-repeated="55"/>
        </table:table-row>
        <table:table-row table:style-name="ro2">
          <table:table-cell table:number-columns-repeated="6" office:value-type="float" office:value="0.167">
            <text:p>0.17</text:p>
          </table:table-cell>
          <table:table-cell/>
          <table:table-cell table:number-columns-repeated="5" office:value-type="float" office:value="0.167">
            <text:p>0.17</text:p>
          </table:table-cell>
          <table:table-cell table:style-name="Default" office:value-type="float" office:value="0.167">
            <text:p>0.17</text:p>
          </table:table-cell>
          <table:table-cell table:style-name="Default"/>
          <table:table-cell table:style-name="Default" office:value-type="float" office:value="0.167">
            <text:p>0.17</text:p>
          </table:table-cell>
          <table:table-cell table:style-name="Default" office:value-type="float" office:value="0.167">
            <text:p>0.17</text:p>
          </table:table-cell>
          <table:table-cell table:style-name="Default" office:value-type="float" office:value="0.167">
            <text:p>0.17</text:p>
          </table:table-cell>
          <table:table-cell table:style-name="Default" office:value-type="float" office:value="0.167">
            <text:p>0.17</text:p>
          </table:table-cell>
          <table:table-cell table:number-columns-repeated="2" office:value-type="float" office:value="0.167">
            <text:p>0.17</text:p>
          </table:table-cell>
          <table:table-cell/>
          <table:table-cell table:style-name="ce2" table:formula="of:=AVERAGE(INDIRECT(&quot;A&quot;&amp;ROW()); INDIRECT(&quot;H&quot;&amp;ROW()); INDIRECT(&quot;O&quot;&amp;ROW()))" office:value-type="float" office:value="0.167">
            <text:p>0.16700</text:p>
          </table:table-cell>
          <table:table-cell table:style-name="ce2" table:formula="of:=AVERAGE(INDIRECT(&quot;B&quot;&amp;ROW()); INDIRECT(&quot;I&quot;&amp;ROW()); INDIRECT(&quot;P&quot;&amp;ROW()))" office:value-type="float" office:value="0.167">
            <text:p>0.16700</text:p>
          </table:table-cell>
          <table:table-cell table:style-name="ce2" table:formula="of:=AVERAGE(INDIRECT(&quot;C&quot;&amp;ROW()); INDIRECT(&quot;J&quot;&amp;ROW()); INDIRECT(&quot;Q&quot;&amp;ROW()))" office:value-type="float" office:value="0.167">
            <text:p>0.16700</text:p>
          </table:table-cell>
          <table:table-cell table:style-name="ce2" table:formula="of:=AVERAGE(INDIRECT(&quot;D&quot;&amp;ROW()); INDIRECT(&quot;K&quot;&amp;ROW()); INDIRECT(&quot;R&quot;&amp;ROW()))" office:value-type="float" office:value="0.167">
            <text:p>0.16700</text:p>
          </table:table-cell>
          <table:table-cell table:style-name="ce2" table:formula="of:=AVERAGE(INDIRECT(&quot;E&quot;&amp;ROW()); INDIRECT(&quot;L&quot;&amp;ROW()); INDIRECT(&quot;S&quot;&amp;ROW()))" office:value-type="float" office:value="0.167">
            <text:p>0.16700</text:p>
          </table:table-cell>
          <table:table-cell table:style-name="ce2" table:formula="of:=AVERAGE(INDIRECT(&quot;F&quot;&amp;ROW()); INDIRECT(&quot;M&quot;&amp;ROW()); INDIRECT(&quot;T&quot;&amp;ROW()))" office:value-type="float" office:value="0.167">
            <text:p>0.16700</text:p>
          </table:table-cell>
          <table:table-cell table:style-name="ce2" table:formula="of:=1.96*STDEV(INDIRECT(&quot;A&quot;&amp;ROW()); INDIRECT(&quot;H&quot;&amp;ROW()); INDIRECT(&quot;O&quot;&amp;ROW()))/SQRT(3)" office:value-type="float" office:value="0">
            <text:p>0.00000</text:p>
          </table:table-cell>
          <table:table-cell table:style-name="ce2" table:formula="of:=1.96*STDEV(INDIRECT(&quot;B&quot;&amp;ROW()); INDIRECT(&quot;I&quot;&amp;ROW()); INDIRECT(&quot;P&quot;&amp;ROW()))/SQRT(3)" office:value-type="float" office:value="0">
            <text:p>0.00000</text:p>
          </table:table-cell>
          <table:table-cell table:style-name="ce2" table:formula="of:=1.96*STDEV(INDIRECT(&quot;C&quot;&amp;ROW()); INDIRECT(&quot;J&quot;&amp;ROW()); INDIRECT(&quot;Q&quot;&amp;ROW()))/SQRT(3)" office:value-type="float" office:value="0">
            <text:p>0.00000</text:p>
          </table:table-cell>
          <table:table-cell table:style-name="ce2" table:formula="of:=1.96*STDEV(INDIRECT(&quot;D&quot;&amp;ROW()); INDIRECT(&quot;K&quot;&amp;ROW()); INDIRECT(&quot;R&quot;&amp;ROW()))/SQRT(3)" office:value-type="float" office:value="0">
            <text:p>0.00000</text:p>
          </table:table-cell>
          <table:table-cell table:style-name="ce2" table:formula="of:=1.96*STDEV(INDIRECT(&quot;E&quot;&amp;ROW()); INDIRECT(&quot;L&quot;&amp;ROW()); INDIRECT(&quot;S&quot;&amp;ROW()))/SQRT(3)" office:value-type="float" office:value="0">
            <text:p>0.00000</text:p>
          </table:table-cell>
          <table:table-cell table:style-name="ce2" table:formula="of:=1.96*STDEV(INDIRECT(&quot;F&quot;&amp;ROW()); INDIRECT(&quot;M&quot;&amp;ROW()); INDIRECT(&quot;T&quot;&amp;ROW()))/SQRT(3)" office:value-type="float" office:value="0">
            <text:p>0.00000</text:p>
          </table:table-cell>
          <table:table-cell table:number-columns-repeated="50"/>
        </table:table-row>
        <table:table-row table:style-name="ro2">
          <table:table-cell office:value-type="float" office:value="0.00277">
            <text:p>0.00</text:p>
          </table:table-cell>
          <table:table-cell office:value-type="float" office:value="0.334">
            <text:p>0.33</text:p>
          </table:table-cell>
          <table:table-cell office:value-type="float" office:value="0.00277">
            <text:p>0.00</text:p>
          </table:table-cell>
          <table:table-cell office:value-type="float" office:value="0.323">
            <text:p>0.32</text:p>
          </table:table-cell>
          <table:table-cell office:value-type="float" office:value="0.00832">
            <text:p>0.01</text:p>
          </table:table-cell>
          <table:table-cell office:value-type="float" office:value="0.329">
            <text:p>0.33</text:p>
          </table:table-cell>
          <table:table-cell/>
          <table:table-cell office:value-type="float" office:value="0.00277">
            <text:p>0.00</text:p>
          </table:table-cell>
          <table:table-cell office:value-type="float" office:value="0.334">
            <text:p>0.33</text:p>
          </table:table-cell>
          <table:table-cell office:value-type="float" office:value="0.00277">
            <text:p>0.00</text:p>
          </table:table-cell>
          <table:table-cell office:value-type="float" office:value="0.323">
            <text:p>0.32</text:p>
          </table:table-cell>
          <table:table-cell office:value-type="float" office:value="0.00832">
            <text:p>0.01</text:p>
          </table:table-cell>
          <table:table-cell table:style-name="Default" office:value-type="float" office:value="0.329">
            <text:p>0.33</text:p>
          </table:table-cell>
          <table:table-cell table:style-name="Default"/>
          <table:table-cell table:style-name="Default" office:value-type="float" office:value="0.00277">
            <text:p>0.00</text:p>
          </table:table-cell>
          <table:table-cell table:style-name="Default" office:value-type="float" office:value="0.334">
            <text:p>0.33</text:p>
          </table:table-cell>
          <table:table-cell table:style-name="Default" office:value-type="float" office:value="0.00277">
            <text:p>0.00</text:p>
          </table:table-cell>
          <table:table-cell table:style-name="Default" office:value-type="float" office:value="0.323">
            <text:p>0.32</text:p>
          </table:table-cell>
          <table:table-cell office:value-type="float" office:value="0.00832">
            <text:p>0.01</text:p>
          </table:table-cell>
          <table:table-cell office:value-type="float" office:value="0.329">
            <text:p>0.33</text:p>
          </table:table-cell>
          <table:table-cell/>
          <table:table-cell table:style-name="ce2" table:formula="of:=AVERAGE(INDIRECT(&quot;A&quot;&amp;ROW()); INDIRECT(&quot;H&quot;&amp;ROW()); INDIRECT(&quot;O&quot;&amp;ROW()))" office:value-type="float" office:value="0.00277">
            <text:p>0.00277</text:p>
          </table:table-cell>
          <table:table-cell table:style-name="ce2" table:formula="of:=AVERAGE(INDIRECT(&quot;B&quot;&amp;ROW()); INDIRECT(&quot;I&quot;&amp;ROW()); INDIRECT(&quot;P&quot;&amp;ROW()))" office:value-type="float" office:value="0.334">
            <text:p>0.33400</text:p>
          </table:table-cell>
          <table:table-cell table:style-name="ce2" table:formula="of:=AVERAGE(INDIRECT(&quot;C&quot;&amp;ROW()); INDIRECT(&quot;J&quot;&amp;ROW()); INDIRECT(&quot;Q&quot;&amp;ROW()))" office:value-type="float" office:value="0.00277">
            <text:p>0.00277</text:p>
          </table:table-cell>
          <table:table-cell table:style-name="ce2" table:formula="of:=AVERAGE(INDIRECT(&quot;D&quot;&amp;ROW()); INDIRECT(&quot;K&quot;&amp;ROW()); INDIRECT(&quot;R&quot;&amp;ROW()))" office:value-type="float" office:value="0.323">
            <text:p>0.32300</text:p>
          </table:table-cell>
          <table:table-cell table:style-name="ce2" table:formula="of:=AVERAGE(INDIRECT(&quot;E&quot;&amp;ROW()); INDIRECT(&quot;L&quot;&amp;ROW()); INDIRECT(&quot;S&quot;&amp;ROW()))" office:value-type="float" office:value="0.00832">
            <text:p>0.00832</text:p>
          </table:table-cell>
          <table:table-cell table:style-name="ce2" table:formula="of:=AVERAGE(INDIRECT(&quot;F&quot;&amp;ROW()); INDIRECT(&quot;M&quot;&amp;ROW()); INDIRECT(&quot;T&quot;&amp;ROW()))" office:value-type="float" office:value="0.329">
            <text:p>0.32900</text:p>
          </table:table-cell>
          <table:table-cell table:style-name="ce2" table:formula="of:=1.96*STDEV(INDIRECT(&quot;A&quot;&amp;ROW()); INDIRECT(&quot;H&quot;&amp;ROW()); INDIRECT(&quot;O&quot;&amp;ROW()))/SQRT(3)" office:value-type="float" office:value="0">
            <text:p>0.00000</text:p>
          </table:table-cell>
          <table:table-cell table:style-name="ce2" table:formula="of:=1.96*STDEV(INDIRECT(&quot;B&quot;&amp;ROW()); INDIRECT(&quot;I&quot;&amp;ROW()); INDIRECT(&quot;P&quot;&amp;ROW()))/SQRT(3)" office:value-type="float" office:value="0">
            <text:p>0.00000</text:p>
          </table:table-cell>
          <table:table-cell table:style-name="ce2" table:formula="of:=1.96*STDEV(INDIRECT(&quot;C&quot;&amp;ROW()); INDIRECT(&quot;J&quot;&amp;ROW()); INDIRECT(&quot;Q&quot;&amp;ROW()))/SQRT(3)" office:value-type="float" office:value="0">
            <text:p>0.00000</text:p>
          </table:table-cell>
          <table:table-cell table:style-name="ce2" table:formula="of:=1.96*STDEV(INDIRECT(&quot;D&quot;&amp;ROW()); INDIRECT(&quot;K&quot;&amp;ROW()); INDIRECT(&quot;R&quot;&amp;ROW()))/SQRT(3)" office:value-type="float" office:value="0">
            <text:p>0.00000</text:p>
          </table:table-cell>
          <table:table-cell table:style-name="ce2" table:formula="of:=1.96*STDEV(INDIRECT(&quot;E&quot;&amp;ROW()); INDIRECT(&quot;L&quot;&amp;ROW()); INDIRECT(&quot;S&quot;&amp;ROW()))/SQRT(3)" office:value-type="float" office:value="0">
            <text:p>0.00000</text:p>
          </table:table-cell>
          <table:table-cell table:style-name="ce2" table:formula="of:=1.96*STDEV(INDIRECT(&quot;F&quot;&amp;ROW()); INDIRECT(&quot;M&quot;&amp;ROW()); INDIRECT(&quot;T&quot;&amp;ROW()))/SQRT(3)" office:value-type="float" office:value="0">
            <text:p>0.00000</text:p>
          </table:table-cell>
          <table:table-cell table:number-columns-repeated="50"/>
        </table:table-row>
        <table:table-row table:style-name="ro2">
          <table:table-cell office:value-type="float" office:value="0.0047">
            <text:p>0.00</text:p>
          </table:table-cell>
          <table:table-cell office:value-type="float" office:value="0.097">
            <text:p>0.10</text:p>
          </table:table-cell>
          <table:table-cell office:value-type="float" office:value="0.0047">
            <text:p>0.00</text:p>
          </table:table-cell>
          <table:table-cell office:value-type="float" office:value="0.814">
            <text:p>0.81</text:p>
          </table:table-cell>
          <table:table-cell office:value-type="float" office:value="0.0047">
            <text:p>0.00</text:p>
          </table:table-cell>
          <table:table-cell office:value-type="float" office:value="0.0747">
            <text:p>0.07</text:p>
          </table:table-cell>
          <table:table-cell/>
          <table:table-cell office:value-type="float" office:value="0.0047">
            <text:p>0.00</text:p>
          </table:table-cell>
          <table:table-cell office:value-type="float" office:value="0.097">
            <text:p>0.10</text:p>
          </table:table-cell>
          <table:table-cell office:value-type="float" office:value="0.0047">
            <text:p>0.00</text:p>
          </table:table-cell>
          <table:table-cell office:value-type="float" office:value="0.814">
            <text:p>0.81</text:p>
          </table:table-cell>
          <table:table-cell office:value-type="float" office:value="0.0047">
            <text:p>0.00</text:p>
          </table:table-cell>
          <table:table-cell table:style-name="Default" office:value-type="float" office:value="0.0747">
            <text:p>0.07</text:p>
          </table:table-cell>
          <table:table-cell table:style-name="Default"/>
          <table:table-cell table:style-name="Default" office:value-type="float" office:value="0.0047">
            <text:p>0.00</text:p>
          </table:table-cell>
          <table:table-cell table:style-name="Default" office:value-type="float" office:value="0.097">
            <text:p>0.10</text:p>
          </table:table-cell>
          <table:table-cell table:style-name="Default" office:value-type="float" office:value="0.0047">
            <text:p>0.00</text:p>
          </table:table-cell>
          <table:table-cell table:style-name="Default" office:value-type="float" office:value="0.814">
            <text:p>0.81</text:p>
          </table:table-cell>
          <table:table-cell office:value-type="float" office:value="0.0047">
            <text:p>0.00</text:p>
          </table:table-cell>
          <table:table-cell office:value-type="float" office:value="0.0747">
            <text:p>0.07</text:p>
          </table:table-cell>
          <table:table-cell/>
          <table:table-cell table:style-name="ce2" table:formula="of:=AVERAGE(INDIRECT(&quot;A&quot;&amp;ROW()); INDIRECT(&quot;H&quot;&amp;ROW()); INDIRECT(&quot;O&quot;&amp;ROW()))" office:value-type="float" office:value="0.0047">
            <text:p>0.00470</text:p>
          </table:table-cell>
          <table:table-cell table:style-name="ce2" table:formula="of:=AVERAGE(INDIRECT(&quot;B&quot;&amp;ROW()); INDIRECT(&quot;I&quot;&amp;ROW()); INDIRECT(&quot;P&quot;&amp;ROW()))" office:value-type="float" office:value="0.097">
            <text:p>0.09700</text:p>
          </table:table-cell>
          <table:table-cell table:style-name="ce2" table:formula="of:=AVERAGE(INDIRECT(&quot;C&quot;&amp;ROW()); INDIRECT(&quot;J&quot;&amp;ROW()); INDIRECT(&quot;Q&quot;&amp;ROW()))" office:value-type="float" office:value="0.0047">
            <text:p>0.00470</text:p>
          </table:table-cell>
          <table:table-cell table:style-name="ce2" table:formula="of:=AVERAGE(INDIRECT(&quot;D&quot;&amp;ROW()); INDIRECT(&quot;K&quot;&amp;ROW()); INDIRECT(&quot;R&quot;&amp;ROW()))" office:value-type="float" office:value="0.814">
            <text:p>0.81400</text:p>
          </table:table-cell>
          <table:table-cell table:style-name="ce2" table:formula="of:=AVERAGE(INDIRECT(&quot;E&quot;&amp;ROW()); INDIRECT(&quot;L&quot;&amp;ROW()); INDIRECT(&quot;S&quot;&amp;ROW()))" office:value-type="float" office:value="0.0047">
            <text:p>0.00470</text:p>
          </table:table-cell>
          <table:table-cell table:style-name="ce2" table:formula="of:=AVERAGE(INDIRECT(&quot;F&quot;&amp;ROW()); INDIRECT(&quot;M&quot;&amp;ROW()); INDIRECT(&quot;T&quot;&amp;ROW()))" office:value-type="float" office:value="0.0747">
            <text:p>0.07470</text:p>
          </table:table-cell>
          <table:table-cell table:style-name="ce2" table:formula="of:=1.96*STDEV(INDIRECT(&quot;A&quot;&amp;ROW()); INDIRECT(&quot;H&quot;&amp;ROW()); INDIRECT(&quot;O&quot;&amp;ROW()))/SQRT(3)" office:value-type="float" office:value="0">
            <text:p>0.00000</text:p>
          </table:table-cell>
          <table:table-cell table:style-name="ce2" table:formula="of:=1.96*STDEV(INDIRECT(&quot;B&quot;&amp;ROW()); INDIRECT(&quot;I&quot;&amp;ROW()); INDIRECT(&quot;P&quot;&amp;ROW()))/SQRT(3)" office:value-type="float" office:value="0">
            <text:p>0.00000</text:p>
          </table:table-cell>
          <table:table-cell table:style-name="ce2" table:formula="of:=1.96*STDEV(INDIRECT(&quot;C&quot;&amp;ROW()); INDIRECT(&quot;J&quot;&amp;ROW()); INDIRECT(&quot;Q&quot;&amp;ROW()))/SQRT(3)" office:value-type="float" office:value="0">
            <text:p>0.00000</text:p>
          </table:table-cell>
          <table:table-cell table:style-name="ce2" table:formula="of:=1.96*STDEV(INDIRECT(&quot;D&quot;&amp;ROW()); INDIRECT(&quot;K&quot;&amp;ROW()); INDIRECT(&quot;R&quot;&amp;ROW()))/SQRT(3)" office:value-type="float" office:value="0">
            <text:p>0.00000</text:p>
          </table:table-cell>
          <table:table-cell table:style-name="ce2" table:formula="of:=1.96*STDEV(INDIRECT(&quot;E&quot;&amp;ROW()); INDIRECT(&quot;L&quot;&amp;ROW()); INDIRECT(&quot;S&quot;&amp;ROW()))/SQRT(3)" office:value-type="float" office:value="0">
            <text:p>0.00000</text:p>
          </table:table-cell>
          <table:table-cell table:style-name="ce2" table:formula="of:=1.96*STDEV(INDIRECT(&quot;F&quot;&amp;ROW()); INDIRECT(&quot;M&quot;&amp;ROW()); INDIRECT(&quot;T&quot;&amp;ROW()))/SQRT(3)" office:value-type="float" office:value="0">
            <text:p>0.00000</text:p>
          </table:table-cell>
          <table:table-cell table:number-columns-repeated="50"/>
        </table:table-row>
        <table:table-row table:style-name="ro2">
          <table:table-cell office:value-type="float" office:value="0.00223">
            <text:p>0.00</text:p>
          </table:table-cell>
          <table:table-cell office:value-type="float" office:value="0.0134">
            <text:p>0.01</text:p>
          </table:table-cell>
          <table:table-cell office:value-type="float" office:value="0.00223">
            <text:p>0.00</text:p>
          </table:table-cell>
          <table:table-cell office:value-type="float" office:value="0.972">
            <text:p>0.97</text:p>
          </table:table-cell>
          <table:table-cell office:value-type="float" office:value="0.00223">
            <text:p>0.00</text:p>
          </table:table-cell>
          <table:table-cell office:value-type="float" office:value="0.00803">
            <text:p>0.01</text:p>
          </table:table-cell>
          <table:table-cell/>
          <table:table-cell office:value-type="float" office:value="0.00223">
            <text:p>0.00</text:p>
          </table:table-cell>
          <table:table-cell office:value-type="float" office:value="0.0134">
            <text:p>0.01</text:p>
          </table:table-cell>
          <table:table-cell office:value-type="float" office:value="0.00223">
            <text:p>0.00</text:p>
          </table:table-cell>
          <table:table-cell office:value-type="float" office:value="0.972">
            <text:p>0.97</text:p>
          </table:table-cell>
          <table:table-cell office:value-type="float" office:value="0.00223">
            <text:p>0.00</text:p>
          </table:table-cell>
          <table:table-cell table:style-name="Default" office:value-type="float" office:value="0.00803">
            <text:p>0.01</text:p>
          </table:table-cell>
          <table:table-cell table:style-name="Default"/>
          <table:table-cell table:style-name="Default" office:value-type="float" office:value="0.00223">
            <text:p>0.00</text:p>
          </table:table-cell>
          <table:table-cell table:style-name="Default" office:value-type="float" office:value="0.0134">
            <text:p>0.01</text:p>
          </table:table-cell>
          <table:table-cell table:style-name="Default" office:value-type="float" office:value="0.00223">
            <text:p>0.00</text:p>
          </table:table-cell>
          <table:table-cell table:style-name="Default" office:value-type="float" office:value="0.972">
            <text:p>0.97</text:p>
          </table:table-cell>
          <table:table-cell office:value-type="float" office:value="0.00223">
            <text:p>0.00</text:p>
          </table:table-cell>
          <table:table-cell office:value-type="float" office:value="0.00803">
            <text:p>0.01</text:p>
          </table:table-cell>
          <table:table-cell/>
          <table:table-cell table:style-name="ce2" table:formula="of:=AVERAGE(INDIRECT(&quot;A&quot;&amp;ROW()); INDIRECT(&quot;H&quot;&amp;ROW()); INDIRECT(&quot;O&quot;&amp;ROW()))" office:value-type="float" office:value="0.00223">
            <text:p>0.00223</text:p>
          </table:table-cell>
          <table:table-cell table:style-name="ce2" table:formula="of:=AVERAGE(INDIRECT(&quot;B&quot;&amp;ROW()); INDIRECT(&quot;I&quot;&amp;ROW()); INDIRECT(&quot;P&quot;&amp;ROW()))" office:value-type="float" office:value="0.0134">
            <text:p>0.01340</text:p>
          </table:table-cell>
          <table:table-cell table:style-name="ce2" table:formula="of:=AVERAGE(INDIRECT(&quot;C&quot;&amp;ROW()); INDIRECT(&quot;J&quot;&amp;ROW()); INDIRECT(&quot;Q&quot;&amp;ROW()))" office:value-type="float" office:value="0.00223">
            <text:p>0.00223</text:p>
          </table:table-cell>
          <table:table-cell table:style-name="ce2" table:formula="of:=AVERAGE(INDIRECT(&quot;D&quot;&amp;ROW()); INDIRECT(&quot;K&quot;&amp;ROW()); INDIRECT(&quot;R&quot;&amp;ROW()))" office:value-type="float" office:value="0.972">
            <text:p>0.97200</text:p>
          </table:table-cell>
          <table:table-cell table:style-name="ce2" table:formula="of:=AVERAGE(INDIRECT(&quot;E&quot;&amp;ROW()); INDIRECT(&quot;L&quot;&amp;ROW()); INDIRECT(&quot;S&quot;&amp;ROW()))" office:value-type="float" office:value="0.00223">
            <text:p>0.00223</text:p>
          </table:table-cell>
          <table:table-cell table:style-name="ce2" table:formula="of:=AVERAGE(INDIRECT(&quot;F&quot;&amp;ROW()); INDIRECT(&quot;M&quot;&amp;ROW()); INDIRECT(&quot;T&quot;&amp;ROW()))" office:value-type="float" office:value="0.00803">
            <text:p>0.00803</text:p>
          </table:table-cell>
          <table:table-cell table:style-name="ce2" table:formula="of:=1.96*STDEV(INDIRECT(&quot;A&quot;&amp;ROW()); INDIRECT(&quot;H&quot;&amp;ROW()); INDIRECT(&quot;O&quot;&amp;ROW()))/SQRT(3)" office:value-type="float" office:value="0">
            <text:p>0.00000</text:p>
          </table:table-cell>
          <table:table-cell table:style-name="ce2" table:formula="of:=1.96*STDEV(INDIRECT(&quot;B&quot;&amp;ROW()); INDIRECT(&quot;I&quot;&amp;ROW()); INDIRECT(&quot;P&quot;&amp;ROW()))/SQRT(3)" office:value-type="float" office:value="0">
            <text:p>0.00000</text:p>
          </table:table-cell>
          <table:table-cell table:style-name="ce2" table:formula="of:=1.96*STDEV(INDIRECT(&quot;C&quot;&amp;ROW()); INDIRECT(&quot;J&quot;&amp;ROW()); INDIRECT(&quot;Q&quot;&amp;ROW()))/SQRT(3)" office:value-type="float" office:value="0">
            <text:p>0.00000</text:p>
          </table:table-cell>
          <table:table-cell table:style-name="ce2" table:formula="of:=1.96*STDEV(INDIRECT(&quot;D&quot;&amp;ROW()); INDIRECT(&quot;K&quot;&amp;ROW()); INDIRECT(&quot;R&quot;&amp;ROW()))/SQRT(3)" office:value-type="float" office:value="0">
            <text:p>0.00000</text:p>
          </table:table-cell>
          <table:table-cell table:style-name="ce2" table:formula="of:=1.96*STDEV(INDIRECT(&quot;E&quot;&amp;ROW()); INDIRECT(&quot;L&quot;&amp;ROW()); INDIRECT(&quot;S&quot;&amp;ROW()))/SQRT(3)" office:value-type="float" office:value="0">
            <text:p>0.00000</text:p>
          </table:table-cell>
          <table:table-cell table:style-name="ce2" table:formula="of:=1.96*STDEV(INDIRECT(&quot;F&quot;&amp;ROW()); INDIRECT(&quot;M&quot;&amp;ROW()); INDIRECT(&quot;T&quot;&amp;ROW()))/SQRT(3)" office:value-type="float" office:value="0">
            <text:p>0.00000</text:p>
          </table:table-cell>
          <table:table-cell table:number-columns-repeated="50"/>
        </table:table-row>
        <table:table-row table:style-name="ro2">
          <table:table-cell office:value-type="float" office:value="0.00281">
            <text:p>0.00</text:p>
          </table:table-cell>
          <table:table-cell office:value-type="float" office:value="0.0194">
            <text:p>0.02</text:p>
          </table:table-cell>
          <table:table-cell office:value-type="float" office:value="0.00281">
            <text:p>0.00</text:p>
          </table:table-cell>
          <table:table-cell office:value-type="float" office:value="0.969">
            <text:p>0.97</text:p>
          </table:table-cell>
          <table:table-cell table:number-columns-repeated="2" office:value-type="float" office:value="0.00281">
            <text:p>0.00</text:p>
          </table:table-cell>
          <table:table-cell/>
          <table:table-cell office:value-type="float" office:value="0.00321">
            <text:p>0.00</text:p>
          </table:table-cell>
          <table:table-cell office:value-type="float" office:value="0.0146">
            <text:p>0.01</text:p>
          </table:table-cell>
          <table:table-cell office:value-type="float" office:value="0.00321">
            <text:p>0.00</text:p>
          </table:table-cell>
          <table:table-cell office:value-type="float" office:value="0.973">
            <text:p>0.97</text:p>
          </table:table-cell>
          <table:table-cell office:value-type="float" office:value="0.00321">
            <text:p>0.00</text:p>
          </table:table-cell>
          <table:table-cell table:style-name="Default" office:value-type="float" office:value="0.00321">
            <text:p>0.00</text:p>
          </table:table-cell>
          <table:table-cell table:style-name="Default"/>
          <table:table-cell table:style-name="Default" office:value-type="float" office:value="0.00302">
            <text:p>0.00</text:p>
          </table:table-cell>
          <table:table-cell table:style-name="Default" office:value-type="float" office:value="0.0241">
            <text:p>0.02</text:p>
          </table:table-cell>
          <table:table-cell table:style-name="Default" office:value-type="float" office:value="0.00302">
            <text:p>0.00</text:p>
          </table:table-cell>
          <table:table-cell table:style-name="Default" office:value-type="float" office:value="0.964">
            <text:p>0.96</text:p>
          </table:table-cell>
          <table:table-cell table:number-columns-repeated="2" office:value-type="float" office:value="0.00302">
            <text:p>0.00</text:p>
          </table:table-cell>
          <table:table-cell/>
          <table:table-cell table:style-name="ce2" table:formula="of:=AVERAGE(INDIRECT(&quot;A&quot;&amp;ROW()); INDIRECT(&quot;H&quot;&amp;ROW()); INDIRECT(&quot;O&quot;&amp;ROW()))" office:value-type="float" office:value="0.00301333333333333">
            <text:p>0.00301</text:p>
          </table:table-cell>
          <table:table-cell table:style-name="ce2" table:formula="of:=AVERAGE(INDIRECT(&quot;B&quot;&amp;ROW()); INDIRECT(&quot;I&quot;&amp;ROW()); INDIRECT(&quot;P&quot;&amp;ROW()))" office:value-type="float" office:value="0.0193666666666667">
            <text:p>0.01937</text:p>
          </table:table-cell>
          <table:table-cell table:style-name="ce2" table:formula="of:=AVERAGE(INDIRECT(&quot;C&quot;&amp;ROW()); INDIRECT(&quot;J&quot;&amp;ROW()); INDIRECT(&quot;Q&quot;&amp;ROW()))" office:value-type="float" office:value="0.00301333333333333">
            <text:p>0.00301</text:p>
          </table:table-cell>
          <table:table-cell table:style-name="ce2" table:formula="of:=AVERAGE(INDIRECT(&quot;D&quot;&amp;ROW()); INDIRECT(&quot;K&quot;&amp;ROW()); INDIRECT(&quot;R&quot;&amp;ROW()))" office:value-type="float" office:value="0.968666666666667">
            <text:p>0.96867</text:p>
          </table:table-cell>
          <table:table-cell table:style-name="ce2" table:formula="of:=AVERAGE(INDIRECT(&quot;E&quot;&amp;ROW()); INDIRECT(&quot;L&quot;&amp;ROW()); INDIRECT(&quot;S&quot;&amp;ROW()))" office:value-type="float" office:value="0.00301333333333333">
            <text:p>0.00301</text:p>
          </table:table-cell>
          <table:table-cell table:style-name="ce2" table:formula="of:=AVERAGE(INDIRECT(&quot;F&quot;&amp;ROW()); INDIRECT(&quot;M&quot;&amp;ROW()); INDIRECT(&quot;T&quot;&amp;ROW()))" office:value-type="float" office:value="0.00301333333333333">
            <text:p>0.00301</text:p>
          </table:table-cell>
          <table:table-cell table:style-name="ce2" table:formula="of:=1.96*STDEV(INDIRECT(&quot;A&quot;&amp;ROW()); INDIRECT(&quot;H&quot;&amp;ROW()); INDIRECT(&quot;O&quot;&amp;ROW()))/SQRT(3)" office:value-type="float" office:value="0.000226415586428536">
            <text:p>0.00023</text:p>
          </table:table-cell>
          <table:table-cell table:style-name="ce2" table:formula="of:=1.96*STDEV(INDIRECT(&quot;B&quot;&amp;ROW()); INDIRECT(&quot;I&quot;&amp;ROW()); INDIRECT(&quot;P&quot;&amp;ROW()))/SQRT(3)" office:value-type="float" office:value="0.00537523026896936">
            <text:p>0.00538</text:p>
          </table:table-cell>
          <table:table-cell table:style-name="ce2" table:formula="of:=1.96*STDEV(INDIRECT(&quot;C&quot;&amp;ROW()); INDIRECT(&quot;J&quot;&amp;ROW()); INDIRECT(&quot;Q&quot;&amp;ROW()))/SQRT(3)" office:value-type="float" office:value="0.000226415586428536">
            <text:p>0.00023</text:p>
          </table:table-cell>
          <table:table-cell table:style-name="ce2" table:formula="of:=1.96*STDEV(INDIRECT(&quot;D&quot;&amp;ROW()); INDIRECT(&quot;K&quot;&amp;ROW()); INDIRECT(&quot;R&quot;&amp;ROW()))/SQRT(3)" office:value-type="float" office:value="0.00510269645492568">
            <text:p>0.00510</text:p>
          </table:table-cell>
          <table:table-cell table:style-name="ce2" table:formula="of:=1.96*STDEV(INDIRECT(&quot;E&quot;&amp;ROW()); INDIRECT(&quot;L&quot;&amp;ROW()); INDIRECT(&quot;S&quot;&amp;ROW()))/SQRT(3)" office:value-type="float" office:value="0.000226415586428536">
            <text:p>0.00023</text:p>
          </table:table-cell>
          <table:table-cell table:style-name="ce2" table:formula="of:=1.96*STDEV(INDIRECT(&quot;F&quot;&amp;ROW()); INDIRECT(&quot;M&quot;&amp;ROW()); INDIRECT(&quot;T&quot;&amp;ROW()))/SQRT(3)" office:value-type="float" office:value="0.000226415586428536">
            <text:p>0.00023</text:p>
          </table:table-cell>
          <table:table-cell table:number-columns-repeated="50"/>
        </table:table-row>
        <table:table-row table:style-name="ro2">
          <table:table-cell office:value-type="float" office:value="0.000704">
            <text:p>0.00</text:p>
          </table:table-cell>
          <table:table-cell office:value-type="float" office:value="0.000978">
            <text:p>0.00</text:p>
          </table:table-cell>
          <table:table-cell office:value-type="float" office:value="0.00245">
            <text:p>0.00</text:p>
          </table:table-cell>
          <table:table-cell office:value-type="float" office:value="0.99">
            <text:p>0.99</text:p>
          </table:table-cell>
          <table:table-cell office:value-type="float" office:value="0.00287">
            <text:p>0.00</text:p>
          </table:table-cell>
          <table:table-cell office:value-type="float" office:value="0.00291">
            <text:p>0.00</text:p>
          </table:table-cell>
          <table:table-cell/>
          <table:table-cell office:value-type="float" office:value="0.000701">
            <text:p>0.00</text:p>
          </table:table-cell>
          <table:table-cell office:value-type="float" office:value="0.000735">
            <text:p>0.00</text:p>
          </table:table-cell>
          <table:table-cell office:value-type="float" office:value="0.00278">
            <text:p>0.00</text:p>
          </table:table-cell>
          <table:table-cell office:value-type="float" office:value="0.989">
            <text:p>0.99</text:p>
          </table:table-cell>
          <table:table-cell office:value-type="float" office:value="0.00326">
            <text:p>0.00</text:p>
          </table:table-cell>
          <table:table-cell table:style-name="Default" office:value-type="float" office:value="0.00331">
            <text:p>0.00</text:p>
          </table:table-cell>
          <table:table-cell table:style-name="Default"/>
          <table:table-cell table:style-name="Default" office:value-type="float" office:value="0.000707">
            <text:p>0.00</text:p>
          </table:table-cell>
          <table:table-cell table:style-name="Default" office:value-type="float" office:value="0.00122">
            <text:p>0.00</text:p>
          </table:table-cell>
          <table:table-cell table:style-name="Default" office:value-type="float" office:value="0.00264">
            <text:p>0.00</text:p>
          </table:table-cell>
          <table:table-cell table:style-name="Default" office:value-type="float" office:value="0.989">
            <text:p>0.99</text:p>
          </table:table-cell>
          <table:table-cell office:value-type="float" office:value="0.0031">
            <text:p>0.00</text:p>
          </table:table-cell>
          <table:table-cell office:value-type="float" office:value="0.00315">
            <text:p>0.00</text:p>
          </table:table-cell>
          <table:table-cell/>
          <table:table-cell table:style-name="ce2" table:formula="of:=AVERAGE(INDIRECT(&quot;A&quot;&amp;ROW()); INDIRECT(&quot;H&quot;&amp;ROW()); INDIRECT(&quot;O&quot;&amp;ROW()))" office:value-type="float" office:value="0.000704">
            <text:p>0.00070</text:p>
          </table:table-cell>
          <table:table-cell table:style-name="ce2" table:formula="of:=AVERAGE(INDIRECT(&quot;B&quot;&amp;ROW()); INDIRECT(&quot;I&quot;&amp;ROW()); INDIRECT(&quot;P&quot;&amp;ROW()))" office:value-type="float" office:value="0.000977666666666667">
            <text:p>0.00098</text:p>
          </table:table-cell>
          <table:table-cell table:style-name="ce2" table:formula="of:=AVERAGE(INDIRECT(&quot;C&quot;&amp;ROW()); INDIRECT(&quot;J&quot;&amp;ROW()); INDIRECT(&quot;Q&quot;&amp;ROW()))" office:value-type="float" office:value="0.00262333333333333">
            <text:p>0.00262</text:p>
          </table:table-cell>
          <table:table-cell table:style-name="ce2" table:formula="of:=AVERAGE(INDIRECT(&quot;D&quot;&amp;ROW()); INDIRECT(&quot;K&quot;&amp;ROW()); INDIRECT(&quot;R&quot;&amp;ROW()))" office:value-type="float" office:value="0.989333333333333">
            <text:p>0.98933</text:p>
          </table:table-cell>
          <table:table-cell table:style-name="ce2" table:formula="of:=AVERAGE(INDIRECT(&quot;E&quot;&amp;ROW()); INDIRECT(&quot;L&quot;&amp;ROW()); INDIRECT(&quot;S&quot;&amp;ROW()))" office:value-type="float" office:value="0.00307666666666667">
            <text:p>0.00308</text:p>
          </table:table-cell>
          <table:table-cell table:style-name="ce2" table:formula="of:=AVERAGE(INDIRECT(&quot;F&quot;&amp;ROW()); INDIRECT(&quot;M&quot;&amp;ROW()); INDIRECT(&quot;T&quot;&amp;ROW()))" office:value-type="float" office:value="0.00312333333333333">
            <text:p>0.00312</text:p>
          </table:table-cell>
          <table:table-cell table:style-name="ce2" table:formula="of:=1.96*STDEV(INDIRECT(&quot;A&quot;&amp;ROW()); INDIRECT(&quot;H&quot;&amp;ROW()); INDIRECT(&quot;O&quot;&amp;ROW()))/SQRT(3)" office:value-type="float" office:value="0.00000339481958283496">
            <text:p>0.00000</text:p>
          </table:table-cell>
          <table:table-cell table:style-name="ce2" table:formula="of:=1.96*STDEV(INDIRECT(&quot;B&quot;&amp;ROW()); INDIRECT(&quot;I&quot;&amp;ROW()); INDIRECT(&quot;P&quot;&amp;ROW()))/SQRT(3)" office:value-type="float" office:value="0.000274414777379872">
            <text:p>0.00027</text:p>
          </table:table-cell>
          <table:table-cell table:style-name="ce2" table:formula="of:=1.96*STDEV(INDIRECT(&quot;C&quot;&amp;ROW()); INDIRECT(&quot;J&quot;&amp;ROW()); INDIRECT(&quot;Q&quot;&amp;ROW()))/SQRT(3)" office:value-type="float" office:value="0.000187428113627006">
            <text:p>0.00019</text:p>
          </table:table-cell>
          <table:table-cell table:style-name="ce2" table:formula="of:=1.96*STDEV(INDIRECT(&quot;D&quot;&amp;ROW()); INDIRECT(&quot;K&quot;&amp;ROW()); INDIRECT(&quot;R&quot;&amp;ROW()))/SQRT(3)" office:value-type="float" office:value="0.000653333333333334">
            <text:p>0.00065</text:p>
          </table:table-cell>
          <table:table-cell table:style-name="ce2" table:formula="of:=1.96*STDEV(INDIRECT(&quot;E&quot;&amp;ROW()); INDIRECT(&quot;L&quot;&amp;ROW()); INDIRECT(&quot;S&quot;&amp;ROW()))/SQRT(3)" office:value-type="float" office:value="0.000221844910792302">
            <text:p>0.00022</text:p>
          </table:table-cell>
          <table:table-cell table:style-name="ce2" table:formula="of:=1.96*STDEV(INDIRECT(&quot;F&quot;&amp;ROW()); INDIRECT(&quot;M&quot;&amp;ROW()); INDIRECT(&quot;T&quot;&amp;ROW()))/SQRT(3)" office:value-type="float" office:value="0.000227825118115726">
            <text:p>0.00023</text:p>
          </table:table-cell>
          <table:table-cell table:number-columns-repeated="50"/>
        </table:table-row>
        <table:table-row table:style-name="ro2">
          <table:table-cell table:number-columns-repeated="3" office:value-type="float" office:value="0.00281">
            <text:p>0.00</text:p>
          </table:table-cell>
          <table:table-cell office:value-type="float" office:value="0.986">
            <text:p>0.99</text:p>
          </table:table-cell>
          <table:table-cell table:number-columns-repeated="2" office:value-type="float" office:value="0.00281">
            <text:p>0.00</text:p>
          </table:table-cell>
          <table:table-cell/>
          <table:table-cell table:number-columns-repeated="3" office:value-type="float" office:value="0.0029">
            <text:p>0.00</text:p>
          </table:table-cell>
          <table:table-cell office:value-type="float" office:value="0.985">
            <text:p>0.99</text:p>
          </table:table-cell>
          <table:table-cell office:value-type="float" office:value="0.0029">
            <text:p>0.00</text:p>
          </table:table-cell>
          <table:table-cell table:style-name="Default" office:value-type="float" office:value="0.0029">
            <text:p>0.00</text:p>
          </table:table-cell>
          <table:table-cell table:style-name="Default"/>
          <table:table-cell table:style-name="Default" office:value-type="float" office:value="0.0029">
            <text:p>0.00</text:p>
          </table:table-cell>
          <table:table-cell table:style-name="Default" office:value-type="float" office:value="0.0029">
            <text:p>0.00</text:p>
          </table:table-cell>
          <table:table-cell table:style-name="Default" office:value-type="float" office:value="0.0029">
            <text:p>0.00</text:p>
          </table:table-cell>
          <table:table-cell table:style-name="Default" office:value-type="float" office:value="0.985">
            <text:p>0.99</text:p>
          </table:table-cell>
          <table:table-cell table:number-columns-repeated="2" office:value-type="float" office:value="0.0029">
            <text:p>0.00</text:p>
          </table:table-cell>
          <table:table-cell/>
          <table:table-cell table:style-name="ce2" table:formula="of:=AVERAGE(INDIRECT(&quot;A&quot;&amp;ROW()); INDIRECT(&quot;H&quot;&amp;ROW()); INDIRECT(&quot;O&quot;&amp;ROW()))" office:value-type="float" office:value="0.00287">
            <text:p>0.00287</text:p>
          </table:table-cell>
          <table:table-cell table:style-name="ce2" table:formula="of:=AVERAGE(INDIRECT(&quot;B&quot;&amp;ROW()); INDIRECT(&quot;I&quot;&amp;ROW()); INDIRECT(&quot;P&quot;&amp;ROW()))" office:value-type="float" office:value="0.00287">
            <text:p>0.00287</text:p>
          </table:table-cell>
          <table:table-cell table:style-name="ce2" table:formula="of:=AVERAGE(INDIRECT(&quot;C&quot;&amp;ROW()); INDIRECT(&quot;J&quot;&amp;ROW()); INDIRECT(&quot;Q&quot;&amp;ROW()))" office:value-type="float" office:value="0.00287">
            <text:p>0.00287</text:p>
          </table:table-cell>
          <table:table-cell table:style-name="ce2" table:formula="of:=AVERAGE(INDIRECT(&quot;D&quot;&amp;ROW()); INDIRECT(&quot;K&quot;&amp;ROW()); INDIRECT(&quot;R&quot;&amp;ROW()))" office:value-type="float" office:value="0.985333333333333">
            <text:p>0.98533</text:p>
          </table:table-cell>
          <table:table-cell table:style-name="ce2" table:formula="of:=AVERAGE(INDIRECT(&quot;E&quot;&amp;ROW()); INDIRECT(&quot;L&quot;&amp;ROW()); INDIRECT(&quot;S&quot;&amp;ROW()))" office:value-type="float" office:value="0.00287">
            <text:p>0.00287</text:p>
          </table:table-cell>
          <table:table-cell table:style-name="ce2" table:formula="of:=AVERAGE(INDIRECT(&quot;F&quot;&amp;ROW()); INDIRECT(&quot;M&quot;&amp;ROW()); INDIRECT(&quot;T&quot;&amp;ROW()))" office:value-type="float" office:value="0.00287">
            <text:p>0.00287</text:p>
          </table:table-cell>
          <table:table-cell table:style-name="ce2" table:formula="of:=1.96*STDEV(INDIRECT(&quot;A&quot;&amp;ROW()); INDIRECT(&quot;H&quot;&amp;ROW()); INDIRECT(&quot;O&quot;&amp;ROW()))/SQRT(3)" office:value-type="float" office:value="0.0000587999999999999">
            <text:p>0.00006</text:p>
          </table:table-cell>
          <table:table-cell table:style-name="ce2" table:formula="of:=1.96*STDEV(INDIRECT(&quot;B&quot;&amp;ROW()); INDIRECT(&quot;I&quot;&amp;ROW()); INDIRECT(&quot;P&quot;&amp;ROW()))/SQRT(3)" office:value-type="float" office:value="0.0000587999999999999">
            <text:p>0.00006</text:p>
          </table:table-cell>
          <table:table-cell table:style-name="ce2" table:formula="of:=1.96*STDEV(INDIRECT(&quot;C&quot;&amp;ROW()); INDIRECT(&quot;J&quot;&amp;ROW()); INDIRECT(&quot;Q&quot;&amp;ROW()))/SQRT(3)" office:value-type="float" office:value="0.0000587999999999999">
            <text:p>0.00006</text:p>
          </table:table-cell>
          <table:table-cell table:style-name="ce2" table:formula="of:=1.96*STDEV(INDIRECT(&quot;D&quot;&amp;ROW()); INDIRECT(&quot;K&quot;&amp;ROW()); INDIRECT(&quot;R&quot;&amp;ROW()))/SQRT(3)" office:value-type="float" office:value="0.000653333333333334">
            <text:p>0.00065</text:p>
          </table:table-cell>
          <table:table-cell table:style-name="ce2" table:formula="of:=1.96*STDEV(INDIRECT(&quot;E&quot;&amp;ROW()); INDIRECT(&quot;L&quot;&amp;ROW()); INDIRECT(&quot;S&quot;&amp;ROW()))/SQRT(3)" office:value-type="float" office:value="0.0000587999999999999">
            <text:p>0.00006</text:p>
          </table:table-cell>
          <table:table-cell table:style-name="ce2" table:formula="of:=1.96*STDEV(INDIRECT(&quot;F&quot;&amp;ROW()); INDIRECT(&quot;M&quot;&amp;ROW()); INDIRECT(&quot;T&quot;&amp;ROW()))/SQRT(3)" office:value-type="float" office:value="0.0000587999999999999">
            <text:p>0.00006</text:p>
          </table:table-cell>
          <table:table-cell table:number-columns-repeated="50"/>
        </table:table-row>
        <table:table-row table:style-name="ro2">
          <table:table-cell office:value-type="float" office:value="0.00312">
            <text:p>0.00</text:p>
          </table:table-cell>
          <table:table-cell office:value-type="float" office:value="0.00319">
            <text:p>0.00</text:p>
          </table:table-cell>
          <table:table-cell office:value-type="float" office:value="0.00312">
            <text:p>0.00</text:p>
          </table:table-cell>
          <table:table-cell office:value-type="float" office:value="0.984">
            <text:p>0.98</text:p>
          </table:table-cell>
          <table:table-cell table:number-columns-repeated="2" office:value-type="float" office:value="0.00312">
            <text:p>0.00</text:p>
          </table:table-cell>
          <table:table-cell/>
          <table:table-cell office:value-type="float" office:value="0.00282">
            <text:p>0.00</text:p>
          </table:table-cell>
          <table:table-cell office:value-type="float" office:value="0.00421">
            <text:p>0.00</text:p>
          </table:table-cell>
          <table:table-cell office:value-type="float" office:value="0.00282">
            <text:p>0.00</text:p>
          </table:table-cell>
          <table:table-cell office:value-type="float" office:value="0.985">
            <text:p>0.99</text:p>
          </table:table-cell>
          <table:table-cell office:value-type="float" office:value="0.00282">
            <text:p>0.00</text:p>
          </table:table-cell>
          <table:table-cell table:style-name="Default" office:value-type="float" office:value="0.00282">
            <text:p>0.00</text:p>
          </table:table-cell>
          <table:table-cell table:style-name="Default"/>
          <table:table-cell table:style-name="Default" office:value-type="float" office:value="0.00291">
            <text:p>0.00</text:p>
          </table:table-cell>
          <table:table-cell table:style-name="Default" office:value-type="float" office:value="0.00398">
            <text:p>0.00</text:p>
          </table:table-cell>
          <table:table-cell table:style-name="Default" office:value-type="float" office:value="0.00291">
            <text:p>0.00</text:p>
          </table:table-cell>
          <table:table-cell table:style-name="Default" office:value-type="float" office:value="0.984">
            <text:p>0.98</text:p>
          </table:table-cell>
          <table:table-cell table:number-columns-repeated="2" office:value-type="float" office:value="0.00291">
            <text:p>0.00</text:p>
          </table:table-cell>
          <table:table-cell/>
          <table:table-cell table:style-name="ce2" table:formula="of:=AVERAGE(INDIRECT(&quot;A&quot;&amp;ROW()); INDIRECT(&quot;H&quot;&amp;ROW()); INDIRECT(&quot;O&quot;&amp;ROW()))" office:value-type="float" office:value="0.00295">
            <text:p>0.00295</text:p>
          </table:table-cell>
          <table:table-cell table:style-name="ce2" table:formula="of:=AVERAGE(INDIRECT(&quot;B&quot;&amp;ROW()); INDIRECT(&quot;I&quot;&amp;ROW()); INDIRECT(&quot;P&quot;&amp;ROW()))" office:value-type="float" office:value="0.00379333333333333">
            <text:p>0.00379</text:p>
          </table:table-cell>
          <table:table-cell table:style-name="ce2" table:formula="of:=AVERAGE(INDIRECT(&quot;C&quot;&amp;ROW()); INDIRECT(&quot;J&quot;&amp;ROW()); INDIRECT(&quot;Q&quot;&amp;ROW()))" office:value-type="float" office:value="0.00295">
            <text:p>0.00295</text:p>
          </table:table-cell>
          <table:table-cell table:style-name="ce2" table:formula="of:=AVERAGE(INDIRECT(&quot;D&quot;&amp;ROW()); INDIRECT(&quot;K&quot;&amp;ROW()); INDIRECT(&quot;R&quot;&amp;ROW()))" office:value-type="float" office:value="0.984333333333333">
            <text:p>0.98433</text:p>
          </table:table-cell>
          <table:table-cell table:style-name="ce2" table:formula="of:=AVERAGE(INDIRECT(&quot;E&quot;&amp;ROW()); INDIRECT(&quot;L&quot;&amp;ROW()); INDIRECT(&quot;S&quot;&amp;ROW()))" office:value-type="float" office:value="0.00295">
            <text:p>0.00295</text:p>
          </table:table-cell>
          <table:table-cell table:style-name="ce2" table:formula="of:=AVERAGE(INDIRECT(&quot;F&quot;&amp;ROW()); INDIRECT(&quot;M&quot;&amp;ROW()); INDIRECT(&quot;T&quot;&amp;ROW()))" office:value-type="float" office:value="0.00295">
            <text:p>0.00295</text:p>
          </table:table-cell>
          <table:table-cell table:style-name="ce2" table:formula="of:=1.96*STDEV(INDIRECT(&quot;A&quot;&amp;ROW()); INDIRECT(&quot;H&quot;&amp;ROW()); INDIRECT(&quot;O&quot;&amp;ROW()))/SQRT(3)" office:value-type="float" office:value="0.000174208610579386">
            <text:p>0.00017</text:p>
          </table:table-cell>
          <table:table-cell table:style-name="ce2" table:formula="of:=1.96*STDEV(INDIRECT(&quot;B&quot;&amp;ROW()); INDIRECT(&quot;I&quot;&amp;ROW()); INDIRECT(&quot;P&quot;&amp;ROW()))/SQRT(3)" office:value-type="float" office:value="0.000605418305343045">
            <text:p>0.00061</text:p>
          </table:table-cell>
          <table:table-cell table:style-name="ce2" table:formula="of:=1.96*STDEV(INDIRECT(&quot;C&quot;&amp;ROW()); INDIRECT(&quot;J&quot;&amp;ROW()); INDIRECT(&quot;Q&quot;&amp;ROW()))/SQRT(3)" office:value-type="float" office:value="0.000174208610579386">
            <text:p>0.00017</text:p>
          </table:table-cell>
          <table:table-cell table:style-name="ce2" table:formula="of:=1.96*STDEV(INDIRECT(&quot;D&quot;&amp;ROW()); INDIRECT(&quot;K&quot;&amp;ROW()); INDIRECT(&quot;R&quot;&amp;ROW()))/SQRT(3)" office:value-type="float" office:value="0.000653333333333334">
            <text:p>0.00065</text:p>
          </table:table-cell>
          <table:table-cell table:style-name="ce2" table:formula="of:=1.96*STDEV(INDIRECT(&quot;E&quot;&amp;ROW()); INDIRECT(&quot;L&quot;&amp;ROW()); INDIRECT(&quot;S&quot;&amp;ROW()))/SQRT(3)" office:value-type="float" office:value="0.000174208610579386">
            <text:p>0.00017</text:p>
          </table:table-cell>
          <table:table-cell table:style-name="ce2" table:formula="of:=1.96*STDEV(INDIRECT(&quot;F&quot;&amp;ROW()); INDIRECT(&quot;M&quot;&amp;ROW()); INDIRECT(&quot;T&quot;&amp;ROW()))/SQRT(3)" office:value-type="float" office:value="0.000174208610579386">
            <text:p>0.00017</text:p>
          </table:table-cell>
          <table:table-cell table:number-columns-repeated="50"/>
        </table:table-row>
        <table:table-row table:style-name="ro2">
          <table:table-cell office:value-type="float" office:value="0.00304">
            <text:p>0.00</text:p>
          </table:table-cell>
          <table:table-cell office:value-type="float" office:value="0.00577">
            <text:p>0.01</text:p>
          </table:table-cell>
          <table:table-cell office:value-type="float" office:value="0.00304">
            <text:p>0.00</text:p>
          </table:table-cell>
          <table:table-cell office:value-type="float" office:value="0.982">
            <text:p>0.98</text:p>
          </table:table-cell>
          <table:table-cell table:number-columns-repeated="2" office:value-type="float" office:value="0.00304">
            <text:p>0.00</text:p>
          </table:table-cell>
          <table:table-cell/>
          <table:table-cell office:value-type="float" office:value="0.00291">
            <text:p>0.00</text:p>
          </table:table-cell>
          <table:table-cell office:value-type="float" office:value="0.00577">
            <text:p>0.01</text:p>
          </table:table-cell>
          <table:table-cell office:value-type="float" office:value="0.00291">
            <text:p>0.00</text:p>
          </table:table-cell>
          <table:table-cell office:value-type="float" office:value="0.983">
            <text:p>0.98</text:p>
          </table:table-cell>
          <table:table-cell office:value-type="float" office:value="0.00291">
            <text:p>0.00</text:p>
          </table:table-cell>
          <table:table-cell table:style-name="Default" office:value-type="float" office:value="0.00291">
            <text:p>0.00</text:p>
          </table:table-cell>
          <table:table-cell table:style-name="Default"/>
          <table:table-cell table:style-name="Default" office:value-type="float" office:value="0.00281">
            <text:p>0.00</text:p>
          </table:table-cell>
          <table:table-cell table:style-name="Default" office:value-type="float" office:value="0.00577">
            <text:p>0.01</text:p>
          </table:table-cell>
          <table:table-cell table:style-name="Default" office:value-type="float" office:value="0.00281">
            <text:p>0.00</text:p>
          </table:table-cell>
          <table:table-cell table:style-name="Default" office:value-type="float" office:value="0.983">
            <text:p>0.98</text:p>
          </table:table-cell>
          <table:table-cell table:number-columns-repeated="2" office:value-type="float" office:value="0.00281">
            <text:p>0.00</text:p>
          </table:table-cell>
          <table:table-cell/>
          <table:table-cell table:style-name="ce2" table:formula="of:=AVERAGE(INDIRECT(&quot;A&quot;&amp;ROW()); INDIRECT(&quot;H&quot;&amp;ROW()); INDIRECT(&quot;O&quot;&amp;ROW()))" office:value-type="float" office:value="0.00292">
            <text:p>0.00292</text:p>
          </table:table-cell>
          <table:table-cell table:style-name="ce2" table:formula="of:=AVERAGE(INDIRECT(&quot;B&quot;&amp;ROW()); INDIRECT(&quot;I&quot;&amp;ROW()); INDIRECT(&quot;P&quot;&amp;ROW()))" office:value-type="float" office:value="0.00577">
            <text:p>0.00577</text:p>
          </table:table-cell>
          <table:table-cell table:style-name="ce2" table:formula="of:=AVERAGE(INDIRECT(&quot;C&quot;&amp;ROW()); INDIRECT(&quot;J&quot;&amp;ROW()); INDIRECT(&quot;Q&quot;&amp;ROW()))" office:value-type="float" office:value="0.00292">
            <text:p>0.00292</text:p>
          </table:table-cell>
          <table:table-cell table:style-name="ce2" table:formula="of:=AVERAGE(INDIRECT(&quot;D&quot;&amp;ROW()); INDIRECT(&quot;K&quot;&amp;ROW()); INDIRECT(&quot;R&quot;&amp;ROW()))" office:value-type="float" office:value="0.982666666666667">
            <text:p>0.98267</text:p>
          </table:table-cell>
          <table:table-cell table:style-name="ce2" table:formula="of:=AVERAGE(INDIRECT(&quot;E&quot;&amp;ROW()); INDIRECT(&quot;L&quot;&amp;ROW()); INDIRECT(&quot;S&quot;&amp;ROW()))" office:value-type="float" office:value="0.00292">
            <text:p>0.00292</text:p>
          </table:table-cell>
          <table:table-cell table:style-name="ce2" table:formula="of:=AVERAGE(INDIRECT(&quot;F&quot;&amp;ROW()); INDIRECT(&quot;M&quot;&amp;ROW()); INDIRECT(&quot;T&quot;&amp;ROW()))" office:value-type="float" office:value="0.00292">
            <text:p>0.00292</text:p>
          </table:table-cell>
          <table:table-cell table:style-name="ce2" table:formula="of:=1.96*STDEV(INDIRECT(&quot;A&quot;&amp;ROW()); INDIRECT(&quot;H&quot;&amp;ROW()); INDIRECT(&quot;O&quot;&amp;ROW()))/SQRT(3)" office:value-type="float" office:value="0.000130503231122196">
            <text:p>0.00013</text:p>
          </table:table-cell>
          <table:table-cell table:style-name="ce2" table:formula="of:=1.96*STDEV(INDIRECT(&quot;B&quot;&amp;ROW()); INDIRECT(&quot;I&quot;&amp;ROW()); INDIRECT(&quot;P&quot;&amp;ROW()))/SQRT(3)" office:value-type="float" office:value="0">
            <text:p>0.00000</text:p>
          </table:table-cell>
          <table:table-cell table:style-name="ce2" table:formula="of:=1.96*STDEV(INDIRECT(&quot;C&quot;&amp;ROW()); INDIRECT(&quot;J&quot;&amp;ROW()); INDIRECT(&quot;Q&quot;&amp;ROW()))/SQRT(3)" office:value-type="float" office:value="0.000130503231122196">
            <text:p>0.00013</text:p>
          </table:table-cell>
          <table:table-cell table:style-name="ce2" table:formula="of:=1.96*STDEV(INDIRECT(&quot;D&quot;&amp;ROW()); INDIRECT(&quot;K&quot;&amp;ROW()); INDIRECT(&quot;R&quot;&amp;ROW()))/SQRT(3)" office:value-type="float" office:value="0.000653333333333334">
            <text:p>0.00065</text:p>
          </table:table-cell>
          <table:table-cell table:style-name="ce2" table:formula="of:=1.96*STDEV(INDIRECT(&quot;E&quot;&amp;ROW()); INDIRECT(&quot;L&quot;&amp;ROW()); INDIRECT(&quot;S&quot;&amp;ROW()))/SQRT(3)" office:value-type="float" office:value="0.000130503231122196">
            <text:p>0.00013</text:p>
          </table:table-cell>
          <table:table-cell table:style-name="ce2" table:formula="of:=1.96*STDEV(INDIRECT(&quot;F&quot;&amp;ROW()); INDIRECT(&quot;M&quot;&amp;ROW()); INDIRECT(&quot;T&quot;&amp;ROW()))/SQRT(3)" office:value-type="float" office:value="0.000130503231122196">
            <text:p>0.00013</text:p>
          </table:table-cell>
          <table:table-cell table:number-columns-repeated="50"/>
        </table:table-row>
        <table:table-row table:style-name="ro2">
          <table:table-cell office:value-type="float" office:value="0.00281">
            <text:p>0.00</text:p>
          </table:table-cell>
          <table:table-cell office:value-type="float" office:value="0.00837">
            <text:p>0.01</text:p>
          </table:table-cell>
          <table:table-cell office:value-type="float" office:value="0.00281">
            <text:p>0.00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00281">
            <text:p>0.00</text:p>
          </table:table-cell>
          <table:table-cell/>
          <table:table-cell office:value-type="float" office:value="0.00281">
            <text:p>0.00</text:p>
          </table:table-cell>
          <table:table-cell office:value-type="float" office:value="0.00836">
            <text:p>0.01</text:p>
          </table:table-cell>
          <table:table-cell office:value-type="float" office:value="0.00281">
            <text:p>0.00</text:p>
          </table:table-cell>
          <table:table-cell office:value-type="float" office:value="0.98">
            <text:p>0.98</text:p>
          </table:table-cell>
          <table:table-cell office:value-type="float" office:value="0.00281">
            <text:p>0.00</text:p>
          </table:table-cell>
          <table:table-cell table:style-name="Default" office:value-type="float" office:value="0.00281">
            <text:p>0.00</text:p>
          </table:table-cell>
          <table:table-cell table:style-name="Default"/>
          <table:table-cell table:style-name="Default" office:value-type="float" office:value="0.00281">
            <text:p>0.00</text:p>
          </table:table-cell>
          <table:table-cell table:style-name="Default" office:value-type="float" office:value="0.00836">
            <text:p>0.01</text:p>
          </table:table-cell>
          <table:table-cell table:style-name="Default" office:value-type="float" office:value="0.00281">
            <text:p>0.00</text:p>
          </table:table-cell>
          <table:table-cell table:style-name="Default" office:value-type="float" office:value="0.98">
            <text:p>0.98</text:p>
          </table:table-cell>
          <table:table-cell table:number-columns-repeated="2" office:value-type="float" office:value="0.00281">
            <text:p>0.00</text:p>
          </table:table-cell>
          <table:table-cell/>
          <table:table-cell table:style-name="ce2" table:formula="of:=AVERAGE(INDIRECT(&quot;A&quot;&amp;ROW()); INDIRECT(&quot;H&quot;&amp;ROW()); INDIRECT(&quot;O&quot;&amp;ROW()))" office:value-type="float" office:value="0.00281">
            <text:p>0.00281</text:p>
          </table:table-cell>
          <table:table-cell table:style-name="ce2" table:formula="of:=AVERAGE(INDIRECT(&quot;B&quot;&amp;ROW()); INDIRECT(&quot;I&quot;&amp;ROW()); INDIRECT(&quot;P&quot;&amp;ROW()))" office:value-type="float" office:value="0.00836333333333333">
            <text:p>0.00836</text:p>
          </table:table-cell>
          <table:table-cell table:style-name="ce2" table:formula="of:=AVERAGE(INDIRECT(&quot;C&quot;&amp;ROW()); INDIRECT(&quot;J&quot;&amp;ROW()); INDIRECT(&quot;Q&quot;&amp;ROW()))" office:value-type="float" office:value="0.00281">
            <text:p>0.00281</text:p>
          </table:table-cell>
          <table:table-cell table:style-name="ce2" table:formula="of:=AVERAGE(INDIRECT(&quot;D&quot;&amp;ROW()); INDIRECT(&quot;K&quot;&amp;ROW()); INDIRECT(&quot;R&quot;&amp;ROW()))" office:value-type="float" office:value="0.98">
            <text:p>0.98000</text:p>
          </table:table-cell>
          <table:table-cell table:style-name="ce2" table:formula="of:=AVERAGE(INDIRECT(&quot;E&quot;&amp;ROW()); INDIRECT(&quot;L&quot;&amp;ROW()); INDIRECT(&quot;S&quot;&amp;ROW()))" office:value-type="float" office:value="0.00281">
            <text:p>0.00281</text:p>
          </table:table-cell>
          <table:table-cell table:style-name="ce2" table:formula="of:=AVERAGE(INDIRECT(&quot;F&quot;&amp;ROW()); INDIRECT(&quot;M&quot;&amp;ROW()); INDIRECT(&quot;T&quot;&amp;ROW()))" office:value-type="float" office:value="0.00281">
            <text:p>0.00281</text:p>
          </table:table-cell>
          <table:table-cell table:style-name="ce2" table:formula="of:=1.96*STDEV(INDIRECT(&quot;A&quot;&amp;ROW()); INDIRECT(&quot;H&quot;&amp;ROW()); INDIRECT(&quot;O&quot;&amp;ROW()))/SQRT(3)" office:value-type="float" office:value="0">
            <text:p>0.00000</text:p>
          </table:table-cell>
          <table:table-cell table:style-name="ce2" table:formula="of:=1.96*STDEV(INDIRECT(&quot;B&quot;&amp;ROW()); INDIRECT(&quot;I&quot;&amp;ROW()); INDIRECT(&quot;P&quot;&amp;ROW()))/SQRT(3)" office:value-type="float" office:value="0.00000653333333333307">
            <text:p>0.00001</text:p>
          </table:table-cell>
          <table:table-cell table:style-name="ce2" table:formula="of:=1.96*STDEV(INDIRECT(&quot;C&quot;&amp;ROW()); INDIRECT(&quot;J&quot;&amp;ROW()); INDIRECT(&quot;Q&quot;&amp;ROW()))/SQRT(3)" office:value-type="float" office:value="0">
            <text:p>0.00000</text:p>
          </table:table-cell>
          <table:table-cell table:style-name="ce2" table:formula="of:=1.96*STDEV(INDIRECT(&quot;D&quot;&amp;ROW()); INDIRECT(&quot;K&quot;&amp;ROW()); INDIRECT(&quot;R&quot;&amp;ROW()))/SQRT(3)" office:value-type="float" office:value="0">
            <text:p>0.00000</text:p>
          </table:table-cell>
          <table:table-cell table:style-name="ce2" table:formula="of:=1.96*STDEV(INDIRECT(&quot;E&quot;&amp;ROW()); INDIRECT(&quot;L&quot;&amp;ROW()); INDIRECT(&quot;S&quot;&amp;ROW()))/SQRT(3)" office:value-type="float" office:value="0">
            <text:p>0.00000</text:p>
          </table:table-cell>
          <table:table-cell table:style-name="ce2" table:formula="of:=1.96*STDEV(INDIRECT(&quot;F&quot;&amp;ROW()); INDIRECT(&quot;M&quot;&amp;ROW()); INDIRECT(&quot;T&quot;&amp;ROW()))/SQRT(3)" office:value-type="float" office:value="0">
            <text:p>0.00000</text:p>
          </table:table-cell>
          <table:table-cell table:number-columns-repeated="50"/>
        </table:table-row>
        <table:table-row table:style-name="ro2" table:number-rows-repeated="3">
          <table:table-cell table:number-columns-repeated="12"/>
          <table:table-cell table:style-name="Default" table:number-columns-repeated="6"/>
          <table:table-cell table:number-columns-repeated="3"/>
          <table:table-cell table:style-name="ce2" table:number-columns-repeated="12"/>
          <table:table-cell table:number-columns-repeated="50"/>
        </table:table-row>
        <table:table-row table:style-name="ro2">
          <table:table-cell table:number-columns-repeated="6" office:value-type="float" office:value="0.167">
            <text:p>0.17</text:p>
          </table:table-cell>
          <table:table-cell/>
          <table:table-cell table:number-columns-repeated="5" office:value-type="float" office:value="0.167">
            <text:p>0.17</text:p>
          </table:table-cell>
          <table:table-cell table:style-name="Default" office:value-type="float" office:value="0.167">
            <text:p>0.17</text:p>
          </table:table-cell>
          <table:table-cell table:style-name="Default"/>
          <table:table-cell table:style-name="Default" office:value-type="float" office:value="0.167">
            <text:p>0.17</text:p>
          </table:table-cell>
          <table:table-cell table:style-name="Default" office:value-type="float" office:value="0.167">
            <text:p>0.17</text:p>
          </table:table-cell>
          <table:table-cell table:style-name="Default" office:value-type="float" office:value="0.167">
            <text:p>0.17</text:p>
          </table:table-cell>
          <table:table-cell table:style-name="Default" office:value-type="float" office:value="0.167">
            <text:p>0.17</text:p>
          </table:table-cell>
          <table:table-cell table:number-columns-repeated="2" office:value-type="float" office:value="0.167">
            <text:p>0.17</text:p>
          </table:table-cell>
          <table:table-cell/>
          <table:table-cell table:style-name="ce2" table:formula="of:=AVERAGE(INDIRECT(&quot;A&quot;&amp;ROW()); INDIRECT(&quot;H&quot;&amp;ROW()); INDIRECT(&quot;O&quot;&amp;ROW()))" office:value-type="float" office:value="0.167">
            <text:p>0.16700</text:p>
          </table:table-cell>
          <table:table-cell table:style-name="ce2" table:formula="of:=AVERAGE(INDIRECT(&quot;B&quot;&amp;ROW()); INDIRECT(&quot;I&quot;&amp;ROW()); INDIRECT(&quot;P&quot;&amp;ROW()))" office:value-type="float" office:value="0.167">
            <text:p>0.16700</text:p>
          </table:table-cell>
          <table:table-cell table:style-name="ce2" table:formula="of:=AVERAGE(INDIRECT(&quot;C&quot;&amp;ROW()); INDIRECT(&quot;J&quot;&amp;ROW()); INDIRECT(&quot;Q&quot;&amp;ROW()))" office:value-type="float" office:value="0.167">
            <text:p>0.16700</text:p>
          </table:table-cell>
          <table:table-cell table:style-name="ce2" table:formula="of:=AVERAGE(INDIRECT(&quot;D&quot;&amp;ROW()); INDIRECT(&quot;K&quot;&amp;ROW()); INDIRECT(&quot;R&quot;&amp;ROW()))" office:value-type="float" office:value="0.167">
            <text:p>0.16700</text:p>
          </table:table-cell>
          <table:table-cell table:style-name="ce2" table:formula="of:=AVERAGE(INDIRECT(&quot;E&quot;&amp;ROW()); INDIRECT(&quot;L&quot;&amp;ROW()); INDIRECT(&quot;S&quot;&amp;ROW()))" office:value-type="float" office:value="0.167">
            <text:p>0.16700</text:p>
          </table:table-cell>
          <table:table-cell table:style-name="ce2" table:formula="of:=AVERAGE(INDIRECT(&quot;F&quot;&amp;ROW()); INDIRECT(&quot;M&quot;&amp;ROW()); INDIRECT(&quot;T&quot;&amp;ROW()))" office:value-type="float" office:value="0.167">
            <text:p>0.16700</text:p>
          </table:table-cell>
          <table:table-cell table:style-name="ce2" table:formula="of:=1.96*STDEV(INDIRECT(&quot;A&quot;&amp;ROW()); INDIRECT(&quot;H&quot;&amp;ROW()); INDIRECT(&quot;O&quot;&amp;ROW()))/SQRT(3)" office:value-type="float" office:value="0">
            <text:p>0.00000</text:p>
          </table:table-cell>
          <table:table-cell table:style-name="ce2" table:formula="of:=1.96*STDEV(INDIRECT(&quot;B&quot;&amp;ROW()); INDIRECT(&quot;I&quot;&amp;ROW()); INDIRECT(&quot;P&quot;&amp;ROW()))/SQRT(3)" office:value-type="float" office:value="0">
            <text:p>0.00000</text:p>
          </table:table-cell>
          <table:table-cell table:style-name="ce2" table:formula="of:=1.96*STDEV(INDIRECT(&quot;C&quot;&amp;ROW()); INDIRECT(&quot;J&quot;&amp;ROW()); INDIRECT(&quot;Q&quot;&amp;ROW()))/SQRT(3)" office:value-type="float" office:value="0">
            <text:p>0.00000</text:p>
          </table:table-cell>
          <table:table-cell table:style-name="ce2" table:formula="of:=1.96*STDEV(INDIRECT(&quot;D&quot;&amp;ROW()); INDIRECT(&quot;K&quot;&amp;ROW()); INDIRECT(&quot;R&quot;&amp;ROW()))/SQRT(3)" office:value-type="float" office:value="0">
            <text:p>0.00000</text:p>
          </table:table-cell>
          <table:table-cell table:style-name="ce2" table:formula="of:=1.96*STDEV(INDIRECT(&quot;E&quot;&amp;ROW()); INDIRECT(&quot;L&quot;&amp;ROW()); INDIRECT(&quot;S&quot;&amp;ROW()))/SQRT(3)" office:value-type="float" office:value="0">
            <text:p>0.00000</text:p>
          </table:table-cell>
          <table:table-cell table:style-name="ce2" table:formula="of:=1.96*STDEV(INDIRECT(&quot;F&quot;&amp;ROW()); INDIRECT(&quot;M&quot;&amp;ROW()); INDIRECT(&quot;T&quot;&amp;ROW()))/SQRT(3)" office:value-type="float" office:value="0">
            <text:p>0.00000</text:p>
          </table:table-cell>
          <table:table-cell table:number-columns-repeated="50"/>
        </table:table-row>
        <table:table-row table:style-name="ro2">
          <table:table-cell office:value-type="float" office:value="0.121">
            <text:p>0.12</text:p>
          </table:table-cell>
          <table:table-cell office:value-type="float" office:value="0.223">
            <text:p>0.22</text:p>
          </table:table-cell>
          <table:table-cell office:value-type="float" office:value="0.123">
            <text:p>0.12</text:p>
          </table:table-cell>
          <table:table-cell office:value-type="float" office:value="0.272">
            <text:p>0.27</text:p>
          </table:table-cell>
          <table:table-cell office:value-type="float" office:value="0.129">
            <text:p>0.13</text:p>
          </table:table-cell>
          <table:table-cell office:value-type="float" office:value="0.131">
            <text:p>0.13</text:p>
          </table:table-cell>
          <table:table-cell/>
          <table:table-cell office:value-type="float" office:value="0.0135">
            <text:p>0.01</text:p>
          </table:table-cell>
          <table:table-cell office:value-type="float" office:value="0.00577">
            <text:p>0.01</text:p>
          </table:table-cell>
          <table:table-cell office:value-type="float" office:value="0.306">
            <text:p>0.31</text:p>
          </table:table-cell>
          <table:table-cell office:value-type="float" office:value="0.057">
            <text:p>0.06</text:p>
          </table:table-cell>
          <table:table-cell office:value-type="float" office:value="0.309">
            <text:p>0.31</text:p>
          </table:table-cell>
          <table:table-cell table:style-name="Default" office:value-type="float" office:value="0.308">
            <text:p>0.31</text:p>
          </table:table-cell>
          <table:table-cell table:style-name="Default"/>
          <table:table-cell table:style-name="Default" office:value-type="float" office:value="0.0315">
            <text:p>0.03</text:p>
          </table:table-cell>
          <table:table-cell table:style-name="Default" office:value-type="float" office:value="0.0951">
            <text:p>0.10</text:p>
          </table:table-cell>
          <table:table-cell table:style-name="Default" office:value-type="float" office:value="0.235">
            <text:p>0.24</text:p>
          </table:table-cell>
          <table:table-cell table:style-name="Default" office:value-type="float" office:value="0.156">
            <text:p>0.16</text:p>
          </table:table-cell>
          <table:table-cell office:value-type="float" office:value="0.237">
            <text:p>0.24</text:p>
          </table:table-cell>
          <table:table-cell office:value-type="float" office:value="0.245">
            <text:p>0.25</text:p>
          </table:table-cell>
          <table:table-cell/>
          <table:table-cell table:style-name="ce2" table:formula="of:=AVERAGE(INDIRECT(&quot;A&quot;&amp;ROW()); INDIRECT(&quot;H&quot;&amp;ROW()); INDIRECT(&quot;O&quot;&amp;ROW()))" office:value-type="float" office:value="0.0553333333333333">
            <text:p>0.05533</text:p>
          </table:table-cell>
          <table:table-cell table:style-name="ce2" table:formula="of:=AVERAGE(INDIRECT(&quot;B&quot;&amp;ROW()); INDIRECT(&quot;I&quot;&amp;ROW()); INDIRECT(&quot;P&quot;&amp;ROW()))" office:value-type="float" office:value="0.107956666666667">
            <text:p>0.10796</text:p>
          </table:table-cell>
          <table:table-cell table:style-name="ce2" table:formula="of:=AVERAGE(INDIRECT(&quot;C&quot;&amp;ROW()); INDIRECT(&quot;J&quot;&amp;ROW()); INDIRECT(&quot;Q&quot;&amp;ROW()))" office:value-type="float" office:value="0.221333333333333">
            <text:p>0.22133</text:p>
          </table:table-cell>
          <table:table-cell table:style-name="ce2" table:formula="of:=AVERAGE(INDIRECT(&quot;D&quot;&amp;ROW()); INDIRECT(&quot;K&quot;&amp;ROW()); INDIRECT(&quot;R&quot;&amp;ROW()))" office:value-type="float" office:value="0.161666666666667">
            <text:p>0.16167</text:p>
          </table:table-cell>
          <table:table-cell table:style-name="ce2" table:formula="of:=AVERAGE(INDIRECT(&quot;E&quot;&amp;ROW()); INDIRECT(&quot;L&quot;&amp;ROW()); INDIRECT(&quot;S&quot;&amp;ROW()))" office:value-type="float" office:value="0.225">
            <text:p>0.22500</text:p>
          </table:table-cell>
          <table:table-cell table:style-name="ce2" table:formula="of:=AVERAGE(INDIRECT(&quot;F&quot;&amp;ROW()); INDIRECT(&quot;M&quot;&amp;ROW()); INDIRECT(&quot;T&quot;&amp;ROW()))" office:value-type="float" office:value="0.228">
            <text:p>0.22800</text:p>
          </table:table-cell>
          <table:table-cell table:style-name="ce2" table:formula="of:=1.96*STDEV(INDIRECT(&quot;A&quot;&amp;ROW()); INDIRECT(&quot;H&quot;&amp;ROW()); INDIRECT(&quot;O&quot;&amp;ROW()))/SQRT(3)" office:value-type="float" office:value="0.0651542378599513">
            <text:p>0.06515</text:p>
          </table:table-cell>
          <table:table-cell table:style-name="ce2" table:formula="of:=1.96*STDEV(INDIRECT(&quot;B&quot;&amp;ROW()); INDIRECT(&quot;I&quot;&amp;ROW()); INDIRECT(&quot;P&quot;&amp;ROW()))/SQRT(3)" office:value-type="float" office:value="0.123553548787308">
            <text:p>0.12355</text:p>
          </table:table-cell>
          <table:table-cell table:style-name="ce2" table:formula="of:=1.96*STDEV(INDIRECT(&quot;C&quot;&amp;ROW()); INDIRECT(&quot;J&quot;&amp;ROW()); INDIRECT(&quot;Q&quot;&amp;ROW()))/SQRT(3)" office:value-type="float" office:value="0.104404629101289">
            <text:p>0.10440</text:p>
          </table:table-cell>
          <table:table-cell table:style-name="ce2" table:formula="of:=1.96*STDEV(INDIRECT(&quot;D&quot;&amp;ROW()); INDIRECT(&quot;K&quot;&amp;ROW()); INDIRECT(&quot;R&quot;&amp;ROW()))/SQRT(3)" office:value-type="float" office:value="0.121774393221418">
            <text:p>0.12177</text:p>
          </table:table-cell>
          <table:table-cell table:style-name="ce2" table:formula="of:=1.96*STDEV(INDIRECT(&quot;E&quot;&amp;ROW()); INDIRECT(&quot;L&quot;&amp;ROW()); INDIRECT(&quot;S&quot;&amp;ROW()))/SQRT(3)" office:value-type="float" office:value="0.102521303152077">
            <text:p>0.10252</text:p>
          </table:table-cell>
          <table:table-cell table:style-name="ce2" table:formula="of:=1.96*STDEV(INDIRECT(&quot;F&quot;&amp;ROW()); INDIRECT(&quot;M&quot;&amp;ROW()); INDIRECT(&quot;T&quot;&amp;ROW()))/SQRT(3)" office:value-type="float" office:value="0.101523459357924">
            <text:p>0.10152</text:p>
          </table:table-cell>
          <table:table-cell table:number-columns-repeated="50"/>
        </table:table-row>
        <table:table-row table:style-name="ro2">
          <table:table-cell office:value-type="float" office:value="0.00285">
            <text:p>0.00</text:p>
          </table:table-cell>
          <table:table-cell office:value-type="float" office:value="0.327">
            <text:p>0.33</text:p>
          </table:table-cell>
          <table:table-cell office:value-type="float" office:value="0.00285">
            <text:p>0.00</text:p>
          </table:table-cell>
          <table:table-cell office:value-type="float" office:value="0.431">
            <text:p>0.43</text:p>
          </table:table-cell>
          <table:table-cell office:value-type="float" office:value="0.021">
            <text:p>0.02</text:p>
          </table:table-cell>
          <table:table-cell office:value-type="float" office:value="0.215">
            <text:p>0.22</text:p>
          </table:table-cell>
          <table:table-cell/>
          <table:table-cell office:value-type="float" office:value="0.0126">
            <text:p>0.01</text:p>
          </table:table-cell>
          <table:table-cell office:value-type="float" office:value="0.00671">
            <text:p>0.01</text:p>
          </table:table-cell>
          <table:table-cell office:value-type="float" office:value="0.297">
            <text:p>0.30</text:p>
          </table:table-cell>
          <table:table-cell office:value-type="float" office:value="0.0836">
            <text:p>0.08</text:p>
          </table:table-cell>
          <table:table-cell office:value-type="float" office:value="0.285">
            <text:p>0.29</text:p>
          </table:table-cell>
          <table:table-cell table:style-name="Default" office:value-type="float" office:value="0.315">
            <text:p>0.32</text:p>
          </table:table-cell>
          <table:table-cell table:style-name="Default"/>
          <table:table-cell table:style-name="Default" office:value-type="float" office:value="0.0207">
            <text:p>0.02</text:p>
          </table:table-cell>
          <table:table-cell table:style-name="Default" office:value-type="float" office:value="0.0232">
            <text:p>0.02</text:p>
          </table:table-cell>
          <table:table-cell table:style-name="Default" office:value-type="float" office:value="0.155">
            <text:p>0.16</text:p>
          </table:table-cell>
          <table:table-cell table:style-name="Default" office:value-type="float" office:value="0.361">
            <text:p>0.36</text:p>
          </table:table-cell>
          <table:table-cell office:value-type="float" office:value="0.148">
            <text:p>0.15</text:p>
          </table:table-cell>
          <table:table-cell office:value-type="float" office:value="0.292">
            <text:p>0.29</text:p>
          </table:table-cell>
          <table:table-cell/>
          <table:table-cell table:style-name="ce2" table:formula="of:=AVERAGE(INDIRECT(&quot;A&quot;&amp;ROW()); INDIRECT(&quot;H&quot;&amp;ROW()); INDIRECT(&quot;O&quot;&amp;ROW()))" office:value-type="float" office:value="0.01205">
            <text:p>0.01205</text:p>
          </table:table-cell>
          <table:table-cell table:style-name="ce2" table:formula="of:=AVERAGE(INDIRECT(&quot;B&quot;&amp;ROW()); INDIRECT(&quot;I&quot;&amp;ROW()); INDIRECT(&quot;P&quot;&amp;ROW()))" office:value-type="float" office:value="0.11897">
            <text:p>0.11897</text:p>
          </table:table-cell>
          <table:table-cell table:style-name="ce2" table:formula="of:=AVERAGE(INDIRECT(&quot;C&quot;&amp;ROW()); INDIRECT(&quot;J&quot;&amp;ROW()); INDIRECT(&quot;Q&quot;&amp;ROW()))" office:value-type="float" office:value="0.151616666666667">
            <text:p>0.15162</text:p>
          </table:table-cell>
          <table:table-cell table:style-name="ce2" table:formula="of:=AVERAGE(INDIRECT(&quot;D&quot;&amp;ROW()); INDIRECT(&quot;K&quot;&amp;ROW()); INDIRECT(&quot;R&quot;&amp;ROW()))" office:value-type="float" office:value="0.291866666666667">
            <text:p>0.29187</text:p>
          </table:table-cell>
          <table:table-cell table:style-name="ce2" table:formula="of:=AVERAGE(INDIRECT(&quot;E&quot;&amp;ROW()); INDIRECT(&quot;L&quot;&amp;ROW()); INDIRECT(&quot;S&quot;&amp;ROW()))" office:value-type="float" office:value="0.151333333333333">
            <text:p>0.15133</text:p>
          </table:table-cell>
          <table:table-cell table:style-name="ce2" table:formula="of:=AVERAGE(INDIRECT(&quot;F&quot;&amp;ROW()); INDIRECT(&quot;M&quot;&amp;ROW()); INDIRECT(&quot;T&quot;&amp;ROW()))" office:value-type="float" office:value="0.274">
            <text:p>0.27400</text:p>
          </table:table-cell>
          <table:table-cell table:style-name="ce2" table:formula="of:=1.96*STDEV(INDIRECT(&quot;A&quot;&amp;ROW()); INDIRECT(&quot;H&quot;&amp;ROW()); INDIRECT(&quot;O&quot;&amp;ROW()))/SQRT(3)" office:value-type="float" office:value="0.0101139608462758">
            <text:p>0.01011</text:p>
          </table:table-cell>
          <table:table-cell table:style-name="ce2" table:formula="of:=1.96*STDEV(INDIRECT(&quot;B&quot;&amp;ROW()); INDIRECT(&quot;I&quot;&amp;ROW()); INDIRECT(&quot;P&quot;&amp;ROW()))/SQRT(3)" office:value-type="float" office:value="0.204082784536995">
            <text:p>0.20408</text:p>
          </table:table-cell>
          <table:table-cell table:style-name="ce2" table:formula="of:=1.96*STDEV(INDIRECT(&quot;C&quot;&amp;ROW()); INDIRECT(&quot;J&quot;&amp;ROW()); INDIRECT(&quot;Q&quot;&amp;ROW()))/SQRT(3)" office:value-type="float" office:value="0.166464054403479">
            <text:p>0.16646</text:p>
          </table:table-cell>
          <table:table-cell table:style-name="ce2" table:formula="of:=1.96*STDEV(INDIRECT(&quot;D&quot;&amp;ROW()); INDIRECT(&quot;K&quot;&amp;ROW()); INDIRECT(&quot;R&quot;&amp;ROW()))/SQRT(3)" office:value-type="float" office:value="0.207908652060894">
            <text:p>0.20791</text:p>
          </table:table-cell>
          <table:table-cell table:style-name="ce2" table:formula="of:=1.96*STDEV(INDIRECT(&quot;E&quot;&amp;ROW()); INDIRECT(&quot;L&quot;&amp;ROW()); INDIRECT(&quot;S&quot;&amp;ROW()))/SQRT(3)" office:value-type="float" office:value="0.149407777277862">
            <text:p>0.14941</text:p>
          </table:table-cell>
          <table:table-cell table:style-name="ce2" table:formula="of:=1.96*STDEV(INDIRECT(&quot;F&quot;&amp;ROW()); INDIRECT(&quot;M&quot;&amp;ROW()); INDIRECT(&quot;T&quot;&amp;ROW()))/SQRT(3)" office:value-type="float" office:value="0.059266372702683">
            <text:p>0.05927</text:p>
          </table:table-cell>
          <table:table-cell table:number-columns-repeated="50"/>
        </table:table-row>
        <table:table-row table:style-name="ro2">
          <table:table-cell office:value-type="float" office:value="0.00264">
            <text:p>0.00</text:p>
          </table:table-cell>
          <table:table-cell office:value-type="float" office:value="0.318">
            <text:p>0.32</text:p>
          </table:table-cell>
          <table:table-cell office:value-type="float" office:value="0.00259">
            <text:p>0.00</text:p>
          </table:table-cell>
          <table:table-cell office:value-type="float" office:value="0.465">
            <text:p>0.47</text:p>
          </table:table-cell>
          <table:table-cell office:value-type="float" office:value="0.019">
            <text:p>0.02</text:p>
          </table:table-cell>
          <table:table-cell office:value-type="float" office:value="0.192">
            <text:p>0.19</text:p>
          </table:table-cell>
          <table:table-cell/>
          <table:table-cell office:value-type="float" office:value="0.00969">
            <text:p>0.01</text:p>
          </table:table-cell>
          <table:table-cell office:value-type="float" office:value="0.00459">
            <text:p>0.00</text:p>
          </table:table-cell>
          <table:table-cell office:value-type="float" office:value="0.295">
            <text:p>0.30</text:p>
          </table:table-cell>
          <table:table-cell office:value-type="float" office:value="0.0843">
            <text:p>0.08</text:p>
          </table:table-cell>
          <table:table-cell office:value-type="float" office:value="0.299">
            <text:p>0.30</text:p>
          </table:table-cell>
          <table:table-cell table:style-name="Default" office:value-type="float" office:value="0.307">
            <text:p>0.31</text:p>
          </table:table-cell>
          <table:table-cell table:style-name="Default"/>
          <table:table-cell table:style-name="Default" office:value-type="float" office:value="0.00241">
            <text:p>0.00</text:p>
          </table:table-cell>
          <table:table-cell table:style-name="Default" office:value-type="float" office:value="0.00861">
            <text:p>0.01</text:p>
          </table:table-cell>
          <table:table-cell table:style-name="Default" office:value-type="float" office:value="0.202">
            <text:p>0.20</text:p>
          </table:table-cell>
          <table:table-cell table:style-name="Default" office:value-type="float" office:value="0.247">
            <text:p>0.25</text:p>
          </table:table-cell>
          <table:table-cell office:value-type="float" office:value="0.172">
            <text:p>0.17</text:p>
          </table:table-cell>
          <table:table-cell office:value-type="float" office:value="0.368">
            <text:p>0.37</text:p>
          </table:table-cell>
          <table:table-cell/>
          <table:table-cell table:style-name="ce2" table:formula="of:=AVERAGE(INDIRECT(&quot;A&quot;&amp;ROW()); INDIRECT(&quot;H&quot;&amp;ROW()); INDIRECT(&quot;O&quot;&amp;ROW()))" office:value-type="float" office:value="0.00491333333333333">
            <text:p>0.00491</text:p>
          </table:table-cell>
          <table:table-cell table:style-name="ce2" table:formula="of:=AVERAGE(INDIRECT(&quot;B&quot;&amp;ROW()); INDIRECT(&quot;I&quot;&amp;ROW()); INDIRECT(&quot;P&quot;&amp;ROW()))" office:value-type="float" office:value="0.1104">
            <text:p>0.11040</text:p>
          </table:table-cell>
          <table:table-cell table:style-name="ce2" table:formula="of:=AVERAGE(INDIRECT(&quot;C&quot;&amp;ROW()); INDIRECT(&quot;J&quot;&amp;ROW()); INDIRECT(&quot;Q&quot;&amp;ROW()))" office:value-type="float" office:value="0.16653">
            <text:p>0.16653</text:p>
          </table:table-cell>
          <table:table-cell table:style-name="ce2" table:formula="of:=AVERAGE(INDIRECT(&quot;D&quot;&amp;ROW()); INDIRECT(&quot;K&quot;&amp;ROW()); INDIRECT(&quot;R&quot;&amp;ROW()))" office:value-type="float" office:value="0.265433333333333">
            <text:p>0.26543</text:p>
          </table:table-cell>
          <table:table-cell table:style-name="ce2" table:formula="of:=AVERAGE(INDIRECT(&quot;E&quot;&amp;ROW()); INDIRECT(&quot;L&quot;&amp;ROW()); INDIRECT(&quot;S&quot;&amp;ROW()))" office:value-type="float" office:value="0.163333333333333">
            <text:p>0.16333</text:p>
          </table:table-cell>
          <table:table-cell table:style-name="ce2" table:formula="of:=AVERAGE(INDIRECT(&quot;F&quot;&amp;ROW()); INDIRECT(&quot;M&quot;&amp;ROW()); INDIRECT(&quot;T&quot;&amp;ROW()))" office:value-type="float" office:value="0.289">
            <text:p>0.28900</text:p>
          </table:table-cell>
          <table:table-cell table:style-name="ce2" table:formula="of:=1.96*STDEV(INDIRECT(&quot;A&quot;&amp;ROW()); INDIRECT(&quot;H&quot;&amp;ROW()); INDIRECT(&quot;O&quot;&amp;ROW()))/SQRT(3)" office:value-type="float" office:value="0.00468294184650822">
            <text:p>0.00468</text:p>
          </table:table-cell>
          <table:table-cell table:style-name="ce2" table:formula="of:=1.96*STDEV(INDIRECT(&quot;B&quot;&amp;ROW()); INDIRECT(&quot;I&quot;&amp;ROW()); INDIRECT(&quot;P&quot;&amp;ROW()))/SQRT(3)" office:value-type="float" office:value="0.203460714111398">
            <text:p>0.20346</text:p>
          </table:table-cell>
          <table:table-cell table:style-name="ce2" table:formula="of:=1.96*STDEV(INDIRECT(&quot;C&quot;&amp;ROW()); INDIRECT(&quot;J&quot;&amp;ROW()); INDIRECT(&quot;Q&quot;&amp;ROW()))/SQRT(3)" office:value-type="float" office:value="0.169058730580352">
            <text:p>0.16906</text:p>
          </table:table-cell>
          <table:table-cell table:style-name="ce2" table:formula="of:=1.96*STDEV(INDIRECT(&quot;D&quot;&amp;ROW()); INDIRECT(&quot;K&quot;&amp;ROW()); INDIRECT(&quot;R&quot;&amp;ROW()))/SQRT(3)" office:value-type="float" office:value="0.216157473416437">
            <text:p>0.21616</text:p>
          </table:table-cell>
          <table:table-cell table:style-name="ce2" table:formula="of:=1.96*STDEV(INDIRECT(&quot;E&quot;&amp;ROW()); INDIRECT(&quot;L&quot;&amp;ROW()); INDIRECT(&quot;S&quot;&amp;ROW()))/SQRT(3)" office:value-type="float" office:value="0.158652418968147">
            <text:p>0.15865</text:p>
          </table:table-cell>
          <table:table-cell table:style-name="ce2" table:formula="of:=1.96*STDEV(INDIRECT(&quot;F&quot;&amp;ROW()); INDIRECT(&quot;M&quot;&amp;ROW()); INDIRECT(&quot;T&quot;&amp;ROW()))/SQRT(3)" office:value-type="float" office:value="0.101131694998815">
            <text:p>0.10113</text:p>
          </table:table-cell>
          <table:table-cell table:number-columns-repeated="50"/>
        </table:table-row>
        <table:table-row table:style-name="ro2">
          <table:table-cell office:value-type="float" office:value="0.00288">
            <text:p>0.00</text:p>
          </table:table-cell>
          <table:table-cell office:value-type="float" office:value="0.313">
            <text:p>0.31</text:p>
          </table:table-cell>
          <table:table-cell office:value-type="float" office:value="0.00288">
            <text:p>0.00</text:p>
          </table:table-cell>
          <table:table-cell office:value-type="float" office:value="0.472">
            <text:p>0.47</text:p>
          </table:table-cell>
          <table:table-cell office:value-type="float" office:value="0.0114">
            <text:p>0.01</text:p>
          </table:table-cell>
          <table:table-cell office:value-type="float" office:value="0.197">
            <text:p>0.20</text:p>
          </table:table-cell>
          <table:table-cell/>
          <table:table-cell office:value-type="float" office:value="0.00923">
            <text:p>0.01</text:p>
          </table:table-cell>
          <table:table-cell office:value-type="float" office:value="0.0115">
            <text:p>0.01</text:p>
          </table:table-cell>
          <table:table-cell office:value-type="float" office:value="0.209">
            <text:p>0.21</text:p>
          </table:table-cell>
          <table:table-cell office:value-type="float" office:value="0.329">
            <text:p>0.33</text:p>
          </table:table-cell>
          <table:table-cell office:value-type="float" office:value="0.23">
            <text:p>0.23</text:p>
          </table:table-cell>
          <table:table-cell table:style-name="Default" office:value-type="float" office:value="0.212">
            <text:p>0.21</text:p>
          </table:table-cell>
          <table:table-cell table:style-name="Default"/>
          <table:table-cell table:style-name="Default" office:value-type="float" office:value="0.00294">
            <text:p>0.00</text:p>
          </table:table-cell>
          <table:table-cell table:style-name="Default" office:value-type="float" office:value="0.00696">
            <text:p>0.01</text:p>
          </table:table-cell>
          <table:table-cell table:style-name="Default" office:value-type="float" office:value="0.225">
            <text:p>0.23</text:p>
          </table:table-cell>
          <table:table-cell table:style-name="Default" office:value-type="float" office:value="0.236">
            <text:p>0.24</text:p>
          </table:table-cell>
          <table:table-cell office:value-type="float" office:value="0.176">
            <text:p>0.18</text:p>
          </table:table-cell>
          <table:table-cell office:value-type="float" office:value="0.354">
            <text:p>0.35</text:p>
          </table:table-cell>
          <table:table-cell/>
          <table:table-cell table:style-name="ce2" table:formula="of:=AVERAGE(INDIRECT(&quot;A&quot;&amp;ROW()); INDIRECT(&quot;H&quot;&amp;ROW()); INDIRECT(&quot;O&quot;&amp;ROW()))" office:value-type="float" office:value="0.00501666666666667">
            <text:p>0.00502</text:p>
          </table:table-cell>
          <table:table-cell table:style-name="ce2" table:formula="of:=AVERAGE(INDIRECT(&quot;B&quot;&amp;ROW()); INDIRECT(&quot;I&quot;&amp;ROW()); INDIRECT(&quot;P&quot;&amp;ROW()))" office:value-type="float" office:value="0.110486666666667">
            <text:p>0.11049</text:p>
          </table:table-cell>
          <table:table-cell table:style-name="ce2" table:formula="of:=AVERAGE(INDIRECT(&quot;C&quot;&amp;ROW()); INDIRECT(&quot;J&quot;&amp;ROW()); INDIRECT(&quot;Q&quot;&amp;ROW()))" office:value-type="float" office:value="0.145626666666667">
            <text:p>0.14563</text:p>
          </table:table-cell>
          <table:table-cell table:style-name="ce2" table:formula="of:=AVERAGE(INDIRECT(&quot;D&quot;&amp;ROW()); INDIRECT(&quot;K&quot;&amp;ROW()); INDIRECT(&quot;R&quot;&amp;ROW()))" office:value-type="float" office:value="0.345666666666667">
            <text:p>0.34567</text:p>
          </table:table-cell>
          <table:table-cell table:style-name="ce2" table:formula="of:=AVERAGE(INDIRECT(&quot;E&quot;&amp;ROW()); INDIRECT(&quot;L&quot;&amp;ROW()); INDIRECT(&quot;S&quot;&amp;ROW()))" office:value-type="float" office:value="0.139133333333333">
            <text:p>0.13913</text:p>
          </table:table-cell>
          <table:table-cell table:style-name="ce2" table:formula="of:=AVERAGE(INDIRECT(&quot;F&quot;&amp;ROW()); INDIRECT(&quot;M&quot;&amp;ROW()); INDIRECT(&quot;T&quot;&amp;ROW()))" office:value-type="float" office:value="0.254333333333333">
            <text:p>0.25433</text:p>
          </table:table-cell>
          <table:table-cell table:style-name="ce2" table:formula="of:=1.96*STDEV(INDIRECT(&quot;A&quot;&amp;ROW()); INDIRECT(&quot;H&quot;&amp;ROW()); INDIRECT(&quot;O&quot;&amp;ROW()))/SQRT(3)" office:value-type="float" office:value="0.00412920622127035">
            <text:p>0.00413</text:p>
          </table:table-cell>
          <table:table-cell table:style-name="ce2" table:formula="of:=1.96*STDEV(INDIRECT(&quot;B&quot;&amp;ROW()); INDIRECT(&quot;I&quot;&amp;ROW()); INDIRECT(&quot;P&quot;&amp;ROW()))/SQRT(3)" office:value-type="float" office:value="0.19847968987015">
            <text:p>0.19848</text:p>
          </table:table-cell>
          <table:table-cell table:style-name="ce2" table:formula="of:=1.96*STDEV(INDIRECT(&quot;C&quot;&amp;ROW()); INDIRECT(&quot;J&quot;&amp;ROW()); INDIRECT(&quot;Q&quot;&amp;ROW()))/SQRT(3)" office:value-type="float" office:value="0.140184347158796">
            <text:p>0.14018</text:p>
          </table:table-cell>
          <table:table-cell table:style-name="ce2" table:formula="of:=1.96*STDEV(INDIRECT(&quot;D&quot;&amp;ROW()); INDIRECT(&quot;K&quot;&amp;ROW()); INDIRECT(&quot;R&quot;&amp;ROW()))/SQRT(3)" office:value-type="float" office:value="0.134524807790649">
            <text:p>0.13452</text:p>
          </table:table-cell>
          <table:table-cell table:style-name="ce2" table:formula="of:=1.96*STDEV(INDIRECT(&quot;E&quot;&amp;ROW()); INDIRECT(&quot;L&quot;&amp;ROW()); INDIRECT(&quot;S&quot;&amp;ROW()))/SQRT(3)" office:value-type="float" office:value="0.128853433747202">
            <text:p>0.12885</text:p>
          </table:table-cell>
          <table:table-cell table:style-name="ce2" table:formula="of:=1.96*STDEV(INDIRECT(&quot;F&quot;&amp;ROW()); INDIRECT(&quot;M&quot;&amp;ROW()); INDIRECT(&quot;T&quot;&amp;ROW()))/SQRT(3)" office:value-type="float" office:value="0.0980413690461554">
            <text:p>0.09804</text:p>
          </table:table-cell>
          <table:table-cell table:number-columns-repeated="50"/>
        </table:table-row>
        <table:table-row table:style-name="ro2">
          <table:table-cell office:value-type="float" office:value="0.000806">
            <text:p>0.00</text:p>
          </table:table-cell>
          <table:table-cell office:value-type="float" office:value="0.213">
            <text:p>0.21</text:p>
          </table:table-cell>
          <table:table-cell office:value-type="float" office:value="0.00308">
            <text:p>0.00</text:p>
          </table:table-cell>
          <table:table-cell office:value-type="float" office:value="0.548">
            <text:p>0.55</text:p>
          </table:table-cell>
          <table:table-cell office:value-type="float" office:value="0.0131">
            <text:p>0.01</text:p>
          </table:table-cell>
          <table:table-cell office:value-type="float" office:value="0.222">
            <text:p>0.22</text:p>
          </table:table-cell>
          <table:table-cell/>
          <table:table-cell office:value-type="float" office:value="0.00643">
            <text:p>0.01</text:p>
          </table:table-cell>
          <table:table-cell office:value-type="float" office:value="0.0108">
            <text:p>0.01</text:p>
          </table:table-cell>
          <table:table-cell office:value-type="float" office:value="0.204">
            <text:p>0.20</text:p>
          </table:table-cell>
          <table:table-cell office:value-type="float" office:value="0.34">
            <text:p>0.34</text:p>
          </table:table-cell>
          <table:table-cell office:value-type="float" office:value="0.224">
            <text:p>0.22</text:p>
          </table:table-cell>
          <table:table-cell table:style-name="Default" office:value-type="float" office:value="0.215">
            <text:p>0.22</text:p>
          </table:table-cell>
          <table:table-cell table:style-name="Default"/>
          <table:table-cell table:style-name="Default" office:value-type="float" office:value="0.00343">
            <text:p>0.00</text:p>
          </table:table-cell>
          <table:table-cell table:style-name="Default" office:value-type="float" office:value="0.00809">
            <text:p>0.01</text:p>
          </table:table-cell>
          <table:table-cell table:style-name="Default" office:value-type="float" office:value="0.146">
            <text:p>0.15</text:p>
          </table:table-cell>
          <table:table-cell table:style-name="Default" office:value-type="float" office:value="0.285">
            <text:p>0.29</text:p>
          </table:table-cell>
          <table:table-cell office:value-type="float" office:value="0.13">
            <text:p>0.13</text:p>
          </table:table-cell>
          <table:table-cell office:value-type="float" office:value="0.428">
            <text:p>0.43</text:p>
          </table:table-cell>
          <table:table-cell/>
          <table:table-cell table:style-name="ce2" table:formula="of:=AVERAGE(INDIRECT(&quot;A&quot;&amp;ROW()); INDIRECT(&quot;H&quot;&amp;ROW()); INDIRECT(&quot;O&quot;&amp;ROW()))" office:value-type="float" office:value="0.00355533333333333">
            <text:p>0.00356</text:p>
          </table:table-cell>
          <table:table-cell table:style-name="ce2" table:formula="of:=AVERAGE(INDIRECT(&quot;B&quot;&amp;ROW()); INDIRECT(&quot;I&quot;&amp;ROW()); INDIRECT(&quot;P&quot;&amp;ROW()))" office:value-type="float" office:value="0.0772966666666667">
            <text:p>0.07730</text:p>
          </table:table-cell>
          <table:table-cell table:style-name="ce2" table:formula="of:=AVERAGE(INDIRECT(&quot;C&quot;&amp;ROW()); INDIRECT(&quot;J&quot;&amp;ROW()); INDIRECT(&quot;Q&quot;&amp;ROW()))" office:value-type="float" office:value="0.117693333333333">
            <text:p>0.11769</text:p>
          </table:table-cell>
          <table:table-cell table:style-name="ce2" table:formula="of:=AVERAGE(INDIRECT(&quot;D&quot;&amp;ROW()); INDIRECT(&quot;K&quot;&amp;ROW()); INDIRECT(&quot;R&quot;&amp;ROW()))" office:value-type="float" office:value="0.391">
            <text:p>0.39100</text:p>
          </table:table-cell>
          <table:table-cell table:style-name="ce2" table:formula="of:=AVERAGE(INDIRECT(&quot;E&quot;&amp;ROW()); INDIRECT(&quot;L&quot;&amp;ROW()); INDIRECT(&quot;S&quot;&amp;ROW()))" office:value-type="float" office:value="0.122366666666667">
            <text:p>0.12237</text:p>
          </table:table-cell>
          <table:table-cell table:style-name="ce2" table:formula="of:=AVERAGE(INDIRECT(&quot;F&quot;&amp;ROW()); INDIRECT(&quot;M&quot;&amp;ROW()); INDIRECT(&quot;T&quot;&amp;ROW()))" office:value-type="float" office:value="0.288333333333333">
            <text:p>0.28833</text:p>
          </table:table-cell>
          <table:table-cell table:style-name="ce2" table:formula="of:=1.96*STDEV(INDIRECT(&quot;A&quot;&amp;ROW()); INDIRECT(&quot;H&quot;&amp;ROW()); INDIRECT(&quot;O&quot;&amp;ROW()))/SQRT(3)" office:value-type="float" office:value="0.0031844471985225">
            <text:p>0.00318</text:p>
          </table:table-cell>
          <table:table-cell table:style-name="ce2" table:formula="of:=1.96*STDEV(INDIRECT(&quot;B&quot;&amp;ROW()); INDIRECT(&quot;I&quot;&amp;ROW()); INDIRECT(&quot;P&quot;&amp;ROW()))/SQRT(3)" office:value-type="float" office:value="0.132998105775049">
            <text:p>0.13300</text:p>
          </table:table-cell>
          <table:table-cell table:style-name="ce2" table:formula="of:=1.96*STDEV(INDIRECT(&quot;C&quot;&amp;ROW()); INDIRECT(&quot;J&quot;&amp;ROW()); INDIRECT(&quot;Q&quot;&amp;ROW()))/SQRT(3)" office:value-type="float" office:value="0.11701688147644">
            <text:p>0.11702</text:p>
          </table:table-cell>
          <table:table-cell table:style-name="ce2" table:formula="of:=1.96*STDEV(INDIRECT(&quot;D&quot;&amp;ROW()); INDIRECT(&quot;K&quot;&amp;ROW()); INDIRECT(&quot;R&quot;&amp;ROW()))/SQRT(3)" office:value-type="float" office:value="0.156975485134888">
            <text:p>0.15698</text:p>
          </table:table-cell>
          <table:table-cell table:style-name="ce2" table:formula="of:=1.96*STDEV(INDIRECT(&quot;E&quot;&amp;ROW()); INDIRECT(&quot;L&quot;&amp;ROW()); INDIRECT(&quot;S&quot;&amp;ROW()))/SQRT(3)" office:value-type="float" office:value="0.11956215990763">
            <text:p>0.11956</text:p>
          </table:table-cell>
          <table:table-cell table:style-name="ce2" table:formula="of:=1.96*STDEV(INDIRECT(&quot;F&quot;&amp;ROW()); INDIRECT(&quot;M&quot;&amp;ROW()); INDIRECT(&quot;T&quot;&amp;ROW()))/SQRT(3)" office:value-type="float" office:value="0.13693062444578">
            <text:p>0.13693</text:p>
          </table:table-cell>
          <table:table-cell table:number-columns-repeated="50"/>
        </table:table-row>
        <table:table-row table:style-name="ro2">
          <table:table-cell office:value-type="float" office:value="0.00429">
            <text:p>0.00</text:p>
          </table:table-cell>
          <table:table-cell office:value-type="float" office:value="0.257">
            <text:p>0.26</text:p>
          </table:table-cell>
          <table:table-cell office:value-type="float" office:value="0.00429">
            <text:p>0.00</text:p>
          </table:table-cell>
          <table:table-cell office:value-type="float" office:value="0.671">
            <text:p>0.67</text:p>
          </table:table-cell>
          <table:table-cell office:value-type="float" office:value="0.00429">
            <text:p>0.00</text:p>
          </table:table-cell>
          <table:table-cell office:value-type="float" office:value="0.0591">
            <text:p>0.06</text:p>
          </table:table-cell>
          <table:table-cell/>
          <table:table-cell office:value-type="float" office:value="0.00164">
            <text:p>0.00</text:p>
          </table:table-cell>
          <table:table-cell office:value-type="float" office:value="0.00356">
            <text:p>0.00</text:p>
          </table:table-cell>
          <table:table-cell office:value-type="float" office:value="0.171">
            <text:p>0.17</text:p>
          </table:table-cell>
          <table:table-cell office:value-type="float" office:value="0.368">
            <text:p>0.37</text:p>
          </table:table-cell>
          <table:table-cell office:value-type="float" office:value="0.221">
            <text:p>0.22</text:p>
          </table:table-cell>
          <table:table-cell table:style-name="Default" office:value-type="float" office:value="0.235">
            <text:p>0.24</text:p>
          </table:table-cell>
          <table:table-cell table:style-name="Default"/>
          <table:table-cell table:style-name="Default" office:value-type="float" office:value="0.00221">
            <text:p>0.00</text:p>
          </table:table-cell>
          <table:table-cell table:style-name="Default" office:value-type="float" office:value="0.00802">
            <text:p>0.01</text:p>
          </table:table-cell>
          <table:table-cell table:style-name="Default" office:value-type="float" office:value="0.125">
            <text:p>0.13</text:p>
          </table:table-cell>
          <table:table-cell table:style-name="Default" office:value-type="float" office:value="0.292">
            <text:p>0.29</text:p>
          </table:table-cell>
          <table:table-cell office:value-type="float" office:value="0.128">
            <text:p>0.13</text:p>
          </table:table-cell>
          <table:table-cell office:value-type="float" office:value="0.445">
            <text:p>0.45</text:p>
          </table:table-cell>
          <table:table-cell/>
          <table:table-cell table:style-name="ce2" table:formula="of:=AVERAGE(INDIRECT(&quot;A&quot;&amp;ROW()); INDIRECT(&quot;H&quot;&amp;ROW()); INDIRECT(&quot;O&quot;&amp;ROW()))" office:value-type="float" office:value="0.00271333333333333">
            <text:p>0.00271</text:p>
          </table:table-cell>
          <table:table-cell table:style-name="ce2" table:formula="of:=AVERAGE(INDIRECT(&quot;B&quot;&amp;ROW()); INDIRECT(&quot;I&quot;&amp;ROW()); INDIRECT(&quot;P&quot;&amp;ROW()))" office:value-type="float" office:value="0.0895266666666667">
            <text:p>0.08953</text:p>
          </table:table-cell>
          <table:table-cell table:style-name="ce2" table:formula="of:=AVERAGE(INDIRECT(&quot;C&quot;&amp;ROW()); INDIRECT(&quot;J&quot;&amp;ROW()); INDIRECT(&quot;Q&quot;&amp;ROW()))" office:value-type="float" office:value="0.100096666666667">
            <text:p>0.10010</text:p>
          </table:table-cell>
          <table:table-cell table:style-name="ce2" table:formula="of:=AVERAGE(INDIRECT(&quot;D&quot;&amp;ROW()); INDIRECT(&quot;K&quot;&amp;ROW()); INDIRECT(&quot;R&quot;&amp;ROW()))" office:value-type="float" office:value="0.443666666666667">
            <text:p>0.44367</text:p>
          </table:table-cell>
          <table:table-cell table:style-name="ce2" table:formula="of:=AVERAGE(INDIRECT(&quot;E&quot;&amp;ROW()); INDIRECT(&quot;L&quot;&amp;ROW()); INDIRECT(&quot;S&quot;&amp;ROW()))" office:value-type="float" office:value="0.117763333333333">
            <text:p>0.11776</text:p>
          </table:table-cell>
          <table:table-cell table:style-name="ce2" table:formula="of:=AVERAGE(INDIRECT(&quot;F&quot;&amp;ROW()); INDIRECT(&quot;M&quot;&amp;ROW()); INDIRECT(&quot;T&quot;&amp;ROW()))" office:value-type="float" office:value="0.246366666666667">
            <text:p>0.24637</text:p>
          </table:table-cell>
          <table:table-cell table:style-name="ce2" table:formula="of:=1.96*STDEV(INDIRECT(&quot;A&quot;&amp;ROW()); INDIRECT(&quot;H&quot;&amp;ROW()); INDIRECT(&quot;O&quot;&amp;ROW()))/SQRT(3)" office:value-type="float" office:value="0.00157843224047717">
            <text:p>0.00158</text:p>
          </table:table-cell>
          <table:table-cell table:style-name="ce2" table:formula="of:=1.96*STDEV(INDIRECT(&quot;B&quot;&amp;ROW()); INDIRECT(&quot;I&quot;&amp;ROW()); INDIRECT(&quot;P&quot;&amp;ROW()))/SQRT(3)" office:value-type="float" office:value="0.164143265392861">
            <text:p>0.16414</text:p>
          </table:table-cell>
          <table:table-cell table:style-name="ce2" table:formula="of:=1.96*STDEV(INDIRECT(&quot;C&quot;&amp;ROW()); INDIRECT(&quot;J&quot;&amp;ROW()); INDIRECT(&quot;Q&quot;&amp;ROW()))/SQRT(3)" office:value-type="float" office:value="0.0974311776740439">
            <text:p>0.09743</text:p>
          </table:table-cell>
          <table:table-cell table:style-name="ce2" table:formula="of:=1.96*STDEV(INDIRECT(&quot;D&quot;&amp;ROW()); INDIRECT(&quot;K&quot;&amp;ROW()); INDIRECT(&quot;R&quot;&amp;ROW()))/SQRT(3)" office:value-type="float" office:value="0.226898631502655">
            <text:p>0.22690</text:p>
          </table:table-cell>
          <table:table-cell table:style-name="ce2" table:formula="of:=1.96*STDEV(INDIRECT(&quot;E&quot;&amp;ROW()); INDIRECT(&quot;L&quot;&amp;ROW()); INDIRECT(&quot;S&quot;&amp;ROW()))/SQRT(3)" office:value-type="float" office:value="0.123024929025047">
            <text:p>0.12302</text:p>
          </table:table-cell>
          <table:table-cell table:style-name="ce2" table:formula="of:=1.96*STDEV(INDIRECT(&quot;F&quot;&amp;ROW()); INDIRECT(&quot;M&quot;&amp;ROW()); INDIRECT(&quot;T&quot;&amp;ROW()))/SQRT(3)" office:value-type="float" office:value="0.218627445185742">
            <text:p>0.21863</text:p>
          </table:table-cell>
          <table:table-cell table:number-columns-repeated="50"/>
        </table:table-row>
        <table:table-row table:style-name="ro2">
          <table:table-cell office:value-type="float" office:value="0.00352">
            <text:p>0.00</text:p>
          </table:table-cell>
          <table:table-cell office:value-type="float" office:value="0.267">
            <text:p>0.27</text:p>
          </table:table-cell>
          <table:table-cell office:value-type="float" office:value="0.00352">
            <text:p>0.00</text:p>
          </table:table-cell>
          <table:table-cell office:value-type="float" office:value="0.711">
            <text:p>0.71</text:p>
          </table:table-cell>
          <table:table-cell office:value-type="float" office:value="0.00352">
            <text:p>0.00</text:p>
          </table:table-cell>
          <table:table-cell office:value-type="float" office:value="0.0116">
            <text:p>0.01</text:p>
          </table:table-cell>
          <table:table-cell/>
          <table:table-cell table:number-columns-repeated="2" office:value-type="float" office:value="0.00226">
            <text:p>0.00</text:p>
          </table:table-cell>
          <table:table-cell office:value-type="float" office:value="0.129">
            <text:p>0.13</text:p>
          </table:table-cell>
          <table:table-cell office:value-type="float" office:value="0.48">
            <text:p>0.48</text:p>
          </table:table-cell>
          <table:table-cell office:value-type="float" office:value="0.162">
            <text:p>0.16</text:p>
          </table:table-cell>
          <table:table-cell table:style-name="Default" office:value-type="float" office:value="0.225">
            <text:p>0.23</text:p>
          </table:table-cell>
          <table:table-cell table:style-name="Default"/>
          <table:table-cell table:style-name="Default" office:value-type="float" office:value="0.0032">
            <text:p>0.00</text:p>
          </table:table-cell>
          <table:table-cell table:style-name="Default" office:value-type="float" office:value="0.0032">
            <text:p>0.00</text:p>
          </table:table-cell>
          <table:table-cell table:style-name="Default" office:value-type="float" office:value="0.0593">
            <text:p>0.06</text:p>
          </table:table-cell>
          <table:table-cell table:style-name="Default" office:value-type="float" office:value="0.491">
            <text:p>0.49</text:p>
          </table:table-cell>
          <table:table-cell office:value-type="float" office:value="0.0581">
            <text:p>0.06</text:p>
          </table:table-cell>
          <table:table-cell office:value-type="float" office:value="0.385">
            <text:p>0.39</text:p>
          </table:table-cell>
          <table:table-cell/>
          <table:table-cell table:style-name="ce2" table:formula="of:=AVERAGE(INDIRECT(&quot;A&quot;&amp;ROW()); INDIRECT(&quot;H&quot;&amp;ROW()); INDIRECT(&quot;O&quot;&amp;ROW()))" office:value-type="float" office:value="0.00299333333333333">
            <text:p>0.00299</text:p>
          </table:table-cell>
          <table:table-cell table:style-name="ce2" table:formula="of:=AVERAGE(INDIRECT(&quot;B&quot;&amp;ROW()); INDIRECT(&quot;I&quot;&amp;ROW()); INDIRECT(&quot;P&quot;&amp;ROW()))" office:value-type="float" office:value="0.09082">
            <text:p>0.09082</text:p>
          </table:table-cell>
          <table:table-cell table:style-name="ce2" table:formula="of:=AVERAGE(INDIRECT(&quot;C&quot;&amp;ROW()); INDIRECT(&quot;J&quot;&amp;ROW()); INDIRECT(&quot;Q&quot;&amp;ROW()))" office:value-type="float" office:value="0.06394">
            <text:p>0.06394</text:p>
          </table:table-cell>
          <table:table-cell table:style-name="ce2" table:formula="of:=AVERAGE(INDIRECT(&quot;D&quot;&amp;ROW()); INDIRECT(&quot;K&quot;&amp;ROW()); INDIRECT(&quot;R&quot;&amp;ROW()))" office:value-type="float" office:value="0.560666666666667">
            <text:p>0.56067</text:p>
          </table:table-cell>
          <table:table-cell table:style-name="ce2" table:formula="of:=AVERAGE(INDIRECT(&quot;E&quot;&amp;ROW()); INDIRECT(&quot;L&quot;&amp;ROW()); INDIRECT(&quot;S&quot;&amp;ROW()))" office:value-type="float" office:value="0.07454">
            <text:p>0.07454</text:p>
          </table:table-cell>
          <table:table-cell table:style-name="ce2" table:formula="of:=AVERAGE(INDIRECT(&quot;F&quot;&amp;ROW()); INDIRECT(&quot;M&quot;&amp;ROW()); INDIRECT(&quot;T&quot;&amp;ROW()))" office:value-type="float" office:value="0.2072">
            <text:p>0.20720</text:p>
          </table:table-cell>
          <table:table-cell table:style-name="ce2" table:formula="of:=1.96*STDEV(INDIRECT(&quot;A&quot;&amp;ROW()); INDIRECT(&quot;H&quot;&amp;ROW()); INDIRECT(&quot;O&quot;&amp;ROW()))/SQRT(3)" office:value-type="float" office:value="0.000741123087692666">
            <text:p>0.00074</text:p>
          </table:table-cell>
          <table:table-cell table:style-name="ce2" table:formula="of:=1.96*STDEV(INDIRECT(&quot;B&quot;&amp;ROW()); INDIRECT(&quot;I&quot;&amp;ROW()); INDIRECT(&quot;P&quot;&amp;ROW()))/SQRT(3)" office:value-type="float" office:value="0.172657219167845">
            <text:p>0.17266</text:p>
          </table:table-cell>
          <table:table-cell table:style-name="ce2" table:formula="of:=1.96*STDEV(INDIRECT(&quot;C&quot;&amp;ROW()); INDIRECT(&quot;J&quot;&amp;ROW()); INDIRECT(&quot;Q&quot;&amp;ROW()))/SQRT(3)" office:value-type="float" office:value="0.0711424635495098">
            <text:p>0.07114</text:p>
          </table:table-cell>
          <table:table-cell table:style-name="ce2" table:formula="of:=1.96*STDEV(INDIRECT(&quot;D&quot;&amp;ROW()); INDIRECT(&quot;K&quot;&amp;ROW()); INDIRECT(&quot;R&quot;&amp;ROW()))/SQRT(3)" office:value-type="float" office:value="0.14745807147947">
            <text:p>0.14746</text:p>
          </table:table-cell>
          <table:table-cell table:style-name="ce2" table:formula="of:=1.96*STDEV(INDIRECT(&quot;E&quot;&amp;ROW()); INDIRECT(&quot;L&quot;&amp;ROW()); INDIRECT(&quot;S&quot;&amp;ROW()))/SQRT(3)" office:value-type="float" office:value="0.0911043955113766">
            <text:p>0.09110</text:p>
          </table:table-cell>
          <table:table-cell table:style-name="ce2" table:formula="of:=1.96*STDEV(INDIRECT(&quot;F&quot;&amp;ROW()); INDIRECT(&quot;M&quot;&amp;ROW()); INDIRECT(&quot;T&quot;&amp;ROW()))/SQRT(3)" office:value-type="float" office:value="0.211989864562751">
            <text:p>0.21199</text:p>
          </table:table-cell>
          <table:table-cell table:number-columns-repeated="50"/>
        </table:table-row>
        <table:table-row table:style-name="ro2">
          <table:table-cell office:value-type="float" office:value="0.00226">
            <text:p>0.00</text:p>
          </table:table-cell>
          <table:table-cell office:value-type="float" office:value="0.342">
            <text:p>0.34</text:p>
          </table:table-cell>
          <table:table-cell office:value-type="float" office:value="0.00226">
            <text:p>0.00</text:p>
          </table:table-cell>
          <table:table-cell office:value-type="float" office:value="0.648">
            <text:p>0.65</text:p>
          </table:table-cell>
          <table:table-cell table:number-columns-repeated="2" office:value-type="float" office:value="0.00226">
            <text:p>0.00</text:p>
          </table:table-cell>
          <table:table-cell/>
          <table:table-cell table:number-columns-repeated="3" office:value-type="float" office:value="0.00745">
            <text:p>0.01</text:p>
          </table:table-cell>
          <table:table-cell office:value-type="float" office:value="0.963">
            <text:p>0.96</text:p>
          </table:table-cell>
          <table:table-cell office:value-type="float" office:value="0.00745">
            <text:p>0.01</text:p>
          </table:table-cell>
          <table:table-cell table:style-name="Default" office:value-type="float" office:value="0.00745">
            <text:p>0.01</text:p>
          </table:table-cell>
          <table:table-cell table:style-name="Default"/>
          <table:table-cell table:style-name="Default" office:value-type="float" office:value="0.00154">
            <text:p>0.00</text:p>
          </table:table-cell>
          <table:table-cell table:style-name="Default" office:value-type="float" office:value="0.00154">
            <text:p>0.00</text:p>
          </table:table-cell>
          <table:table-cell table:style-name="Default" office:value-type="float" office:value="0.0466">
            <text:p>0.05</text:p>
          </table:table-cell>
          <table:table-cell table:style-name="Default" office:value-type="float" office:value="0.5">
            <text:p>0.5</text:p>
          </table:table-cell>
          <table:table-cell office:value-type="float" office:value="0.0538">
            <text:p>0.05</text:p>
          </table:table-cell>
          <table:table-cell office:value-type="float" office:value="0.397">
            <text:p>0.40</text:p>
          </table:table-cell>
          <table:table-cell/>
          <table:table-cell table:style-name="ce2" table:formula="of:=AVERAGE(INDIRECT(&quot;A&quot;&amp;ROW()); INDIRECT(&quot;H&quot;&amp;ROW()); INDIRECT(&quot;O&quot;&amp;ROW()))" office:value-type="float" office:value="0.00375">
            <text:p>0.00375</text:p>
          </table:table-cell>
          <table:table-cell table:style-name="ce2" table:formula="of:=AVERAGE(INDIRECT(&quot;B&quot;&amp;ROW()); INDIRECT(&quot;I&quot;&amp;ROW()); INDIRECT(&quot;P&quot;&amp;ROW()))" office:value-type="float" office:value="0.116996666666667">
            <text:p>0.11700</text:p>
          </table:table-cell>
          <table:table-cell table:style-name="ce2" table:formula="of:=AVERAGE(INDIRECT(&quot;C&quot;&amp;ROW()); INDIRECT(&quot;J&quot;&amp;ROW()); INDIRECT(&quot;Q&quot;&amp;ROW()))" office:value-type="float" office:value="0.01877">
            <text:p>0.01877</text:p>
          </table:table-cell>
          <table:table-cell table:style-name="ce2" table:formula="of:=AVERAGE(INDIRECT(&quot;D&quot;&amp;ROW()); INDIRECT(&quot;K&quot;&amp;ROW()); INDIRECT(&quot;R&quot;&amp;ROW()))" office:value-type="float" office:value="0.703666666666667">
            <text:p>0.70367</text:p>
          </table:table-cell>
          <table:table-cell table:style-name="ce2" table:formula="of:=AVERAGE(INDIRECT(&quot;E&quot;&amp;ROW()); INDIRECT(&quot;L&quot;&amp;ROW()); INDIRECT(&quot;S&quot;&amp;ROW()))" office:value-type="float" office:value="0.02117">
            <text:p>0.02117</text:p>
          </table:table-cell>
          <table:table-cell table:style-name="ce2" table:formula="of:=AVERAGE(INDIRECT(&quot;F&quot;&amp;ROW()); INDIRECT(&quot;M&quot;&amp;ROW()); INDIRECT(&quot;T&quot;&amp;ROW()))" office:value-type="float" office:value="0.13557">
            <text:p>0.13557</text:p>
          </table:table-cell>
          <table:table-cell table:style-name="ce2" table:formula="of:=1.96*STDEV(INDIRECT(&quot;A&quot;&amp;ROW()); INDIRECT(&quot;H&quot;&amp;ROW()); INDIRECT(&quot;O&quot;&amp;ROW()))/SQRT(3)" office:value-type="float" office:value="0.00364881256301279">
            <text:p>0.00365</text:p>
          </table:table-cell>
          <table:table-cell table:style-name="ce2" table:formula="of:=1.96*STDEV(INDIRECT(&quot;B&quot;&amp;ROW()); INDIRECT(&quot;I&quot;&amp;ROW()); INDIRECT(&quot;P&quot;&amp;ROW()))/SQRT(3)" office:value-type="float" office:value="0.220528620046812">
            <text:p>0.22053</text:p>
          </table:table-cell>
          <table:table-cell table:style-name="ce2" table:formula="of:=1.96*STDEV(INDIRECT(&quot;C&quot;&amp;ROW()); INDIRECT(&quot;J&quot;&amp;ROW()); INDIRECT(&quot;Q&quot;&amp;ROW()))/SQRT(3)" office:value-type="float" office:value="0.0274310315343773">
            <text:p>0.02743</text:p>
          </table:table-cell>
          <table:table-cell table:style-name="ce2" table:formula="of:=1.96*STDEV(INDIRECT(&quot;D&quot;&amp;ROW()); INDIRECT(&quot;K&quot;&amp;ROW()); INDIRECT(&quot;R&quot;&amp;ROW()))/SQRT(3)" office:value-type="float" office:value="0.26758686199272">
            <text:p>0.26759</text:p>
          </table:table-cell>
          <table:table-cell table:style-name="ce2" table:formula="of:=1.96*STDEV(INDIRECT(&quot;E&quot;&amp;ROW()); INDIRECT(&quot;L&quot;&amp;ROW()); INDIRECT(&quot;S&quot;&amp;ROW()))/SQRT(3)" office:value-type="float" office:value="0.0321119487767404">
            <text:p>0.03211</text:p>
          </table:table-cell>
          <table:table-cell table:style-name="ce2" table:formula="of:=1.96*STDEV(INDIRECT(&quot;F&quot;&amp;ROW()); INDIRECT(&quot;M&quot;&amp;ROW()); INDIRECT(&quot;T&quot;&amp;ROW()))/SQRT(3)" office:value-type="float" office:value="0.256218228284874">
            <text:p>0.25622</text:p>
          </table:table-cell>
          <table:table-cell table:number-columns-repeated="50"/>
        </table:table-row>
        <table:table-row table:style-name="ro2">
          <table:table-cell office:value-type="float" office:value="0.00289">
            <text:p>0.00</text:p>
          </table:table-cell>
          <table:table-cell office:value-type="float" office:value="0.317">
            <text:p>0.32</text:p>
          </table:table-cell>
          <table:table-cell office:value-type="float" office:value="0.00289">
            <text:p>0.00</text:p>
          </table:table-cell>
          <table:table-cell office:value-type="float" office:value="0.671">
            <text:p>0.67</text:p>
          </table:table-cell>
          <table:table-cell table:number-columns-repeated="2" office:value-type="float" office:value="0.00289">
            <text:p>0.00</text:p>
          </table:table-cell>
          <table:table-cell/>
          <table:table-cell office:value-type="float" office:value="0.00297">
            <text:p>0.00</text:p>
          </table:table-cell>
          <table:table-cell office:value-type="float" office:value="0.00643">
            <text:p>0.01</text:p>
          </table:table-cell>
          <table:table-cell office:value-type="float" office:value="0.00718">
            <text:p>0.01</text:p>
          </table:table-cell>
          <table:table-cell office:value-type="float" office:value="0.969">
            <text:p>0.97</text:p>
          </table:table-cell>
          <table:table-cell office:value-type="float" office:value="0.0067">
            <text:p>0.01</text:p>
          </table:table-cell>
          <table:table-cell table:style-name="Default" office:value-type="float" office:value="0.00762">
            <text:p>0.01</text:p>
          </table:table-cell>
          <table:table-cell table:style-name="Default"/>
          <table:table-cell table:style-name="Default" office:value-type="float" office:value="0.00246">
            <text:p>0.00</text:p>
          </table:table-cell>
          <table:table-cell table:style-name="Default" office:value-type="float" office:value="0.00246">
            <text:p>0.00</text:p>
          </table:table-cell>
          <table:table-cell table:style-name="Default" office:value-type="float" office:value="0.00574">
            <text:p>0.01</text:p>
          </table:table-cell>
          <table:table-cell table:style-name="Default" office:value-type="float" office:value="0.652">
            <text:p>0.65</text:p>
          </table:table-cell>
          <table:table-cell office:value-type="float" office:value="0.00666">
            <text:p>0.01</text:p>
          </table:table-cell>
          <table:table-cell office:value-type="float" office:value="0.331">
            <text:p>0.33</text:p>
          </table:table-cell>
          <table:table-cell/>
          <table:table-cell table:style-name="ce2" table:formula="of:=AVERAGE(INDIRECT(&quot;A&quot;&amp;ROW()); INDIRECT(&quot;H&quot;&amp;ROW()); INDIRECT(&quot;O&quot;&amp;ROW()))" office:value-type="float" office:value="0.00277333333333333">
            <text:p>0.00277</text:p>
          </table:table-cell>
          <table:table-cell table:style-name="ce2" table:formula="of:=AVERAGE(INDIRECT(&quot;B&quot;&amp;ROW()); INDIRECT(&quot;I&quot;&amp;ROW()); INDIRECT(&quot;P&quot;&amp;ROW()))" office:value-type="float" office:value="0.10863">
            <text:p>0.10863</text:p>
          </table:table-cell>
          <table:table-cell table:style-name="ce2" table:formula="of:=AVERAGE(INDIRECT(&quot;C&quot;&amp;ROW()); INDIRECT(&quot;J&quot;&amp;ROW()); INDIRECT(&quot;Q&quot;&amp;ROW()))" office:value-type="float" office:value="0.00527">
            <text:p>0.00527</text:p>
          </table:table-cell>
          <table:table-cell table:style-name="ce2" table:formula="of:=AVERAGE(INDIRECT(&quot;D&quot;&amp;ROW()); INDIRECT(&quot;K&quot;&amp;ROW()); INDIRECT(&quot;R&quot;&amp;ROW()))" office:value-type="float" office:value="0.764">
            <text:p>0.76400</text:p>
          </table:table-cell>
          <table:table-cell table:style-name="ce2" table:formula="of:=AVERAGE(INDIRECT(&quot;E&quot;&amp;ROW()); INDIRECT(&quot;L&quot;&amp;ROW()); INDIRECT(&quot;S&quot;&amp;ROW()))" office:value-type="float" office:value="0.00541666666666667">
            <text:p>0.00542</text:p>
          </table:table-cell>
          <table:table-cell table:style-name="ce2" table:formula="of:=AVERAGE(INDIRECT(&quot;F&quot;&amp;ROW()); INDIRECT(&quot;M&quot;&amp;ROW()); INDIRECT(&quot;T&quot;&amp;ROW()))" office:value-type="float" office:value="0.113836666666667">
            <text:p>0.11384</text:p>
          </table:table-cell>
          <table:table-cell table:style-name="ce2" table:formula="of:=1.96*STDEV(INDIRECT(&quot;A&quot;&amp;ROW()); INDIRECT(&quot;H&quot;&amp;ROW()); INDIRECT(&quot;O&quot;&amp;ROW()))/SQRT(3)" office:value-type="float" office:value="0.000310384907995075">
            <text:p>0.00031</text:p>
          </table:table-cell>
          <table:table-cell table:style-name="ce2" table:formula="of:=1.96*STDEV(INDIRECT(&quot;B&quot;&amp;ROW()); INDIRECT(&quot;I&quot;&amp;ROW()); INDIRECT(&quot;P&quot;&amp;ROW()))/SQRT(3)" office:value-type="float" office:value="0.20421495399753">
            <text:p>0.20421</text:p>
          </table:table-cell>
          <table:table-cell table:style-name="ce2" table:formula="of:=1.96*STDEV(INDIRECT(&quot;C&quot;&amp;ROW()); INDIRECT(&quot;J&quot;&amp;ROW()); INDIRECT(&quot;Q&quot;&amp;ROW()))/SQRT(3)" office:value-type="float" office:value="0.00247061090420973">
            <text:p>0.00247</text:p>
          </table:table-cell>
          <table:table-cell table:style-name="ce2" table:formula="of:=1.96*STDEV(INDIRECT(&quot;D&quot;&amp;ROW()); INDIRECT(&quot;K&quot;&amp;ROW()); INDIRECT(&quot;R&quot;&amp;ROW()))/SQRT(3)" office:value-type="float" office:value="0.201187420415227">
            <text:p>0.20119</text:p>
          </table:table-cell>
          <table:table-cell table:style-name="ce2" table:formula="of:=1.96*STDEV(INDIRECT(&quot;E&quot;&amp;ROW()); INDIRECT(&quot;L&quot;&amp;ROW()); INDIRECT(&quot;S&quot;&amp;ROW()))/SQRT(3)" office:value-type="float" office:value="0.0024762367612524">
            <text:p>0.00248</text:p>
          </table:table-cell>
          <table:table-cell table:style-name="ce2" table:formula="of:=1.96*STDEV(INDIRECT(&quot;F&quot;&amp;ROW()); INDIRECT(&quot;M&quot;&amp;ROW()); INDIRECT(&quot;T&quot;&amp;ROW()))/SQRT(3)" office:value-type="float" office:value="0.212836893153085">
            <text:p>0.21284</text:p>
          </table:table-cell>
          <table:table-cell table:number-columns-repeated="50"/>
        </table:table-row>
        <table:table-row table:style-name="ro2" table:number-rows-repeated="2">
          <table:table-cell table:number-columns-repeated="12"/>
          <table:table-cell table:style-name="Default" table:number-columns-repeated="6"/>
          <table:table-cell table:number-columns-repeated="65"/>
        </table:table-row>
        <table:table-row table:style-name="ro2">
          <table:table-cell office:value-type="string">
            <text:p>Lego </text:p>
          </table:table-cell>
          <table:table-cell table:number-columns-repeated="11"/>
          <table:table-cell table:style-name="Default" table:number-columns-repeated="6"/>
          <table:table-cell table:number-columns-repeated="33"/>
          <table:table-cell office:value-type="string">
            <text:p>Average</text:p>
          </table:table-cell>
          <table:table-cell table:number-columns-repeated="15"/>
          <table:table-cell office:value-type="string">
            <text:p>Std Error</text:p>
          </table:table-cell>
          <table:table-cell table:number-columns-repeated="15"/>
        </table:table-row>
        <table:table-row table:style-name="ro2">
          <table:table-cell table:number-columns-repeated="12" office:value-type="float" office:value="0.0625">
            <text:p>0.06</text:p>
          </table:table-cell>
          <table:table-cell table:style-name="Default" office:value-type="float" office:value="0.0625">
            <text:p>0.06</text:p>
          </table:table-cell>
          <table:table-cell table:style-name="Default" office:value-type="float" office:value="0.0625">
            <text:p>0.06</text:p>
          </table:table-cell>
          <table:table-cell table:style-name="Default" office:value-type="float" office:value="0.0625">
            <text:p>0.06</text:p>
          </table:table-cell>
          <table:table-cell table:style-name="Default" office:value-type="float" office:value="0.0625">
            <text:p>0.06</text:p>
          </table:table-cell>
          <table:table-cell table:style-name="Default"/>
          <table:table-cell table:style-name="Default" office:value-type="float" office:value="0.0625">
            <text:p>0.06</text:p>
          </table:table-cell>
          <table:table-cell table:number-columns-repeated="15" office:value-type="float" office:value="0.0625">
            <text:p>0.06</text:p>
          </table:table-cell>
          <table:table-cell/>
          <table:table-cell table:number-columns-repeated="16" office:value-type="float" office:value="0.0625">
            <text:p>0.06</text:p>
          </table:table-cell>
          <table:table-cell/>
          <table:table-cell table:style-name="ce2" table:formula="of:=AVERAGE(INDIRECT(&quot;A&quot;&amp;ROW()); INDIRECT(&quot;R&quot;&amp;ROW()); INDIRECT(&quot;AI&quot;&amp;ROW()))" office:value-type="float" office:value="0.0625">
            <text:p>0.06250</text:p>
          </table:table-cell>
          <table:table-cell table:style-name="ce2" table:formula="of:=AVERAGE(INDIRECT(&quot;B&quot;&amp;ROW()); INDIRECT(&quot;S&quot;&amp;ROW()); INDIRECT(&quot;AJ&quot;&amp;ROW()))" office:value-type="float" office:value="0.0625">
            <text:p>0.06250</text:p>
          </table:table-cell>
          <table:table-cell table:style-name="ce2" table:formula="of:=AVERAGE(INDIRECT(&quot;C&quot;&amp;ROW()); INDIRECT(&quot;T&quot;&amp;ROW()); INDIRECT(&quot;AK&quot;&amp;ROW()))" office:value-type="float" office:value="0.0625">
            <text:p>0.06250</text:p>
          </table:table-cell>
          <table:table-cell table:style-name="ce2" table:formula="of:=AVERAGE(INDIRECT(&quot;D&quot;&amp;ROW()); INDIRECT(&quot;U&quot;&amp;ROW()); INDIRECT(&quot;AL&quot;&amp;ROW()))" office:value-type="float" office:value="0.0625">
            <text:p>0.06250</text:p>
          </table:table-cell>
          <table:table-cell table:style-name="ce2" table:formula="of:=AVERAGE(INDIRECT(&quot;E&quot;&amp;ROW()); INDIRECT(&quot;V&quot;&amp;ROW()); INDIRECT(&quot;AM&quot;&amp;ROW()))" office:value-type="float" office:value="0.0625">
            <text:p>0.06250</text:p>
          </table:table-cell>
          <table:table-cell table:style-name="ce2" table:formula="of:=AVERAGE(INDIRECT(&quot;F&quot;&amp;ROW()); INDIRECT(&quot;W&quot;&amp;ROW()); INDIRECT(&quot;AN&quot;&amp;ROW()))" office:value-type="float" office:value="0.0625">
            <text:p>0.06250</text:p>
          </table:table-cell>
          <table:table-cell table:style-name="ce2" table:formula="of:=AVERAGE(INDIRECT(&quot;G&quot;&amp;ROW()); INDIRECT(&quot;X&quot;&amp;ROW()); INDIRECT(&quot;AO&quot;&amp;ROW()))" office:value-type="float" office:value="0.0625">
            <text:p>0.06250</text:p>
          </table:table-cell>
          <table:table-cell table:style-name="ce2" table:formula="of:=AVERAGE(INDIRECT(&quot;H&quot;&amp;ROW()); INDIRECT(&quot;Y&quot;&amp;ROW()); INDIRECT(&quot;AP&quot;&amp;ROW()))" office:value-type="float" office:value="0.0625">
            <text:p>0.06250</text:p>
          </table:table-cell>
          <table:table-cell table:style-name="ce2" table:formula="of:=AVERAGE(INDIRECT(&quot;I&quot;&amp;ROW()); INDIRECT(&quot;Z&quot;&amp;ROW()); INDIRECT(&quot;AQ&quot;&amp;ROW()))" office:value-type="float" office:value="0.0625">
            <text:p>0.06250</text:p>
          </table:table-cell>
          <table:table-cell table:style-name="ce2" table:formula="of:=AVERAGE(INDIRECT(&quot;J&quot;&amp;ROW()); INDIRECT(&quot;AA&quot;&amp;ROW()); INDIRECT(&quot;AR&quot;&amp;ROW()))" office:value-type="float" office:value="0.0625">
            <text:p>0.06250</text:p>
          </table:table-cell>
          <table:table-cell table:style-name="ce2" table:formula="of:=AVERAGE(INDIRECT(&quot;K&quot;&amp;ROW()); INDIRECT(&quot;AB&quot;&amp;ROW()); INDIRECT(&quot;AS&quot;&amp;ROW()))" office:value-type="float" office:value="0.0625">
            <text:p>0.06250</text:p>
          </table:table-cell>
          <table:table-cell table:style-name="ce2" table:formula="of:=AVERAGE(INDIRECT(&quot;L&quot;&amp;ROW()); INDIRECT(&quot;AC&quot;&amp;ROW()); INDIRECT(&quot;AT&quot;&amp;ROW()))" office:value-type="float" office:value="0.0625">
            <text:p>0.06250</text:p>
          </table:table-cell>
          <table:table-cell table:style-name="ce2" table:formula="of:=AVERAGE(INDIRECT(&quot;M&quot;&amp;ROW()); INDIRECT(&quot;AD&quot;&amp;ROW()); INDIRECT(&quot;AU&quot;&amp;ROW()))" office:value-type="float" office:value="0.0625">
            <text:p>0.06250</text:p>
          </table:table-cell>
          <table:table-cell table:style-name="ce2" table:formula="of:=AVERAGE(INDIRECT(&quot;N&quot;&amp;ROW()); INDIRECT(&quot;AE&quot;&amp;ROW()); INDIRECT(&quot;AV&quot;&amp;ROW()))" office:value-type="float" office:value="0.0625">
            <text:p>0.06250</text:p>
          </table:table-cell>
          <table:table-cell table:style-name="ce2" table:formula="of:=AVERAGE(INDIRECT(&quot;O&quot;&amp;ROW()); INDIRECT(&quot;AF&quot;&amp;ROW()); INDIRECT(&quot;AW&quot;&amp;ROW()))" office:value-type="float" office:value="0.0625">
            <text:p>0.06250</text:p>
          </table:table-cell>
          <table:table-cell table:style-name="ce2" table:formula="of:=AVERAGE(INDIRECT(&quot;P&quot;&amp;ROW()); INDIRECT(&quot;AG&quot;&amp;ROW()); INDIRECT(&quot;AX&quot;&amp;ROW()))" office:value-type="float" office:value="0.0625">
            <text:p>0.06250</text:p>
          </table:table-cell>
          <table:table-cell table:style-name="ce2" table:formula="of:=1.96*STDEV(INDIRECT(&quot;A&quot;&amp;ROW()); INDIRECT(&quot;R&quot;&amp;ROW()); INDIRECT(&quot;AI&quot;&amp;ROW()))/SQRT(3)" office:value-type="float" office:value="0">
            <text:p>0.00000</text:p>
          </table:table-cell>
          <table:table-cell table:style-name="ce2" table:formula="of:=1.96*STDEV(INDIRECT(&quot;B&quot;&amp;ROW()); INDIRECT(&quot;S&quot;&amp;ROW()); INDIRECT(&quot;AJ&quot;&amp;ROW()))/SQRT(3)" office:value-type="float" office:value="0">
            <text:p>0.00000</text:p>
          </table:table-cell>
          <table:table-cell table:style-name="ce2" table:formula="of:=1.96*STDEV(INDIRECT(&quot;C&quot;&amp;ROW()); INDIRECT(&quot;T&quot;&amp;ROW()); INDIRECT(&quot;AK&quot;&amp;ROW()))/SQRT(3)" office:value-type="float" office:value="0">
            <text:p>0.00000</text:p>
          </table:table-cell>
          <table:table-cell table:style-name="ce2" table:formula="of:=1.96*STDEV(INDIRECT(&quot;D&quot;&amp;ROW()); INDIRECT(&quot;U&quot;&amp;ROW()); INDIRECT(&quot;AL&quot;&amp;ROW()))/SQRT(3)" office:value-type="float" office:value="0">
            <text:p>0.00000</text:p>
          </table:table-cell>
          <table:table-cell table:style-name="ce2" table:formula="of:=1.96*STDEV(INDIRECT(&quot;E&quot;&amp;ROW()); INDIRECT(&quot;V&quot;&amp;ROW()); INDIRECT(&quot;AM&quot;&amp;ROW()))/SQRT(3)" office:value-type="float" office:value="0">
            <text:p>0.00000</text:p>
          </table:table-cell>
          <table:table-cell table:style-name="ce2" table:formula="of:=1.96*STDEV(INDIRECT(&quot;F&quot;&amp;ROW()); INDIRECT(&quot;W&quot;&amp;ROW()); INDIRECT(&quot;AN&quot;&amp;ROW()))/SQRT(3)" office:value-type="float" office:value="0">
            <text:p>0.00000</text:p>
          </table:table-cell>
          <table:table-cell table:style-name="ce2" table:formula="of:=1.96*STDEV(INDIRECT(&quot;G&quot;&amp;ROW()); INDIRECT(&quot;X&quot;&amp;ROW()); INDIRECT(&quot;AO&quot;&amp;ROW()))/SQRT(3)" office:value-type="float" office:value="0">
            <text:p>0.00000</text:p>
          </table:table-cell>
          <table:table-cell table:style-name="ce2" table:formula="of:=1.96*STDEV(INDIRECT(&quot;H&quot;&amp;ROW()); INDIRECT(&quot;Y&quot;&amp;ROW()); INDIRECT(&quot;AP&quot;&amp;ROW()))/SQRT(3)" office:value-type="float" office:value="0">
            <text:p>0.00000</text:p>
          </table:table-cell>
          <table:table-cell table:style-name="ce2" table:formula="of:=1.96*STDEV(INDIRECT(&quot;I&quot;&amp;ROW()); INDIRECT(&quot;Z&quot;&amp;ROW()); INDIRECT(&quot;AQ&quot;&amp;ROW()))/SQRT(3)" office:value-type="float" office:value="0">
            <text:p>0.00000</text:p>
          </table:table-cell>
          <table:table-cell table:style-name="ce2" table:formula="of:=1.96*STDEV(INDIRECT(&quot;J&quot;&amp;ROW()); INDIRECT(&quot;AA&quot;&amp;ROW()); INDIRECT(&quot;AR&quot;&amp;ROW()))/SQRT(3)" office:value-type="float" office:value="0">
            <text:p>0.00000</text:p>
          </table:table-cell>
          <table:table-cell table:style-name="ce2" table:formula="of:=1.96*STDEV(INDIRECT(&quot;K&quot;&amp;ROW()); INDIRECT(&quot;AB&quot;&amp;ROW()); INDIRECT(&quot;AS&quot;&amp;ROW()))/SQRT(3)" office:value-type="float" office:value="0">
            <text:p>0.00000</text:p>
          </table:table-cell>
          <table:table-cell table:style-name="ce2" table:formula="of:=1.96*STDEV(INDIRECT(&quot;L&quot;&amp;ROW()); INDIRECT(&quot;AC&quot;&amp;ROW()); INDIRECT(&quot;AT&quot;&amp;ROW()))/SQRT(3)" office:value-type="float" office:value="0">
            <text:p>0.00000</text:p>
          </table:table-cell>
          <table:table-cell table:style-name="ce2" table:formula="of:=1.96*STDEV(INDIRECT(&quot;M&quot;&amp;ROW()); INDIRECT(&quot;AD&quot;&amp;ROW()); INDIRECT(&quot;AU&quot;&amp;ROW()))/SQRT(3)" office:value-type="float" office:value="0">
            <text:p>0.00000</text:p>
          </table:table-cell>
          <table:table-cell table:style-name="ce2" table:formula="of:=1.96*STDEV(INDIRECT(&quot;N&quot;&amp;ROW()); INDIRECT(&quot;AE&quot;&amp;ROW()); INDIRECT(&quot;AV&quot;&amp;ROW()))/SQRT(3)" office:value-type="float" office:value="0">
            <text:p>0.00000</text:p>
          </table:table-cell>
          <table:table-cell table:style-name="ce2" table:formula="of:=1.96*STDEV(INDIRECT(&quot;O&quot;&amp;ROW()); INDIRECT(&quot;AF&quot;&amp;ROW()); INDIRECT(&quot;AW&quot;&amp;ROW()))/SQRT(3)" office:value-type="float" office:value="0">
            <text:p>0.00000</text:p>
          </table:table-cell>
          <table:table-cell table:style-name="ce2" table:formula="of:=1.96*STDEV(INDIRECT(&quot;P&quot;&amp;ROW()); INDIRECT(&quot;AG&quot;&amp;ROW()); INDIRECT(&quot;AX&quot;&amp;ROW()))/SQRT(3)" office:value-type="float" office:value="0">
            <text:p>0.00000</text:p>
          </table:table-cell>
        </table:table-row>
        <table:table-row table:style-name="ro2">
          <table:table-cell office:value-type="float" office:value="0.0722736">
            <text:p>0.07</text:p>
          </table:table-cell>
          <table:table-cell office:value-type="float" office:value="0.00035804">
            <text:p>0.00</text:p>
          </table:table-cell>
          <table:table-cell office:value-type="float" office:value="0.183429">
            <text:p>0.18</text:p>
          </table:table-cell>
          <table:table-cell office:value-type="float" office:value="0.00035804">
            <text:p>0.00</text:p>
          </table:table-cell>
          <table:table-cell office:value-type="float" office:value="0.0722736">
            <text:p>0.07</text:p>
          </table:table-cell>
          <table:table-cell office:value-type="float" office:value="0.00035804">
            <text:p>0.00</text:p>
          </table:table-cell>
          <table:table-cell office:value-type="float" office:value="0.175801">
            <text:p>0.18</text:p>
          </table:table-cell>
          <table:table-cell office:value-type="float" office:value="0.00035804">
            <text:p>0.00</text:p>
          </table:table-cell>
          <table:table-cell office:value-type="float" office:value="0.0722736">
            <text:p>0.07</text:p>
          </table:table-cell>
          <table:table-cell office:value-type="float" office:value="0.00035804">
            <text:p>0.00</text:p>
          </table:table-cell>
          <table:table-cell office:value-type="float" office:value="0.171122">
            <text:p>0.17</text:p>
          </table:table-cell>
          <table:table-cell office:value-type="float" office:value="0.00035804">
            <text:p>0.00</text:p>
          </table:table-cell>
          <table:table-cell table:style-name="Default" office:value-type="float" office:value="0.0722736">
            <text:p>0.07</text:p>
          </table:table-cell>
          <table:table-cell table:style-name="Default" office:value-type="float" office:value="0.00035804">
            <text:p>0.00</text:p>
          </table:table-cell>
          <table:table-cell table:style-name="Default" office:value-type="float" office:value="0.177689">
            <text:p>0.18</text:p>
          </table:table-cell>
          <table:table-cell table:style-name="Default" office:value-type="float" office:value="0.00035804">
            <text:p>0.00</text:p>
          </table:table-cell>
          <table:table-cell table:style-name="Default"/>
          <table:table-cell table:style-name="Default" office:value-type="float" office:value="0.1028">
            <text:p>0.10</text:p>
          </table:table-cell>
          <table:table-cell office:value-type="float" office:value="0.0003324">
            <text:p>0.00</text:p>
          </table:table-cell>
          <table:table-cell office:value-type="float" office:value="0.156">
            <text:p>0.16</text:p>
          </table:table-cell>
          <table:table-cell office:value-type="float" office:value="0.0003324">
            <text:p>0.00</text:p>
          </table:table-cell>
          <table:table-cell office:value-type="float" office:value="0.1028">
            <text:p>0.10</text:p>
          </table:table-cell>
          <table:table-cell office:value-type="float" office:value="0.0003324">
            <text:p>0.00</text:p>
          </table:table-cell>
          <table:table-cell office:value-type="float" office:value="0.1469">
            <text:p>0.15</text:p>
          </table:table-cell>
          <table:table-cell office:value-type="float" office:value="0.0003324">
            <text:p>0.00</text:p>
          </table:table-cell>
          <table:table-cell office:value-type="float" office:value="0.1028">
            <text:p>0.10</text:p>
          </table:table-cell>
          <table:table-cell office:value-type="float" office:value="0.0003324">
            <text:p>0.00</text:p>
          </table:table-cell>
          <table:table-cell office:value-type="float" office:value="0.1364">
            <text:p>0.14</text:p>
          </table:table-cell>
          <table:table-cell office:value-type="float" office:value="0.0003324">
            <text:p>0.00</text:p>
          </table:table-cell>
          <table:table-cell office:value-type="float" office:value="0.1028">
            <text:p>0.10</text:p>
          </table:table-cell>
          <table:table-cell office:value-type="float" office:value="0.0003324">
            <text:p>0.00</text:p>
          </table:table-cell>
          <table:table-cell office:value-type="float" office:value="0.147">
            <text:p>0.15</text:p>
          </table:table-cell>
          <table:table-cell office:value-type="float" office:value="0.0003324">
            <text:p>0.00</text:p>
          </table:table-cell>
          <table:table-cell/>
          <table:table-cell office:value-type="float" office:value="0.1028">
            <text:p>0.10</text:p>
          </table:table-cell>
          <table:table-cell office:value-type="float" office:value="0.0003324">
            <text:p>0.00</text:p>
          </table:table-cell>
          <table:table-cell office:value-type="float" office:value="0.156">
            <text:p>0.16</text:p>
          </table:table-cell>
          <table:table-cell office:value-type="float" office:value="0.0003324">
            <text:p>0.00</text:p>
          </table:table-cell>
          <table:table-cell office:value-type="float" office:value="0.1028">
            <text:p>0.10</text:p>
          </table:table-cell>
          <table:table-cell office:value-type="float" office:value="0.0003324">
            <text:p>0.00</text:p>
          </table:table-cell>
          <table:table-cell office:value-type="float" office:value="0.1469">
            <text:p>0.15</text:p>
          </table:table-cell>
          <table:table-cell office:value-type="float" office:value="0.0003324">
            <text:p>0.00</text:p>
          </table:table-cell>
          <table:table-cell office:value-type="float" office:value="0.1028">
            <text:p>0.10</text:p>
          </table:table-cell>
          <table:table-cell office:value-type="float" office:value="0.0003324">
            <text:p>0.00</text:p>
          </table:table-cell>
          <table:table-cell office:value-type="float" office:value="0.1364">
            <text:p>0.14</text:p>
          </table:table-cell>
          <table:table-cell office:value-type="float" office:value="0.0003324">
            <text:p>0.00</text:p>
          </table:table-cell>
          <table:table-cell office:value-type="float" office:value="0.1028">
            <text:p>0.10</text:p>
          </table:table-cell>
          <table:table-cell office:value-type="float" office:value="0.0003324">
            <text:p>0.00</text:p>
          </table:table-cell>
          <table:table-cell office:value-type="float" office:value="0.147">
            <text:p>0.15</text:p>
          </table:table-cell>
          <table:table-cell office:value-type="float" office:value="0.0003324">
            <text:p>0.00</text:p>
          </table:table-cell>
          <table:table-cell/>
          <table:table-cell table:style-name="ce2" table:formula="of:=AVERAGE(INDIRECT(&quot;A&quot;&amp;ROW()); INDIRECT(&quot;R&quot;&amp;ROW()); INDIRECT(&quot;AI&quot;&amp;ROW()))" office:value-type="float" office:value="0.0926245333333333">
            <text:p>0.09262</text:p>
          </table:table-cell>
          <table:table-cell table:style-name="ce2" table:formula="of:=AVERAGE(INDIRECT(&quot;B&quot;&amp;ROW()); INDIRECT(&quot;S&quot;&amp;ROW()); INDIRECT(&quot;AJ&quot;&amp;ROW()))" office:value-type="float" office:value="0.000340946666666667">
            <text:p>0.00034</text:p>
          </table:table-cell>
          <table:table-cell table:style-name="ce2" table:formula="of:=AVERAGE(INDIRECT(&quot;C&quot;&amp;ROW()); INDIRECT(&quot;T&quot;&amp;ROW()); INDIRECT(&quot;AK&quot;&amp;ROW()))" office:value-type="float" office:value="0.165143">
            <text:p>0.16514</text:p>
          </table:table-cell>
          <table:table-cell table:style-name="ce2" table:formula="of:=AVERAGE(INDIRECT(&quot;D&quot;&amp;ROW()); INDIRECT(&quot;U&quot;&amp;ROW()); INDIRECT(&quot;AL&quot;&amp;ROW()))" office:value-type="float" office:value="0.000340946666666667">
            <text:p>0.00034</text:p>
          </table:table-cell>
          <table:table-cell table:style-name="ce2" table:formula="of:=AVERAGE(INDIRECT(&quot;E&quot;&amp;ROW()); INDIRECT(&quot;V&quot;&amp;ROW()); INDIRECT(&quot;AM&quot;&amp;ROW()))" office:value-type="float" office:value="0.0926245333333333">
            <text:p>0.09262</text:p>
          </table:table-cell>
          <table:table-cell table:style-name="ce2" table:formula="of:=AVERAGE(INDIRECT(&quot;F&quot;&amp;ROW()); INDIRECT(&quot;W&quot;&amp;ROW()); INDIRECT(&quot;AN&quot;&amp;ROW()))" office:value-type="float" office:value="0.000340946666666667">
            <text:p>0.00034</text:p>
          </table:table-cell>
          <table:table-cell table:style-name="ce2" table:formula="of:=AVERAGE(INDIRECT(&quot;G&quot;&amp;ROW()); INDIRECT(&quot;X&quot;&amp;ROW()); INDIRECT(&quot;AO&quot;&amp;ROW()))" office:value-type="float" office:value="0.156533666666667">
            <text:p>0.15653</text:p>
          </table:table-cell>
          <table:table-cell table:style-name="ce2" table:formula="of:=AVERAGE(INDIRECT(&quot;H&quot;&amp;ROW()); INDIRECT(&quot;Y&quot;&amp;ROW()); INDIRECT(&quot;AP&quot;&amp;ROW()))" office:value-type="float" office:value="0.000340946666666667">
            <text:p>0.00034</text:p>
          </table:table-cell>
          <table:table-cell table:style-name="ce2" table:formula="of:=AVERAGE(INDIRECT(&quot;I&quot;&amp;ROW()); INDIRECT(&quot;Z&quot;&amp;ROW()); INDIRECT(&quot;AQ&quot;&amp;ROW()))" office:value-type="float" office:value="0.0926245333333333">
            <text:p>0.09262</text:p>
          </table:table-cell>
          <table:table-cell table:style-name="ce2" table:formula="of:=AVERAGE(INDIRECT(&quot;J&quot;&amp;ROW()); INDIRECT(&quot;AA&quot;&amp;ROW()); INDIRECT(&quot;AR&quot;&amp;ROW()))" office:value-type="float" office:value="0.000340946666666667">
            <text:p>0.00034</text:p>
          </table:table-cell>
          <table:table-cell table:style-name="ce2" table:formula="of:=AVERAGE(INDIRECT(&quot;K&quot;&amp;ROW()); INDIRECT(&quot;AB&quot;&amp;ROW()); INDIRECT(&quot;AS&quot;&amp;ROW()))" office:value-type="float" office:value="0.147974">
            <text:p>0.14797</text:p>
          </table:table-cell>
          <table:table-cell table:style-name="ce2" table:formula="of:=AVERAGE(INDIRECT(&quot;L&quot;&amp;ROW()); INDIRECT(&quot;AC&quot;&amp;ROW()); INDIRECT(&quot;AT&quot;&amp;ROW()))" office:value-type="float" office:value="0.000340946666666667">
            <text:p>0.00034</text:p>
          </table:table-cell>
          <table:table-cell table:style-name="ce2" table:formula="of:=AVERAGE(INDIRECT(&quot;M&quot;&amp;ROW()); INDIRECT(&quot;AD&quot;&amp;ROW()); INDIRECT(&quot;AU&quot;&amp;ROW()))" office:value-type="float" office:value="0.0926245333333333">
            <text:p>0.09262</text:p>
          </table:table-cell>
          <table:table-cell table:style-name="ce2" table:formula="of:=AVERAGE(INDIRECT(&quot;N&quot;&amp;ROW()); INDIRECT(&quot;AE&quot;&amp;ROW()); INDIRECT(&quot;AV&quot;&amp;ROW()))" office:value-type="float" office:value="0.000340946666666667">
            <text:p>0.00034</text:p>
          </table:table-cell>
          <table:table-cell table:style-name="ce2" table:formula="of:=AVERAGE(INDIRECT(&quot;O&quot;&amp;ROW()); INDIRECT(&quot;AF&quot;&amp;ROW()); INDIRECT(&quot;AW&quot;&amp;ROW()))" office:value-type="float" office:value="0.157229666666667">
            <text:p>0.15723</text:p>
          </table:table-cell>
          <table:table-cell table:style-name="ce2" table:formula="of:=AVERAGE(INDIRECT(&quot;P&quot;&amp;ROW()); INDIRECT(&quot;AG&quot;&amp;ROW()); INDIRECT(&quot;AX&quot;&amp;ROW()))" office:value-type="float" office:value="0.000340946666666667">
            <text:p>0.00034</text:p>
          </table:table-cell>
          <table:table-cell table:style-name="ce2" table:formula="of:=1.96*STDEV(INDIRECT(&quot;A&quot;&amp;ROW()); INDIRECT(&quot;R&quot;&amp;ROW()); INDIRECT(&quot;AI&quot;&amp;ROW()))/SQRT(3)" office:value-type="float" office:value="0.0199439146666667">
            <text:p>0.01994</text:p>
          </table:table-cell>
          <table:table-cell table:style-name="ce2" table:formula="of:=1.96*STDEV(INDIRECT(&quot;B&quot;&amp;ROW()); INDIRECT(&quot;S&quot;&amp;ROW()); INDIRECT(&quot;AJ&quot;&amp;ROW()))/SQRT(3)" office:value-type="float" office:value="0.0000167514666666667">
            <text:p>0.00002</text:p>
          </table:table-cell>
          <table:table-cell table:style-name="ce2" table:formula="of:=1.96*STDEV(INDIRECT(&quot;C&quot;&amp;ROW()); INDIRECT(&quot;T&quot;&amp;ROW()); INDIRECT(&quot;AK&quot;&amp;ROW()))/SQRT(3)" office:value-type="float" office:value="0.01792028">
            <text:p>0.01792</text:p>
          </table:table-cell>
          <table:table-cell table:style-name="ce2" table:formula="of:=1.96*STDEV(INDIRECT(&quot;D&quot;&amp;ROW()); INDIRECT(&quot;U&quot;&amp;ROW()); INDIRECT(&quot;AL&quot;&amp;ROW()))/SQRT(3)" office:value-type="float" office:value="0.0000167514666666667">
            <text:p>0.00002</text:p>
          </table:table-cell>
          <table:table-cell table:style-name="ce2" table:formula="of:=1.96*STDEV(INDIRECT(&quot;E&quot;&amp;ROW()); INDIRECT(&quot;V&quot;&amp;ROW()); INDIRECT(&quot;AM&quot;&amp;ROW()))/SQRT(3)" office:value-type="float" office:value="0.0199439146666667">
            <text:p>0.01994</text:p>
          </table:table-cell>
          <table:table-cell table:style-name="ce2" table:formula="of:=1.96*STDEV(INDIRECT(&quot;F&quot;&amp;ROW()); INDIRECT(&quot;W&quot;&amp;ROW()); INDIRECT(&quot;AN&quot;&amp;ROW()))/SQRT(3)" office:value-type="float" office:value="0.0000167514666666667">
            <text:p>0.00002</text:p>
          </table:table-cell>
          <table:table-cell table:style-name="ce2" table:formula="of:=1.96*STDEV(INDIRECT(&quot;G&quot;&amp;ROW()); INDIRECT(&quot;X&quot;&amp;ROW()); INDIRECT(&quot;AO&quot;&amp;ROW()))/SQRT(3)" office:value-type="float" office:value="0.0188819866666667">
            <text:p>0.01888</text:p>
          </table:table-cell>
          <table:table-cell table:style-name="ce2" table:formula="of:=1.96*STDEV(INDIRECT(&quot;H&quot;&amp;ROW()); INDIRECT(&quot;Y&quot;&amp;ROW()); INDIRECT(&quot;AP&quot;&amp;ROW()))/SQRT(3)" office:value-type="float" office:value="0.0000167514666666667">
            <text:p>0.00002</text:p>
          </table:table-cell>
          <table:table-cell table:style-name="ce2" table:formula="of:=1.96*STDEV(INDIRECT(&quot;I&quot;&amp;ROW()); INDIRECT(&quot;Z&quot;&amp;ROW()); INDIRECT(&quot;AQ&quot;&amp;ROW()))/SQRT(3)" office:value-type="float" office:value="0.0199439146666667">
            <text:p>0.01994</text:p>
          </table:table-cell>
          <table:table-cell table:style-name="ce2" table:formula="of:=1.96*STDEV(INDIRECT(&quot;J&quot;&amp;ROW()); INDIRECT(&quot;AA&quot;&amp;ROW()); INDIRECT(&quot;AR&quot;&amp;ROW()))/SQRT(3)" office:value-type="float" office:value="0.0000167514666666667">
            <text:p>0.00002</text:p>
          </table:table-cell>
          <table:table-cell table:style-name="ce2" table:formula="of:=1.96*STDEV(INDIRECT(&quot;K&quot;&amp;ROW()); INDIRECT(&quot;AB&quot;&amp;ROW()); INDIRECT(&quot;AS&quot;&amp;ROW()))/SQRT(3)" office:value-type="float" office:value="0.02268504">
            <text:p>0.02269</text:p>
          </table:table-cell>
          <table:table-cell table:style-name="ce2" table:formula="of:=1.96*STDEV(INDIRECT(&quot;L&quot;&amp;ROW()); INDIRECT(&quot;AC&quot;&amp;ROW()); INDIRECT(&quot;AT&quot;&amp;ROW()))/SQRT(3)" office:value-type="float" office:value="0.0000167514666666667">
            <text:p>0.00002</text:p>
          </table:table-cell>
          <table:table-cell table:style-name="ce2" table:formula="of:=1.96*STDEV(INDIRECT(&quot;M&quot;&amp;ROW()); INDIRECT(&quot;AD&quot;&amp;ROW()); INDIRECT(&quot;AU&quot;&amp;ROW()))/SQRT(3)" office:value-type="float" office:value="0.0199439146666667">
            <text:p>0.01994</text:p>
          </table:table-cell>
          <table:table-cell table:style-name="ce2" table:formula="of:=1.96*STDEV(INDIRECT(&quot;N&quot;&amp;ROW()); INDIRECT(&quot;AE&quot;&amp;ROW()); INDIRECT(&quot;AV&quot;&amp;ROW()))/SQRT(3)" office:value-type="float" office:value="0.0000167514666666667">
            <text:p>0.00002</text:p>
          </table:table-cell>
          <table:table-cell table:style-name="ce2" table:formula="of:=1.96*STDEV(INDIRECT(&quot;O&quot;&amp;ROW()); INDIRECT(&quot;AF&quot;&amp;ROW()); INDIRECT(&quot;AW&quot;&amp;ROW()))/SQRT(3)" office:value-type="float" office:value="0.0200501466666667">
            <text:p>0.02005</text:p>
          </table:table-cell>
          <table:table-cell table:style-name="ce2" table:formula="of:=1.96*STDEV(INDIRECT(&quot;P&quot;&amp;ROW()); INDIRECT(&quot;AG&quot;&amp;ROW()); INDIRECT(&quot;AX&quot;&amp;ROW()))/SQRT(3)" office:value-type="float" office:value="0.0000167514666666667">
            <text:p>0.00002</text:p>
          </table:table-cell>
        </table:table-row>
        <table:table-row table:style-name="ro2">
          <table:table-cell table:number-columns-repeated="4" office:value-type="float" office:value="0.000438378">
            <text:p>0.00</text:p>
          </table:table-cell>
          <table:table-cell office:value-type="float" office:value="0.290162">
            <text:p>0.29</text:p>
          </table:table-cell>
          <table:table-cell office:value-type="float" office:value="0.00143577">
            <text:p>0.00</text:p>
          </table:table-cell>
          <table:table-cell office:value-type="float" office:value="0.697953">
            <text:p>0.70</text:p>
          </table:table-cell>
          <table:table-cell office:value-type="float" office:value="0.00143831">
            <text:p>0.00</text:p>
          </table:table-cell>
          <table:table-cell table:number-columns-repeated="4" office:value-type="float" office:value="0.000438378">
            <text:p>0.00</text:p>
          </table:table-cell>
          <table:table-cell table:style-name="Default" office:value-type="float" office:value="0.00163609">
            <text:p>0.00</text:p>
          </table:table-cell>
          <table:table-cell table:style-name="Default" office:value-type="float" office:value="0.000438378">
            <text:p>0.00</text:p>
          </table:table-cell>
          <table:table-cell table:style-name="Default" office:value-type="float" office:value="0.002991">
            <text:p>0.00</text:p>
          </table:table-cell>
          <table:table-cell table:style-name="Default" office:value-type="float" office:value="0.000438378">
            <text:p>0.00</text:p>
          </table:table-cell>
          <table:table-cell table:style-name="Default"/>
          <table:table-cell table:style-name="Default" office:value-type="float" office:value="0.0004319">
            <text:p>0.00</text:p>
          </table:table-cell>
          <table:table-cell table:number-columns-repeated="3" office:value-type="float" office:value="0.0004319">
            <text:p>0.00</text:p>
          </table:table-cell>
          <table:table-cell office:value-type="float" office:value="0.4087">
            <text:p>0.41</text:p>
          </table:table-cell>
          <table:table-cell office:value-type="float" office:value="0.001313">
            <text:p>0.00</text:p>
          </table:table-cell>
          <table:table-cell office:value-type="float" office:value="0.5834">
            <text:p>0.58</text:p>
          </table:table-cell>
          <table:table-cell office:value-type="float" office:value="0.001309">
            <text:p>0.00</text:p>
          </table:table-cell>
          <table:table-cell table:number-columns-repeated="6" office:value-type="float" office:value="0.0004319">
            <text:p>0.00</text:p>
          </table:table-cell>
          <table:table-cell office:value-type="float" office:value="0.0004496">
            <text:p>0.00</text:p>
          </table:table-cell>
          <table:table-cell office:value-type="float" office:value="0.0004319">
            <text:p>0.00</text:p>
          </table:table-cell>
          <table:table-cell/>
          <table:table-cell table:number-columns-repeated="4" office:value-type="float" office:value="0.0004319">
            <text:p>0.00</text:p>
          </table:table-cell>
          <table:table-cell office:value-type="float" office:value="0.4087">
            <text:p>0.41</text:p>
          </table:table-cell>
          <table:table-cell office:value-type="float" office:value="0.001313">
            <text:p>0.00</text:p>
          </table:table-cell>
          <table:table-cell office:value-type="float" office:value="0.5834">
            <text:p>0.58</text:p>
          </table:table-cell>
          <table:table-cell office:value-type="float" office:value="0.001309">
            <text:p>0.00</text:p>
          </table:table-cell>
          <table:table-cell table:number-columns-repeated="6" office:value-type="float" office:value="0.0004319">
            <text:p>0.00</text:p>
          </table:table-cell>
          <table:table-cell office:value-type="float" office:value="0.0004496">
            <text:p>0.00</text:p>
          </table:table-cell>
          <table:table-cell office:value-type="float" office:value="0.0004319">
            <text:p>0.00</text:p>
          </table:table-cell>
          <table:table-cell/>
          <table:table-cell table:style-name="ce2" table:formula="of:=AVERAGE(INDIRECT(&quot;A&quot;&amp;ROW()); INDIRECT(&quot;R&quot;&amp;ROW()); INDIRECT(&quot;AI&quot;&amp;ROW()))" office:value-type="float" office:value="0.000434059333333333">
            <text:p>0.00043</text:p>
          </table:table-cell>
          <table:table-cell table:style-name="ce2" table:formula="of:=AVERAGE(INDIRECT(&quot;B&quot;&amp;ROW()); INDIRECT(&quot;S&quot;&amp;ROW()); INDIRECT(&quot;AJ&quot;&amp;ROW()))" office:value-type="float" office:value="0.000434059333333333">
            <text:p>0.00043</text:p>
          </table:table-cell>
          <table:table-cell table:style-name="ce2" table:formula="of:=AVERAGE(INDIRECT(&quot;C&quot;&amp;ROW()); INDIRECT(&quot;T&quot;&amp;ROW()); INDIRECT(&quot;AK&quot;&amp;ROW()))" office:value-type="float" office:value="0.000434059333333333">
            <text:p>0.00043</text:p>
          </table:table-cell>
          <table:table-cell table:style-name="ce2" table:formula="of:=AVERAGE(INDIRECT(&quot;D&quot;&amp;ROW()); INDIRECT(&quot;U&quot;&amp;ROW()); INDIRECT(&quot;AL&quot;&amp;ROW()))" office:value-type="float" office:value="0.000434059333333333">
            <text:p>0.00043</text:p>
          </table:table-cell>
          <table:table-cell table:style-name="ce2" table:formula="of:=AVERAGE(INDIRECT(&quot;E&quot;&amp;ROW()); INDIRECT(&quot;V&quot;&amp;ROW()); INDIRECT(&quot;AM&quot;&amp;ROW()))" office:value-type="float" office:value="0.369187333333333">
            <text:p>0.36919</text:p>
          </table:table-cell>
          <table:table-cell table:style-name="ce2" table:formula="of:=AVERAGE(INDIRECT(&quot;F&quot;&amp;ROW()); INDIRECT(&quot;W&quot;&amp;ROW()); INDIRECT(&quot;AN&quot;&amp;ROW()))" office:value-type="float" office:value="0.00135392333333333">
            <text:p>0.00135</text:p>
          </table:table-cell>
          <table:table-cell table:style-name="ce2" table:formula="of:=AVERAGE(INDIRECT(&quot;G&quot;&amp;ROW()); INDIRECT(&quot;X&quot;&amp;ROW()); INDIRECT(&quot;AO&quot;&amp;ROW()))" office:value-type="float" office:value="0.621584333333333">
            <text:p>0.62158</text:p>
          </table:table-cell>
          <table:table-cell table:style-name="ce2" table:formula="of:=AVERAGE(INDIRECT(&quot;H&quot;&amp;ROW()); INDIRECT(&quot;Y&quot;&amp;ROW()); INDIRECT(&quot;AP&quot;&amp;ROW()))" office:value-type="float" office:value="0.00135210333333333">
            <text:p>0.00135</text:p>
          </table:table-cell>
          <table:table-cell table:style-name="ce2" table:formula="of:=AVERAGE(INDIRECT(&quot;I&quot;&amp;ROW()); INDIRECT(&quot;Z&quot;&amp;ROW()); INDIRECT(&quot;AQ&quot;&amp;ROW()))" office:value-type="float" office:value="0.000434059333333333">
            <text:p>0.00043</text:p>
          </table:table-cell>
          <table:table-cell table:style-name="ce2" table:formula="of:=AVERAGE(INDIRECT(&quot;J&quot;&amp;ROW()); INDIRECT(&quot;AA&quot;&amp;ROW()); INDIRECT(&quot;AR&quot;&amp;ROW()))" office:value-type="float" office:value="0.000434059333333333">
            <text:p>0.00043</text:p>
          </table:table-cell>
          <table:table-cell table:style-name="ce2" table:formula="of:=AVERAGE(INDIRECT(&quot;K&quot;&amp;ROW()); INDIRECT(&quot;AB&quot;&amp;ROW()); INDIRECT(&quot;AS&quot;&amp;ROW()))" office:value-type="float" office:value="0.000434059333333333">
            <text:p>0.00043</text:p>
          </table:table-cell>
          <table:table-cell table:style-name="ce2" table:formula="of:=AVERAGE(INDIRECT(&quot;L&quot;&amp;ROW()); INDIRECT(&quot;AC&quot;&amp;ROW()); INDIRECT(&quot;AT&quot;&amp;ROW()))" office:value-type="float" office:value="0.000434059333333333">
            <text:p>0.00043</text:p>
          </table:table-cell>
          <table:table-cell table:style-name="ce2" table:formula="of:=AVERAGE(INDIRECT(&quot;M&quot;&amp;ROW()); INDIRECT(&quot;AD&quot;&amp;ROW()); INDIRECT(&quot;AU&quot;&amp;ROW()))" office:value-type="float" office:value="0.000833296666666667">
            <text:p>0.00083</text:p>
          </table:table-cell>
          <table:table-cell table:style-name="ce2" table:formula="of:=AVERAGE(INDIRECT(&quot;N&quot;&amp;ROW()); INDIRECT(&quot;AE&quot;&amp;ROW()); INDIRECT(&quot;AV&quot;&amp;ROW()))" office:value-type="float" office:value="0.000434059333333333">
            <text:p>0.00043</text:p>
          </table:table-cell>
          <table:table-cell table:style-name="ce2" table:formula="of:=AVERAGE(INDIRECT(&quot;O&quot;&amp;ROW()); INDIRECT(&quot;AF&quot;&amp;ROW()); INDIRECT(&quot;AW&quot;&amp;ROW()))" office:value-type="float" office:value="0.00129673333333333">
            <text:p>0.00130</text:p>
          </table:table-cell>
          <table:table-cell table:style-name="ce2" table:formula="of:=AVERAGE(INDIRECT(&quot;P&quot;&amp;ROW()); INDIRECT(&quot;AG&quot;&amp;ROW()); INDIRECT(&quot;AX&quot;&amp;ROW()))" office:value-type="float" office:value="0.000434059333333333">
            <text:p>0.00043</text:p>
          </table:table-cell>
          <table:table-cell table:style-name="ce2" table:formula="of:=1.96*STDEV(INDIRECT(&quot;A&quot;&amp;ROW()); INDIRECT(&quot;R&quot;&amp;ROW()); INDIRECT(&quot;AI&quot;&amp;ROW()))/SQRT(3)" office:value-type="float" office:value="0.00000423229333333335">
            <text:p>0.00000</text:p>
          </table:table-cell>
          <table:table-cell table:style-name="ce2" table:formula="of:=1.96*STDEV(INDIRECT(&quot;B&quot;&amp;ROW()); INDIRECT(&quot;S&quot;&amp;ROW()); INDIRECT(&quot;AJ&quot;&amp;ROW()))/SQRT(3)" office:value-type="float" office:value="0.00000423229333333335">
            <text:p>0.00000</text:p>
          </table:table-cell>
          <table:table-cell table:style-name="ce2" table:formula="of:=1.96*STDEV(INDIRECT(&quot;C&quot;&amp;ROW()); INDIRECT(&quot;T&quot;&amp;ROW()); INDIRECT(&quot;AK&quot;&amp;ROW()))/SQRT(3)" office:value-type="float" office:value="0.00000423229333333335">
            <text:p>0.00000</text:p>
          </table:table-cell>
          <table:table-cell table:style-name="ce2" table:formula="of:=1.96*STDEV(INDIRECT(&quot;D&quot;&amp;ROW()); INDIRECT(&quot;U&quot;&amp;ROW()); INDIRECT(&quot;AL&quot;&amp;ROW()))/SQRT(3)" office:value-type="float" office:value="0.00000423229333333335">
            <text:p>0.00000</text:p>
          </table:table-cell>
          <table:table-cell table:style-name="ce2" table:formula="of:=1.96*STDEV(INDIRECT(&quot;E&quot;&amp;ROW()); INDIRECT(&quot;V&quot;&amp;ROW()); INDIRECT(&quot;AM&quot;&amp;ROW()))/SQRT(3)" office:value-type="float" office:value="0.0774448266666667">
            <text:p>0.07744</text:p>
          </table:table-cell>
          <table:table-cell table:style-name="ce2" table:formula="of:=1.96*STDEV(INDIRECT(&quot;F&quot;&amp;ROW()); INDIRECT(&quot;W&quot;&amp;ROW()); INDIRECT(&quot;AN&quot;&amp;ROW()))/SQRT(3)" office:value-type="float" office:value="0.0000802097333333334">
            <text:p>0.00008</text:p>
          </table:table-cell>
          <table:table-cell table:style-name="ce2" table:formula="of:=1.96*STDEV(INDIRECT(&quot;G&quot;&amp;ROW()); INDIRECT(&quot;X&quot;&amp;ROW()); INDIRECT(&quot;AO&quot;&amp;ROW()))/SQRT(3)" office:value-type="float" office:value="0.0748412933333333">
            <text:p>0.07484</text:p>
          </table:table-cell>
          <table:table-cell table:style-name="ce2" table:formula="of:=1.96*STDEV(INDIRECT(&quot;H&quot;&amp;ROW()); INDIRECT(&quot;Y&quot;&amp;ROW()); INDIRECT(&quot;AP&quot;&amp;ROW()))/SQRT(3)" office:value-type="float" office:value="0.0000844825333333334">
            <text:p>0.00008</text:p>
          </table:table-cell>
          <table:table-cell table:style-name="ce2" table:formula="of:=1.96*STDEV(INDIRECT(&quot;I&quot;&amp;ROW()); INDIRECT(&quot;Z&quot;&amp;ROW()); INDIRECT(&quot;AQ&quot;&amp;ROW()))/SQRT(3)" office:value-type="float" office:value="0.00000423229333333335">
            <text:p>0.00000</text:p>
          </table:table-cell>
          <table:table-cell table:style-name="ce2" table:formula="of:=1.96*STDEV(INDIRECT(&quot;J&quot;&amp;ROW()); INDIRECT(&quot;AA&quot;&amp;ROW()); INDIRECT(&quot;AR&quot;&amp;ROW()))/SQRT(3)" office:value-type="float" office:value="0.00000423229333333335">
            <text:p>0.00000</text:p>
          </table:table-cell>
          <table:table-cell table:style-name="ce2" table:formula="of:=1.96*STDEV(INDIRECT(&quot;K&quot;&amp;ROW()); INDIRECT(&quot;AB&quot;&amp;ROW()); INDIRECT(&quot;AS&quot;&amp;ROW()))/SQRT(3)" office:value-type="float" office:value="0.00000423229333333335">
            <text:p>0.00000</text:p>
          </table:table-cell>
          <table:table-cell table:style-name="ce2" table:formula="of:=1.96*STDEV(INDIRECT(&quot;L&quot;&amp;ROW()); INDIRECT(&quot;AC&quot;&amp;ROW()); INDIRECT(&quot;AT&quot;&amp;ROW()))/SQRT(3)" office:value-type="float" office:value="0.00000423229333333335">
            <text:p>0.00000</text:p>
          </table:table-cell>
          <table:table-cell table:style-name="ce2" table:formula="of:=1.96*STDEV(INDIRECT(&quot;M&quot;&amp;ROW()); INDIRECT(&quot;AD&quot;&amp;ROW()); INDIRECT(&quot;AU&quot;&amp;ROW()))/SQRT(3)" office:value-type="float" office:value="0.000786737466666667">
            <text:p>0.00079</text:p>
          </table:table-cell>
          <table:table-cell table:style-name="ce2" table:formula="of:=1.96*STDEV(INDIRECT(&quot;N&quot;&amp;ROW()); INDIRECT(&quot;AE&quot;&amp;ROW()); INDIRECT(&quot;AV&quot;&amp;ROW()))/SQRT(3)" office:value-type="float" office:value="0.00000423229333333335">
            <text:p>0.00000</text:p>
          </table:table-cell>
          <table:table-cell table:style-name="ce2" table:formula="of:=1.96*STDEV(INDIRECT(&quot;O&quot;&amp;ROW()); INDIRECT(&quot;AF&quot;&amp;ROW()); INDIRECT(&quot;AW&quot;&amp;ROW()))/SQRT(3)" office:value-type="float" office:value="0.00166038133333333">
            <text:p>0.00166</text:p>
          </table:table-cell>
          <table:table-cell table:style-name="ce2" table:formula="of:=1.96*STDEV(INDIRECT(&quot;P&quot;&amp;ROW()); INDIRECT(&quot;AG&quot;&amp;ROW()); INDIRECT(&quot;AX&quot;&amp;ROW()))/SQRT(3)" office:value-type="float" office:value="0.00000423229333333335">
            <text:p>0.00000</text:p>
          </table:table-cell>
        </table:table-row>
        <table:table-row table:style-name="ro2">
          <table:table-cell office:value-type="float" office:value="0.00021561">
            <text:p>0.00</text:p>
          </table:table-cell>
          <table:table-cell office:value-type="float" office:value="0.000152283">
            <text:p>0.00</text:p>
          </table:table-cell>
          <table:table-cell office:value-type="float" office:value="0.000528649">
            <text:p>0.00</text:p>
          </table:table-cell>
          <table:table-cell office:value-type="float" office:value="0.000152283">
            <text:p>0.00</text:p>
          </table:table-cell>
          <table:table-cell office:value-type="float" office:value="0.142712">
            <text:p>0.14</text:p>
          </table:table-cell>
          <table:table-cell office:value-type="float" office:value="0.000152283">
            <text:p>0.00</text:p>
          </table:table-cell>
          <table:table-cell office:value-type="float" office:value="0.8501">
            <text:p>0.85</text:p>
          </table:table-cell>
          <table:table-cell office:value-type="float" office:value="0.000152283">
            <text:p>0.00</text:p>
          </table:table-cell>
          <table:table-cell office:value-type="float" office:value="0.00021561">
            <text:p>0.00</text:p>
          </table:table-cell>
          <table:table-cell office:value-type="float" office:value="0.000152283">
            <text:p>0.00</text:p>
          </table:table-cell>
          <table:table-cell office:value-type="float" office:value="0.000530722">
            <text:p>0.00</text:p>
          </table:table-cell>
          <table:table-cell office:value-type="float" office:value="0.000152283">
            <text:p>0.00</text:p>
          </table:table-cell>
          <table:table-cell table:style-name="Default" office:value-type="float" office:value="0.000804687">
            <text:p>0.00</text:p>
          </table:table-cell>
          <table:table-cell table:style-name="Default" office:value-type="float" office:value="0.000152283">
            <text:p>0.00</text:p>
          </table:table-cell>
          <table:table-cell table:style-name="Default" office:value-type="float" office:value="0.00367474">
            <text:p>0.00</text:p>
          </table:table-cell>
          <table:table-cell table:style-name="Default" office:value-type="float" office:value="0.000152283">
            <text:p>0.00</text:p>
          </table:table-cell>
          <table:table-cell table:style-name="Default"/>
          <table:table-cell table:style-name="Default" office:value-type="float" office:value="0.0004831">
            <text:p>0.00</text:p>
          </table:table-cell>
          <table:table-cell office:value-type="float" office:value="0.0001668">
            <text:p>0.00</text:p>
          </table:table-cell>
          <table:table-cell office:value-type="float" office:value="0.0004156">
            <text:p>0.00</text:p>
          </table:table-cell>
          <table:table-cell office:value-type="float" office:value="0.0001668">
            <text:p>0.00</text:p>
          </table:table-cell>
          <table:table-cell office:value-type="float" office:value="0.4572">
            <text:p>0.46</text:p>
          </table:table-cell>
          <table:table-cell office:value-type="float" office:value="0.0001668">
            <text:p>0.00</text:p>
          </table:table-cell>
          <table:table-cell office:value-type="float" office:value="0.5388">
            <text:p>0.54</text:p>
          </table:table-cell>
          <table:table-cell office:value-type="float" office:value="0.0001668">
            <text:p>0.00</text:p>
          </table:table-cell>
          <table:table-cell office:value-type="float" office:value="0.0004831">
            <text:p>0.00</text:p>
          </table:table-cell>
          <table:table-cell office:value-type="float" office:value="0.0001668">
            <text:p>0.00</text:p>
          </table:table-cell>
          <table:table-cell office:value-type="float" office:value="0.0004179">
            <text:p>0.00</text:p>
          </table:table-cell>
          <table:table-cell office:value-type="float" office:value="0.0001668">
            <text:p>0.00</text:p>
          </table:table-cell>
          <table:table-cell office:value-type="float" office:value="0.0004831">
            <text:p>0.00</text:p>
          </table:table-cell>
          <table:table-cell office:value-type="float" office:value="0.0001668">
            <text:p>0.00</text:p>
          </table:table-cell>
          <table:table-cell office:value-type="float" office:value="0.0004541">
            <text:p>0.00</text:p>
          </table:table-cell>
          <table:table-cell office:value-type="float" office:value="0.0001668">
            <text:p>0.00</text:p>
          </table:table-cell>
          <table:table-cell/>
          <table:table-cell office:value-type="float" office:value="0.0004831">
            <text:p>0.00</text:p>
          </table:table-cell>
          <table:table-cell office:value-type="float" office:value="0.0001668">
            <text:p>0.00</text:p>
          </table:table-cell>
          <table:table-cell office:value-type="float" office:value="0.0004156">
            <text:p>0.00</text:p>
          </table:table-cell>
          <table:table-cell office:value-type="float" office:value="0.0001668">
            <text:p>0.00</text:p>
          </table:table-cell>
          <table:table-cell office:value-type="float" office:value="0.4572">
            <text:p>0.46</text:p>
          </table:table-cell>
          <table:table-cell office:value-type="float" office:value="0.0001668">
            <text:p>0.00</text:p>
          </table:table-cell>
          <table:table-cell office:value-type="float" office:value="0.5388">
            <text:p>0.54</text:p>
          </table:table-cell>
          <table:table-cell office:value-type="float" office:value="0.0001668">
            <text:p>0.00</text:p>
          </table:table-cell>
          <table:table-cell office:value-type="float" office:value="0.0004831">
            <text:p>0.00</text:p>
          </table:table-cell>
          <table:table-cell office:value-type="float" office:value="0.0001668">
            <text:p>0.00</text:p>
          </table:table-cell>
          <table:table-cell office:value-type="float" office:value="0.0004179">
            <text:p>0.00</text:p>
          </table:table-cell>
          <table:table-cell office:value-type="float" office:value="0.0001668">
            <text:p>0.00</text:p>
          </table:table-cell>
          <table:table-cell office:value-type="float" office:value="0.0004831">
            <text:p>0.00</text:p>
          </table:table-cell>
          <table:table-cell office:value-type="float" office:value="0.0001668">
            <text:p>0.00</text:p>
          </table:table-cell>
          <table:table-cell office:value-type="float" office:value="0.0004541">
            <text:p>0.00</text:p>
          </table:table-cell>
          <table:table-cell office:value-type="float" office:value="0.0001668">
            <text:p>0.00</text:p>
          </table:table-cell>
          <table:table-cell/>
          <table:table-cell table:style-name="ce2" table:formula="of:=AVERAGE(INDIRECT(&quot;A&quot;&amp;ROW()); INDIRECT(&quot;R&quot;&amp;ROW()); INDIRECT(&quot;AI&quot;&amp;ROW()))" office:value-type="float" office:value="0.000393936666666667">
            <text:p>0.00039</text:p>
          </table:table-cell>
          <table:table-cell table:style-name="ce2" table:formula="of:=AVERAGE(INDIRECT(&quot;B&quot;&amp;ROW()); INDIRECT(&quot;S&quot;&amp;ROW()); INDIRECT(&quot;AJ&quot;&amp;ROW()))" office:value-type="float" office:value="0.000161961">
            <text:p>0.00016</text:p>
          </table:table-cell>
          <table:table-cell table:style-name="ce2" table:formula="of:=AVERAGE(INDIRECT(&quot;C&quot;&amp;ROW()); INDIRECT(&quot;T&quot;&amp;ROW()); INDIRECT(&quot;AK&quot;&amp;ROW()))" office:value-type="float" office:value="0.000453283">
            <text:p>0.00045</text:p>
          </table:table-cell>
          <table:table-cell table:style-name="ce2" table:formula="of:=AVERAGE(INDIRECT(&quot;D&quot;&amp;ROW()); INDIRECT(&quot;U&quot;&amp;ROW()); INDIRECT(&quot;AL&quot;&amp;ROW()))" office:value-type="float" office:value="0.000161961">
            <text:p>0.00016</text:p>
          </table:table-cell>
          <table:table-cell table:style-name="ce2" table:formula="of:=AVERAGE(INDIRECT(&quot;E&quot;&amp;ROW()); INDIRECT(&quot;V&quot;&amp;ROW()); INDIRECT(&quot;AM&quot;&amp;ROW()))" office:value-type="float" office:value="0.352370666666667">
            <text:p>0.35237</text:p>
          </table:table-cell>
          <table:table-cell table:style-name="ce2" table:formula="of:=AVERAGE(INDIRECT(&quot;F&quot;&amp;ROW()); INDIRECT(&quot;W&quot;&amp;ROW()); INDIRECT(&quot;AN&quot;&amp;ROW()))" office:value-type="float" office:value="0.000161961">
            <text:p>0.00016</text:p>
          </table:table-cell>
          <table:table-cell table:style-name="ce2" table:formula="of:=AVERAGE(INDIRECT(&quot;G&quot;&amp;ROW()); INDIRECT(&quot;X&quot;&amp;ROW()); INDIRECT(&quot;AO&quot;&amp;ROW()))" office:value-type="float" office:value="0.642566666666667">
            <text:p>0.64257</text:p>
          </table:table-cell>
          <table:table-cell table:style-name="ce2" table:formula="of:=AVERAGE(INDIRECT(&quot;H&quot;&amp;ROW()); INDIRECT(&quot;Y&quot;&amp;ROW()); INDIRECT(&quot;AP&quot;&amp;ROW()))" office:value-type="float" office:value="0.000161961">
            <text:p>0.00016</text:p>
          </table:table-cell>
          <table:table-cell table:style-name="ce2" table:formula="of:=AVERAGE(INDIRECT(&quot;I&quot;&amp;ROW()); INDIRECT(&quot;Z&quot;&amp;ROW()); INDIRECT(&quot;AQ&quot;&amp;ROW()))" office:value-type="float" office:value="0.000393936666666667">
            <text:p>0.00039</text:p>
          </table:table-cell>
          <table:table-cell table:style-name="ce2" table:formula="of:=AVERAGE(INDIRECT(&quot;J&quot;&amp;ROW()); INDIRECT(&quot;AA&quot;&amp;ROW()); INDIRECT(&quot;AR&quot;&amp;ROW()))" office:value-type="float" office:value="0.000161961">
            <text:p>0.00016</text:p>
          </table:table-cell>
          <table:table-cell table:style-name="ce2" table:formula="of:=AVERAGE(INDIRECT(&quot;K&quot;&amp;ROW()); INDIRECT(&quot;AB&quot;&amp;ROW()); INDIRECT(&quot;AS&quot;&amp;ROW()))" office:value-type="float" office:value="0.000455507333333333">
            <text:p>0.00046</text:p>
          </table:table-cell>
          <table:table-cell table:style-name="ce2" table:formula="of:=AVERAGE(INDIRECT(&quot;L&quot;&amp;ROW()); INDIRECT(&quot;AC&quot;&amp;ROW()); INDIRECT(&quot;AT&quot;&amp;ROW()))" office:value-type="float" office:value="0.000161961">
            <text:p>0.00016</text:p>
          </table:table-cell>
          <table:table-cell table:style-name="ce2" table:formula="of:=AVERAGE(INDIRECT(&quot;M&quot;&amp;ROW()); INDIRECT(&quot;AD&quot;&amp;ROW()); INDIRECT(&quot;AU&quot;&amp;ROW()))" office:value-type="float" office:value="0.000590295666666667">
            <text:p>0.00059</text:p>
          </table:table-cell>
          <table:table-cell table:style-name="ce2" table:formula="of:=AVERAGE(INDIRECT(&quot;N&quot;&amp;ROW()); INDIRECT(&quot;AE&quot;&amp;ROW()); INDIRECT(&quot;AV&quot;&amp;ROW()))" office:value-type="float" office:value="0.000161961">
            <text:p>0.00016</text:p>
          </table:table-cell>
          <table:table-cell table:style-name="ce2" table:formula="of:=AVERAGE(INDIRECT(&quot;O&quot;&amp;ROW()); INDIRECT(&quot;AF&quot;&amp;ROW()); INDIRECT(&quot;AW&quot;&amp;ROW()))" office:value-type="float" office:value="0.00152764666666667">
            <text:p>0.00153</text:p>
          </table:table-cell>
          <table:table-cell table:style-name="ce2" table:formula="of:=AVERAGE(INDIRECT(&quot;P&quot;&amp;ROW()); INDIRECT(&quot;AG&quot;&amp;ROW()); INDIRECT(&quot;AX&quot;&amp;ROW()))" office:value-type="float" office:value="0.000161961">
            <text:p>0.00016</text:p>
          </table:table-cell>
          <table:table-cell table:style-name="ce2" table:formula="of:=1.96*STDEV(INDIRECT(&quot;A&quot;&amp;ROW()); INDIRECT(&quot;R&quot;&amp;ROW()); INDIRECT(&quot;AI&quot;&amp;ROW()))/SQRT(3)" office:value-type="float" office:value="0.000174760133333333">
            <text:p>0.00017</text:p>
          </table:table-cell>
          <table:table-cell table:style-name="ce2" table:formula="of:=1.96*STDEV(INDIRECT(&quot;B&quot;&amp;ROW()); INDIRECT(&quot;S&quot;&amp;ROW()); INDIRECT(&quot;AJ&quot;&amp;ROW()))/SQRT(3)" office:value-type="float" office:value="0.00000948443999999998">
            <text:p>0.00001</text:p>
          </table:table-cell>
          <table:table-cell table:style-name="ce2" table:formula="of:=1.96*STDEV(INDIRECT(&quot;C&quot;&amp;ROW()); INDIRECT(&quot;T&quot;&amp;ROW()); INDIRECT(&quot;AK&quot;&amp;ROW()))/SQRT(3)" office:value-type="float" office:value="0.0000738586800000001">
            <text:p>0.00007</text:p>
          </table:table-cell>
          <table:table-cell table:style-name="ce2" table:formula="of:=1.96*STDEV(INDIRECT(&quot;D&quot;&amp;ROW()); INDIRECT(&quot;U&quot;&amp;ROW()); INDIRECT(&quot;AL&quot;&amp;ROW()))/SQRT(3)" office:value-type="float" office:value="0.00000948443999999998">
            <text:p>0.00001</text:p>
          </table:table-cell>
          <table:table-cell table:style-name="ce2" table:formula="of:=1.96*STDEV(INDIRECT(&quot;E&quot;&amp;ROW()); INDIRECT(&quot;V&quot;&amp;ROW()); INDIRECT(&quot;AM&quot;&amp;ROW()))/SQRT(3)" office:value-type="float" office:value="0.205465493333333">
            <text:p>0.20547</text:p>
          </table:table-cell>
          <table:table-cell table:style-name="ce2" table:formula="of:=1.96*STDEV(INDIRECT(&quot;F&quot;&amp;ROW()); INDIRECT(&quot;W&quot;&amp;ROW()); INDIRECT(&quot;AN&quot;&amp;ROW()))/SQRT(3)" office:value-type="float" office:value="0.00000948443999999998">
            <text:p>0.00001</text:p>
          </table:table-cell>
          <table:table-cell table:style-name="ce2" table:formula="of:=1.96*STDEV(INDIRECT(&quot;G&quot;&amp;ROW()); INDIRECT(&quot;X&quot;&amp;ROW()); INDIRECT(&quot;AO&quot;&amp;ROW()))/SQRT(3)" office:value-type="float" office:value="0.203382666666667">
            <text:p>0.20338</text:p>
          </table:table-cell>
          <table:table-cell table:style-name="ce2" table:formula="of:=1.96*STDEV(INDIRECT(&quot;H&quot;&amp;ROW()); INDIRECT(&quot;Y&quot;&amp;ROW()); INDIRECT(&quot;AP&quot;&amp;ROW()))/SQRT(3)" office:value-type="float" office:value="0.00000948443999999998">
            <text:p>0.00001</text:p>
          </table:table-cell>
          <table:table-cell table:style-name="ce2" table:formula="of:=1.96*STDEV(INDIRECT(&quot;I&quot;&amp;ROW()); INDIRECT(&quot;Z&quot;&amp;ROW()); INDIRECT(&quot;AQ&quot;&amp;ROW()))/SQRT(3)" office:value-type="float" office:value="0.000174760133333333">
            <text:p>0.00017</text:p>
          </table:table-cell>
          <table:table-cell table:style-name="ce2" table:formula="of:=1.96*STDEV(INDIRECT(&quot;J&quot;&amp;ROW()); INDIRECT(&quot;AA&quot;&amp;ROW()); INDIRECT(&quot;AR&quot;&amp;ROW()))/SQRT(3)" office:value-type="float" office:value="0.00000948443999999998">
            <text:p>0.00001</text:p>
          </table:table-cell>
          <table:table-cell table:style-name="ce2" table:formula="of:=1.96*STDEV(INDIRECT(&quot;K&quot;&amp;ROW()); INDIRECT(&quot;AB&quot;&amp;ROW()); INDIRECT(&quot;AS&quot;&amp;ROW()))/SQRT(3)" office:value-type="float" office:value="0.0000737103733333334">
            <text:p>0.00007</text:p>
          </table:table-cell>
          <table:table-cell table:style-name="ce2" table:formula="of:=1.96*STDEV(INDIRECT(&quot;L&quot;&amp;ROW()); INDIRECT(&quot;AC&quot;&amp;ROW()); INDIRECT(&quot;AT&quot;&amp;ROW()))/SQRT(3)" office:value-type="float" office:value="0.00000948443999999998">
            <text:p>0.00001</text:p>
          </table:table-cell>
          <table:table-cell table:style-name="ce2" table:formula="of:=1.96*STDEV(INDIRECT(&quot;M&quot;&amp;ROW()); INDIRECT(&quot;AD&quot;&amp;ROW()); INDIRECT(&quot;AU&quot;&amp;ROW()))/SQRT(3)" office:value-type="float" office:value="0.000210103506666667">
            <text:p>0.00021</text:p>
          </table:table-cell>
          <table:table-cell table:style-name="ce2" table:formula="of:=1.96*STDEV(INDIRECT(&quot;N&quot;&amp;ROW()); INDIRECT(&quot;AE&quot;&amp;ROW()); INDIRECT(&quot;AV&quot;&amp;ROW()))/SQRT(3)" office:value-type="float" office:value="0.00000948443999999998">
            <text:p>0.00001</text:p>
          </table:table-cell>
          <table:table-cell table:style-name="ce2" table:formula="of:=1.96*STDEV(INDIRECT(&quot;O&quot;&amp;ROW()); INDIRECT(&quot;AF&quot;&amp;ROW()); INDIRECT(&quot;AW&quot;&amp;ROW()))/SQRT(3)" office:value-type="float" office:value="0.00210415146666667">
            <text:p>0.00210</text:p>
          </table:table-cell>
          <table:table-cell table:style-name="ce2" table:formula="of:=1.96*STDEV(INDIRECT(&quot;P&quot;&amp;ROW()); INDIRECT(&quot;AG&quot;&amp;ROW()); INDIRECT(&quot;AX&quot;&amp;ROW()))/SQRT(3)" office:value-type="float" office:value="0.00000948443999999998">
            <text:p>0.00001</text:p>
          </table:table-cell>
        </table:table-row>
        <table:table-row table:style-name="ro2">
          <table:table-cell office:value-type="float" office:value="0.000158495">
            <text:p>0.00</text:p>
          </table:table-cell>
          <table:table-cell office:value-type="float" office:value="0.000148615">
            <text:p>0.00</text:p>
          </table:table-cell>
          <table:table-cell office:value-type="float" office:value="0.000559664">
            <text:p>0.00</text:p>
          </table:table-cell>
          <table:table-cell office:value-type="float" office:value="0.000148615">
            <text:p>0.00</text:p>
          </table:table-cell>
          <table:table-cell office:value-type="float" office:value="0.104908">
            <text:p>0.10</text:p>
          </table:table-cell>
          <table:table-cell office:value-type="float" office:value="0.000148615">
            <text:p>0.00</text:p>
          </table:table-cell>
          <table:table-cell office:value-type="float" office:value="0.887843">
            <text:p>0.89</text:p>
          </table:table-cell>
          <table:table-cell office:value-type="float" office:value="0.000148615">
            <text:p>0.00</text:p>
          </table:table-cell>
          <table:table-cell office:value-type="float" office:value="0.000158495">
            <text:p>0.00</text:p>
          </table:table-cell>
          <table:table-cell office:value-type="float" office:value="0.000148615">
            <text:p>0.00</text:p>
          </table:table-cell>
          <table:table-cell office:value-type="float" office:value="0.000564469">
            <text:p>0.00</text:p>
          </table:table-cell>
          <table:table-cell office:value-type="float" office:value="0.000148615">
            <text:p>0.00</text:p>
          </table:table-cell>
          <table:table-cell table:style-name="Default" office:value-type="float" office:value="0.000591526">
            <text:p>0.00</text:p>
          </table:table-cell>
          <table:table-cell table:style-name="Default" office:value-type="float" office:value="0.000148615">
            <text:p>0.00</text:p>
          </table:table-cell>
          <table:table-cell table:style-name="Default" office:value-type="float" office:value="0.00402764">
            <text:p>0.00</text:p>
          </table:table-cell>
          <table:table-cell table:style-name="Default" office:value-type="float" office:value="0.000148615">
            <text:p>0.00</text:p>
          </table:table-cell>
          <table:table-cell table:style-name="Default"/>
          <table:table-cell table:style-name="Default" office:value-type="float" office:value="0.0002686">
            <text:p>0.00</text:p>
          </table:table-cell>
          <table:table-cell office:value-type="float" office:value="0.0001722">
            <text:p>0.00</text:p>
          </table:table-cell>
          <table:table-cell office:value-type="float" office:value="0.0005666">
            <text:p>0.00</text:p>
          </table:table-cell>
          <table:table-cell office:value-type="float" office:value="0.0001722">
            <text:p>0.00</text:p>
          </table:table-cell>
          <table:table-cell office:value-type="float" office:value="0.2542">
            <text:p>0.25</text:p>
          </table:table-cell>
          <table:table-cell office:value-type="float" office:value="0.0001722">
            <text:p>0.00</text:p>
          </table:table-cell>
          <table:table-cell office:value-type="float" office:value="0.7419">
            <text:p>0.74</text:p>
          </table:table-cell>
          <table:table-cell office:value-type="float" office:value="0.0001722">
            <text:p>0.00</text:p>
          </table:table-cell>
          <table:table-cell office:value-type="float" office:value="0.0002686">
            <text:p>0.00</text:p>
          </table:table-cell>
          <table:table-cell office:value-type="float" office:value="0.0001722">
            <text:p>0.00</text:p>
          </table:table-cell>
          <table:table-cell office:value-type="float" office:value="0.000572">
            <text:p>0.00</text:p>
          </table:table-cell>
          <table:table-cell office:value-type="float" office:value="0.0001722">
            <text:p>0.00</text:p>
          </table:table-cell>
          <table:table-cell office:value-type="float" office:value="0.0002686">
            <text:p>0.00</text:p>
          </table:table-cell>
          <table:table-cell office:value-type="float" office:value="0.0001722">
            <text:p>0.00</text:p>
          </table:table-cell>
          <table:table-cell office:value-type="float" office:value="0.0006307">
            <text:p>0.00</text:p>
          </table:table-cell>
          <table:table-cell office:value-type="float" office:value="0.0001722">
            <text:p>0.00</text:p>
          </table:table-cell>
          <table:table-cell/>
          <table:table-cell office:value-type="float" office:value="0.0002686">
            <text:p>0.00</text:p>
          </table:table-cell>
          <table:table-cell office:value-type="float" office:value="0.0001722">
            <text:p>0.00</text:p>
          </table:table-cell>
          <table:table-cell office:value-type="float" office:value="0.0005666">
            <text:p>0.00</text:p>
          </table:table-cell>
          <table:table-cell office:value-type="float" office:value="0.0001722">
            <text:p>0.00</text:p>
          </table:table-cell>
          <table:table-cell office:value-type="float" office:value="0.2542">
            <text:p>0.25</text:p>
          </table:table-cell>
          <table:table-cell office:value-type="float" office:value="0.0001722">
            <text:p>0.00</text:p>
          </table:table-cell>
          <table:table-cell office:value-type="float" office:value="0.7419">
            <text:p>0.74</text:p>
          </table:table-cell>
          <table:table-cell office:value-type="float" office:value="0.0001722">
            <text:p>0.00</text:p>
          </table:table-cell>
          <table:table-cell office:value-type="float" office:value="0.0002686">
            <text:p>0.00</text:p>
          </table:table-cell>
          <table:table-cell office:value-type="float" office:value="0.0001722">
            <text:p>0.00</text:p>
          </table:table-cell>
          <table:table-cell office:value-type="float" office:value="0.000572">
            <text:p>0.00</text:p>
          </table:table-cell>
          <table:table-cell office:value-type="float" office:value="0.0001722">
            <text:p>0.00</text:p>
          </table:table-cell>
          <table:table-cell office:value-type="float" office:value="0.0002686">
            <text:p>0.00</text:p>
          </table:table-cell>
          <table:table-cell office:value-type="float" office:value="0.0001722">
            <text:p>0.00</text:p>
          </table:table-cell>
          <table:table-cell office:value-type="float" office:value="0.0006307">
            <text:p>0.00</text:p>
          </table:table-cell>
          <table:table-cell office:value-type="float" office:value="0.0001722">
            <text:p>0.00</text:p>
          </table:table-cell>
          <table:table-cell/>
          <table:table-cell table:style-name="ce2" table:formula="of:=AVERAGE(INDIRECT(&quot;A&quot;&amp;ROW()); INDIRECT(&quot;R&quot;&amp;ROW()); INDIRECT(&quot;AI&quot;&amp;ROW()))" office:value-type="float" office:value="0.000231898333333333">
            <text:p>0.00023</text:p>
          </table:table-cell>
          <table:table-cell table:style-name="ce2" table:formula="of:=AVERAGE(INDIRECT(&quot;B&quot;&amp;ROW()); INDIRECT(&quot;S&quot;&amp;ROW()); INDIRECT(&quot;AJ&quot;&amp;ROW()))" office:value-type="float" office:value="0.000164338333333333">
            <text:p>0.00016</text:p>
          </table:table-cell>
          <table:table-cell table:style-name="ce2" table:formula="of:=AVERAGE(INDIRECT(&quot;C&quot;&amp;ROW()); INDIRECT(&quot;T&quot;&amp;ROW()); INDIRECT(&quot;AK&quot;&amp;ROW()))" office:value-type="float" office:value="0.000564288">
            <text:p>0.00056</text:p>
          </table:table-cell>
          <table:table-cell table:style-name="ce2" table:formula="of:=AVERAGE(INDIRECT(&quot;D&quot;&amp;ROW()); INDIRECT(&quot;U&quot;&amp;ROW()); INDIRECT(&quot;AL&quot;&amp;ROW()))" office:value-type="float" office:value="0.000164338333333333">
            <text:p>0.00016</text:p>
          </table:table-cell>
          <table:table-cell table:style-name="ce2" table:formula="of:=AVERAGE(INDIRECT(&quot;E&quot;&amp;ROW()); INDIRECT(&quot;V&quot;&amp;ROW()); INDIRECT(&quot;AM&quot;&amp;ROW()))" office:value-type="float" office:value="0.204436">
            <text:p>0.20444</text:p>
          </table:table-cell>
          <table:table-cell table:style-name="ce2" table:formula="of:=AVERAGE(INDIRECT(&quot;F&quot;&amp;ROW()); INDIRECT(&quot;W&quot;&amp;ROW()); INDIRECT(&quot;AN&quot;&amp;ROW()))" office:value-type="float" office:value="0.000164338333333333">
            <text:p>0.00016</text:p>
          </table:table-cell>
          <table:table-cell table:style-name="ce2" table:formula="of:=AVERAGE(INDIRECT(&quot;G&quot;&amp;ROW()); INDIRECT(&quot;X&quot;&amp;ROW()); INDIRECT(&quot;AO&quot;&amp;ROW()))" office:value-type="float" office:value="0.790547666666667">
            <text:p>0.79055</text:p>
          </table:table-cell>
          <table:table-cell table:style-name="ce2" table:formula="of:=AVERAGE(INDIRECT(&quot;H&quot;&amp;ROW()); INDIRECT(&quot;Y&quot;&amp;ROW()); INDIRECT(&quot;AP&quot;&amp;ROW()))" office:value-type="float" office:value="0.000164338333333333">
            <text:p>0.00016</text:p>
          </table:table-cell>
          <table:table-cell table:style-name="ce2" table:formula="of:=AVERAGE(INDIRECT(&quot;I&quot;&amp;ROW()); INDIRECT(&quot;Z&quot;&amp;ROW()); INDIRECT(&quot;AQ&quot;&amp;ROW()))" office:value-type="float" office:value="0.000231898333333333">
            <text:p>0.00023</text:p>
          </table:table-cell>
          <table:table-cell table:style-name="ce2" table:formula="of:=AVERAGE(INDIRECT(&quot;J&quot;&amp;ROW()); INDIRECT(&quot;AA&quot;&amp;ROW()); INDIRECT(&quot;AR&quot;&amp;ROW()))" office:value-type="float" office:value="0.000164338333333333">
            <text:p>0.00016</text:p>
          </table:table-cell>
          <table:table-cell table:style-name="ce2" table:formula="of:=AVERAGE(INDIRECT(&quot;K&quot;&amp;ROW()); INDIRECT(&quot;AB&quot;&amp;ROW()); INDIRECT(&quot;AS&quot;&amp;ROW()))" office:value-type="float" office:value="0.000569489666666667">
            <text:p>0.00057</text:p>
          </table:table-cell>
          <table:table-cell table:style-name="ce2" table:formula="of:=AVERAGE(INDIRECT(&quot;L&quot;&amp;ROW()); INDIRECT(&quot;AC&quot;&amp;ROW()); INDIRECT(&quot;AT&quot;&amp;ROW()))" office:value-type="float" office:value="0.000164338333333333">
            <text:p>0.00016</text:p>
          </table:table-cell>
          <table:table-cell table:style-name="ce2" table:formula="of:=AVERAGE(INDIRECT(&quot;M&quot;&amp;ROW()); INDIRECT(&quot;AD&quot;&amp;ROW()); INDIRECT(&quot;AU&quot;&amp;ROW()))" office:value-type="float" office:value="0.000376242">
            <text:p>0.00038</text:p>
          </table:table-cell>
          <table:table-cell table:style-name="ce2" table:formula="of:=AVERAGE(INDIRECT(&quot;N&quot;&amp;ROW()); INDIRECT(&quot;AE&quot;&amp;ROW()); INDIRECT(&quot;AV&quot;&amp;ROW()))" office:value-type="float" office:value="0.000164338333333333">
            <text:p>0.00016</text:p>
          </table:table-cell>
          <table:table-cell table:style-name="ce2" table:formula="of:=AVERAGE(INDIRECT(&quot;O&quot;&amp;ROW()); INDIRECT(&quot;AF&quot;&amp;ROW()); INDIRECT(&quot;AW&quot;&amp;ROW()))" office:value-type="float" office:value="0.00176301333333333">
            <text:p>0.00176</text:p>
          </table:table-cell>
          <table:table-cell table:style-name="ce2" table:formula="of:=AVERAGE(INDIRECT(&quot;P&quot;&amp;ROW()); INDIRECT(&quot;AG&quot;&amp;ROW()); INDIRECT(&quot;AX&quot;&amp;ROW()))" office:value-type="float" office:value="0.000164338333333333">
            <text:p>0.00016</text:p>
          </table:table-cell>
          <table:table-cell table:style-name="ce2" table:formula="of:=1.96*STDEV(INDIRECT(&quot;A&quot;&amp;ROW()); INDIRECT(&quot;R&quot;&amp;ROW()); INDIRECT(&quot;AI&quot;&amp;ROW()))/SQRT(3)" office:value-type="float" office:value="0.0000719352666666667">
            <text:p>0.00007</text:p>
          </table:table-cell>
          <table:table-cell table:style-name="ce2" table:formula="of:=1.96*STDEV(INDIRECT(&quot;B&quot;&amp;ROW()); INDIRECT(&quot;S&quot;&amp;ROW()); INDIRECT(&quot;AJ&quot;&amp;ROW()))/SQRT(3)" office:value-type="float" office:value="0.0000154088666666667">
            <text:p>0.00002</text:p>
          </table:table-cell>
          <table:table-cell table:style-name="ce2" table:formula="of:=1.96*STDEV(INDIRECT(&quot;C&quot;&amp;ROW()); INDIRECT(&quot;T&quot;&amp;ROW()); INDIRECT(&quot;AK&quot;&amp;ROW()))/SQRT(3)" office:value-type="float" office:value="0.00000453151999999995">
            <text:p>0.00000</text:p>
          </table:table-cell>
          <table:table-cell table:style-name="ce2" table:formula="of:=1.96*STDEV(INDIRECT(&quot;D&quot;&amp;ROW()); INDIRECT(&quot;U&quot;&amp;ROW()); INDIRECT(&quot;AL&quot;&amp;ROW()))/SQRT(3)" office:value-type="float" office:value="0.0000154088666666667">
            <text:p>0.00002</text:p>
          </table:table-cell>
          <table:table-cell table:style-name="ce2" table:formula="of:=1.96*STDEV(INDIRECT(&quot;E&quot;&amp;ROW()); INDIRECT(&quot;V&quot;&amp;ROW()); INDIRECT(&quot;AM&quot;&amp;ROW()))/SQRT(3)" office:value-type="float" office:value="0.09753744">
            <text:p>0.09754</text:p>
          </table:table-cell>
          <table:table-cell table:style-name="ce2" table:formula="of:=1.96*STDEV(INDIRECT(&quot;F&quot;&amp;ROW()); INDIRECT(&quot;W&quot;&amp;ROW()); INDIRECT(&quot;AN&quot;&amp;ROW()))/SQRT(3)" office:value-type="float" office:value="0.0000154088666666667">
            <text:p>0.00002</text:p>
          </table:table-cell>
          <table:table-cell table:style-name="ce2" table:formula="of:=1.96*STDEV(INDIRECT(&quot;G&quot;&amp;ROW()); INDIRECT(&quot;X&quot;&amp;ROW()); INDIRECT(&quot;AO&quot;&amp;ROW()))/SQRT(3)" office:value-type="float" office:value="0.0953494266666666">
            <text:p>0.09535</text:p>
          </table:table-cell>
          <table:table-cell table:style-name="ce2" table:formula="of:=1.96*STDEV(INDIRECT(&quot;H&quot;&amp;ROW()); INDIRECT(&quot;Y&quot;&amp;ROW()); INDIRECT(&quot;AP&quot;&amp;ROW()))/SQRT(3)" office:value-type="float" office:value="0.0000154088666666667">
            <text:p>0.00002</text:p>
          </table:table-cell>
          <table:table-cell table:style-name="ce2" table:formula="of:=1.96*STDEV(INDIRECT(&quot;I&quot;&amp;ROW()); INDIRECT(&quot;Z&quot;&amp;ROW()); INDIRECT(&quot;AQ&quot;&amp;ROW()))/SQRT(3)" office:value-type="float" office:value="0.0000719352666666667">
            <text:p>0.00007</text:p>
          </table:table-cell>
          <table:table-cell table:style-name="ce2" table:formula="of:=1.96*STDEV(INDIRECT(&quot;J&quot;&amp;ROW()); INDIRECT(&quot;AA&quot;&amp;ROW()); INDIRECT(&quot;AR&quot;&amp;ROW()))/SQRT(3)" office:value-type="float" office:value="0.0000154088666666667">
            <text:p>0.00002</text:p>
          </table:table-cell>
          <table:table-cell table:style-name="ce2" table:formula="of:=1.96*STDEV(INDIRECT(&quot;K&quot;&amp;ROW()); INDIRECT(&quot;AB&quot;&amp;ROW()); INDIRECT(&quot;AS&quot;&amp;ROW()))/SQRT(3)" office:value-type="float" office:value="0.00000492025333333331">
            <text:p>0.00000</text:p>
          </table:table-cell>
          <table:table-cell table:style-name="ce2" table:formula="of:=1.96*STDEV(INDIRECT(&quot;L&quot;&amp;ROW()); INDIRECT(&quot;AC&quot;&amp;ROW()); INDIRECT(&quot;AT&quot;&amp;ROW()))/SQRT(3)" office:value-type="float" office:value="0.0000154088666666667">
            <text:p>0.00002</text:p>
          </table:table-cell>
          <table:table-cell table:style-name="ce2" table:formula="of:=1.96*STDEV(INDIRECT(&quot;M&quot;&amp;ROW()); INDIRECT(&quot;AD&quot;&amp;ROW()); INDIRECT(&quot;AU&quot;&amp;ROW()))/SQRT(3)" office:value-type="float" office:value="0.00021097832">
            <text:p>0.00021</text:p>
          </table:table-cell>
          <table:table-cell table:style-name="ce2" table:formula="of:=1.96*STDEV(INDIRECT(&quot;N&quot;&amp;ROW()); INDIRECT(&quot;AE&quot;&amp;ROW()); INDIRECT(&quot;AV&quot;&amp;ROW()))/SQRT(3)" office:value-type="float" office:value="0.0000154088666666667">
            <text:p>0.00002</text:p>
          </table:table-cell>
          <table:table-cell table:style-name="ce2" table:formula="of:=1.96*STDEV(INDIRECT(&quot;O&quot;&amp;ROW()); INDIRECT(&quot;AF&quot;&amp;ROW()); INDIRECT(&quot;AW&quot;&amp;ROW()))/SQRT(3)" office:value-type="float" office:value="0.00221933413333333">
            <text:p>0.00222</text:p>
          </table:table-cell>
          <table:table-cell table:style-name="ce2" table:formula="of:=1.96*STDEV(INDIRECT(&quot;P&quot;&amp;ROW()); INDIRECT(&quot;AG&quot;&amp;ROW()); INDIRECT(&quot;AX&quot;&amp;ROW()))/SQRT(3)" office:value-type="float" office:value="0.0000154088666666667">
            <text:p>0.00002</text:p>
          </table:table-cell>
        </table:table-row>
        <table:table-row table:style-name="ro2">
          <table:table-cell table:number-columns-repeated="2" office:value-type="float" office:value="0.000146866">
            <text:p>0.00</text:p>
          </table:table-cell>
          <table:table-cell office:value-type="float" office:value="0.000585527">
            <text:p>0.00</text:p>
          </table:table-cell>
          <table:table-cell office:value-type="float" office:value="0.000146866">
            <text:p>0.00</text:p>
          </table:table-cell>
          <table:table-cell office:value-type="float" office:value="0.0762102">
            <text:p>0.08</text:p>
          </table:table-cell>
          <table:table-cell office:value-type="float" office:value="0.000146866">
            <text:p>0.00</text:p>
          </table:table-cell>
          <table:table-cell office:value-type="float" office:value="0.91635">
            <text:p>0.92</text:p>
          </table:table-cell>
          <table:table-cell table:number-columns-repeated="3" office:value-type="float" office:value="0.000146866">
            <text:p>0.00</text:p>
          </table:table-cell>
          <table:table-cell office:value-type="float" office:value="0.000593296">
            <text:p>0.00</text:p>
          </table:table-cell>
          <table:table-cell office:value-type="float" office:value="0.000146866">
            <text:p>0.00</text:p>
          </table:table-cell>
          <table:table-cell table:style-name="Default" office:value-type="float" office:value="0.000429714">
            <text:p>0.00</text:p>
          </table:table-cell>
          <table:table-cell table:style-name="Default" office:value-type="float" office:value="0.000146866">
            <text:p>0.00</text:p>
          </table:table-cell>
          <table:table-cell table:style-name="Default" office:value-type="float" office:value="0.00436248">
            <text:p>0.00</text:p>
          </table:table-cell>
          <table:table-cell table:style-name="Default" office:value-type="float" office:value="0.000146866">
            <text:p>0.00</text:p>
          </table:table-cell>
          <table:table-cell table:style-name="Default"/>
          <table:table-cell table:style-name="Default" office:value-type="float" office:value="0.0001526">
            <text:p>0.00</text:p>
          </table:table-cell>
          <table:table-cell office:value-type="float" office:value="0.0001526">
            <text:p>0.00</text:p>
          </table:table-cell>
          <table:table-cell office:value-type="float" office:value="0.0006855">
            <text:p>0.00</text:p>
          </table:table-cell>
          <table:table-cell office:value-type="float" office:value="0.0001526">
            <text:p>0.00</text:p>
          </table:table-cell>
          <table:table-cell office:value-type="float" office:value="0.07242">
            <text:p>0.07</text:p>
          </table:table-cell>
          <table:table-cell office:value-type="float" office:value="0.0001526">
            <text:p>0.00</text:p>
          </table:table-cell>
          <table:table-cell office:value-type="float" office:value="0.9238">
            <text:p>0.92</text:p>
          </table:table-cell>
          <table:table-cell table:number-columns-repeated="3" office:value-type="float" office:value="0.0001526">
            <text:p>0.00</text:p>
          </table:table-cell>
          <table:table-cell office:value-type="float" office:value="0.000694">
            <text:p>0.00</text:p>
          </table:table-cell>
          <table:table-cell table:number-columns-repeated="3" office:value-type="float" office:value="0.0001526">
            <text:p>0.00</text:p>
          </table:table-cell>
          <table:table-cell office:value-type="float" office:value="0.0007633">
            <text:p>0.00</text:p>
          </table:table-cell>
          <table:table-cell office:value-type="float" office:value="0.0001526">
            <text:p>0.00</text:p>
          </table:table-cell>
          <table:table-cell/>
          <table:table-cell table:number-columns-repeated="2" office:value-type="float" office:value="0.0001526">
            <text:p>0.00</text:p>
          </table:table-cell>
          <table:table-cell office:value-type="float" office:value="0.0006855">
            <text:p>0.00</text:p>
          </table:table-cell>
          <table:table-cell office:value-type="float" office:value="0.0001526">
            <text:p>0.00</text:p>
          </table:table-cell>
          <table:table-cell office:value-type="float" office:value="0.07242">
            <text:p>0.07</text:p>
          </table:table-cell>
          <table:table-cell office:value-type="float" office:value="0.0001526">
            <text:p>0.00</text:p>
          </table:table-cell>
          <table:table-cell office:value-type="float" office:value="0.9238">
            <text:p>0.92</text:p>
          </table:table-cell>
          <table:table-cell table:number-columns-repeated="3" office:value-type="float" office:value="0.0001526">
            <text:p>0.00</text:p>
          </table:table-cell>
          <table:table-cell office:value-type="float" office:value="0.000694">
            <text:p>0.00</text:p>
          </table:table-cell>
          <table:table-cell table:number-columns-repeated="3" office:value-type="float" office:value="0.0001526">
            <text:p>0.00</text:p>
          </table:table-cell>
          <table:table-cell office:value-type="float" office:value="0.0007633">
            <text:p>0.00</text:p>
          </table:table-cell>
          <table:table-cell office:value-type="float" office:value="0.0001526">
            <text:p>0.00</text:p>
          </table:table-cell>
          <table:table-cell/>
          <table:table-cell table:style-name="ce2" table:formula="of:=AVERAGE(INDIRECT(&quot;A&quot;&amp;ROW()); INDIRECT(&quot;R&quot;&amp;ROW()); INDIRECT(&quot;AI&quot;&amp;ROW()))" office:value-type="float" office:value="0.000150688666666667">
            <text:p>0.00015</text:p>
          </table:table-cell>
          <table:table-cell table:style-name="ce2" table:formula="of:=AVERAGE(INDIRECT(&quot;B&quot;&amp;ROW()); INDIRECT(&quot;S&quot;&amp;ROW()); INDIRECT(&quot;AJ&quot;&amp;ROW()))" office:value-type="float" office:value="0.000150688666666667">
            <text:p>0.00015</text:p>
          </table:table-cell>
          <table:table-cell table:style-name="ce2" table:formula="of:=AVERAGE(INDIRECT(&quot;C&quot;&amp;ROW()); INDIRECT(&quot;T&quot;&amp;ROW()); INDIRECT(&quot;AK&quot;&amp;ROW()))" office:value-type="float" office:value="0.000652175666666667">
            <text:p>0.00065</text:p>
          </table:table-cell>
          <table:table-cell table:style-name="ce2" table:formula="of:=AVERAGE(INDIRECT(&quot;D&quot;&amp;ROW()); INDIRECT(&quot;U&quot;&amp;ROW()); INDIRECT(&quot;AL&quot;&amp;ROW()))" office:value-type="float" office:value="0.000150688666666667">
            <text:p>0.00015</text:p>
          </table:table-cell>
          <table:table-cell table:style-name="ce2" table:formula="of:=AVERAGE(INDIRECT(&quot;E&quot;&amp;ROW()); INDIRECT(&quot;V&quot;&amp;ROW()); INDIRECT(&quot;AM&quot;&amp;ROW()))" office:value-type="float" office:value="0.0736834">
            <text:p>0.07368</text:p>
          </table:table-cell>
          <table:table-cell table:style-name="ce2" table:formula="of:=AVERAGE(INDIRECT(&quot;F&quot;&amp;ROW()); INDIRECT(&quot;W&quot;&amp;ROW()); INDIRECT(&quot;AN&quot;&amp;ROW()))" office:value-type="float" office:value="0.000150688666666667">
            <text:p>0.00015</text:p>
          </table:table-cell>
          <table:table-cell table:style-name="ce2" table:formula="of:=AVERAGE(INDIRECT(&quot;G&quot;&amp;ROW()); INDIRECT(&quot;X&quot;&amp;ROW()); INDIRECT(&quot;AO&quot;&amp;ROW()))" office:value-type="float" office:value="0.921316666666667">
            <text:p>0.92132</text:p>
          </table:table-cell>
          <table:table-cell table:style-name="ce2" table:formula="of:=AVERAGE(INDIRECT(&quot;H&quot;&amp;ROW()); INDIRECT(&quot;Y&quot;&amp;ROW()); INDIRECT(&quot;AP&quot;&amp;ROW()))" office:value-type="float" office:value="0.000150688666666667">
            <text:p>0.00015</text:p>
          </table:table-cell>
          <table:table-cell table:style-name="ce2" table:formula="of:=AVERAGE(INDIRECT(&quot;I&quot;&amp;ROW()); INDIRECT(&quot;Z&quot;&amp;ROW()); INDIRECT(&quot;AQ&quot;&amp;ROW()))" office:value-type="float" office:value="0.000150688666666667">
            <text:p>0.00015</text:p>
          </table:table-cell>
          <table:table-cell table:style-name="ce2" table:formula="of:=AVERAGE(INDIRECT(&quot;J&quot;&amp;ROW()); INDIRECT(&quot;AA&quot;&amp;ROW()); INDIRECT(&quot;AR&quot;&amp;ROW()))" office:value-type="float" office:value="0.000150688666666667">
            <text:p>0.00015</text:p>
          </table:table-cell>
          <table:table-cell table:style-name="ce2" table:formula="of:=AVERAGE(INDIRECT(&quot;K&quot;&amp;ROW()); INDIRECT(&quot;AB&quot;&amp;ROW()); INDIRECT(&quot;AS&quot;&amp;ROW()))" office:value-type="float" office:value="0.000660432">
            <text:p>0.00066</text:p>
          </table:table-cell>
          <table:table-cell table:style-name="ce2" table:formula="of:=AVERAGE(INDIRECT(&quot;L&quot;&amp;ROW()); INDIRECT(&quot;AC&quot;&amp;ROW()); INDIRECT(&quot;AT&quot;&amp;ROW()))" office:value-type="float" office:value="0.000150688666666667">
            <text:p>0.00015</text:p>
          </table:table-cell>
          <table:table-cell table:style-name="ce2" table:formula="of:=AVERAGE(INDIRECT(&quot;M&quot;&amp;ROW()); INDIRECT(&quot;AD&quot;&amp;ROW()); INDIRECT(&quot;AU&quot;&amp;ROW()))" office:value-type="float" office:value="0.000244971333333333">
            <text:p>0.00024</text:p>
          </table:table-cell>
          <table:table-cell table:style-name="ce2" table:formula="of:=AVERAGE(INDIRECT(&quot;N&quot;&amp;ROW()); INDIRECT(&quot;AE&quot;&amp;ROW()); INDIRECT(&quot;AV&quot;&amp;ROW()))" office:value-type="float" office:value="0.000150688666666667">
            <text:p>0.00015</text:p>
          </table:table-cell>
          <table:table-cell table:style-name="ce2" table:formula="of:=AVERAGE(INDIRECT(&quot;O&quot;&amp;ROW()); INDIRECT(&quot;AF&quot;&amp;ROW()); INDIRECT(&quot;AW&quot;&amp;ROW()))" office:value-type="float" office:value="0.00196302666666667">
            <text:p>0.00196</text:p>
          </table:table-cell>
          <table:table-cell table:style-name="ce2" table:formula="of:=AVERAGE(INDIRECT(&quot;P&quot;&amp;ROW()); INDIRECT(&quot;AG&quot;&amp;ROW()); INDIRECT(&quot;AX&quot;&amp;ROW()))" office:value-type="float" office:value="0.000150688666666667">
            <text:p>0.00015</text:p>
          </table:table-cell>
          <table:table-cell table:style-name="ce2" table:formula="of:=1.96*STDEV(INDIRECT(&quot;A&quot;&amp;ROW()); INDIRECT(&quot;R&quot;&amp;ROW()); INDIRECT(&quot;AI&quot;&amp;ROW()))/SQRT(3)" office:value-type="float" office:value="0.00000374621333333333">
            <text:p>0.00000</text:p>
          </table:table-cell>
          <table:table-cell table:style-name="ce2" table:formula="of:=1.96*STDEV(INDIRECT(&quot;B&quot;&amp;ROW()); INDIRECT(&quot;S&quot;&amp;ROW()); INDIRECT(&quot;AJ&quot;&amp;ROW()))/SQRT(3)" office:value-type="float" office:value="0.00000374621333333333">
            <text:p>0.00000</text:p>
          </table:table-cell>
          <table:table-cell table:style-name="ce2" table:formula="of:=1.96*STDEV(INDIRECT(&quot;C&quot;&amp;ROW()); INDIRECT(&quot;T&quot;&amp;ROW()); INDIRECT(&quot;AK&quot;&amp;ROW()))/SQRT(3)" office:value-type="float" office:value="0.0000653156933333333">
            <text:p>0.00007</text:p>
          </table:table-cell>
          <table:table-cell table:style-name="ce2" table:formula="of:=1.96*STDEV(INDIRECT(&quot;D&quot;&amp;ROW()); INDIRECT(&quot;U&quot;&amp;ROW()); INDIRECT(&quot;AL&quot;&amp;ROW()))/SQRT(3)" office:value-type="float" office:value="0.00000374621333333333">
            <text:p>0.00000</text:p>
          </table:table-cell>
          <table:table-cell table:style-name="ce2" table:formula="of:=1.96*STDEV(INDIRECT(&quot;E&quot;&amp;ROW()); INDIRECT(&quot;V&quot;&amp;ROW()); INDIRECT(&quot;AM&quot;&amp;ROW()))/SQRT(3)" office:value-type="float" office:value="0.00247626399999999">
            <text:p>0.00248</text:p>
          </table:table-cell>
          <table:table-cell table:style-name="ce2" table:formula="of:=1.96*STDEV(INDIRECT(&quot;F&quot;&amp;ROW()); INDIRECT(&quot;W&quot;&amp;ROW()); INDIRECT(&quot;AN&quot;&amp;ROW()))/SQRT(3)" office:value-type="float" office:value="0.00000374621333333333">
            <text:p>0.00000</text:p>
          </table:table-cell>
          <table:table-cell table:style-name="ce2" table:formula="of:=1.96*STDEV(INDIRECT(&quot;G&quot;&amp;ROW()); INDIRECT(&quot;X&quot;&amp;ROW()); INDIRECT(&quot;AO&quot;&amp;ROW()))/SQRT(3)" office:value-type="float" office:value="0.0048673333333333">
            <text:p>0.00487</text:p>
          </table:table-cell>
          <table:table-cell table:style-name="ce2" table:formula="of:=1.96*STDEV(INDIRECT(&quot;H&quot;&amp;ROW()); INDIRECT(&quot;Y&quot;&amp;ROW()); INDIRECT(&quot;AP&quot;&amp;ROW()))/SQRT(3)" office:value-type="float" office:value="0.00000374621333333333">
            <text:p>0.00000</text:p>
          </table:table-cell>
          <table:table-cell table:style-name="ce2" table:formula="of:=1.96*STDEV(INDIRECT(&quot;I&quot;&amp;ROW()); INDIRECT(&quot;Z&quot;&amp;ROW()); INDIRECT(&quot;AQ&quot;&amp;ROW()))/SQRT(3)" office:value-type="float" office:value="0.00000374621333333333">
            <text:p>0.00000</text:p>
          </table:table-cell>
          <table:table-cell table:style-name="ce2" table:formula="of:=1.96*STDEV(INDIRECT(&quot;J&quot;&amp;ROW()); INDIRECT(&quot;AA&quot;&amp;ROW()); INDIRECT(&quot;AR&quot;&amp;ROW()))/SQRT(3)" office:value-type="float" office:value="0.00000374621333333333">
            <text:p>0.00000</text:p>
          </table:table-cell>
          <table:table-cell table:style-name="ce2" table:formula="of:=1.96*STDEV(INDIRECT(&quot;K&quot;&amp;ROW()); INDIRECT(&quot;AB&quot;&amp;ROW()); INDIRECT(&quot;AS&quot;&amp;ROW()))/SQRT(3)" office:value-type="float" office:value="0.00006579328">
            <text:p>0.00007</text:p>
          </table:table-cell>
          <table:table-cell table:style-name="ce2" table:formula="of:=1.96*STDEV(INDIRECT(&quot;L&quot;&amp;ROW()); INDIRECT(&quot;AC&quot;&amp;ROW()); INDIRECT(&quot;AT&quot;&amp;ROW()))/SQRT(3)" office:value-type="float" office:value="0.00000374621333333333">
            <text:p>0.00000</text:p>
          </table:table-cell>
          <table:table-cell table:style-name="ce2" table:formula="of:=1.96*STDEV(INDIRECT(&quot;M&quot;&amp;ROW()); INDIRECT(&quot;AD&quot;&amp;ROW()); INDIRECT(&quot;AU&quot;&amp;ROW()))/SQRT(3)" office:value-type="float" office:value="0.000181047813333333">
            <text:p>0.00018</text:p>
          </table:table-cell>
          <table:table-cell table:style-name="ce2" table:formula="of:=1.96*STDEV(INDIRECT(&quot;N&quot;&amp;ROW()); INDIRECT(&quot;AE&quot;&amp;ROW()); INDIRECT(&quot;AV&quot;&amp;ROW()))/SQRT(3)" office:value-type="float" office:value="0.00000374621333333333">
            <text:p>0.00000</text:p>
          </table:table-cell>
          <table:table-cell table:style-name="ce2" table:formula="of:=1.96*STDEV(INDIRECT(&quot;O&quot;&amp;ROW()); INDIRECT(&quot;AF&quot;&amp;ROW()); INDIRECT(&quot;AW&quot;&amp;ROW()))/SQRT(3)" office:value-type="float" office:value="0.00235146426666667">
            <text:p>0.00235</text:p>
          </table:table-cell>
          <table:table-cell table:style-name="ce2" table:formula="of:=1.96*STDEV(INDIRECT(&quot;P&quot;&amp;ROW()); INDIRECT(&quot;AG&quot;&amp;ROW()); INDIRECT(&quot;AX&quot;&amp;ROW()))/SQRT(3)" office:value-type="float" office:value="0.00000374621333333333">
            <text:p>0.00000</text:p>
          </table:table-cell>
        </table:table-row>
        <table:table-row table:style-name="ro2">
          <table:table-cell table:number-columns-repeated="2" office:value-type="float" office:value="0.00013027">
            <text:p>0.00</text:p>
          </table:table-cell>
          <table:table-cell office:value-type="float" office:value="0.000604819">
            <text:p>0.00</text:p>
          </table:table-cell>
          <table:table-cell office:value-type="float" office:value="0.00013027">
            <text:p>0.00</text:p>
          </table:table-cell>
          <table:table-cell office:value-type="float" office:value="0.0185395">
            <text:p>0.02</text:p>
          </table:table-cell>
          <table:table-cell office:value-type="float" office:value="0.00013027">
            <text:p>0.00</text:p>
          </table:table-cell>
          <table:table-cell office:value-type="float" office:value="0.9743">
            <text:p>0.97</text:p>
          </table:table-cell>
          <table:table-cell table:number-columns-repeated="3" office:value-type="float" office:value="0.00013027">
            <text:p>0.00</text:p>
          </table:table-cell>
          <table:table-cell office:value-type="float" office:value="0.00061468">
            <text:p>0.00</text:p>
          </table:table-cell>
          <table:table-cell office:value-type="float" office:value="0.00013027">
            <text:p>0.00</text:p>
          </table:table-cell>
          <table:table-cell table:style-name="Default" office:value-type="float" office:value="0.00013027">
            <text:p>0.00</text:p>
          </table:table-cell>
          <table:table-cell table:style-name="Default" office:value-type="float" office:value="0.00013027">
            <text:p>0.00</text:p>
          </table:table-cell>
          <table:table-cell table:style-name="Default" office:value-type="float" office:value="0.00450806">
            <text:p>0.00</text:p>
          </table:table-cell>
          <table:table-cell table:style-name="Default" office:value-type="float" office:value="0.00013027">
            <text:p>0.00</text:p>
          </table:table-cell>
          <table:table-cell table:style-name="Default"/>
          <table:table-cell table:style-name="Default" office:value-type="float" office:value="0.000143">
            <text:p>0.00</text:p>
          </table:table-cell>
          <table:table-cell office:value-type="float" office:value="0.000143">
            <text:p>0.00</text:p>
          </table:table-cell>
          <table:table-cell office:value-type="float" office:value="0.0007013">
            <text:p>0.00</text:p>
          </table:table-cell>
          <table:table-cell office:value-type="float" office:value="0.000143">
            <text:p>0.00</text:p>
          </table:table-cell>
          <table:table-cell office:value-type="float" office:value="0.009906">
            <text:p>0.01</text:p>
          </table:table-cell>
          <table:table-cell office:value-type="float" office:value="0.000143">
            <text:p>0.00</text:p>
          </table:table-cell>
          <table:table-cell office:value-type="float" office:value="0.9863">
            <text:p>0.99</text:p>
          </table:table-cell>
          <table:table-cell table:number-columns-repeated="3" office:value-type="float" office:value="0.000143">
            <text:p>0.00</text:p>
          </table:table-cell>
          <table:table-cell office:value-type="float" office:value="0.000711">
            <text:p>0.00</text:p>
          </table:table-cell>
          <table:table-cell table:number-columns-repeated="3" office:value-type="float" office:value="0.000143">
            <text:p>0.00</text:p>
          </table:table-cell>
          <table:table-cell office:value-type="float" office:value="0.0007654">
            <text:p>0.00</text:p>
          </table:table-cell>
          <table:table-cell office:value-type="float" office:value="0.000143">
            <text:p>0.00</text:p>
          </table:table-cell>
          <table:table-cell/>
          <table:table-cell table:number-columns-repeated="2" office:value-type="float" office:value="0.000143">
            <text:p>0.00</text:p>
          </table:table-cell>
          <table:table-cell office:value-type="float" office:value="0.0007013">
            <text:p>0.00</text:p>
          </table:table-cell>
          <table:table-cell office:value-type="float" office:value="0.000143">
            <text:p>0.00</text:p>
          </table:table-cell>
          <table:table-cell office:value-type="float" office:value="0.009906">
            <text:p>0.01</text:p>
          </table:table-cell>
          <table:table-cell office:value-type="float" office:value="0.000143">
            <text:p>0.00</text:p>
          </table:table-cell>
          <table:table-cell office:value-type="float" office:value="0.9863">
            <text:p>0.99</text:p>
          </table:table-cell>
          <table:table-cell table:number-columns-repeated="3" office:value-type="float" office:value="0.000143">
            <text:p>0.00</text:p>
          </table:table-cell>
          <table:table-cell office:value-type="float" office:value="0.000711">
            <text:p>0.00</text:p>
          </table:table-cell>
          <table:table-cell table:number-columns-repeated="3" office:value-type="float" office:value="0.000143">
            <text:p>0.00</text:p>
          </table:table-cell>
          <table:table-cell office:value-type="float" office:value="0.0007654">
            <text:p>0.00</text:p>
          </table:table-cell>
          <table:table-cell office:value-type="float" office:value="0.000143">
            <text:p>0.00</text:p>
          </table:table-cell>
          <table:table-cell/>
          <table:table-cell table:style-name="ce2" table:formula="of:=AVERAGE(INDIRECT(&quot;A&quot;&amp;ROW()); INDIRECT(&quot;R&quot;&amp;ROW()); INDIRECT(&quot;AI&quot;&amp;ROW()))" office:value-type="float" office:value="0.000138756666666667">
            <text:p>0.00014</text:p>
          </table:table-cell>
          <table:table-cell table:style-name="ce2" table:formula="of:=AVERAGE(INDIRECT(&quot;B&quot;&amp;ROW()); INDIRECT(&quot;S&quot;&amp;ROW()); INDIRECT(&quot;AJ&quot;&amp;ROW()))" office:value-type="float" office:value="0.000138756666666667">
            <text:p>0.00014</text:p>
          </table:table-cell>
          <table:table-cell table:style-name="ce2" table:formula="of:=AVERAGE(INDIRECT(&quot;C&quot;&amp;ROW()); INDIRECT(&quot;T&quot;&amp;ROW()); INDIRECT(&quot;AK&quot;&amp;ROW()))" office:value-type="float" office:value="0.000669139666666667">
            <text:p>0.00067</text:p>
          </table:table-cell>
          <table:table-cell table:style-name="ce2" table:formula="of:=AVERAGE(INDIRECT(&quot;D&quot;&amp;ROW()); INDIRECT(&quot;U&quot;&amp;ROW()); INDIRECT(&quot;AL&quot;&amp;ROW()))" office:value-type="float" office:value="0.000138756666666667">
            <text:p>0.00014</text:p>
          </table:table-cell>
          <table:table-cell table:style-name="ce2" table:formula="of:=AVERAGE(INDIRECT(&quot;E&quot;&amp;ROW()); INDIRECT(&quot;V&quot;&amp;ROW()); INDIRECT(&quot;AM&quot;&amp;ROW()))" office:value-type="float" office:value="0.0127838333333333">
            <text:p>0.01278</text:p>
          </table:table-cell>
          <table:table-cell table:style-name="ce2" table:formula="of:=AVERAGE(INDIRECT(&quot;F&quot;&amp;ROW()); INDIRECT(&quot;W&quot;&amp;ROW()); INDIRECT(&quot;AN&quot;&amp;ROW()))" office:value-type="float" office:value="0.000138756666666667">
            <text:p>0.00014</text:p>
          </table:table-cell>
          <table:table-cell table:style-name="ce2" table:formula="of:=AVERAGE(INDIRECT(&quot;G&quot;&amp;ROW()); INDIRECT(&quot;X&quot;&amp;ROW()); INDIRECT(&quot;AO&quot;&amp;ROW()))" office:value-type="float" office:value="0.9823">
            <text:p>0.98230</text:p>
          </table:table-cell>
          <table:table-cell table:style-name="ce2" table:formula="of:=AVERAGE(INDIRECT(&quot;H&quot;&amp;ROW()); INDIRECT(&quot;Y&quot;&amp;ROW()); INDIRECT(&quot;AP&quot;&amp;ROW()))" office:value-type="float" office:value="0.000138756666666667">
            <text:p>0.00014</text:p>
          </table:table-cell>
          <table:table-cell table:style-name="ce2" table:formula="of:=AVERAGE(INDIRECT(&quot;I&quot;&amp;ROW()); INDIRECT(&quot;Z&quot;&amp;ROW()); INDIRECT(&quot;AQ&quot;&amp;ROW()))" office:value-type="float" office:value="0.000138756666666667">
            <text:p>0.00014</text:p>
          </table:table-cell>
          <table:table-cell table:style-name="ce2" table:formula="of:=AVERAGE(INDIRECT(&quot;J&quot;&amp;ROW()); INDIRECT(&quot;AA&quot;&amp;ROW()); INDIRECT(&quot;AR&quot;&amp;ROW()))" office:value-type="float" office:value="0.000138756666666667">
            <text:p>0.00014</text:p>
          </table:table-cell>
          <table:table-cell table:style-name="ce2" table:formula="of:=AVERAGE(INDIRECT(&quot;K&quot;&amp;ROW()); INDIRECT(&quot;AB&quot;&amp;ROW()); INDIRECT(&quot;AS&quot;&amp;ROW()))" office:value-type="float" office:value="0.000678893333333333">
            <text:p>0.00068</text:p>
          </table:table-cell>
          <table:table-cell table:style-name="ce2" table:formula="of:=AVERAGE(INDIRECT(&quot;L&quot;&amp;ROW()); INDIRECT(&quot;AC&quot;&amp;ROW()); INDIRECT(&quot;AT&quot;&amp;ROW()))" office:value-type="float" office:value="0.000138756666666667">
            <text:p>0.00014</text:p>
          </table:table-cell>
          <table:table-cell table:style-name="ce2" table:formula="of:=AVERAGE(INDIRECT(&quot;M&quot;&amp;ROW()); INDIRECT(&quot;AD&quot;&amp;ROW()); INDIRECT(&quot;AU&quot;&amp;ROW()))" office:value-type="float" office:value="0.000138756666666667">
            <text:p>0.00014</text:p>
          </table:table-cell>
          <table:table-cell table:style-name="ce2" table:formula="of:=AVERAGE(INDIRECT(&quot;N&quot;&amp;ROW()); INDIRECT(&quot;AE&quot;&amp;ROW()); INDIRECT(&quot;AV&quot;&amp;ROW()))" office:value-type="float" office:value="0.000138756666666667">
            <text:p>0.00014</text:p>
          </table:table-cell>
          <table:table-cell table:style-name="ce2" table:formula="of:=AVERAGE(INDIRECT(&quot;O&quot;&amp;ROW()); INDIRECT(&quot;AF&quot;&amp;ROW()); INDIRECT(&quot;AW&quot;&amp;ROW()))" office:value-type="float" office:value="0.00201295333333333">
            <text:p>0.00201</text:p>
          </table:table-cell>
          <table:table-cell table:style-name="ce2" table:formula="of:=AVERAGE(INDIRECT(&quot;P&quot;&amp;ROW()); INDIRECT(&quot;AG&quot;&amp;ROW()); INDIRECT(&quot;AX&quot;&amp;ROW()))" office:value-type="float" office:value="0.000138756666666667">
            <text:p>0.00014</text:p>
          </table:table-cell>
          <table:table-cell table:style-name="ce2" table:formula="of:=1.96*STDEV(INDIRECT(&quot;A&quot;&amp;ROW()); INDIRECT(&quot;R&quot;&amp;ROW()); INDIRECT(&quot;AI&quot;&amp;ROW()))/SQRT(3)" office:value-type="float" office:value="0.00000831693333333333">
            <text:p>0.00001</text:p>
          </table:table-cell>
          <table:table-cell table:style-name="ce2" table:formula="of:=1.96*STDEV(INDIRECT(&quot;B&quot;&amp;ROW()); INDIRECT(&quot;S&quot;&amp;ROW()); INDIRECT(&quot;AJ&quot;&amp;ROW()))/SQRT(3)" office:value-type="float" office:value="0.00000831693333333333">
            <text:p>0.00001</text:p>
          </table:table-cell>
          <table:table-cell table:style-name="ce2" table:formula="of:=1.96*STDEV(INDIRECT(&quot;C&quot;&amp;ROW()); INDIRECT(&quot;T&quot;&amp;ROW()); INDIRECT(&quot;AK&quot;&amp;ROW()))/SQRT(3)" office:value-type="float" office:value="0.0000630342533333333">
            <text:p>0.00006</text:p>
          </table:table-cell>
          <table:table-cell table:style-name="ce2" table:formula="of:=1.96*STDEV(INDIRECT(&quot;D&quot;&amp;ROW()); INDIRECT(&quot;U&quot;&amp;ROW()); INDIRECT(&quot;AL&quot;&amp;ROW()))/SQRT(3)" office:value-type="float" office:value="0.00000831693333333333">
            <text:p>0.00001</text:p>
          </table:table-cell>
          <table:table-cell table:style-name="ce2" table:formula="of:=1.96*STDEV(INDIRECT(&quot;E&quot;&amp;ROW()); INDIRECT(&quot;V&quot;&amp;ROW()); INDIRECT(&quot;AM&quot;&amp;ROW()))/SQRT(3)" office:value-type="float" office:value="0.00564055333333333">
            <text:p>0.00564</text:p>
          </table:table-cell>
          <table:table-cell table:style-name="ce2" table:formula="of:=1.96*STDEV(INDIRECT(&quot;F&quot;&amp;ROW()); INDIRECT(&quot;W&quot;&amp;ROW()); INDIRECT(&quot;AN&quot;&amp;ROW()))/SQRT(3)" office:value-type="float" office:value="0.00000831693333333333">
            <text:p>0.00001</text:p>
          </table:table-cell>
          <table:table-cell table:style-name="ce2" table:formula="of:=1.96*STDEV(INDIRECT(&quot;G&quot;&amp;ROW()); INDIRECT(&quot;X&quot;&amp;ROW()); INDIRECT(&quot;AO&quot;&amp;ROW()))/SQRT(3)" office:value-type="float" office:value="0.00784000000000001">
            <text:p>0.00784</text:p>
          </table:table-cell>
          <table:table-cell table:style-name="ce2" table:formula="of:=1.96*STDEV(INDIRECT(&quot;H&quot;&amp;ROW()); INDIRECT(&quot;Y&quot;&amp;ROW()); INDIRECT(&quot;AP&quot;&amp;ROW()))/SQRT(3)" office:value-type="float" office:value="0.00000831693333333333">
            <text:p>0.00001</text:p>
          </table:table-cell>
          <table:table-cell table:style-name="ce2" table:formula="of:=1.96*STDEV(INDIRECT(&quot;I&quot;&amp;ROW()); INDIRECT(&quot;Z&quot;&amp;ROW()); INDIRECT(&quot;AQ&quot;&amp;ROW()))/SQRT(3)" office:value-type="float" office:value="0.00000831693333333333">
            <text:p>0.00001</text:p>
          </table:table-cell>
          <table:table-cell table:style-name="ce2" table:formula="of:=1.96*STDEV(INDIRECT(&quot;J&quot;&amp;ROW()); INDIRECT(&quot;AA&quot;&amp;ROW()); INDIRECT(&quot;AR&quot;&amp;ROW()))/SQRT(3)" office:value-type="float" office:value="0.00000831693333333333">
            <text:p>0.00001</text:p>
          </table:table-cell>
          <table:table-cell table:style-name="ce2" table:formula="of:=1.96*STDEV(INDIRECT(&quot;K&quot;&amp;ROW()); INDIRECT(&quot;AB&quot;&amp;ROW()); INDIRECT(&quot;AS&quot;&amp;ROW()))/SQRT(3)" office:value-type="float" office:value="0.0000629290666666666">
            <text:p>0.00006</text:p>
          </table:table-cell>
          <table:table-cell table:style-name="ce2" table:formula="of:=1.96*STDEV(INDIRECT(&quot;L&quot;&amp;ROW()); INDIRECT(&quot;AC&quot;&amp;ROW()); INDIRECT(&quot;AT&quot;&amp;ROW()))/SQRT(3)" office:value-type="float" office:value="0.00000831693333333333">
            <text:p>0.00001</text:p>
          </table:table-cell>
          <table:table-cell table:style-name="ce2" table:formula="of:=1.96*STDEV(INDIRECT(&quot;M&quot;&amp;ROW()); INDIRECT(&quot;AD&quot;&amp;ROW()); INDIRECT(&quot;AU&quot;&amp;ROW()))/SQRT(3)" office:value-type="float" office:value="0.00000831693333333333">
            <text:p>0.00001</text:p>
          </table:table-cell>
          <table:table-cell table:style-name="ce2" table:formula="of:=1.96*STDEV(INDIRECT(&quot;N&quot;&amp;ROW()); INDIRECT(&quot;AE&quot;&amp;ROW()); INDIRECT(&quot;AV&quot;&amp;ROW()))/SQRT(3)" office:value-type="float" office:value="0.00000831693333333333">
            <text:p>0.00001</text:p>
          </table:table-cell>
          <table:table-cell table:style-name="ce2" table:formula="of:=1.96*STDEV(INDIRECT(&quot;O&quot;&amp;ROW()); INDIRECT(&quot;AF&quot;&amp;ROW()); INDIRECT(&quot;AW&quot;&amp;ROW()))/SQRT(3)" office:value-type="float" office:value="0.00244520453333333">
            <text:p>0.00245</text:p>
          </table:table-cell>
          <table:table-cell table:style-name="ce2" table:formula="of:=1.96*STDEV(INDIRECT(&quot;P&quot;&amp;ROW()); INDIRECT(&quot;AG&quot;&amp;ROW()); INDIRECT(&quot;AX&quot;&amp;ROW()))/SQRT(3)" office:value-type="float" office:value="0.00000831693333333333">
            <text:p>0.00001</text:p>
          </table:table-cell>
        </table:table-row>
        <table:table-row table:style-name="ro2" table:number-rows-repeated="3">
          <table:table-cell table:number-columns-repeated="12"/>
          <table:table-cell table:style-name="Default" table:number-columns-repeated="6"/>
          <table:table-cell table:number-columns-repeated="65"/>
        </table:table-row>
        <table:table-row table:style-name="ro2">
          <table:table-cell table:number-columns-repeated="12" office:value-type="float" office:value="0.0625">
            <text:p>0.06</text:p>
          </table:table-cell>
          <table:table-cell table:style-name="Default" office:value-type="float" office:value="0.0625">
            <text:p>0.06</text:p>
          </table:table-cell>
          <table:table-cell table:style-name="Default" office:value-type="float" office:value="0.0625">
            <text:p>0.06</text:p>
          </table:table-cell>
          <table:table-cell table:style-name="Default" office:value-type="float" office:value="0.0625">
            <text:p>0.06</text:p>
          </table:table-cell>
          <table:table-cell table:style-name="Default" office:value-type="float" office:value="0.0625">
            <text:p>0.06</text:p>
          </table:table-cell>
          <table:table-cell table:style-name="Default"/>
          <table:table-cell table:style-name="Default" office:value-type="float" office:value="0.0625">
            <text:p>0.06</text:p>
          </table:table-cell>
          <table:table-cell table:number-columns-repeated="15" office:value-type="float" office:value="0.0625">
            <text:p>0.06</text:p>
          </table:table-cell>
          <table:table-cell/>
          <table:table-cell table:number-columns-repeated="16" office:value-type="float" office:value="0.0625">
            <text:p>0.06</text:p>
          </table:table-cell>
          <table:table-cell/>
          <table:table-cell table:style-name="ce2" table:formula="of:=AVERAGE(INDIRECT(&quot;A&quot;&amp;ROW()); INDIRECT(&quot;R&quot;&amp;ROW()); INDIRECT(&quot;AI&quot;&amp;ROW()))" office:value-type="float" office:value="0.0625">
            <text:p>0.06250</text:p>
          </table:table-cell>
          <table:table-cell table:style-name="ce2" table:formula="of:=AVERAGE(INDIRECT(&quot;B&quot;&amp;ROW()); INDIRECT(&quot;S&quot;&amp;ROW()); INDIRECT(&quot;AJ&quot;&amp;ROW()))" office:value-type="float" office:value="0.0625">
            <text:p>0.06250</text:p>
          </table:table-cell>
          <table:table-cell table:style-name="ce2" table:formula="of:=AVERAGE(INDIRECT(&quot;C&quot;&amp;ROW()); INDIRECT(&quot;T&quot;&amp;ROW()); INDIRECT(&quot;AK&quot;&amp;ROW()))" office:value-type="float" office:value="0.0625">
            <text:p>0.06250</text:p>
          </table:table-cell>
          <table:table-cell table:style-name="ce2" table:formula="of:=AVERAGE(INDIRECT(&quot;D&quot;&amp;ROW()); INDIRECT(&quot;U&quot;&amp;ROW()); INDIRECT(&quot;AL&quot;&amp;ROW()))" office:value-type="float" office:value="0.0625">
            <text:p>0.06250</text:p>
          </table:table-cell>
          <table:table-cell table:style-name="ce2" table:formula="of:=AVERAGE(INDIRECT(&quot;E&quot;&amp;ROW()); INDIRECT(&quot;V&quot;&amp;ROW()); INDIRECT(&quot;AM&quot;&amp;ROW()))" office:value-type="float" office:value="0.0625">
            <text:p>0.06250</text:p>
          </table:table-cell>
          <table:table-cell table:style-name="ce2" table:formula="of:=AVERAGE(INDIRECT(&quot;F&quot;&amp;ROW()); INDIRECT(&quot;W&quot;&amp;ROW()); INDIRECT(&quot;AN&quot;&amp;ROW()))" office:value-type="float" office:value="0.0625">
            <text:p>0.06250</text:p>
          </table:table-cell>
          <table:table-cell table:style-name="ce2" table:formula="of:=AVERAGE(INDIRECT(&quot;G&quot;&amp;ROW()); INDIRECT(&quot;X&quot;&amp;ROW()); INDIRECT(&quot;AO&quot;&amp;ROW()))" office:value-type="float" office:value="0.0625">
            <text:p>0.06250</text:p>
          </table:table-cell>
          <table:table-cell table:style-name="ce2" table:formula="of:=AVERAGE(INDIRECT(&quot;H&quot;&amp;ROW()); INDIRECT(&quot;Y&quot;&amp;ROW()); INDIRECT(&quot;AP&quot;&amp;ROW()))" office:value-type="float" office:value="0.0625">
            <text:p>0.06250</text:p>
          </table:table-cell>
          <table:table-cell table:style-name="ce2" table:formula="of:=AVERAGE(INDIRECT(&quot;I&quot;&amp;ROW()); INDIRECT(&quot;Z&quot;&amp;ROW()); INDIRECT(&quot;AQ&quot;&amp;ROW()))" office:value-type="float" office:value="0.0625">
            <text:p>0.06250</text:p>
          </table:table-cell>
          <table:table-cell table:style-name="ce2" table:formula="of:=AVERAGE(INDIRECT(&quot;J&quot;&amp;ROW()); INDIRECT(&quot;AA&quot;&amp;ROW()); INDIRECT(&quot;AR&quot;&amp;ROW()))" office:value-type="float" office:value="0.0625">
            <text:p>0.06250</text:p>
          </table:table-cell>
          <table:table-cell table:style-name="ce2" table:formula="of:=AVERAGE(INDIRECT(&quot;K&quot;&amp;ROW()); INDIRECT(&quot;AB&quot;&amp;ROW()); INDIRECT(&quot;AS&quot;&amp;ROW()))" office:value-type="float" office:value="0.0625">
            <text:p>0.06250</text:p>
          </table:table-cell>
          <table:table-cell table:style-name="ce2" table:formula="of:=AVERAGE(INDIRECT(&quot;L&quot;&amp;ROW()); INDIRECT(&quot;AC&quot;&amp;ROW()); INDIRECT(&quot;AT&quot;&amp;ROW()))" office:value-type="float" office:value="0.0625">
            <text:p>0.06250</text:p>
          </table:table-cell>
          <table:table-cell table:style-name="ce2" table:formula="of:=AVERAGE(INDIRECT(&quot;M&quot;&amp;ROW()); INDIRECT(&quot;AD&quot;&amp;ROW()); INDIRECT(&quot;AU&quot;&amp;ROW()))" office:value-type="float" office:value="0.0625">
            <text:p>0.06250</text:p>
          </table:table-cell>
          <table:table-cell table:style-name="ce2" table:formula="of:=AVERAGE(INDIRECT(&quot;N&quot;&amp;ROW()); INDIRECT(&quot;AE&quot;&amp;ROW()); INDIRECT(&quot;AV&quot;&amp;ROW()))" office:value-type="float" office:value="0.0625">
            <text:p>0.06250</text:p>
          </table:table-cell>
          <table:table-cell table:style-name="ce2" table:formula="of:=AVERAGE(INDIRECT(&quot;O&quot;&amp;ROW()); INDIRECT(&quot;AF&quot;&amp;ROW()); INDIRECT(&quot;AW&quot;&amp;ROW()))" office:value-type="float" office:value="0.0625">
            <text:p>0.06250</text:p>
          </table:table-cell>
          <table:table-cell table:style-name="ce2" table:formula="of:=AVERAGE(INDIRECT(&quot;P&quot;&amp;ROW()); INDIRECT(&quot;AG&quot;&amp;ROW()); INDIRECT(&quot;AX&quot;&amp;ROW()))" office:value-type="float" office:value="0.0625">
            <text:p>0.06250</text:p>
          </table:table-cell>
          <table:table-cell table:style-name="ce2" table:formula="of:=1.96*STDEV(INDIRECT(&quot;A&quot;&amp;ROW()); INDIRECT(&quot;R&quot;&amp;ROW()); INDIRECT(&quot;AI&quot;&amp;ROW()))/SQRT(3)" office:value-type="float" office:value="0">
            <text:p>0.00000</text:p>
          </table:table-cell>
          <table:table-cell table:style-name="ce2" table:formula="of:=1.96*STDEV(INDIRECT(&quot;B&quot;&amp;ROW()); INDIRECT(&quot;S&quot;&amp;ROW()); INDIRECT(&quot;AJ&quot;&amp;ROW()))/SQRT(3)" office:value-type="float" office:value="0">
            <text:p>0.00000</text:p>
          </table:table-cell>
          <table:table-cell table:style-name="ce2" table:formula="of:=1.96*STDEV(INDIRECT(&quot;C&quot;&amp;ROW()); INDIRECT(&quot;T&quot;&amp;ROW()); INDIRECT(&quot;AK&quot;&amp;ROW()))/SQRT(3)" office:value-type="float" office:value="0">
            <text:p>0.00000</text:p>
          </table:table-cell>
          <table:table-cell table:style-name="ce2" table:formula="of:=1.96*STDEV(INDIRECT(&quot;D&quot;&amp;ROW()); INDIRECT(&quot;U&quot;&amp;ROW()); INDIRECT(&quot;AL&quot;&amp;ROW()))/SQRT(3)" office:value-type="float" office:value="0">
            <text:p>0.00000</text:p>
          </table:table-cell>
          <table:table-cell table:style-name="ce2" table:formula="of:=1.96*STDEV(INDIRECT(&quot;E&quot;&amp;ROW()); INDIRECT(&quot;V&quot;&amp;ROW()); INDIRECT(&quot;AM&quot;&amp;ROW()))/SQRT(3)" office:value-type="float" office:value="0">
            <text:p>0.00000</text:p>
          </table:table-cell>
          <table:table-cell table:style-name="ce2" table:formula="of:=1.96*STDEV(INDIRECT(&quot;F&quot;&amp;ROW()); INDIRECT(&quot;W&quot;&amp;ROW()); INDIRECT(&quot;AN&quot;&amp;ROW()))/SQRT(3)" office:value-type="float" office:value="0">
            <text:p>0.00000</text:p>
          </table:table-cell>
          <table:table-cell table:style-name="ce2" table:formula="of:=1.96*STDEV(INDIRECT(&quot;G&quot;&amp;ROW()); INDIRECT(&quot;X&quot;&amp;ROW()); INDIRECT(&quot;AO&quot;&amp;ROW()))/SQRT(3)" office:value-type="float" office:value="0">
            <text:p>0.00000</text:p>
          </table:table-cell>
          <table:table-cell table:style-name="ce2" table:formula="of:=1.96*STDEV(INDIRECT(&quot;H&quot;&amp;ROW()); INDIRECT(&quot;Y&quot;&amp;ROW()); INDIRECT(&quot;AP&quot;&amp;ROW()))/SQRT(3)" office:value-type="float" office:value="0">
            <text:p>0.00000</text:p>
          </table:table-cell>
          <table:table-cell table:style-name="ce2" table:formula="of:=1.96*STDEV(INDIRECT(&quot;I&quot;&amp;ROW()); INDIRECT(&quot;Z&quot;&amp;ROW()); INDIRECT(&quot;AQ&quot;&amp;ROW()))/SQRT(3)" office:value-type="float" office:value="0">
            <text:p>0.00000</text:p>
          </table:table-cell>
          <table:table-cell table:style-name="ce2" table:formula="of:=1.96*STDEV(INDIRECT(&quot;J&quot;&amp;ROW()); INDIRECT(&quot;AA&quot;&amp;ROW()); INDIRECT(&quot;AR&quot;&amp;ROW()))/SQRT(3)" office:value-type="float" office:value="0">
            <text:p>0.00000</text:p>
          </table:table-cell>
          <table:table-cell table:style-name="ce2" table:formula="of:=1.96*STDEV(INDIRECT(&quot;K&quot;&amp;ROW()); INDIRECT(&quot;AB&quot;&amp;ROW()); INDIRECT(&quot;AS&quot;&amp;ROW()))/SQRT(3)" office:value-type="float" office:value="0">
            <text:p>0.00000</text:p>
          </table:table-cell>
          <table:table-cell table:style-name="ce2" table:formula="of:=1.96*STDEV(INDIRECT(&quot;L&quot;&amp;ROW()); INDIRECT(&quot;AC&quot;&amp;ROW()); INDIRECT(&quot;AT&quot;&amp;ROW()))/SQRT(3)" office:value-type="float" office:value="0">
            <text:p>0.00000</text:p>
          </table:table-cell>
          <table:table-cell table:style-name="ce2" table:formula="of:=1.96*STDEV(INDIRECT(&quot;M&quot;&amp;ROW()); INDIRECT(&quot;AD&quot;&amp;ROW()); INDIRECT(&quot;AU&quot;&amp;ROW()))/SQRT(3)" office:value-type="float" office:value="0">
            <text:p>0.00000</text:p>
          </table:table-cell>
          <table:table-cell table:style-name="ce2" table:formula="of:=1.96*STDEV(INDIRECT(&quot;N&quot;&amp;ROW()); INDIRECT(&quot;AE&quot;&amp;ROW()); INDIRECT(&quot;AV&quot;&amp;ROW()))/SQRT(3)" office:value-type="float" office:value="0">
            <text:p>0.00000</text:p>
          </table:table-cell>
          <table:table-cell table:style-name="ce2" table:formula="of:=1.96*STDEV(INDIRECT(&quot;O&quot;&amp;ROW()); INDIRECT(&quot;AF&quot;&amp;ROW()); INDIRECT(&quot;AW&quot;&amp;ROW()))/SQRT(3)" office:value-type="float" office:value="0">
            <text:p>0.00000</text:p>
          </table:table-cell>
          <table:table-cell table:style-name="ce2" table:formula="of:=1.96*STDEV(INDIRECT(&quot;P&quot;&amp;ROW()); INDIRECT(&quot;AG&quot;&amp;ROW()); INDIRECT(&quot;AX&quot;&amp;ROW()))/SQRT(3)" office:value-type="float" office:value="0">
            <text:p>0.00000</text:p>
          </table:table-cell>
        </table:table-row>
        <table:table-row table:style-name="ro2">
          <table:table-cell table:number-columns-repeated="4" office:value-type="float" office:value="0.1234">
            <text:p>0.12</text:p>
          </table:table-cell>
          <table:table-cell office:value-type="float" office:value="0.03519">
            <text:p>0.04</text:p>
          </table:table-cell>
          <table:table-cell office:value-type="float" office:value="0.03505">
            <text:p>0.04</text:p>
          </table:table-cell>
          <table:table-cell office:value-type="float" office:value="0.0346">
            <text:p>0.03</text:p>
          </table:table-cell>
          <table:table-cell office:value-type="float" office:value="0.02163">
            <text:p>0.02</text:p>
          </table:table-cell>
          <table:table-cell office:value-type="float" office:value="0.0658">
            <text:p>0.07</text:p>
          </table:table-cell>
          <table:table-cell office:value-type="float" office:value="0.05196">
            <text:p>0.05</text:p>
          </table:table-cell>
          <table:table-cell office:value-type="float" office:value="0.05572">
            <text:p>0.06</text:p>
          </table:table-cell>
          <table:table-cell office:value-type="float" office:value="0.05751">
            <text:p>0.06</text:p>
          </table:table-cell>
          <table:table-cell table:style-name="Default" office:value-type="float" office:value="0.01571">
            <text:p>0.02</text:p>
          </table:table-cell>
          <table:table-cell table:style-name="Default" office:value-type="float" office:value="0.05244">
            <text:p>0.05</text:p>
          </table:table-cell>
          <table:table-cell table:style-name="Default" office:value-type="float" office:value="0.03629">
            <text:p>0.04</text:p>
          </table:table-cell>
          <table:table-cell table:style-name="Default" office:value-type="float" office:value="0.04433">
            <text:p>0.04</text:p>
          </table:table-cell>
          <table:table-cell table:style-name="Default"/>
          <table:table-cell table:style-name="Default" office:value-type="float" office:value="0.1234">
            <text:p>0.12</text:p>
          </table:table-cell>
          <table:table-cell table:number-columns-repeated="3" office:value-type="float" office:value="0.1234">
            <text:p>0.12</text:p>
          </table:table-cell>
          <table:table-cell office:value-type="float" office:value="0.03519">
            <text:p>0.04</text:p>
          </table:table-cell>
          <table:table-cell office:value-type="float" office:value="0.03505">
            <text:p>0.04</text:p>
          </table:table-cell>
          <table:table-cell office:value-type="float" office:value="0.0346">
            <text:p>0.03</text:p>
          </table:table-cell>
          <table:table-cell office:value-type="float" office:value="0.02163">
            <text:p>0.02</text:p>
          </table:table-cell>
          <table:table-cell office:value-type="float" office:value="0.0658">
            <text:p>0.07</text:p>
          </table:table-cell>
          <table:table-cell office:value-type="float" office:value="0.05196">
            <text:p>0.05</text:p>
          </table:table-cell>
          <table:table-cell office:value-type="float" office:value="0.05572">
            <text:p>0.06</text:p>
          </table:table-cell>
          <table:table-cell office:value-type="float" office:value="0.05751">
            <text:p>0.06</text:p>
          </table:table-cell>
          <table:table-cell office:value-type="float" office:value="0.01571">
            <text:p>0.02</text:p>
          </table:table-cell>
          <table:table-cell office:value-type="float" office:value="0.05244">
            <text:p>0.05</text:p>
          </table:table-cell>
          <table:table-cell office:value-type="float" office:value="0.03629">
            <text:p>0.04</text:p>
          </table:table-cell>
          <table:table-cell office:value-type="float" office:value="0.04433">
            <text:p>0.04</text:p>
          </table:table-cell>
          <table:table-cell/>
          <table:table-cell table:number-columns-repeated="4" office:value-type="float" office:value="0.1234">
            <text:p>0.12</text:p>
          </table:table-cell>
          <table:table-cell office:value-type="float" office:value="0.03519">
            <text:p>0.04</text:p>
          </table:table-cell>
          <table:table-cell office:value-type="float" office:value="0.03505">
            <text:p>0.04</text:p>
          </table:table-cell>
          <table:table-cell office:value-type="float" office:value="0.0346">
            <text:p>0.03</text:p>
          </table:table-cell>
          <table:table-cell office:value-type="float" office:value="0.02163">
            <text:p>0.02</text:p>
          </table:table-cell>
          <table:table-cell office:value-type="float" office:value="0.0658">
            <text:p>0.07</text:p>
          </table:table-cell>
          <table:table-cell office:value-type="float" office:value="0.05196">
            <text:p>0.05</text:p>
          </table:table-cell>
          <table:table-cell office:value-type="float" office:value="0.05572">
            <text:p>0.06</text:p>
          </table:table-cell>
          <table:table-cell office:value-type="float" office:value="0.05751">
            <text:p>0.06</text:p>
          </table:table-cell>
          <table:table-cell office:value-type="float" office:value="0.01571">
            <text:p>0.02</text:p>
          </table:table-cell>
          <table:table-cell office:value-type="float" office:value="0.05244">
            <text:p>0.05</text:p>
          </table:table-cell>
          <table:table-cell office:value-type="float" office:value="0.03629">
            <text:p>0.04</text:p>
          </table:table-cell>
          <table:table-cell office:value-type="float" office:value="0.04433">
            <text:p>0.04</text:p>
          </table:table-cell>
          <table:table-cell/>
          <table:table-cell table:style-name="ce2" table:formula="of:=AVERAGE(INDIRECT(&quot;A&quot;&amp;ROW()); INDIRECT(&quot;R&quot;&amp;ROW()); INDIRECT(&quot;AI&quot;&amp;ROW()))" office:value-type="float" office:value="0.1234">
            <text:p>0.12340</text:p>
          </table:table-cell>
          <table:table-cell table:style-name="ce2" table:formula="of:=AVERAGE(INDIRECT(&quot;B&quot;&amp;ROW()); INDIRECT(&quot;S&quot;&amp;ROW()); INDIRECT(&quot;AJ&quot;&amp;ROW()))" office:value-type="float" office:value="0.1234">
            <text:p>0.12340</text:p>
          </table:table-cell>
          <table:table-cell table:style-name="ce2" table:formula="of:=AVERAGE(INDIRECT(&quot;C&quot;&amp;ROW()); INDIRECT(&quot;T&quot;&amp;ROW()); INDIRECT(&quot;AK&quot;&amp;ROW()))" office:value-type="float" office:value="0.1234">
            <text:p>0.12340</text:p>
          </table:table-cell>
          <table:table-cell table:style-name="ce2" table:formula="of:=AVERAGE(INDIRECT(&quot;D&quot;&amp;ROW()); INDIRECT(&quot;U&quot;&amp;ROW()); INDIRECT(&quot;AL&quot;&amp;ROW()))" office:value-type="float" office:value="0.1234">
            <text:p>0.12340</text:p>
          </table:table-cell>
          <table:table-cell table:style-name="ce2" table:formula="of:=AVERAGE(INDIRECT(&quot;E&quot;&amp;ROW()); INDIRECT(&quot;V&quot;&amp;ROW()); INDIRECT(&quot;AM&quot;&amp;ROW()))" office:value-type="float" office:value="0.03519">
            <text:p>0.03519</text:p>
          </table:table-cell>
          <table:table-cell table:style-name="ce2" table:formula="of:=AVERAGE(INDIRECT(&quot;F&quot;&amp;ROW()); INDIRECT(&quot;W&quot;&amp;ROW()); INDIRECT(&quot;AN&quot;&amp;ROW()))" office:value-type="float" office:value="0.03505">
            <text:p>0.03505</text:p>
          </table:table-cell>
          <table:table-cell table:style-name="ce2" table:formula="of:=AVERAGE(INDIRECT(&quot;G&quot;&amp;ROW()); INDIRECT(&quot;X&quot;&amp;ROW()); INDIRECT(&quot;AO&quot;&amp;ROW()))" office:value-type="float" office:value="0.0346">
            <text:p>0.03460</text:p>
          </table:table-cell>
          <table:table-cell table:style-name="ce2" table:formula="of:=AVERAGE(INDIRECT(&quot;H&quot;&amp;ROW()); INDIRECT(&quot;Y&quot;&amp;ROW()); INDIRECT(&quot;AP&quot;&amp;ROW()))" office:value-type="float" office:value="0.02163">
            <text:p>0.02163</text:p>
          </table:table-cell>
          <table:table-cell table:style-name="ce2" table:formula="of:=AVERAGE(INDIRECT(&quot;I&quot;&amp;ROW()); INDIRECT(&quot;Z&quot;&amp;ROW()); INDIRECT(&quot;AQ&quot;&amp;ROW()))" office:value-type="float" office:value="0.0658">
            <text:p>0.06580</text:p>
          </table:table-cell>
          <table:table-cell table:style-name="ce2" table:formula="of:=AVERAGE(INDIRECT(&quot;J&quot;&amp;ROW()); INDIRECT(&quot;AA&quot;&amp;ROW()); INDIRECT(&quot;AR&quot;&amp;ROW()))" office:value-type="float" office:value="0.05196">
            <text:p>0.05196</text:p>
          </table:table-cell>
          <table:table-cell table:style-name="ce2" table:formula="of:=AVERAGE(INDIRECT(&quot;K&quot;&amp;ROW()); INDIRECT(&quot;AB&quot;&amp;ROW()); INDIRECT(&quot;AS&quot;&amp;ROW()))" office:value-type="float" office:value="0.05572">
            <text:p>0.05572</text:p>
          </table:table-cell>
          <table:table-cell table:style-name="ce2" table:formula="of:=AVERAGE(INDIRECT(&quot;L&quot;&amp;ROW()); INDIRECT(&quot;AC&quot;&amp;ROW()); INDIRECT(&quot;AT&quot;&amp;ROW()))" office:value-type="float" office:value="0.05751">
            <text:p>0.05751</text:p>
          </table:table-cell>
          <table:table-cell table:style-name="ce2" table:formula="of:=AVERAGE(INDIRECT(&quot;M&quot;&amp;ROW()); INDIRECT(&quot;AD&quot;&amp;ROW()); INDIRECT(&quot;AU&quot;&amp;ROW()))" office:value-type="float" office:value="0.01571">
            <text:p>0.01571</text:p>
          </table:table-cell>
          <table:table-cell table:style-name="ce2" table:formula="of:=AVERAGE(INDIRECT(&quot;N&quot;&amp;ROW()); INDIRECT(&quot;AE&quot;&amp;ROW()); INDIRECT(&quot;AV&quot;&amp;ROW()))" office:value-type="float" office:value="0.05244">
            <text:p>0.05244</text:p>
          </table:table-cell>
          <table:table-cell table:style-name="ce2" table:formula="of:=AVERAGE(INDIRECT(&quot;O&quot;&amp;ROW()); INDIRECT(&quot;AF&quot;&amp;ROW()); INDIRECT(&quot;AW&quot;&amp;ROW()))" office:value-type="float" office:value="0.03629">
            <text:p>0.03629</text:p>
          </table:table-cell>
          <table:table-cell table:style-name="ce2" table:formula="of:=AVERAGE(INDIRECT(&quot;P&quot;&amp;ROW()); INDIRECT(&quot;AG&quot;&amp;ROW()); INDIRECT(&quot;AX&quot;&amp;ROW()))" office:value-type="float" office:value="0.04433">
            <text:p>0.04433</text:p>
          </table:table-cell>
          <table:table-cell table:style-name="ce2" table:formula="of:=1.96*STDEV(INDIRECT(&quot;A&quot;&amp;ROW()); INDIRECT(&quot;R&quot;&amp;ROW()); INDIRECT(&quot;AI&quot;&amp;ROW()))/SQRT(3)" office:value-type="float" office:value="0">
            <text:p>0.00000</text:p>
          </table:table-cell>
          <table:table-cell table:style-name="ce2" table:formula="of:=1.96*STDEV(INDIRECT(&quot;B&quot;&amp;ROW()); INDIRECT(&quot;S&quot;&amp;ROW()); INDIRECT(&quot;AJ&quot;&amp;ROW()))/SQRT(3)" office:value-type="float" office:value="0">
            <text:p>0.00000</text:p>
          </table:table-cell>
          <table:table-cell table:style-name="ce2" table:formula="of:=1.96*STDEV(INDIRECT(&quot;C&quot;&amp;ROW()); INDIRECT(&quot;T&quot;&amp;ROW()); INDIRECT(&quot;AK&quot;&amp;ROW()))/SQRT(3)" office:value-type="float" office:value="0">
            <text:p>0.00000</text:p>
          </table:table-cell>
          <table:table-cell table:style-name="ce2" table:formula="of:=1.96*STDEV(INDIRECT(&quot;D&quot;&amp;ROW()); INDIRECT(&quot;U&quot;&amp;ROW()); INDIRECT(&quot;AL&quot;&amp;ROW()))/SQRT(3)" office:value-type="float" office:value="0">
            <text:p>0.00000</text:p>
          </table:table-cell>
          <table:table-cell table:style-name="ce2" table:formula="of:=1.96*STDEV(INDIRECT(&quot;E&quot;&amp;ROW()); INDIRECT(&quot;V&quot;&amp;ROW()); INDIRECT(&quot;AM&quot;&amp;ROW()))/SQRT(3)" office:value-type="float" office:value="0">
            <text:p>0.00000</text:p>
          </table:table-cell>
          <table:table-cell table:style-name="ce2" table:formula="of:=1.96*STDEV(INDIRECT(&quot;F&quot;&amp;ROW()); INDIRECT(&quot;W&quot;&amp;ROW()); INDIRECT(&quot;AN&quot;&amp;ROW()))/SQRT(3)" office:value-type="float" office:value="0">
            <text:p>0.00000</text:p>
          </table:table-cell>
          <table:table-cell table:style-name="ce2" table:formula="of:=1.96*STDEV(INDIRECT(&quot;G&quot;&amp;ROW()); INDIRECT(&quot;X&quot;&amp;ROW()); INDIRECT(&quot;AO&quot;&amp;ROW()))/SQRT(3)" office:value-type="float" office:value="0">
            <text:p>0.00000</text:p>
          </table:table-cell>
          <table:table-cell table:style-name="ce2" table:formula="of:=1.96*STDEV(INDIRECT(&quot;H&quot;&amp;ROW()); INDIRECT(&quot;Y&quot;&amp;ROW()); INDIRECT(&quot;AP&quot;&amp;ROW()))/SQRT(3)" office:value-type="float" office:value="0">
            <text:p>0.00000</text:p>
          </table:table-cell>
          <table:table-cell table:style-name="ce2" table:formula="of:=1.96*STDEV(INDIRECT(&quot;I&quot;&amp;ROW()); INDIRECT(&quot;Z&quot;&amp;ROW()); INDIRECT(&quot;AQ&quot;&amp;ROW()))/SQRT(3)" office:value-type="float" office:value="0">
            <text:p>0.00000</text:p>
          </table:table-cell>
          <table:table-cell table:style-name="ce2" table:formula="of:=1.96*STDEV(INDIRECT(&quot;J&quot;&amp;ROW()); INDIRECT(&quot;AA&quot;&amp;ROW()); INDIRECT(&quot;AR&quot;&amp;ROW()))/SQRT(3)" office:value-type="float" office:value="0">
            <text:p>0.00000</text:p>
          </table:table-cell>
          <table:table-cell table:style-name="ce2" table:formula="of:=1.96*STDEV(INDIRECT(&quot;K&quot;&amp;ROW()); INDIRECT(&quot;AB&quot;&amp;ROW()); INDIRECT(&quot;AS&quot;&amp;ROW()))/SQRT(3)" office:value-type="float" office:value="0">
            <text:p>0.00000</text:p>
          </table:table-cell>
          <table:table-cell table:style-name="ce2" table:formula="of:=1.96*STDEV(INDIRECT(&quot;L&quot;&amp;ROW()); INDIRECT(&quot;AC&quot;&amp;ROW()); INDIRECT(&quot;AT&quot;&amp;ROW()))/SQRT(3)" office:value-type="float" office:value="0">
            <text:p>0.00000</text:p>
          </table:table-cell>
          <table:table-cell table:style-name="ce2" table:formula="of:=1.96*STDEV(INDIRECT(&quot;M&quot;&amp;ROW()); INDIRECT(&quot;AD&quot;&amp;ROW()); INDIRECT(&quot;AU&quot;&amp;ROW()))/SQRT(3)" office:value-type="float" office:value="0">
            <text:p>0.00000</text:p>
          </table:table-cell>
          <table:table-cell table:style-name="ce2" table:formula="of:=1.96*STDEV(INDIRECT(&quot;N&quot;&amp;ROW()); INDIRECT(&quot;AE&quot;&amp;ROW()); INDIRECT(&quot;AV&quot;&amp;ROW()))/SQRT(3)" office:value-type="float" office:value="0">
            <text:p>0.00000</text:p>
          </table:table-cell>
          <table:table-cell table:style-name="ce2" table:formula="of:=1.96*STDEV(INDIRECT(&quot;O&quot;&amp;ROW()); INDIRECT(&quot;AF&quot;&amp;ROW()); INDIRECT(&quot;AW&quot;&amp;ROW()))/SQRT(3)" office:value-type="float" office:value="0">
            <text:p>0.00000</text:p>
          </table:table-cell>
          <table:table-cell table:style-name="ce2" table:formula="of:=1.96*STDEV(INDIRECT(&quot;P&quot;&amp;ROW()); INDIRECT(&quot;AG&quot;&amp;ROW()); INDIRECT(&quot;AX&quot;&amp;ROW()))/SQRT(3)" office:value-type="float" office:value="0">
            <text:p>0.00000</text:p>
          </table:table-cell>
        </table:table-row>
        <table:table-row table:style-name="ro2">
          <table:table-cell table:number-columns-repeated="4" office:value-type="float" office:value="0.1234">
            <text:p>0.12</text:p>
          </table:table-cell>
          <table:table-cell office:value-type="float" office:value="0.03519">
            <text:p>0.04</text:p>
          </table:table-cell>
          <table:table-cell office:value-type="float" office:value="0.03505">
            <text:p>0.04</text:p>
          </table:table-cell>
          <table:table-cell office:value-type="float" office:value="0.0346">
            <text:p>0.03</text:p>
          </table:table-cell>
          <table:table-cell office:value-type="float" office:value="0.02163">
            <text:p>0.02</text:p>
          </table:table-cell>
          <table:table-cell office:value-type="float" office:value="0.0658">
            <text:p>0.07</text:p>
          </table:table-cell>
          <table:table-cell office:value-type="float" office:value="0.05196">
            <text:p>0.05</text:p>
          </table:table-cell>
          <table:table-cell office:value-type="float" office:value="0.05572">
            <text:p>0.06</text:p>
          </table:table-cell>
          <table:table-cell office:value-type="float" office:value="0.05751">
            <text:p>0.06</text:p>
          </table:table-cell>
          <table:table-cell table:style-name="Default" office:value-type="float" office:value="0.01571">
            <text:p>0.02</text:p>
          </table:table-cell>
          <table:table-cell table:style-name="Default" office:value-type="float" office:value="0.05244">
            <text:p>0.05</text:p>
          </table:table-cell>
          <table:table-cell table:style-name="Default" office:value-type="float" office:value="0.03629">
            <text:p>0.04</text:p>
          </table:table-cell>
          <table:table-cell table:style-name="Default" office:value-type="float" office:value="0.04433">
            <text:p>0.04</text:p>
          </table:table-cell>
          <table:table-cell table:style-name="Default"/>
          <table:table-cell table:style-name="Default" office:value-type="float" office:value="0.1234">
            <text:p>0.12</text:p>
          </table:table-cell>
          <table:table-cell table:number-columns-repeated="3" office:value-type="float" office:value="0.1234">
            <text:p>0.12</text:p>
          </table:table-cell>
          <table:table-cell office:value-type="float" office:value="0.03519">
            <text:p>0.04</text:p>
          </table:table-cell>
          <table:table-cell office:value-type="float" office:value="0.03505">
            <text:p>0.04</text:p>
          </table:table-cell>
          <table:table-cell office:value-type="float" office:value="0.0346">
            <text:p>0.03</text:p>
          </table:table-cell>
          <table:table-cell office:value-type="float" office:value="0.02163">
            <text:p>0.02</text:p>
          </table:table-cell>
          <table:table-cell office:value-type="float" office:value="0.0658">
            <text:p>0.07</text:p>
          </table:table-cell>
          <table:table-cell office:value-type="float" office:value="0.05196">
            <text:p>0.05</text:p>
          </table:table-cell>
          <table:table-cell office:value-type="float" office:value="0.05572">
            <text:p>0.06</text:p>
          </table:table-cell>
          <table:table-cell office:value-type="float" office:value="0.05751">
            <text:p>0.06</text:p>
          </table:table-cell>
          <table:table-cell office:value-type="float" office:value="0.01571">
            <text:p>0.02</text:p>
          </table:table-cell>
          <table:table-cell office:value-type="float" office:value="0.05244">
            <text:p>0.05</text:p>
          </table:table-cell>
          <table:table-cell office:value-type="float" office:value="0.03629">
            <text:p>0.04</text:p>
          </table:table-cell>
          <table:table-cell office:value-type="float" office:value="0.04433">
            <text:p>0.04</text:p>
          </table:table-cell>
          <table:table-cell/>
          <table:table-cell table:number-columns-repeated="4" office:value-type="float" office:value="0.1234">
            <text:p>0.12</text:p>
          </table:table-cell>
          <table:table-cell office:value-type="float" office:value="0.03519">
            <text:p>0.04</text:p>
          </table:table-cell>
          <table:table-cell office:value-type="float" office:value="0.03505">
            <text:p>0.04</text:p>
          </table:table-cell>
          <table:table-cell office:value-type="float" office:value="0.0346">
            <text:p>0.03</text:p>
          </table:table-cell>
          <table:table-cell office:value-type="float" office:value="0.02163">
            <text:p>0.02</text:p>
          </table:table-cell>
          <table:table-cell office:value-type="float" office:value="0.0658">
            <text:p>0.07</text:p>
          </table:table-cell>
          <table:table-cell office:value-type="float" office:value="0.05196">
            <text:p>0.05</text:p>
          </table:table-cell>
          <table:table-cell office:value-type="float" office:value="0.05572">
            <text:p>0.06</text:p>
          </table:table-cell>
          <table:table-cell office:value-type="float" office:value="0.05751">
            <text:p>0.06</text:p>
          </table:table-cell>
          <table:table-cell office:value-type="float" office:value="0.01571">
            <text:p>0.02</text:p>
          </table:table-cell>
          <table:table-cell office:value-type="float" office:value="0.05244">
            <text:p>0.05</text:p>
          </table:table-cell>
          <table:table-cell office:value-type="float" office:value="0.03629">
            <text:p>0.04</text:p>
          </table:table-cell>
          <table:table-cell office:value-type="float" office:value="0.04433">
            <text:p>0.04</text:p>
          </table:table-cell>
          <table:table-cell/>
          <table:table-cell table:style-name="ce2" table:formula="of:=AVERAGE(INDIRECT(&quot;A&quot;&amp;ROW()); INDIRECT(&quot;R&quot;&amp;ROW()); INDIRECT(&quot;AI&quot;&amp;ROW()))" office:value-type="float" office:value="0.1234">
            <text:p>0.12340</text:p>
          </table:table-cell>
          <table:table-cell table:style-name="ce2" table:formula="of:=AVERAGE(INDIRECT(&quot;B&quot;&amp;ROW()); INDIRECT(&quot;S&quot;&amp;ROW()); INDIRECT(&quot;AJ&quot;&amp;ROW()))" office:value-type="float" office:value="0.1234">
            <text:p>0.12340</text:p>
          </table:table-cell>
          <table:table-cell table:style-name="ce2" table:formula="of:=AVERAGE(INDIRECT(&quot;C&quot;&amp;ROW()); INDIRECT(&quot;T&quot;&amp;ROW()); INDIRECT(&quot;AK&quot;&amp;ROW()))" office:value-type="float" office:value="0.1234">
            <text:p>0.12340</text:p>
          </table:table-cell>
          <table:table-cell table:style-name="ce2" table:formula="of:=AVERAGE(INDIRECT(&quot;D&quot;&amp;ROW()); INDIRECT(&quot;U&quot;&amp;ROW()); INDIRECT(&quot;AL&quot;&amp;ROW()))" office:value-type="float" office:value="0.1234">
            <text:p>0.12340</text:p>
          </table:table-cell>
          <table:table-cell table:style-name="ce2" table:formula="of:=AVERAGE(INDIRECT(&quot;E&quot;&amp;ROW()); INDIRECT(&quot;V&quot;&amp;ROW()); INDIRECT(&quot;AM&quot;&amp;ROW()))" office:value-type="float" office:value="0.03519">
            <text:p>0.03519</text:p>
          </table:table-cell>
          <table:table-cell table:style-name="ce2" table:formula="of:=AVERAGE(INDIRECT(&quot;F&quot;&amp;ROW()); INDIRECT(&quot;W&quot;&amp;ROW()); INDIRECT(&quot;AN&quot;&amp;ROW()))" office:value-type="float" office:value="0.03505">
            <text:p>0.03505</text:p>
          </table:table-cell>
          <table:table-cell table:style-name="ce2" table:formula="of:=AVERAGE(INDIRECT(&quot;G&quot;&amp;ROW()); INDIRECT(&quot;X&quot;&amp;ROW()); INDIRECT(&quot;AO&quot;&amp;ROW()))" office:value-type="float" office:value="0.0346">
            <text:p>0.03460</text:p>
          </table:table-cell>
          <table:table-cell table:style-name="ce2" table:formula="of:=AVERAGE(INDIRECT(&quot;H&quot;&amp;ROW()); INDIRECT(&quot;Y&quot;&amp;ROW()); INDIRECT(&quot;AP&quot;&amp;ROW()))" office:value-type="float" office:value="0.02163">
            <text:p>0.02163</text:p>
          </table:table-cell>
          <table:table-cell table:style-name="ce2" table:formula="of:=AVERAGE(INDIRECT(&quot;I&quot;&amp;ROW()); INDIRECT(&quot;Z&quot;&amp;ROW()); INDIRECT(&quot;AQ&quot;&amp;ROW()))" office:value-type="float" office:value="0.0658">
            <text:p>0.06580</text:p>
          </table:table-cell>
          <table:table-cell table:style-name="ce2" table:formula="of:=AVERAGE(INDIRECT(&quot;J&quot;&amp;ROW()); INDIRECT(&quot;AA&quot;&amp;ROW()); INDIRECT(&quot;AR&quot;&amp;ROW()))" office:value-type="float" office:value="0.05196">
            <text:p>0.05196</text:p>
          </table:table-cell>
          <table:table-cell table:style-name="ce2" table:formula="of:=AVERAGE(INDIRECT(&quot;K&quot;&amp;ROW()); INDIRECT(&quot;AB&quot;&amp;ROW()); INDIRECT(&quot;AS&quot;&amp;ROW()))" office:value-type="float" office:value="0.05572">
            <text:p>0.05572</text:p>
          </table:table-cell>
          <table:table-cell table:style-name="ce2" table:formula="of:=AVERAGE(INDIRECT(&quot;L&quot;&amp;ROW()); INDIRECT(&quot;AC&quot;&amp;ROW()); INDIRECT(&quot;AT&quot;&amp;ROW()))" office:value-type="float" office:value="0.05751">
            <text:p>0.05751</text:p>
          </table:table-cell>
          <table:table-cell table:style-name="ce2" table:formula="of:=AVERAGE(INDIRECT(&quot;M&quot;&amp;ROW()); INDIRECT(&quot;AD&quot;&amp;ROW()); INDIRECT(&quot;AU&quot;&amp;ROW()))" office:value-type="float" office:value="0.01571">
            <text:p>0.01571</text:p>
          </table:table-cell>
          <table:table-cell table:style-name="ce2" table:formula="of:=AVERAGE(INDIRECT(&quot;N&quot;&amp;ROW()); INDIRECT(&quot;AE&quot;&amp;ROW()); INDIRECT(&quot;AV&quot;&amp;ROW()))" office:value-type="float" office:value="0.05244">
            <text:p>0.05244</text:p>
          </table:table-cell>
          <table:table-cell table:style-name="ce2" table:formula="of:=AVERAGE(INDIRECT(&quot;O&quot;&amp;ROW()); INDIRECT(&quot;AF&quot;&amp;ROW()); INDIRECT(&quot;AW&quot;&amp;ROW()))" office:value-type="float" office:value="0.03629">
            <text:p>0.03629</text:p>
          </table:table-cell>
          <table:table-cell table:style-name="ce2" table:formula="of:=AVERAGE(INDIRECT(&quot;P&quot;&amp;ROW()); INDIRECT(&quot;AG&quot;&amp;ROW()); INDIRECT(&quot;AX&quot;&amp;ROW()))" office:value-type="float" office:value="0.04433">
            <text:p>0.04433</text:p>
          </table:table-cell>
          <table:table-cell table:style-name="ce2" table:formula="of:=1.96*STDEV(INDIRECT(&quot;A&quot;&amp;ROW()); INDIRECT(&quot;R&quot;&amp;ROW()); INDIRECT(&quot;AI&quot;&amp;ROW()))/SQRT(3)" office:value-type="float" office:value="0">
            <text:p>0.00000</text:p>
          </table:table-cell>
          <table:table-cell table:style-name="ce2" table:formula="of:=1.96*STDEV(INDIRECT(&quot;B&quot;&amp;ROW()); INDIRECT(&quot;S&quot;&amp;ROW()); INDIRECT(&quot;AJ&quot;&amp;ROW()))/SQRT(3)" office:value-type="float" office:value="0">
            <text:p>0.00000</text:p>
          </table:table-cell>
          <table:table-cell table:style-name="ce2" table:formula="of:=1.96*STDEV(INDIRECT(&quot;C&quot;&amp;ROW()); INDIRECT(&quot;T&quot;&amp;ROW()); INDIRECT(&quot;AK&quot;&amp;ROW()))/SQRT(3)" office:value-type="float" office:value="0">
            <text:p>0.00000</text:p>
          </table:table-cell>
          <table:table-cell table:style-name="ce2" table:formula="of:=1.96*STDEV(INDIRECT(&quot;D&quot;&amp;ROW()); INDIRECT(&quot;U&quot;&amp;ROW()); INDIRECT(&quot;AL&quot;&amp;ROW()))/SQRT(3)" office:value-type="float" office:value="0">
            <text:p>0.00000</text:p>
          </table:table-cell>
          <table:table-cell table:style-name="ce2" table:formula="of:=1.96*STDEV(INDIRECT(&quot;E&quot;&amp;ROW()); INDIRECT(&quot;V&quot;&amp;ROW()); INDIRECT(&quot;AM&quot;&amp;ROW()))/SQRT(3)" office:value-type="float" office:value="0">
            <text:p>0.00000</text:p>
          </table:table-cell>
          <table:table-cell table:style-name="ce2" table:formula="of:=1.96*STDEV(INDIRECT(&quot;F&quot;&amp;ROW()); INDIRECT(&quot;W&quot;&amp;ROW()); INDIRECT(&quot;AN&quot;&amp;ROW()))/SQRT(3)" office:value-type="float" office:value="0">
            <text:p>0.00000</text:p>
          </table:table-cell>
          <table:table-cell table:style-name="ce2" table:formula="of:=1.96*STDEV(INDIRECT(&quot;G&quot;&amp;ROW()); INDIRECT(&quot;X&quot;&amp;ROW()); INDIRECT(&quot;AO&quot;&amp;ROW()))/SQRT(3)" office:value-type="float" office:value="0">
            <text:p>0.00000</text:p>
          </table:table-cell>
          <table:table-cell table:style-name="ce2" table:formula="of:=1.96*STDEV(INDIRECT(&quot;H&quot;&amp;ROW()); INDIRECT(&quot;Y&quot;&amp;ROW()); INDIRECT(&quot;AP&quot;&amp;ROW()))/SQRT(3)" office:value-type="float" office:value="0">
            <text:p>0.00000</text:p>
          </table:table-cell>
          <table:table-cell table:style-name="ce2" table:formula="of:=1.96*STDEV(INDIRECT(&quot;I&quot;&amp;ROW()); INDIRECT(&quot;Z&quot;&amp;ROW()); INDIRECT(&quot;AQ&quot;&amp;ROW()))/SQRT(3)" office:value-type="float" office:value="0">
            <text:p>0.00000</text:p>
          </table:table-cell>
          <table:table-cell table:style-name="ce2" table:formula="of:=1.96*STDEV(INDIRECT(&quot;J&quot;&amp;ROW()); INDIRECT(&quot;AA&quot;&amp;ROW()); INDIRECT(&quot;AR&quot;&amp;ROW()))/SQRT(3)" office:value-type="float" office:value="0">
            <text:p>0.00000</text:p>
          </table:table-cell>
          <table:table-cell table:style-name="ce2" table:formula="of:=1.96*STDEV(INDIRECT(&quot;K&quot;&amp;ROW()); INDIRECT(&quot;AB&quot;&amp;ROW()); INDIRECT(&quot;AS&quot;&amp;ROW()))/SQRT(3)" office:value-type="float" office:value="0">
            <text:p>0.00000</text:p>
          </table:table-cell>
          <table:table-cell table:style-name="ce2" table:formula="of:=1.96*STDEV(INDIRECT(&quot;L&quot;&amp;ROW()); INDIRECT(&quot;AC&quot;&amp;ROW()); INDIRECT(&quot;AT&quot;&amp;ROW()))/SQRT(3)" office:value-type="float" office:value="0">
            <text:p>0.00000</text:p>
          </table:table-cell>
          <table:table-cell table:style-name="ce2" table:formula="of:=1.96*STDEV(INDIRECT(&quot;M&quot;&amp;ROW()); INDIRECT(&quot;AD&quot;&amp;ROW()); INDIRECT(&quot;AU&quot;&amp;ROW()))/SQRT(3)" office:value-type="float" office:value="0">
            <text:p>0.00000</text:p>
          </table:table-cell>
          <table:table-cell table:style-name="ce2" table:formula="of:=1.96*STDEV(INDIRECT(&quot;N&quot;&amp;ROW()); INDIRECT(&quot;AE&quot;&amp;ROW()); INDIRECT(&quot;AV&quot;&amp;ROW()))/SQRT(3)" office:value-type="float" office:value="0">
            <text:p>0.00000</text:p>
          </table:table-cell>
          <table:table-cell table:style-name="ce2" table:formula="of:=1.96*STDEV(INDIRECT(&quot;O&quot;&amp;ROW()); INDIRECT(&quot;AF&quot;&amp;ROW()); INDIRECT(&quot;AW&quot;&amp;ROW()))/SQRT(3)" office:value-type="float" office:value="0">
            <text:p>0.00000</text:p>
          </table:table-cell>
          <table:table-cell table:style-name="ce2" table:formula="of:=1.96*STDEV(INDIRECT(&quot;P&quot;&amp;ROW()); INDIRECT(&quot;AG&quot;&amp;ROW()); INDIRECT(&quot;AX&quot;&amp;ROW()))/SQRT(3)" office:value-type="float" office:value="0">
            <text:p>0.00000</text:p>
          </table:table-cell>
        </table:table-row>
        <table:table-row table:style-name="ro2">
          <table:table-cell table:number-columns-repeated="4" office:value-type="float" office:value="0.1234">
            <text:p>0.12</text:p>
          </table:table-cell>
          <table:table-cell office:value-type="float" office:value="0.03519">
            <text:p>0.04</text:p>
          </table:table-cell>
          <table:table-cell office:value-type="float" office:value="0.03505">
            <text:p>0.04</text:p>
          </table:table-cell>
          <table:table-cell office:value-type="float" office:value="0.0346">
            <text:p>0.03</text:p>
          </table:table-cell>
          <table:table-cell office:value-type="float" office:value="0.02163">
            <text:p>0.02</text:p>
          </table:table-cell>
          <table:table-cell office:value-type="float" office:value="0.0658">
            <text:p>0.07</text:p>
          </table:table-cell>
          <table:table-cell office:value-type="float" office:value="0.05196">
            <text:p>0.05</text:p>
          </table:table-cell>
          <table:table-cell office:value-type="float" office:value="0.05572">
            <text:p>0.06</text:p>
          </table:table-cell>
          <table:table-cell office:value-type="float" office:value="0.05751">
            <text:p>0.06</text:p>
          </table:table-cell>
          <table:table-cell table:style-name="Default" office:value-type="float" office:value="0.01571">
            <text:p>0.02</text:p>
          </table:table-cell>
          <table:table-cell table:style-name="Default" office:value-type="float" office:value="0.05244">
            <text:p>0.05</text:p>
          </table:table-cell>
          <table:table-cell table:style-name="Default" office:value-type="float" office:value="0.03629">
            <text:p>0.04</text:p>
          </table:table-cell>
          <table:table-cell table:style-name="Default" office:value-type="float" office:value="0.04433">
            <text:p>0.04</text:p>
          </table:table-cell>
          <table:table-cell table:style-name="Default"/>
          <table:table-cell table:style-name="Default" office:value-type="float" office:value="0.1234">
            <text:p>0.12</text:p>
          </table:table-cell>
          <table:table-cell table:number-columns-repeated="3" office:value-type="float" office:value="0.1234">
            <text:p>0.12</text:p>
          </table:table-cell>
          <table:table-cell office:value-type="float" office:value="0.03519">
            <text:p>0.04</text:p>
          </table:table-cell>
          <table:table-cell office:value-type="float" office:value="0.03505">
            <text:p>0.04</text:p>
          </table:table-cell>
          <table:table-cell office:value-type="float" office:value="0.0346">
            <text:p>0.03</text:p>
          </table:table-cell>
          <table:table-cell office:value-type="float" office:value="0.02163">
            <text:p>0.02</text:p>
          </table:table-cell>
          <table:table-cell office:value-type="float" office:value="0.0658">
            <text:p>0.07</text:p>
          </table:table-cell>
          <table:table-cell office:value-type="float" office:value="0.05196">
            <text:p>0.05</text:p>
          </table:table-cell>
          <table:table-cell office:value-type="float" office:value="0.05572">
            <text:p>0.06</text:p>
          </table:table-cell>
          <table:table-cell office:value-type="float" office:value="0.05751">
            <text:p>0.06</text:p>
          </table:table-cell>
          <table:table-cell office:value-type="float" office:value="0.01571">
            <text:p>0.02</text:p>
          </table:table-cell>
          <table:table-cell office:value-type="float" office:value="0.05244">
            <text:p>0.05</text:p>
          </table:table-cell>
          <table:table-cell office:value-type="float" office:value="0.03629">
            <text:p>0.04</text:p>
          </table:table-cell>
          <table:table-cell office:value-type="float" office:value="0.04433">
            <text:p>0.04</text:p>
          </table:table-cell>
          <table:table-cell/>
          <table:table-cell table:number-columns-repeated="4" office:value-type="float" office:value="0.1234">
            <text:p>0.12</text:p>
          </table:table-cell>
          <table:table-cell office:value-type="float" office:value="0.03519">
            <text:p>0.04</text:p>
          </table:table-cell>
          <table:table-cell office:value-type="float" office:value="0.03505">
            <text:p>0.04</text:p>
          </table:table-cell>
          <table:table-cell office:value-type="float" office:value="0.0346">
            <text:p>0.03</text:p>
          </table:table-cell>
          <table:table-cell office:value-type="float" office:value="0.02163">
            <text:p>0.02</text:p>
          </table:table-cell>
          <table:table-cell office:value-type="float" office:value="0.0658">
            <text:p>0.07</text:p>
          </table:table-cell>
          <table:table-cell office:value-type="float" office:value="0.05196">
            <text:p>0.05</text:p>
          </table:table-cell>
          <table:table-cell office:value-type="float" office:value="0.05572">
            <text:p>0.06</text:p>
          </table:table-cell>
          <table:table-cell office:value-type="float" office:value="0.05751">
            <text:p>0.06</text:p>
          </table:table-cell>
          <table:table-cell office:value-type="float" office:value="0.01571">
            <text:p>0.02</text:p>
          </table:table-cell>
          <table:table-cell office:value-type="float" office:value="0.05244">
            <text:p>0.05</text:p>
          </table:table-cell>
          <table:table-cell office:value-type="float" office:value="0.03629">
            <text:p>0.04</text:p>
          </table:table-cell>
          <table:table-cell office:value-type="float" office:value="0.04433">
            <text:p>0.04</text:p>
          </table:table-cell>
          <table:table-cell/>
          <table:table-cell table:style-name="ce2" table:formula="of:=AVERAGE(INDIRECT(&quot;A&quot;&amp;ROW()); INDIRECT(&quot;R&quot;&amp;ROW()); INDIRECT(&quot;AI&quot;&amp;ROW()))" office:value-type="float" office:value="0.1234">
            <text:p>0.12340</text:p>
          </table:table-cell>
          <table:table-cell table:style-name="ce2" table:formula="of:=AVERAGE(INDIRECT(&quot;B&quot;&amp;ROW()); INDIRECT(&quot;S&quot;&amp;ROW()); INDIRECT(&quot;AJ&quot;&amp;ROW()))" office:value-type="float" office:value="0.1234">
            <text:p>0.12340</text:p>
          </table:table-cell>
          <table:table-cell table:style-name="ce2" table:formula="of:=AVERAGE(INDIRECT(&quot;C&quot;&amp;ROW()); INDIRECT(&quot;T&quot;&amp;ROW()); INDIRECT(&quot;AK&quot;&amp;ROW()))" office:value-type="float" office:value="0.1234">
            <text:p>0.12340</text:p>
          </table:table-cell>
          <table:table-cell table:style-name="ce2" table:formula="of:=AVERAGE(INDIRECT(&quot;D&quot;&amp;ROW()); INDIRECT(&quot;U&quot;&amp;ROW()); INDIRECT(&quot;AL&quot;&amp;ROW()))" office:value-type="float" office:value="0.1234">
            <text:p>0.12340</text:p>
          </table:table-cell>
          <table:table-cell table:style-name="ce2" table:formula="of:=AVERAGE(INDIRECT(&quot;E&quot;&amp;ROW()); INDIRECT(&quot;V&quot;&amp;ROW()); INDIRECT(&quot;AM&quot;&amp;ROW()))" office:value-type="float" office:value="0.03519">
            <text:p>0.03519</text:p>
          </table:table-cell>
          <table:table-cell table:style-name="ce2" table:formula="of:=AVERAGE(INDIRECT(&quot;F&quot;&amp;ROW()); INDIRECT(&quot;W&quot;&amp;ROW()); INDIRECT(&quot;AN&quot;&amp;ROW()))" office:value-type="float" office:value="0.03505">
            <text:p>0.03505</text:p>
          </table:table-cell>
          <table:table-cell table:style-name="ce2" table:formula="of:=AVERAGE(INDIRECT(&quot;G&quot;&amp;ROW()); INDIRECT(&quot;X&quot;&amp;ROW()); INDIRECT(&quot;AO&quot;&amp;ROW()))" office:value-type="float" office:value="0.0346">
            <text:p>0.03460</text:p>
          </table:table-cell>
          <table:table-cell table:style-name="ce2" table:formula="of:=AVERAGE(INDIRECT(&quot;H&quot;&amp;ROW()); INDIRECT(&quot;Y&quot;&amp;ROW()); INDIRECT(&quot;AP&quot;&amp;ROW()))" office:value-type="float" office:value="0.02163">
            <text:p>0.02163</text:p>
          </table:table-cell>
          <table:table-cell table:style-name="ce2" table:formula="of:=AVERAGE(INDIRECT(&quot;I&quot;&amp;ROW()); INDIRECT(&quot;Z&quot;&amp;ROW()); INDIRECT(&quot;AQ&quot;&amp;ROW()))" office:value-type="float" office:value="0.0658">
            <text:p>0.06580</text:p>
          </table:table-cell>
          <table:table-cell table:style-name="ce2" table:formula="of:=AVERAGE(INDIRECT(&quot;J&quot;&amp;ROW()); INDIRECT(&quot;AA&quot;&amp;ROW()); INDIRECT(&quot;AR&quot;&amp;ROW()))" office:value-type="float" office:value="0.05196">
            <text:p>0.05196</text:p>
          </table:table-cell>
          <table:table-cell table:style-name="ce2" table:formula="of:=AVERAGE(INDIRECT(&quot;K&quot;&amp;ROW()); INDIRECT(&quot;AB&quot;&amp;ROW()); INDIRECT(&quot;AS&quot;&amp;ROW()))" office:value-type="float" office:value="0.05572">
            <text:p>0.05572</text:p>
          </table:table-cell>
          <table:table-cell table:style-name="ce2" table:formula="of:=AVERAGE(INDIRECT(&quot;L&quot;&amp;ROW()); INDIRECT(&quot;AC&quot;&amp;ROW()); INDIRECT(&quot;AT&quot;&amp;ROW()))" office:value-type="float" office:value="0.05751">
            <text:p>0.05751</text:p>
          </table:table-cell>
          <table:table-cell table:style-name="ce2" table:formula="of:=AVERAGE(INDIRECT(&quot;M&quot;&amp;ROW()); INDIRECT(&quot;AD&quot;&amp;ROW()); INDIRECT(&quot;AU&quot;&amp;ROW()))" office:value-type="float" office:value="0.01571">
            <text:p>0.01571</text:p>
          </table:table-cell>
          <table:table-cell table:style-name="ce2" table:formula="of:=AVERAGE(INDIRECT(&quot;N&quot;&amp;ROW()); INDIRECT(&quot;AE&quot;&amp;ROW()); INDIRECT(&quot;AV&quot;&amp;ROW()))" office:value-type="float" office:value="0.05244">
            <text:p>0.05244</text:p>
          </table:table-cell>
          <table:table-cell table:style-name="ce2" table:formula="of:=AVERAGE(INDIRECT(&quot;O&quot;&amp;ROW()); INDIRECT(&quot;AF&quot;&amp;ROW()); INDIRECT(&quot;AW&quot;&amp;ROW()))" office:value-type="float" office:value="0.03629">
            <text:p>0.03629</text:p>
          </table:table-cell>
          <table:table-cell table:style-name="ce2" table:formula="of:=AVERAGE(INDIRECT(&quot;P&quot;&amp;ROW()); INDIRECT(&quot;AG&quot;&amp;ROW()); INDIRECT(&quot;AX&quot;&amp;ROW()))" office:value-type="float" office:value="0.04433">
            <text:p>0.04433</text:p>
          </table:table-cell>
          <table:table-cell table:style-name="ce2" table:formula="of:=1.96*STDEV(INDIRECT(&quot;A&quot;&amp;ROW()); INDIRECT(&quot;R&quot;&amp;ROW()); INDIRECT(&quot;AI&quot;&amp;ROW()))/SQRT(3)" office:value-type="float" office:value="0">
            <text:p>0.00000</text:p>
          </table:table-cell>
          <table:table-cell table:style-name="ce2" table:formula="of:=1.96*STDEV(INDIRECT(&quot;B&quot;&amp;ROW()); INDIRECT(&quot;S&quot;&amp;ROW()); INDIRECT(&quot;AJ&quot;&amp;ROW()))/SQRT(3)" office:value-type="float" office:value="0">
            <text:p>0.00000</text:p>
          </table:table-cell>
          <table:table-cell table:style-name="ce2" table:formula="of:=1.96*STDEV(INDIRECT(&quot;C&quot;&amp;ROW()); INDIRECT(&quot;T&quot;&amp;ROW()); INDIRECT(&quot;AK&quot;&amp;ROW()))/SQRT(3)" office:value-type="float" office:value="0">
            <text:p>0.00000</text:p>
          </table:table-cell>
          <table:table-cell table:style-name="ce2" table:formula="of:=1.96*STDEV(INDIRECT(&quot;D&quot;&amp;ROW()); INDIRECT(&quot;U&quot;&amp;ROW()); INDIRECT(&quot;AL&quot;&amp;ROW()))/SQRT(3)" office:value-type="float" office:value="0">
            <text:p>0.00000</text:p>
          </table:table-cell>
          <table:table-cell table:style-name="ce2" table:formula="of:=1.96*STDEV(INDIRECT(&quot;E&quot;&amp;ROW()); INDIRECT(&quot;V&quot;&amp;ROW()); INDIRECT(&quot;AM&quot;&amp;ROW()))/SQRT(3)" office:value-type="float" office:value="0">
            <text:p>0.00000</text:p>
          </table:table-cell>
          <table:table-cell table:style-name="ce2" table:formula="of:=1.96*STDEV(INDIRECT(&quot;F&quot;&amp;ROW()); INDIRECT(&quot;W&quot;&amp;ROW()); INDIRECT(&quot;AN&quot;&amp;ROW()))/SQRT(3)" office:value-type="float" office:value="0">
            <text:p>0.00000</text:p>
          </table:table-cell>
          <table:table-cell table:style-name="ce2" table:formula="of:=1.96*STDEV(INDIRECT(&quot;G&quot;&amp;ROW()); INDIRECT(&quot;X&quot;&amp;ROW()); INDIRECT(&quot;AO&quot;&amp;ROW()))/SQRT(3)" office:value-type="float" office:value="0">
            <text:p>0.00000</text:p>
          </table:table-cell>
          <table:table-cell table:style-name="ce2" table:formula="of:=1.96*STDEV(INDIRECT(&quot;H&quot;&amp;ROW()); INDIRECT(&quot;Y&quot;&amp;ROW()); INDIRECT(&quot;AP&quot;&amp;ROW()))/SQRT(3)" office:value-type="float" office:value="0">
            <text:p>0.00000</text:p>
          </table:table-cell>
          <table:table-cell table:style-name="ce2" table:formula="of:=1.96*STDEV(INDIRECT(&quot;I&quot;&amp;ROW()); INDIRECT(&quot;Z&quot;&amp;ROW()); INDIRECT(&quot;AQ&quot;&amp;ROW()))/SQRT(3)" office:value-type="float" office:value="0">
            <text:p>0.00000</text:p>
          </table:table-cell>
          <table:table-cell table:style-name="ce2" table:formula="of:=1.96*STDEV(INDIRECT(&quot;J&quot;&amp;ROW()); INDIRECT(&quot;AA&quot;&amp;ROW()); INDIRECT(&quot;AR&quot;&amp;ROW()))/SQRT(3)" office:value-type="float" office:value="0">
            <text:p>0.00000</text:p>
          </table:table-cell>
          <table:table-cell table:style-name="ce2" table:formula="of:=1.96*STDEV(INDIRECT(&quot;K&quot;&amp;ROW()); INDIRECT(&quot;AB&quot;&amp;ROW()); INDIRECT(&quot;AS&quot;&amp;ROW()))/SQRT(3)" office:value-type="float" office:value="0">
            <text:p>0.00000</text:p>
          </table:table-cell>
          <table:table-cell table:style-name="ce2" table:formula="of:=1.96*STDEV(INDIRECT(&quot;L&quot;&amp;ROW()); INDIRECT(&quot;AC&quot;&amp;ROW()); INDIRECT(&quot;AT&quot;&amp;ROW()))/SQRT(3)" office:value-type="float" office:value="0">
            <text:p>0.00000</text:p>
          </table:table-cell>
          <table:table-cell table:style-name="ce2" table:formula="of:=1.96*STDEV(INDIRECT(&quot;M&quot;&amp;ROW()); INDIRECT(&quot;AD&quot;&amp;ROW()); INDIRECT(&quot;AU&quot;&amp;ROW()))/SQRT(3)" office:value-type="float" office:value="0">
            <text:p>0.00000</text:p>
          </table:table-cell>
          <table:table-cell table:style-name="ce2" table:formula="of:=1.96*STDEV(INDIRECT(&quot;N&quot;&amp;ROW()); INDIRECT(&quot;AE&quot;&amp;ROW()); INDIRECT(&quot;AV&quot;&amp;ROW()))/SQRT(3)" office:value-type="float" office:value="0">
            <text:p>0.00000</text:p>
          </table:table-cell>
          <table:table-cell table:style-name="ce2" table:formula="of:=1.96*STDEV(INDIRECT(&quot;O&quot;&amp;ROW()); INDIRECT(&quot;AF&quot;&amp;ROW()); INDIRECT(&quot;AW&quot;&amp;ROW()))/SQRT(3)" office:value-type="float" office:value="0">
            <text:p>0.00000</text:p>
          </table:table-cell>
          <table:table-cell table:style-name="ce2" table:formula="of:=1.96*STDEV(INDIRECT(&quot;P&quot;&amp;ROW()); INDIRECT(&quot;AG&quot;&amp;ROW()); INDIRECT(&quot;AX&quot;&amp;ROW()))/SQRT(3)" office:value-type="float" office:value="0">
            <text:p>0.00000</text:p>
          </table:table-cell>
        </table:table-row>
        <table:table-row table:style-name="ro2">
          <table:table-cell table:number-columns-repeated="4" office:value-type="float" office:value="0.1234">
            <text:p>0.12</text:p>
          </table:table-cell>
          <table:table-cell office:value-type="float" office:value="0.03519">
            <text:p>0.04</text:p>
          </table:table-cell>
          <table:table-cell office:value-type="float" office:value="0.03505">
            <text:p>0.04</text:p>
          </table:table-cell>
          <table:table-cell office:value-type="float" office:value="0.0346">
            <text:p>0.03</text:p>
          </table:table-cell>
          <table:table-cell office:value-type="float" office:value="0.02163">
            <text:p>0.02</text:p>
          </table:table-cell>
          <table:table-cell office:value-type="float" office:value="0.0658">
            <text:p>0.07</text:p>
          </table:table-cell>
          <table:table-cell office:value-type="float" office:value="0.05196">
            <text:p>0.05</text:p>
          </table:table-cell>
          <table:table-cell office:value-type="float" office:value="0.05572">
            <text:p>0.06</text:p>
          </table:table-cell>
          <table:table-cell office:value-type="float" office:value="0.05751">
            <text:p>0.06</text:p>
          </table:table-cell>
          <table:table-cell table:style-name="Default" office:value-type="float" office:value="0.01571">
            <text:p>0.02</text:p>
          </table:table-cell>
          <table:table-cell table:style-name="Default" office:value-type="float" office:value="0.05244">
            <text:p>0.05</text:p>
          </table:table-cell>
          <table:table-cell table:style-name="Default" office:value-type="float" office:value="0.03629">
            <text:p>0.04</text:p>
          </table:table-cell>
          <table:table-cell table:style-name="Default" office:value-type="float" office:value="0.04433">
            <text:p>0.04</text:p>
          </table:table-cell>
          <table:table-cell table:style-name="Default"/>
          <table:table-cell table:style-name="Default" office:value-type="float" office:value="0.1234">
            <text:p>0.12</text:p>
          </table:table-cell>
          <table:table-cell table:number-columns-repeated="3" office:value-type="float" office:value="0.1234">
            <text:p>0.12</text:p>
          </table:table-cell>
          <table:table-cell office:value-type="float" office:value="0.03519">
            <text:p>0.04</text:p>
          </table:table-cell>
          <table:table-cell office:value-type="float" office:value="0.03505">
            <text:p>0.04</text:p>
          </table:table-cell>
          <table:table-cell office:value-type="float" office:value="0.0346">
            <text:p>0.03</text:p>
          </table:table-cell>
          <table:table-cell office:value-type="float" office:value="0.02163">
            <text:p>0.02</text:p>
          </table:table-cell>
          <table:table-cell office:value-type="float" office:value="0.0658">
            <text:p>0.07</text:p>
          </table:table-cell>
          <table:table-cell office:value-type="float" office:value="0.05196">
            <text:p>0.05</text:p>
          </table:table-cell>
          <table:table-cell office:value-type="float" office:value="0.05572">
            <text:p>0.06</text:p>
          </table:table-cell>
          <table:table-cell office:value-type="float" office:value="0.05751">
            <text:p>0.06</text:p>
          </table:table-cell>
          <table:table-cell office:value-type="float" office:value="0.01571">
            <text:p>0.02</text:p>
          </table:table-cell>
          <table:table-cell office:value-type="float" office:value="0.05244">
            <text:p>0.05</text:p>
          </table:table-cell>
          <table:table-cell office:value-type="float" office:value="0.03629">
            <text:p>0.04</text:p>
          </table:table-cell>
          <table:table-cell office:value-type="float" office:value="0.04433">
            <text:p>0.04</text:p>
          </table:table-cell>
          <table:table-cell/>
          <table:table-cell table:number-columns-repeated="4" office:value-type="float" office:value="0.1234">
            <text:p>0.12</text:p>
          </table:table-cell>
          <table:table-cell office:value-type="float" office:value="0.03519">
            <text:p>0.04</text:p>
          </table:table-cell>
          <table:table-cell office:value-type="float" office:value="0.03505">
            <text:p>0.04</text:p>
          </table:table-cell>
          <table:table-cell office:value-type="float" office:value="0.0346">
            <text:p>0.03</text:p>
          </table:table-cell>
          <table:table-cell office:value-type="float" office:value="0.02163">
            <text:p>0.02</text:p>
          </table:table-cell>
          <table:table-cell office:value-type="float" office:value="0.0658">
            <text:p>0.07</text:p>
          </table:table-cell>
          <table:table-cell office:value-type="float" office:value="0.05196">
            <text:p>0.05</text:p>
          </table:table-cell>
          <table:table-cell office:value-type="float" office:value="0.05572">
            <text:p>0.06</text:p>
          </table:table-cell>
          <table:table-cell office:value-type="float" office:value="0.05751">
            <text:p>0.06</text:p>
          </table:table-cell>
          <table:table-cell office:value-type="float" office:value="0.01571">
            <text:p>0.02</text:p>
          </table:table-cell>
          <table:table-cell office:value-type="float" office:value="0.05244">
            <text:p>0.05</text:p>
          </table:table-cell>
          <table:table-cell office:value-type="float" office:value="0.03629">
            <text:p>0.04</text:p>
          </table:table-cell>
          <table:table-cell office:value-type="float" office:value="0.04433">
            <text:p>0.04</text:p>
          </table:table-cell>
          <table:table-cell/>
          <table:table-cell table:style-name="ce2" table:formula="of:=AVERAGE(INDIRECT(&quot;A&quot;&amp;ROW()); INDIRECT(&quot;R&quot;&amp;ROW()); INDIRECT(&quot;AI&quot;&amp;ROW()))" office:value-type="float" office:value="0.1234">
            <text:p>0.12340</text:p>
          </table:table-cell>
          <table:table-cell table:style-name="ce2" table:formula="of:=AVERAGE(INDIRECT(&quot;B&quot;&amp;ROW()); INDIRECT(&quot;S&quot;&amp;ROW()); INDIRECT(&quot;AJ&quot;&amp;ROW()))" office:value-type="float" office:value="0.1234">
            <text:p>0.12340</text:p>
          </table:table-cell>
          <table:table-cell table:style-name="ce2" table:formula="of:=AVERAGE(INDIRECT(&quot;C&quot;&amp;ROW()); INDIRECT(&quot;T&quot;&amp;ROW()); INDIRECT(&quot;AK&quot;&amp;ROW()))" office:value-type="float" office:value="0.1234">
            <text:p>0.12340</text:p>
          </table:table-cell>
          <table:table-cell table:style-name="ce2" table:formula="of:=AVERAGE(INDIRECT(&quot;D&quot;&amp;ROW()); INDIRECT(&quot;U&quot;&amp;ROW()); INDIRECT(&quot;AL&quot;&amp;ROW()))" office:value-type="float" office:value="0.1234">
            <text:p>0.12340</text:p>
          </table:table-cell>
          <table:table-cell table:style-name="ce2" table:formula="of:=AVERAGE(INDIRECT(&quot;E&quot;&amp;ROW()); INDIRECT(&quot;V&quot;&amp;ROW()); INDIRECT(&quot;AM&quot;&amp;ROW()))" office:value-type="float" office:value="0.03519">
            <text:p>0.03519</text:p>
          </table:table-cell>
          <table:table-cell table:style-name="ce2" table:formula="of:=AVERAGE(INDIRECT(&quot;F&quot;&amp;ROW()); INDIRECT(&quot;W&quot;&amp;ROW()); INDIRECT(&quot;AN&quot;&amp;ROW()))" office:value-type="float" office:value="0.03505">
            <text:p>0.03505</text:p>
          </table:table-cell>
          <table:table-cell table:style-name="ce2" table:formula="of:=AVERAGE(INDIRECT(&quot;G&quot;&amp;ROW()); INDIRECT(&quot;X&quot;&amp;ROW()); INDIRECT(&quot;AO&quot;&amp;ROW()))" office:value-type="float" office:value="0.0346">
            <text:p>0.03460</text:p>
          </table:table-cell>
          <table:table-cell table:style-name="ce2" table:formula="of:=AVERAGE(INDIRECT(&quot;H&quot;&amp;ROW()); INDIRECT(&quot;Y&quot;&amp;ROW()); INDIRECT(&quot;AP&quot;&amp;ROW()))" office:value-type="float" office:value="0.02163">
            <text:p>0.02163</text:p>
          </table:table-cell>
          <table:table-cell table:style-name="ce2" table:formula="of:=AVERAGE(INDIRECT(&quot;I&quot;&amp;ROW()); INDIRECT(&quot;Z&quot;&amp;ROW()); INDIRECT(&quot;AQ&quot;&amp;ROW()))" office:value-type="float" office:value="0.0658">
            <text:p>0.06580</text:p>
          </table:table-cell>
          <table:table-cell table:style-name="ce2" table:formula="of:=AVERAGE(INDIRECT(&quot;J&quot;&amp;ROW()); INDIRECT(&quot;AA&quot;&amp;ROW()); INDIRECT(&quot;AR&quot;&amp;ROW()))" office:value-type="float" office:value="0.05196">
            <text:p>0.05196</text:p>
          </table:table-cell>
          <table:table-cell table:style-name="ce2" table:formula="of:=AVERAGE(INDIRECT(&quot;K&quot;&amp;ROW()); INDIRECT(&quot;AB&quot;&amp;ROW()); INDIRECT(&quot;AS&quot;&amp;ROW()))" office:value-type="float" office:value="0.05572">
            <text:p>0.05572</text:p>
          </table:table-cell>
          <table:table-cell table:style-name="ce2" table:formula="of:=AVERAGE(INDIRECT(&quot;L&quot;&amp;ROW()); INDIRECT(&quot;AC&quot;&amp;ROW()); INDIRECT(&quot;AT&quot;&amp;ROW()))" office:value-type="float" office:value="0.05751">
            <text:p>0.05751</text:p>
          </table:table-cell>
          <table:table-cell table:style-name="ce2" table:formula="of:=AVERAGE(INDIRECT(&quot;M&quot;&amp;ROW()); INDIRECT(&quot;AD&quot;&amp;ROW()); INDIRECT(&quot;AU&quot;&amp;ROW()))" office:value-type="float" office:value="0.01571">
            <text:p>0.01571</text:p>
          </table:table-cell>
          <table:table-cell table:style-name="ce2" table:formula="of:=AVERAGE(INDIRECT(&quot;N&quot;&amp;ROW()); INDIRECT(&quot;AE&quot;&amp;ROW()); INDIRECT(&quot;AV&quot;&amp;ROW()))" office:value-type="float" office:value="0.05244">
            <text:p>0.05244</text:p>
          </table:table-cell>
          <table:table-cell table:style-name="ce2" table:formula="of:=AVERAGE(INDIRECT(&quot;O&quot;&amp;ROW()); INDIRECT(&quot;AF&quot;&amp;ROW()); INDIRECT(&quot;AW&quot;&amp;ROW()))" office:value-type="float" office:value="0.03629">
            <text:p>0.03629</text:p>
          </table:table-cell>
          <table:table-cell table:style-name="ce2" table:formula="of:=AVERAGE(INDIRECT(&quot;P&quot;&amp;ROW()); INDIRECT(&quot;AG&quot;&amp;ROW()); INDIRECT(&quot;AX&quot;&amp;ROW()))" office:value-type="float" office:value="0.04433">
            <text:p>0.04433</text:p>
          </table:table-cell>
          <table:table-cell table:style-name="ce2" table:formula="of:=1.96*STDEV(INDIRECT(&quot;A&quot;&amp;ROW()); INDIRECT(&quot;R&quot;&amp;ROW()); INDIRECT(&quot;AI&quot;&amp;ROW()))/SQRT(3)" office:value-type="float" office:value="0">
            <text:p>0.00000</text:p>
          </table:table-cell>
          <table:table-cell table:style-name="ce2" table:formula="of:=1.96*STDEV(INDIRECT(&quot;B&quot;&amp;ROW()); INDIRECT(&quot;S&quot;&amp;ROW()); INDIRECT(&quot;AJ&quot;&amp;ROW()))/SQRT(3)" office:value-type="float" office:value="0">
            <text:p>0.00000</text:p>
          </table:table-cell>
          <table:table-cell table:style-name="ce2" table:formula="of:=1.96*STDEV(INDIRECT(&quot;C&quot;&amp;ROW()); INDIRECT(&quot;T&quot;&amp;ROW()); INDIRECT(&quot;AK&quot;&amp;ROW()))/SQRT(3)" office:value-type="float" office:value="0">
            <text:p>0.00000</text:p>
          </table:table-cell>
          <table:table-cell table:style-name="ce2" table:formula="of:=1.96*STDEV(INDIRECT(&quot;D&quot;&amp;ROW()); INDIRECT(&quot;U&quot;&amp;ROW()); INDIRECT(&quot;AL&quot;&amp;ROW()))/SQRT(3)" office:value-type="float" office:value="0">
            <text:p>0.00000</text:p>
          </table:table-cell>
          <table:table-cell table:style-name="ce2" table:formula="of:=1.96*STDEV(INDIRECT(&quot;E&quot;&amp;ROW()); INDIRECT(&quot;V&quot;&amp;ROW()); INDIRECT(&quot;AM&quot;&amp;ROW()))/SQRT(3)" office:value-type="float" office:value="0">
            <text:p>0.00000</text:p>
          </table:table-cell>
          <table:table-cell table:style-name="ce2" table:formula="of:=1.96*STDEV(INDIRECT(&quot;F&quot;&amp;ROW()); INDIRECT(&quot;W&quot;&amp;ROW()); INDIRECT(&quot;AN&quot;&amp;ROW()))/SQRT(3)" office:value-type="float" office:value="0">
            <text:p>0.00000</text:p>
          </table:table-cell>
          <table:table-cell table:style-name="ce2" table:formula="of:=1.96*STDEV(INDIRECT(&quot;G&quot;&amp;ROW()); INDIRECT(&quot;X&quot;&amp;ROW()); INDIRECT(&quot;AO&quot;&amp;ROW()))/SQRT(3)" office:value-type="float" office:value="0">
            <text:p>0.00000</text:p>
          </table:table-cell>
          <table:table-cell table:style-name="ce2" table:formula="of:=1.96*STDEV(INDIRECT(&quot;H&quot;&amp;ROW()); INDIRECT(&quot;Y&quot;&amp;ROW()); INDIRECT(&quot;AP&quot;&amp;ROW()))/SQRT(3)" office:value-type="float" office:value="0">
            <text:p>0.00000</text:p>
          </table:table-cell>
          <table:table-cell table:style-name="ce2" table:formula="of:=1.96*STDEV(INDIRECT(&quot;I&quot;&amp;ROW()); INDIRECT(&quot;Z&quot;&amp;ROW()); INDIRECT(&quot;AQ&quot;&amp;ROW()))/SQRT(3)" office:value-type="float" office:value="0">
            <text:p>0.00000</text:p>
          </table:table-cell>
          <table:table-cell table:style-name="ce2" table:formula="of:=1.96*STDEV(INDIRECT(&quot;J&quot;&amp;ROW()); INDIRECT(&quot;AA&quot;&amp;ROW()); INDIRECT(&quot;AR&quot;&amp;ROW()))/SQRT(3)" office:value-type="float" office:value="0">
            <text:p>0.00000</text:p>
          </table:table-cell>
          <table:table-cell table:style-name="ce2" table:formula="of:=1.96*STDEV(INDIRECT(&quot;K&quot;&amp;ROW()); INDIRECT(&quot;AB&quot;&amp;ROW()); INDIRECT(&quot;AS&quot;&amp;ROW()))/SQRT(3)" office:value-type="float" office:value="0">
            <text:p>0.00000</text:p>
          </table:table-cell>
          <table:table-cell table:style-name="ce2" table:formula="of:=1.96*STDEV(INDIRECT(&quot;L&quot;&amp;ROW()); INDIRECT(&quot;AC&quot;&amp;ROW()); INDIRECT(&quot;AT&quot;&amp;ROW()))/SQRT(3)" office:value-type="float" office:value="0">
            <text:p>0.00000</text:p>
          </table:table-cell>
          <table:table-cell table:style-name="ce2" table:formula="of:=1.96*STDEV(INDIRECT(&quot;M&quot;&amp;ROW()); INDIRECT(&quot;AD&quot;&amp;ROW()); INDIRECT(&quot;AU&quot;&amp;ROW()))/SQRT(3)" office:value-type="float" office:value="0">
            <text:p>0.00000</text:p>
          </table:table-cell>
          <table:table-cell table:style-name="ce2" table:formula="of:=1.96*STDEV(INDIRECT(&quot;N&quot;&amp;ROW()); INDIRECT(&quot;AE&quot;&amp;ROW()); INDIRECT(&quot;AV&quot;&amp;ROW()))/SQRT(3)" office:value-type="float" office:value="0">
            <text:p>0.00000</text:p>
          </table:table-cell>
          <table:table-cell table:style-name="ce2" table:formula="of:=1.96*STDEV(INDIRECT(&quot;O&quot;&amp;ROW()); INDIRECT(&quot;AF&quot;&amp;ROW()); INDIRECT(&quot;AW&quot;&amp;ROW()))/SQRT(3)" office:value-type="float" office:value="0">
            <text:p>0.00000</text:p>
          </table:table-cell>
          <table:table-cell table:style-name="ce2" table:formula="of:=1.96*STDEV(INDIRECT(&quot;P&quot;&amp;ROW()); INDIRECT(&quot;AG&quot;&amp;ROW()); INDIRECT(&quot;AX&quot;&amp;ROW()))/SQRT(3)" office:value-type="float" office:value="0">
            <text:p>0.00000</text:p>
          </table:table-cell>
        </table:table-row>
        <table:table-row table:style-name="ro2">
          <table:table-cell table:number-columns-repeated="2" office:value-type="float" office:value="0.1237">
            <text:p>0.12</text:p>
          </table:table-cell>
          <table:table-cell office:value-type="float" office:value="0.1226">
            <text:p>0.12</text:p>
          </table:table-cell>
          <table:table-cell office:value-type="float" office:value="0.1237">
            <text:p>0.12</text:p>
          </table:table-cell>
          <table:table-cell office:value-type="float" office:value="0.03526">
            <text:p>0.04</text:p>
          </table:table-cell>
          <table:table-cell office:value-type="float" office:value="0.03512">
            <text:p>0.04</text:p>
          </table:table-cell>
          <table:table-cell office:value-type="float" office:value="0.03407">
            <text:p>0.03</text:p>
          </table:table-cell>
          <table:table-cell office:value-type="float" office:value="0.02135">
            <text:p>0.02</text:p>
          </table:table-cell>
          <table:table-cell office:value-type="float" office:value="0.06594">
            <text:p>0.07</text:p>
          </table:table-cell>
          <table:table-cell office:value-type="float" office:value="0.05206">
            <text:p>0.05</text:p>
          </table:table-cell>
          <table:table-cell office:value-type="float" office:value="0.05584">
            <text:p>0.06</text:p>
          </table:table-cell>
          <table:table-cell office:value-type="float" office:value="0.05763">
            <text:p>0.06</text:p>
          </table:table-cell>
          <table:table-cell table:style-name="Default" office:value-type="float" office:value="0.01575">
            <text:p>0.02</text:p>
          </table:table-cell>
          <table:table-cell table:style-name="Default" office:value-type="float" office:value="0.05254">
            <text:p>0.05</text:p>
          </table:table-cell>
          <table:table-cell table:style-name="Default" office:value-type="float" office:value="0.03637">
            <text:p>0.04</text:p>
          </table:table-cell>
          <table:table-cell table:style-name="Default" office:value-type="float" office:value="0.04442">
            <text:p>0.04</text:p>
          </table:table-cell>
          <table:table-cell table:style-name="Default"/>
          <table:table-cell table:style-name="Default" office:value-type="float" office:value="0.1237">
            <text:p>0.12</text:p>
          </table:table-cell>
          <table:table-cell office:value-type="float" office:value="0.1237">
            <text:p>0.12</text:p>
          </table:table-cell>
          <table:table-cell office:value-type="float" office:value="0.1226">
            <text:p>0.12</text:p>
          </table:table-cell>
          <table:table-cell office:value-type="float" office:value="0.1237">
            <text:p>0.12</text:p>
          </table:table-cell>
          <table:table-cell office:value-type="float" office:value="0.03526">
            <text:p>0.04</text:p>
          </table:table-cell>
          <table:table-cell office:value-type="float" office:value="0.03512">
            <text:p>0.04</text:p>
          </table:table-cell>
          <table:table-cell office:value-type="float" office:value="0.03407">
            <text:p>0.03</text:p>
          </table:table-cell>
          <table:table-cell office:value-type="float" office:value="0.02135">
            <text:p>0.02</text:p>
          </table:table-cell>
          <table:table-cell office:value-type="float" office:value="0.06594">
            <text:p>0.07</text:p>
          </table:table-cell>
          <table:table-cell office:value-type="float" office:value="0.05206">
            <text:p>0.05</text:p>
          </table:table-cell>
          <table:table-cell office:value-type="float" office:value="0.05584">
            <text:p>0.06</text:p>
          </table:table-cell>
          <table:table-cell office:value-type="float" office:value="0.05763">
            <text:p>0.06</text:p>
          </table:table-cell>
          <table:table-cell office:value-type="float" office:value="0.01575">
            <text:p>0.02</text:p>
          </table:table-cell>
          <table:table-cell office:value-type="float" office:value="0.05254">
            <text:p>0.05</text:p>
          </table:table-cell>
          <table:table-cell office:value-type="float" office:value="0.03637">
            <text:p>0.04</text:p>
          </table:table-cell>
          <table:table-cell office:value-type="float" office:value="0.04442">
            <text:p>0.04</text:p>
          </table:table-cell>
          <table:table-cell/>
          <table:table-cell table:number-columns-repeated="2" office:value-type="float" office:value="0.1237">
            <text:p>0.12</text:p>
          </table:table-cell>
          <table:table-cell office:value-type="float" office:value="0.1226">
            <text:p>0.12</text:p>
          </table:table-cell>
          <table:table-cell office:value-type="float" office:value="0.1237">
            <text:p>0.12</text:p>
          </table:table-cell>
          <table:table-cell office:value-type="float" office:value="0.03526">
            <text:p>0.04</text:p>
          </table:table-cell>
          <table:table-cell office:value-type="float" office:value="0.03512">
            <text:p>0.04</text:p>
          </table:table-cell>
          <table:table-cell office:value-type="float" office:value="0.03407">
            <text:p>0.03</text:p>
          </table:table-cell>
          <table:table-cell office:value-type="float" office:value="0.02135">
            <text:p>0.02</text:p>
          </table:table-cell>
          <table:table-cell office:value-type="float" office:value="0.06594">
            <text:p>0.07</text:p>
          </table:table-cell>
          <table:table-cell office:value-type="float" office:value="0.05206">
            <text:p>0.05</text:p>
          </table:table-cell>
          <table:table-cell office:value-type="float" office:value="0.05584">
            <text:p>0.06</text:p>
          </table:table-cell>
          <table:table-cell office:value-type="float" office:value="0.05763">
            <text:p>0.06</text:p>
          </table:table-cell>
          <table:table-cell office:value-type="float" office:value="0.01575">
            <text:p>0.02</text:p>
          </table:table-cell>
          <table:table-cell office:value-type="float" office:value="0.05254">
            <text:p>0.05</text:p>
          </table:table-cell>
          <table:table-cell office:value-type="float" office:value="0.03637">
            <text:p>0.04</text:p>
          </table:table-cell>
          <table:table-cell office:value-type="float" office:value="0.04442">
            <text:p>0.04</text:p>
          </table:table-cell>
          <table:table-cell/>
          <table:table-cell table:style-name="ce2" table:formula="of:=AVERAGE(INDIRECT(&quot;A&quot;&amp;ROW()); INDIRECT(&quot;R&quot;&amp;ROW()); INDIRECT(&quot;AI&quot;&amp;ROW()))" office:value-type="float" office:value="0.1237">
            <text:p>0.12370</text:p>
          </table:table-cell>
          <table:table-cell table:style-name="ce2" table:formula="of:=AVERAGE(INDIRECT(&quot;B&quot;&amp;ROW()); INDIRECT(&quot;S&quot;&amp;ROW()); INDIRECT(&quot;AJ&quot;&amp;ROW()))" office:value-type="float" office:value="0.1237">
            <text:p>0.12370</text:p>
          </table:table-cell>
          <table:table-cell table:style-name="ce2" table:formula="of:=AVERAGE(INDIRECT(&quot;C&quot;&amp;ROW()); INDIRECT(&quot;T&quot;&amp;ROW()); INDIRECT(&quot;AK&quot;&amp;ROW()))" office:value-type="float" office:value="0.1226">
            <text:p>0.12260</text:p>
          </table:table-cell>
          <table:table-cell table:style-name="ce2" table:formula="of:=AVERAGE(INDIRECT(&quot;D&quot;&amp;ROW()); INDIRECT(&quot;U&quot;&amp;ROW()); INDIRECT(&quot;AL&quot;&amp;ROW()))" office:value-type="float" office:value="0.1237">
            <text:p>0.12370</text:p>
          </table:table-cell>
          <table:table-cell table:style-name="ce2" table:formula="of:=AVERAGE(INDIRECT(&quot;E&quot;&amp;ROW()); INDIRECT(&quot;V&quot;&amp;ROW()); INDIRECT(&quot;AM&quot;&amp;ROW()))" office:value-type="float" office:value="0.03526">
            <text:p>0.03526</text:p>
          </table:table-cell>
          <table:table-cell table:style-name="ce2" table:formula="of:=AVERAGE(INDIRECT(&quot;F&quot;&amp;ROW()); INDIRECT(&quot;W&quot;&amp;ROW()); INDIRECT(&quot;AN&quot;&amp;ROW()))" office:value-type="float" office:value="0.03512">
            <text:p>0.03512</text:p>
          </table:table-cell>
          <table:table-cell table:style-name="ce2" table:formula="of:=AVERAGE(INDIRECT(&quot;G&quot;&amp;ROW()); INDIRECT(&quot;X&quot;&amp;ROW()); INDIRECT(&quot;AO&quot;&amp;ROW()))" office:value-type="float" office:value="0.03407">
            <text:p>0.03407</text:p>
          </table:table-cell>
          <table:table-cell table:style-name="ce2" table:formula="of:=AVERAGE(INDIRECT(&quot;H&quot;&amp;ROW()); INDIRECT(&quot;Y&quot;&amp;ROW()); INDIRECT(&quot;AP&quot;&amp;ROW()))" office:value-type="float" office:value="0.02135">
            <text:p>0.02135</text:p>
          </table:table-cell>
          <table:table-cell table:style-name="ce2" table:formula="of:=AVERAGE(INDIRECT(&quot;I&quot;&amp;ROW()); INDIRECT(&quot;Z&quot;&amp;ROW()); INDIRECT(&quot;AQ&quot;&amp;ROW()))" office:value-type="float" office:value="0.06594">
            <text:p>0.06594</text:p>
          </table:table-cell>
          <table:table-cell table:style-name="ce2" table:formula="of:=AVERAGE(INDIRECT(&quot;J&quot;&amp;ROW()); INDIRECT(&quot;AA&quot;&amp;ROW()); INDIRECT(&quot;AR&quot;&amp;ROW()))" office:value-type="float" office:value="0.05206">
            <text:p>0.05206</text:p>
          </table:table-cell>
          <table:table-cell table:style-name="ce2" table:formula="of:=AVERAGE(INDIRECT(&quot;K&quot;&amp;ROW()); INDIRECT(&quot;AB&quot;&amp;ROW()); INDIRECT(&quot;AS&quot;&amp;ROW()))" office:value-type="float" office:value="0.05584">
            <text:p>0.05584</text:p>
          </table:table-cell>
          <table:table-cell table:style-name="ce2" table:formula="of:=AVERAGE(INDIRECT(&quot;L&quot;&amp;ROW()); INDIRECT(&quot;AC&quot;&amp;ROW()); INDIRECT(&quot;AT&quot;&amp;ROW()))" office:value-type="float" office:value="0.05763">
            <text:p>0.05763</text:p>
          </table:table-cell>
          <table:table-cell table:style-name="ce2" table:formula="of:=AVERAGE(INDIRECT(&quot;M&quot;&amp;ROW()); INDIRECT(&quot;AD&quot;&amp;ROW()); INDIRECT(&quot;AU&quot;&amp;ROW()))" office:value-type="float" office:value="0.01575">
            <text:p>0.01575</text:p>
          </table:table-cell>
          <table:table-cell table:style-name="ce2" table:formula="of:=AVERAGE(INDIRECT(&quot;N&quot;&amp;ROW()); INDIRECT(&quot;AE&quot;&amp;ROW()); INDIRECT(&quot;AV&quot;&amp;ROW()))" office:value-type="float" office:value="0.05254">
            <text:p>0.05254</text:p>
          </table:table-cell>
          <table:table-cell table:style-name="ce2" table:formula="of:=AVERAGE(INDIRECT(&quot;O&quot;&amp;ROW()); INDIRECT(&quot;AF&quot;&amp;ROW()); INDIRECT(&quot;AW&quot;&amp;ROW()))" office:value-type="float" office:value="0.03637">
            <text:p>0.03637</text:p>
          </table:table-cell>
          <table:table-cell table:style-name="ce2" table:formula="of:=AVERAGE(INDIRECT(&quot;P&quot;&amp;ROW()); INDIRECT(&quot;AG&quot;&amp;ROW()); INDIRECT(&quot;AX&quot;&amp;ROW()))" office:value-type="float" office:value="0.04442">
            <text:p>0.04442</text:p>
          </table:table-cell>
          <table:table-cell table:style-name="ce2" table:formula="of:=1.96*STDEV(INDIRECT(&quot;A&quot;&amp;ROW()); INDIRECT(&quot;R&quot;&amp;ROW()); INDIRECT(&quot;AI&quot;&amp;ROW()))/SQRT(3)" office:value-type="float" office:value="0">
            <text:p>0.00000</text:p>
          </table:table-cell>
          <table:table-cell table:style-name="ce2" table:formula="of:=1.96*STDEV(INDIRECT(&quot;B&quot;&amp;ROW()); INDIRECT(&quot;S&quot;&amp;ROW()); INDIRECT(&quot;AJ&quot;&amp;ROW()))/SQRT(3)" office:value-type="float" office:value="0">
            <text:p>0.00000</text:p>
          </table:table-cell>
          <table:table-cell table:style-name="ce2" table:formula="of:=1.96*STDEV(INDIRECT(&quot;C&quot;&amp;ROW()); INDIRECT(&quot;T&quot;&amp;ROW()); INDIRECT(&quot;AK&quot;&amp;ROW()))/SQRT(3)" office:value-type="float" office:value="0">
            <text:p>0.00000</text:p>
          </table:table-cell>
          <table:table-cell table:style-name="ce2" table:formula="of:=1.96*STDEV(INDIRECT(&quot;D&quot;&amp;ROW()); INDIRECT(&quot;U&quot;&amp;ROW()); INDIRECT(&quot;AL&quot;&amp;ROW()))/SQRT(3)" office:value-type="float" office:value="0">
            <text:p>0.00000</text:p>
          </table:table-cell>
          <table:table-cell table:style-name="ce2" table:formula="of:=1.96*STDEV(INDIRECT(&quot;E&quot;&amp;ROW()); INDIRECT(&quot;V&quot;&amp;ROW()); INDIRECT(&quot;AM&quot;&amp;ROW()))/SQRT(3)" office:value-type="float" office:value="0">
            <text:p>0.00000</text:p>
          </table:table-cell>
          <table:table-cell table:style-name="ce2" table:formula="of:=1.96*STDEV(INDIRECT(&quot;F&quot;&amp;ROW()); INDIRECT(&quot;W&quot;&amp;ROW()); INDIRECT(&quot;AN&quot;&amp;ROW()))/SQRT(3)" office:value-type="float" office:value="0">
            <text:p>0.00000</text:p>
          </table:table-cell>
          <table:table-cell table:style-name="ce2" table:formula="of:=1.96*STDEV(INDIRECT(&quot;G&quot;&amp;ROW()); INDIRECT(&quot;X&quot;&amp;ROW()); INDIRECT(&quot;AO&quot;&amp;ROW()))/SQRT(3)" office:value-type="float" office:value="0">
            <text:p>0.00000</text:p>
          </table:table-cell>
          <table:table-cell table:style-name="ce2" table:formula="of:=1.96*STDEV(INDIRECT(&quot;H&quot;&amp;ROW()); INDIRECT(&quot;Y&quot;&amp;ROW()); INDIRECT(&quot;AP&quot;&amp;ROW()))/SQRT(3)" office:value-type="float" office:value="0">
            <text:p>0.00000</text:p>
          </table:table-cell>
          <table:table-cell table:style-name="ce2" table:formula="of:=1.96*STDEV(INDIRECT(&quot;I&quot;&amp;ROW()); INDIRECT(&quot;Z&quot;&amp;ROW()); INDIRECT(&quot;AQ&quot;&amp;ROW()))/SQRT(3)" office:value-type="float" office:value="0">
            <text:p>0.00000</text:p>
          </table:table-cell>
          <table:table-cell table:style-name="ce2" table:formula="of:=1.96*STDEV(INDIRECT(&quot;J&quot;&amp;ROW()); INDIRECT(&quot;AA&quot;&amp;ROW()); INDIRECT(&quot;AR&quot;&amp;ROW()))/SQRT(3)" office:value-type="float" office:value="0">
            <text:p>0.00000</text:p>
          </table:table-cell>
          <table:table-cell table:style-name="ce2" table:formula="of:=1.96*STDEV(INDIRECT(&quot;K&quot;&amp;ROW()); INDIRECT(&quot;AB&quot;&amp;ROW()); INDIRECT(&quot;AS&quot;&amp;ROW()))/SQRT(3)" office:value-type="float" office:value="0">
            <text:p>0.00000</text:p>
          </table:table-cell>
          <table:table-cell table:style-name="ce2" table:formula="of:=1.96*STDEV(INDIRECT(&quot;L&quot;&amp;ROW()); INDIRECT(&quot;AC&quot;&amp;ROW()); INDIRECT(&quot;AT&quot;&amp;ROW()))/SQRT(3)" office:value-type="float" office:value="0">
            <text:p>0.00000</text:p>
          </table:table-cell>
          <table:table-cell table:style-name="ce2" table:formula="of:=1.96*STDEV(INDIRECT(&quot;M&quot;&amp;ROW()); INDIRECT(&quot;AD&quot;&amp;ROW()); INDIRECT(&quot;AU&quot;&amp;ROW()))/SQRT(3)" office:value-type="float" office:value="0">
            <text:p>0.00000</text:p>
          </table:table-cell>
          <table:table-cell table:style-name="ce2" table:formula="of:=1.96*STDEV(INDIRECT(&quot;N&quot;&amp;ROW()); INDIRECT(&quot;AE&quot;&amp;ROW()); INDIRECT(&quot;AV&quot;&amp;ROW()))/SQRT(3)" office:value-type="float" office:value="0">
            <text:p>0.00000</text:p>
          </table:table-cell>
          <table:table-cell table:style-name="ce2" table:formula="of:=1.96*STDEV(INDIRECT(&quot;O&quot;&amp;ROW()); INDIRECT(&quot;AF&quot;&amp;ROW()); INDIRECT(&quot;AW&quot;&amp;ROW()))/SQRT(3)" office:value-type="float" office:value="0">
            <text:p>0.00000</text:p>
          </table:table-cell>
          <table:table-cell table:style-name="ce2" table:formula="of:=1.96*STDEV(INDIRECT(&quot;P&quot;&amp;ROW()); INDIRECT(&quot;AG&quot;&amp;ROW()); INDIRECT(&quot;AX&quot;&amp;ROW()))/SQRT(3)" office:value-type="float" office:value="0">
            <text:p>0.00000</text:p>
          </table:table-cell>
        </table:table-row>
        <table:table-row table:style-name="ro2">
          <table:table-cell table:number-columns-repeated="2" office:value-type="float" office:value="0.1237">
            <text:p>0.12</text:p>
          </table:table-cell>
          <table:table-cell office:value-type="float" office:value="0.1226">
            <text:p>0.12</text:p>
          </table:table-cell>
          <table:table-cell office:value-type="float" office:value="0.1237">
            <text:p>0.12</text:p>
          </table:table-cell>
          <table:table-cell office:value-type="float" office:value="0.03526">
            <text:p>0.04</text:p>
          </table:table-cell>
          <table:table-cell office:value-type="float" office:value="0.03512">
            <text:p>0.04</text:p>
          </table:table-cell>
          <table:table-cell office:value-type="float" office:value="0.03407">
            <text:p>0.03</text:p>
          </table:table-cell>
          <table:table-cell office:value-type="float" office:value="0.02135">
            <text:p>0.02</text:p>
          </table:table-cell>
          <table:table-cell office:value-type="float" office:value="0.06594">
            <text:p>0.07</text:p>
          </table:table-cell>
          <table:table-cell office:value-type="float" office:value="0.05206">
            <text:p>0.05</text:p>
          </table:table-cell>
          <table:table-cell office:value-type="float" office:value="0.05584">
            <text:p>0.06</text:p>
          </table:table-cell>
          <table:table-cell office:value-type="float" office:value="0.05763">
            <text:p>0.06</text:p>
          </table:table-cell>
          <table:table-cell table:style-name="Default" office:value-type="float" office:value="0.01575">
            <text:p>0.02</text:p>
          </table:table-cell>
          <table:table-cell table:style-name="Default" office:value-type="float" office:value="0.05254">
            <text:p>0.05</text:p>
          </table:table-cell>
          <table:table-cell table:style-name="Default" office:value-type="float" office:value="0.03637">
            <text:p>0.04</text:p>
          </table:table-cell>
          <table:table-cell table:style-name="Default" office:value-type="float" office:value="0.04442">
            <text:p>0.04</text:p>
          </table:table-cell>
          <table:table-cell table:style-name="Default"/>
          <table:table-cell table:style-name="Default" office:value-type="float" office:value="0.1237">
            <text:p>0.12</text:p>
          </table:table-cell>
          <table:table-cell office:value-type="float" office:value="0.1237">
            <text:p>0.12</text:p>
          </table:table-cell>
          <table:table-cell office:value-type="float" office:value="0.1226">
            <text:p>0.12</text:p>
          </table:table-cell>
          <table:table-cell office:value-type="float" office:value="0.1237">
            <text:p>0.12</text:p>
          </table:table-cell>
          <table:table-cell office:value-type="float" office:value="0.03526">
            <text:p>0.04</text:p>
          </table:table-cell>
          <table:table-cell office:value-type="float" office:value="0.03512">
            <text:p>0.04</text:p>
          </table:table-cell>
          <table:table-cell office:value-type="float" office:value="0.03407">
            <text:p>0.03</text:p>
          </table:table-cell>
          <table:table-cell office:value-type="float" office:value="0.02135">
            <text:p>0.02</text:p>
          </table:table-cell>
          <table:table-cell office:value-type="float" office:value="0.06594">
            <text:p>0.07</text:p>
          </table:table-cell>
          <table:table-cell office:value-type="float" office:value="0.05206">
            <text:p>0.05</text:p>
          </table:table-cell>
          <table:table-cell office:value-type="float" office:value="0.05584">
            <text:p>0.06</text:p>
          </table:table-cell>
          <table:table-cell office:value-type="float" office:value="0.05763">
            <text:p>0.06</text:p>
          </table:table-cell>
          <table:table-cell office:value-type="float" office:value="0.01575">
            <text:p>0.02</text:p>
          </table:table-cell>
          <table:table-cell office:value-type="float" office:value="0.05254">
            <text:p>0.05</text:p>
          </table:table-cell>
          <table:table-cell office:value-type="float" office:value="0.03637">
            <text:p>0.04</text:p>
          </table:table-cell>
          <table:table-cell office:value-type="float" office:value="0.04442">
            <text:p>0.04</text:p>
          </table:table-cell>
          <table:table-cell/>
          <table:table-cell table:number-columns-repeated="2" office:value-type="float" office:value="0.1237">
            <text:p>0.12</text:p>
          </table:table-cell>
          <table:table-cell office:value-type="float" office:value="0.1226">
            <text:p>0.12</text:p>
          </table:table-cell>
          <table:table-cell office:value-type="float" office:value="0.1237">
            <text:p>0.12</text:p>
          </table:table-cell>
          <table:table-cell office:value-type="float" office:value="0.03526">
            <text:p>0.04</text:p>
          </table:table-cell>
          <table:table-cell office:value-type="float" office:value="0.03512">
            <text:p>0.04</text:p>
          </table:table-cell>
          <table:table-cell office:value-type="float" office:value="0.03407">
            <text:p>0.03</text:p>
          </table:table-cell>
          <table:table-cell office:value-type="float" office:value="0.02135">
            <text:p>0.02</text:p>
          </table:table-cell>
          <table:table-cell office:value-type="float" office:value="0.06594">
            <text:p>0.07</text:p>
          </table:table-cell>
          <table:table-cell office:value-type="float" office:value="0.05206">
            <text:p>0.05</text:p>
          </table:table-cell>
          <table:table-cell office:value-type="float" office:value="0.05584">
            <text:p>0.06</text:p>
          </table:table-cell>
          <table:table-cell office:value-type="float" office:value="0.05763">
            <text:p>0.06</text:p>
          </table:table-cell>
          <table:table-cell office:value-type="float" office:value="0.01575">
            <text:p>0.02</text:p>
          </table:table-cell>
          <table:table-cell office:value-type="float" office:value="0.05254">
            <text:p>0.05</text:p>
          </table:table-cell>
          <table:table-cell office:value-type="float" office:value="0.03637">
            <text:p>0.04</text:p>
          </table:table-cell>
          <table:table-cell office:value-type="float" office:value="0.04442">
            <text:p>0.04</text:p>
          </table:table-cell>
          <table:table-cell/>
          <table:table-cell table:style-name="ce2" table:formula="of:=AVERAGE(INDIRECT(&quot;A&quot;&amp;ROW()); INDIRECT(&quot;R&quot;&amp;ROW()); INDIRECT(&quot;AI&quot;&amp;ROW()))" office:value-type="float" office:value="0.1237">
            <text:p>0.12370</text:p>
          </table:table-cell>
          <table:table-cell table:style-name="ce2" table:formula="of:=AVERAGE(INDIRECT(&quot;B&quot;&amp;ROW()); INDIRECT(&quot;S&quot;&amp;ROW()); INDIRECT(&quot;AJ&quot;&amp;ROW()))" office:value-type="float" office:value="0.1237">
            <text:p>0.12370</text:p>
          </table:table-cell>
          <table:table-cell table:style-name="ce2" table:formula="of:=AVERAGE(INDIRECT(&quot;C&quot;&amp;ROW()); INDIRECT(&quot;T&quot;&amp;ROW()); INDIRECT(&quot;AK&quot;&amp;ROW()))" office:value-type="float" office:value="0.1226">
            <text:p>0.12260</text:p>
          </table:table-cell>
          <table:table-cell table:style-name="ce2" table:formula="of:=AVERAGE(INDIRECT(&quot;D&quot;&amp;ROW()); INDIRECT(&quot;U&quot;&amp;ROW()); INDIRECT(&quot;AL&quot;&amp;ROW()))" office:value-type="float" office:value="0.1237">
            <text:p>0.12370</text:p>
          </table:table-cell>
          <table:table-cell table:style-name="ce2" table:formula="of:=AVERAGE(INDIRECT(&quot;E&quot;&amp;ROW()); INDIRECT(&quot;V&quot;&amp;ROW()); INDIRECT(&quot;AM&quot;&amp;ROW()))" office:value-type="float" office:value="0.03526">
            <text:p>0.03526</text:p>
          </table:table-cell>
          <table:table-cell table:style-name="ce2" table:formula="of:=AVERAGE(INDIRECT(&quot;F&quot;&amp;ROW()); INDIRECT(&quot;W&quot;&amp;ROW()); INDIRECT(&quot;AN&quot;&amp;ROW()))" office:value-type="float" office:value="0.03512">
            <text:p>0.03512</text:p>
          </table:table-cell>
          <table:table-cell table:style-name="ce2" table:formula="of:=AVERAGE(INDIRECT(&quot;G&quot;&amp;ROW()); INDIRECT(&quot;X&quot;&amp;ROW()); INDIRECT(&quot;AO&quot;&amp;ROW()))" office:value-type="float" office:value="0.03407">
            <text:p>0.03407</text:p>
          </table:table-cell>
          <table:table-cell table:style-name="ce2" table:formula="of:=AVERAGE(INDIRECT(&quot;H&quot;&amp;ROW()); INDIRECT(&quot;Y&quot;&amp;ROW()); INDIRECT(&quot;AP&quot;&amp;ROW()))" office:value-type="float" office:value="0.02135">
            <text:p>0.02135</text:p>
          </table:table-cell>
          <table:table-cell table:style-name="ce2" table:formula="of:=AVERAGE(INDIRECT(&quot;I&quot;&amp;ROW()); INDIRECT(&quot;Z&quot;&amp;ROW()); INDIRECT(&quot;AQ&quot;&amp;ROW()))" office:value-type="float" office:value="0.06594">
            <text:p>0.06594</text:p>
          </table:table-cell>
          <table:table-cell table:style-name="ce2" table:formula="of:=AVERAGE(INDIRECT(&quot;J&quot;&amp;ROW()); INDIRECT(&quot;AA&quot;&amp;ROW()); INDIRECT(&quot;AR&quot;&amp;ROW()))" office:value-type="float" office:value="0.05206">
            <text:p>0.05206</text:p>
          </table:table-cell>
          <table:table-cell table:style-name="ce2" table:formula="of:=AVERAGE(INDIRECT(&quot;K&quot;&amp;ROW()); INDIRECT(&quot;AB&quot;&amp;ROW()); INDIRECT(&quot;AS&quot;&amp;ROW()))" office:value-type="float" office:value="0.05584">
            <text:p>0.05584</text:p>
          </table:table-cell>
          <table:table-cell table:style-name="ce2" table:formula="of:=AVERAGE(INDIRECT(&quot;L&quot;&amp;ROW()); INDIRECT(&quot;AC&quot;&amp;ROW()); INDIRECT(&quot;AT&quot;&amp;ROW()))" office:value-type="float" office:value="0.05763">
            <text:p>0.05763</text:p>
          </table:table-cell>
          <table:table-cell table:style-name="ce2" table:formula="of:=AVERAGE(INDIRECT(&quot;M&quot;&amp;ROW()); INDIRECT(&quot;AD&quot;&amp;ROW()); INDIRECT(&quot;AU&quot;&amp;ROW()))" office:value-type="float" office:value="0.01575">
            <text:p>0.01575</text:p>
          </table:table-cell>
          <table:table-cell table:style-name="ce2" table:formula="of:=AVERAGE(INDIRECT(&quot;N&quot;&amp;ROW()); INDIRECT(&quot;AE&quot;&amp;ROW()); INDIRECT(&quot;AV&quot;&amp;ROW()))" office:value-type="float" office:value="0.05254">
            <text:p>0.05254</text:p>
          </table:table-cell>
          <table:table-cell table:style-name="ce2" table:formula="of:=AVERAGE(INDIRECT(&quot;O&quot;&amp;ROW()); INDIRECT(&quot;AF&quot;&amp;ROW()); INDIRECT(&quot;AW&quot;&amp;ROW()))" office:value-type="float" office:value="0.03637">
            <text:p>0.03637</text:p>
          </table:table-cell>
          <table:table-cell table:style-name="ce2" table:formula="of:=AVERAGE(INDIRECT(&quot;P&quot;&amp;ROW()); INDIRECT(&quot;AG&quot;&amp;ROW()); INDIRECT(&quot;AX&quot;&amp;ROW()))" office:value-type="float" office:value="0.04442">
            <text:p>0.04442</text:p>
          </table:table-cell>
          <table:table-cell table:style-name="ce2" table:formula="of:=1.96*STDEV(INDIRECT(&quot;A&quot;&amp;ROW()); INDIRECT(&quot;R&quot;&amp;ROW()); INDIRECT(&quot;AI&quot;&amp;ROW()))/SQRT(3)" office:value-type="float" office:value="0">
            <text:p>0.00000</text:p>
          </table:table-cell>
          <table:table-cell table:style-name="ce2" table:formula="of:=1.96*STDEV(INDIRECT(&quot;B&quot;&amp;ROW()); INDIRECT(&quot;S&quot;&amp;ROW()); INDIRECT(&quot;AJ&quot;&amp;ROW()))/SQRT(3)" office:value-type="float" office:value="0">
            <text:p>0.00000</text:p>
          </table:table-cell>
          <table:table-cell table:style-name="ce2" table:formula="of:=1.96*STDEV(INDIRECT(&quot;C&quot;&amp;ROW()); INDIRECT(&quot;T&quot;&amp;ROW()); INDIRECT(&quot;AK&quot;&amp;ROW()))/SQRT(3)" office:value-type="float" office:value="0">
            <text:p>0.00000</text:p>
          </table:table-cell>
          <table:table-cell table:style-name="ce2" table:formula="of:=1.96*STDEV(INDIRECT(&quot;D&quot;&amp;ROW()); INDIRECT(&quot;U&quot;&amp;ROW()); INDIRECT(&quot;AL&quot;&amp;ROW()))/SQRT(3)" office:value-type="float" office:value="0">
            <text:p>0.00000</text:p>
          </table:table-cell>
          <table:table-cell table:style-name="ce2" table:formula="of:=1.96*STDEV(INDIRECT(&quot;E&quot;&amp;ROW()); INDIRECT(&quot;V&quot;&amp;ROW()); INDIRECT(&quot;AM&quot;&amp;ROW()))/SQRT(3)" office:value-type="float" office:value="0">
            <text:p>0.00000</text:p>
          </table:table-cell>
          <table:table-cell table:style-name="ce2" table:formula="of:=1.96*STDEV(INDIRECT(&quot;F&quot;&amp;ROW()); INDIRECT(&quot;W&quot;&amp;ROW()); INDIRECT(&quot;AN&quot;&amp;ROW()))/SQRT(3)" office:value-type="float" office:value="0">
            <text:p>0.00000</text:p>
          </table:table-cell>
          <table:table-cell table:style-name="ce2" table:formula="of:=1.96*STDEV(INDIRECT(&quot;G&quot;&amp;ROW()); INDIRECT(&quot;X&quot;&amp;ROW()); INDIRECT(&quot;AO&quot;&amp;ROW()))/SQRT(3)" office:value-type="float" office:value="0">
            <text:p>0.00000</text:p>
          </table:table-cell>
          <table:table-cell table:style-name="ce2" table:formula="of:=1.96*STDEV(INDIRECT(&quot;H&quot;&amp;ROW()); INDIRECT(&quot;Y&quot;&amp;ROW()); INDIRECT(&quot;AP&quot;&amp;ROW()))/SQRT(3)" office:value-type="float" office:value="0">
            <text:p>0.00000</text:p>
          </table:table-cell>
          <table:table-cell table:style-name="ce2" table:formula="of:=1.96*STDEV(INDIRECT(&quot;I&quot;&amp;ROW()); INDIRECT(&quot;Z&quot;&amp;ROW()); INDIRECT(&quot;AQ&quot;&amp;ROW()))/SQRT(3)" office:value-type="float" office:value="0">
            <text:p>0.00000</text:p>
          </table:table-cell>
          <table:table-cell table:style-name="ce2" table:formula="of:=1.96*STDEV(INDIRECT(&quot;J&quot;&amp;ROW()); INDIRECT(&quot;AA&quot;&amp;ROW()); INDIRECT(&quot;AR&quot;&amp;ROW()))/SQRT(3)" office:value-type="float" office:value="0">
            <text:p>0.00000</text:p>
          </table:table-cell>
          <table:table-cell table:style-name="ce2" table:formula="of:=1.96*STDEV(INDIRECT(&quot;K&quot;&amp;ROW()); INDIRECT(&quot;AB&quot;&amp;ROW()); INDIRECT(&quot;AS&quot;&amp;ROW()))/SQRT(3)" office:value-type="float" office:value="0">
            <text:p>0.00000</text:p>
          </table:table-cell>
          <table:table-cell table:style-name="ce2" table:formula="of:=1.96*STDEV(INDIRECT(&quot;L&quot;&amp;ROW()); INDIRECT(&quot;AC&quot;&amp;ROW()); INDIRECT(&quot;AT&quot;&amp;ROW()))/SQRT(3)" office:value-type="float" office:value="0">
            <text:p>0.00000</text:p>
          </table:table-cell>
          <table:table-cell table:style-name="ce2" table:formula="of:=1.96*STDEV(INDIRECT(&quot;M&quot;&amp;ROW()); INDIRECT(&quot;AD&quot;&amp;ROW()); INDIRECT(&quot;AU&quot;&amp;ROW()))/SQRT(3)" office:value-type="float" office:value="0">
            <text:p>0.00000</text:p>
          </table:table-cell>
          <table:table-cell table:style-name="ce2" table:formula="of:=1.96*STDEV(INDIRECT(&quot;N&quot;&amp;ROW()); INDIRECT(&quot;AE&quot;&amp;ROW()); INDIRECT(&quot;AV&quot;&amp;ROW()))/SQRT(3)" office:value-type="float" office:value="0">
            <text:p>0.00000</text:p>
          </table:table-cell>
          <table:table-cell table:style-name="ce2" table:formula="of:=1.96*STDEV(INDIRECT(&quot;O&quot;&amp;ROW()); INDIRECT(&quot;AF&quot;&amp;ROW()); INDIRECT(&quot;AW&quot;&amp;ROW()))/SQRT(3)" office:value-type="float" office:value="0">
            <text:p>0.00000</text:p>
          </table:table-cell>
          <table:table-cell table:style-name="ce2" table:formula="of:=1.96*STDEV(INDIRECT(&quot;P&quot;&amp;ROW()); INDIRECT(&quot;AG&quot;&amp;ROW()); INDIRECT(&quot;AX&quot;&amp;ROW()))/SQRT(3)" office:value-type="float" office:value="0">
            <text:p>0.000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5" number:min-integer-digits="1"/>
    </number:number-style>
    <number:number-style style:name="N108">
      <number:number number:decimal-places="4" number:min-integer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1">21/02/2012</text:date>, <text:time>23:10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leg Sushkov</meta:initial-creator>
    <meta:creation-date>2012-02-19T22:07:06.48</meta:creation-date>
    <dc:date>2012-02-21T23:10:02</dc:date>
    <dc:creator>Oleg Sushkov</dc:creator>
    <meta:editing-duration>PT03H05M06S</meta:editing-duration>
    <meta:editing-cycles>40</meta:editing-cycles>
    <meta:generator>OpenOffice.org/3.2$Unix OpenOffice.org_project/320m12$Build-9483</meta:generator>
    <meta:document-statistic meta:table-count="3" meta:cell-count="2331" meta:object-count="0"/>
  </office:meta>
</office:document-meta>
</file>